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p>THE LINUX COMMAND LINE
2ND EDITION
A Complete Introduction
by William Shotts
San Francisco
OceanofPDF.com</text:p>
      <text:p>THE LINUX COMMAND LINE, 2ND EDITION. Copyright © 2019 by William Shotts.
All rights reserved. No part of this work may be reproduced or transmitted in any form or by
any means, electronic or mechanical, including photocopying, recording, or by any information
storage or retrieval system, without the prior written permission of the copyright owner and the
publisher.
ISBN-10: 1-59327-952-3
ISBN-13: 978-1-59327-952-3
Publisher: William Pollock
Production Editors: Meg Sneeringer and Serena Yang
Cover Illustration: Octopod Studios
Developmental Editor: Chris Cleveland
Technical Reviewer: Jordi Gutiérrez Hermoso
Copyeditor: Kim Wimpsett
Compositors: Britt Bogan and Meg Sneeringer
Proofreader: James Fraleigh
For information on distribution, translations, or bulk sales, please contact No Starch Press, Inc.
directly:
No Starch Press, Inc.
245 8th Street, San Francisco, CA 94103
phone: 1.415.863.9900; info@nostarch.com
www.nostarch.com
The Library of Congress issued the following Cataloging-in-Publication Data for the first edition:
Shotts, William E.
 The Linux command line: a complete introduction / William E. Shotts, Jr.
      p. cm.
 Includes index.
 ISBN-13: 978-1-59327-389-7 (pbk.)
 ISBN-10: 1-59327-389-4 (pbk.)
 1.  Linux. 2.  Scripting Languages (Computer science) 3.  Operating systems
(Computers) I. Title.
 QA76.76.O63S5556 2011
 005.4'32--dc23
                                                       2011029198
No Starch Press and the No Starch Press logo are registered trademarks of No Starch Press,
Inc. Other product and company names mentioned herein may be the trademarks of their
respective owners. Rather than use a trademark symbol with every occurrence of a trademarked
name, we are using the names only in an editorial fashion and to the benefit of the trademark
owner, with no intention of infringement of the trademark.
The information in this book is distributed on an “As Is” basis, without warranty. While every
precaution has been taken in the preparation of this work, neither the author nor No Starch</text:p>
      <text:p>Press, Inc. shall have any liability to any person or entity with respect to any loss or damage
caused or alleged to be caused directly or indirectly by the information contained in it.
OceanofPDF.com</text:p>
      <text:p>To Karen
OceanofPDF.com</text:p>
      <text:p>About the Author
William Shotts has been a software professional for more than 30 years
and an avid Linux user for more than 20 years. He has an extensive
background in software development, including technical support,
quality assurance, and documentation. He is also the creator of
LinuxCommand.org, a Linux education and advocacy site featuring news,
reviews, and extensive support for using the Linux command line.
OceanofPDF.com</text:p>
      <text:p>About the Technical Reviewer
Jordi Gutiérrez Hermoso is a coder, mathematician, and hacker-errant.
He runs Debian GNU/Linux exclusively since 2002, both at home and
at work. Jordi has been involved with GNU Octave, a free numerical
computing environment largely compatible with Matlab, and with
Mercurial, a distributed version control system. He enjoys pure and
applied mathematics, skating, swimming, and knitting. Nowadays he
thinks a lot about environmental mapping, greenhouse gas emissions,
and rhino conservation efforts.
OceanofPDF.com</text:p>
      <text:p>BRIEF CONTENTS
Acknowledgments
Introduction
PART I: LEARNING THE SHELL
Chapter 1: What Is the Shell?
Chapter 2: Navigation
Chapter 3: Exploring the System
Chapter 4: Manipulating Files and Directories
Chapter 5: Working with Commands
Chapter 6: Redirection
Chapter 7: Seeing the World as the Shell Sees It
Chapter 8: Advanced Keyboard Tricks
Chapter 9: Permissions
Chapter 10: Processes
PART II: CONFIGURATION AND THE ENVIRONMENT
Chapter 11: The Environment
Chapter 12: A Gentle Introduction to vi
Chapter 13: Customizing the Prompt
PART III: COMMON TASKS AND ESSENTIAL TOOLS
Chapter 14: Package Management</text:p>
      <text:p>Chapter 15: Storage Media
Chapter 16: Networking
Chapter 17: Searching for Files
Chapter 18: Archiving and Backup
Chapter 19: Regular Expressions
Chapter 20: Text Processing
Chapter 21: Formatting Output
Chapter 22: Printing
Chapter 23: Compiling Programs
PART IV: WRITING SHELL SCRIPTS
Chapter 24: Writing Your First Script
Chapter 25: Starting a Project
Chapter 26: Top-Down Design
Chapter 27: Flow Control: Branching with if
Chapter 28: Reading Keyboard Input
Chapter 29: Flow Control: Looping with while/until
Chapter 30: Troubleshooting
Chapter 31: Flow Control: Branching with case
Chapter 32: Positional Parameters
Chapter 33: Flow Control: Looping with for
Chapter 34: Strings and Numbers
Chapter 35: Arrays</text:p>
      <text:p>Chapter 36: Exotica
Index
OceanofPDF.com</text:p>
      <text:p>CONTENTS IN DETAIL
ACKNOWLEDGMENTS
First Edition
Second Edition
INTRODUCTION
Why Use the Command Line?
What This Book Is About
Who Should Read This Book
What’s in This Book
How to Read This Book
Prerequisites
What’s New in the Second Edition
Your Feedback Is Needed!
PART I: LEARNING THE SHELL
1
WHAT IS THE SHELL?
Terminal Emulators
Making Your First Keystrokes
Command History
Cursor Movement
Try Some Simple Commands
Ending a Terminal Session
Summing Up
2
NAVIGATION
Understanding the File System Tree
The Current Working Directory</text:p>
      <text:p>Listing the Contents of a Directory
Changing the Current Working Directory
Absolute Pathnames
Relative Pathnames
Some Helpful Shortcuts
Summing Up
3
EXPLORING THE SYSTEM
More Fun with ls
Options and Arguments
A Longer Look at Long Format
Determining a File’s Type with file
Viewing File Contents with less
Taking a Guided Tour
Symbolic Links
Hard Links
Summing Up
4
MANIPULATING FILES AND DIRECTORIES
Wildcards
mkdir—Create Directories
cp—Copy Files and Directories
Useful Options and Examples
mv—Move and Rename Files
Useful Options and Examples
rm—Remove Files and Directories
Useful Options and Examples
ln—Create Links
Hard Links
Symbolic Links
Building a Playground</text:p>
      <text:p>Creating Directories
Copying Files
Moving and Renaming Files
Creating Hard Links
Creating Symbolic Links
Removing Files and Directories
Summing Up
5
WORKING WITH COMMANDS
What Exactly Are Commands?
Identifying Commands
type—Display a Command’s Type
which—Display an Executable’s Location
Getting a Command’s Documentation
help—Get Help for Shell Builtins
--help—Display Usage Information
man—Display a Program’s Manual Page
apropos—Display Appropriate Commands
whatis—Display One-line Manual Page Descriptions
info—Display a Program’s Info Entry
README and Other Program Documentation Files
Creating Our Own Commands with alias
Summing Up
6
REDIRECTION
Standard Input, Output, and Error
Redirecting Standard Output
Redirecting Standard Error
Redirecting Standard Output and Standard Error to One File
Disposing of Unwanted Output
Redirecting Standard Input</text:p>
      <text:p>cat: Concatenate Files
Pipelines
Filters
uniq: Report or Omit Repeated Lines
wc: Print Line, Word, and Byte Counts
grep: Print Lines Matching a Pattern
head/tail: Print First/Last Part of Files
tee: Read from Stdin and Output to Stdout and Files
Summing Up
7
SEEING THE WORLD AS THE SHELL SEES IT
Expansion
Pathname Expansion
Tilde Expansion
Arithmetic Expansion
Brace Expansion
Parameter Expansion
Command Substitution
Quoting
Double Quotes
Single Quotes
Escaping Characters
Backslash Escape Sequences
Summing Up
8
ADVANCED KEYBOARD TRICKS
Command Line Editing
Cursor Movement
Modifying Text
Cutting and Pasting (Killing and Yanking) Text
Completion</text:p>
      <text:p>Using History
Searching History
History Expansion
Summing Up
9
PERMISSIONS
Owners, Group Members, and Everybody Else
Reading, Writing, and Executing
chmod: Change File Mode
Setting File Mode with the GUI
umask: Set Default Permissions
Some Special Permissions
Changing Identities
su: Run a Shell with Substitute User and Group IDs
sudo: Execute a Command As Another User
chown: Change File Owner and Group
chgrp: Change Group Ownership
Exercising Our Privileges
Changing Your Password
Summing Up
10
PROCESSES
How a Process Works
Viewing Processes
Viewing Processes Dynamically with top
Controlling Processes
Interrupting a Process
Putting a Process in the Background
Returning a Process to the Foreground
Stopping (Pausing) a Process
Signals</text:p>
      <text:p>Sending Signals to Processes with kill
Sending Signals to Multiple Processes with killall
Shutting Down the System
More Process-Related Commands
Summing Up
PART II: CONFIGURATION AND THE ENVIRONMENT
11
THE ENVIRONMENT
What Is Stored in the Environment?
Examining the Environment
Some Interesting Variables
How Is the Environment Established?
What’s in a Startup File?
Modifying the Environment
Which Files Should We Modify?
Text Editors
Using a Text Editor
Activating Our Changes
Summing Up
12
A GENTLE INTRODUCTION TO VI
Why We Should Learn vi
A Little Background
Starting and Stopping vi
Editing Modes
Entering Insert Mode
Saving Our Work
Moving the Cursor Around
Basic Editing
Appending Text</text:p>
      <text:p>Opening a Line
Deleting Text
Cutting, Copying, and Pasting Text
Joining Lines
Search-and-Replace
Searching Within a Line
Searching the Entire File
Global Search-and-Replace
Editing Multiple Files
Switching Between Files
Opening Additional Files for Editing
Copying Content from One File into Another
Inserting an Entire File into Another
Saving Our Work
Summing Up
13
CUSTOMIZING THE PROMPT
Anatomy of a Prompt
Trying Some Alternative Prompt Designs
Adding Color
Moving the Cursor
Saving the Prompt
Summing Up
PART III: COMMON TASKS AND ESSENTIAL TOOLS
14
PACKAGE MANAGEMENT
Packaging Systems
How a Package System Works
Package Files
Repositories</text:p>
      <text:p>Dependencies
High- and Low-Level Package Tools
Common Package Management Tasks
Finding a Package in a Repository
Installing a Package from a Repository
Installing a Package from a Package File
Removing a Package
Updating Packages from a Repository
Upgrading a Package from a Package File
Listing Installed Packages
Determining Whether a Package Is Installed
Displaying Information About an Installed Package
Finding Which Package Installed a File
Summing Up
15
STORAGE MEDIA
Mounting and Unmounting Storage Devices
Viewing a List of Mounted File Systems
Determining Device Names
Creating New File Systems
Manipulating Partitions with fdisk
Creating a New File System with mkfs
Testing and Repairing File Systems
Moving Data Directly to and from Devices
Creating CD-ROM Images
Creating an Image Copy of a CD-ROM
Creating an Image from a Collection of Files
Writing CD-ROM Images
Mounting an ISO Image Directly
Blanking a Rewritable CD-ROM
Writing an Image
Summing Up</text:p>
      <text:p>Extra Credit
16
NETWORKING
Examining and Monitoring a Network
ping
traceroute
ip
netstat
Transporting Files over a Network
ftp
lftp—a Better ftp
wget
Secure Communication with Remote Hosts
ssh
scp and sftp
Summing Up
17
SEARCHING FOR FILES
locate—Find Files the Easy Way
find—Find Files the Hard Way
Tests
Operators
Predefined Actions
User-Defined Actions
Improving Efficiency
xargs
A Return to the Playground
find Options
Summing Up</text:p>
      <text:p>18
ARCHIVING AND BACKUP
Compressing Files
gzip
bzip2
Archiving Files
tar
zip
Synchronizing Files and Directories
Using rsync over a Network
Summing Up
19
REGULAR EXPRESSIONS
What Are Regular Expressions?
grep
Metacharacters and Literals
The Any Character
Anchors
Bracket Expressions and Character Classes
Negation
Traditional Character Ranges
POSIX Character Classes
POSIX Basic vs. Extended Regular Expressions
Alternation
Quantifiers
?—Match an Element Zero or One Time
*—Match an Element Zero or More Times
+—Match an Element One or More Times
{ }—Match an Element a Specific Number of Times
Putting Regular Expressions to Work
Validating a Phone List with grep
Finding Ugly Filenames with find</text:p>
      <text:p>Searching for Files with locate
Searching for Text with less and vim
Summing Up
20
TEXT PROCESSING
Applications of Text
Documents
Web Pages
Email
Printer Output
Program Source Code
Revisiting Some Old Friends
cat
sort
uniq
Slicing and Dicing
cut—Remove Sections from Each Line of Files
paste—Merge Lines of Files
join—Join Lines of Two Files on a Common Field
Comparing Text
comm—Compare Two Sorted Files Line by Line
diff—Compare Files Line by Line
patch—Apply a diff to an Original
Editing on the Fly
tr—Transliterate or Delete Characters
sed—Stream Editor for Filtering and Transforming Text
aspell—Interactive Spellchecker
Summing Up
Extra Credit
21
FORMATTING OUTPUT</text:p>
      <text:p>Simple Formatting Tools
nl—Number Lines
fold—Wrap Each Line to a Specified Length
fmt—A Simple Text Formatter
pr—Format Text for Printing
printf—Format and Print Data
Document Formatting Systems
groff
Summing Up
22
PRINTING
A Brief History of Printing
Printing in the Dim Times
Character-Based Printers
Graphical Printers
Printing with Linux
Preparing Files for Printing
pr—Convert Text Files for Printing
Sending a Print Job to a Printer
lpr—Print Files (Berkeley Style)
lp—Print Files (System V Style)
Another Option: a2ps
Monitoring and Controlling Print Jobs
lpstat—Display Print System Status
lpq—Display Printer Queue Status
lprm/cancel—Cancel Print Jobs
Summing Up
23
COMPILING PROGRAMS
What Is Compiling?
Are All Programs Compiled?</text:p>
      <text:p>Compiling a C Program
Obtaining the Source Code
Examining the Source Tree
Building the Program
Installing the Program
Summing Up
PART IV: WRITING SHELL SCRIPTS
24
WRITING YOUR FIRST SCRIPT
What Are Shell Scripts?
How to Write a Shell Script
Script File Format
Executable Permissions
Script File Location
Good Locations for Scripts
More Formatting Tricks
Long Option Names
Indentation and Line Continuation
Summing Up
25
STARTING A PROJECT
First Stage: Minimal Document
Second Stage: Adding a Little Data
Variables and Constants
Assigning Values to Variables and Constants
Here Documents
Summing Up
26
TOP-DOWN DESIGN</text:p>
      <text:p>Shell Functions
Local Variables
Keep Scripts Running
Summing Up
27
FLOW CONTROL: BRANCHING WITH IF
if Statements
Exit Status
Using test
File Expressions
String Expressions
Integer Expressions
A More Modern Version of test
(( ))—Designed for Integers
Combining Expressions
Control Operators: Another Way to Branch
Summing Up
28
READING KEYBOARD INPUT
read—Read Values from Standard Input
Options
IFS
Validating Input
Menus
Summing Up
Extra Credit
29
FLOW CONTROL: LOOPING WITH WHILE/UNTIL
Looping
while</text:p>
      <text:p>Breaking Out of a Loop
until
Reading Files with Loops
Summing Up
30
TROUBLESHOOTING
Syntactic Errors
Missing Quotes
Missing or Unexpected Tokens
Unanticipated Expansions
Logical Errors
Defensive Programming
Watch Out for Filenames
Verifying Input
Testing
Test Cases
Debugging
Finding the Problem Area
Tracing
Examining Values During Execution
Summing Up
31
FLOW CONTROL: BRANCHING WITH CASE
The case Command
Patterns
Performing Multiple Actions
Summing Up
32
POSITIONAL PARAMETERS
Accessing the Command Line</text:p>
      <text:p>Determining the Number of Arguments
shift—Getting Access to Many Arguments
Simple Applications
Using Positional Parameters with Shell Functions
Handling Positional Parameters en Masse
A More Complete Application
Summing Up
33
FLOW CONTROL: LOOPING WITH FOR
for: Traditional Shell Form
for: C Language Form
Summing Up
34
STRINGS AND NUMBERS
Parameter Expansion
Basic Parameters
Expansions to Manage Empty Variables
Expansions That Return Variable Names
String Operations
Case Conversion
Arithmetic Evaluation and Expansion
Number Bases
Unary Operators
Simple Arithmetic
Assignment
Bit Operations
Logic
bc—An Arbitrary Precision Calculator Language
Using bc
An Example Script
Summing Up</text:p>
      <text:p>Extra Credit
35
ARRAYS
What Are Arrays?
Creating an Array
Assigning Values to an Array
Accessing Array Elements
Array Operations
Outputting the Entire Contents of an Array
Determining the Number of Array Elements
Finding the Subscripts Used by an Array
Adding Elements to the End of an Array
Sorting an Array
Deleting an Array
Associative Arrays
Summing Up
36
EXOTICA
Group Commands and Subshells
Process Substitution
Traps
Asynchronous Execution with wait
Named Pipes
Setting Up a Named Pipe
Using Named Pipes
Summing Up
INDEX
OceanofPDF.com</text:p>
      <text:p>ACKNOWLEDGMENTS
I want to thank the following people, who helped make this book
possible.
First Edition
First, the people who inspired me:
Jenny Watson, acquisitions editor at Wiley Publishing who originally
suggested that I write a shell scripting book.
John C. Dvorak, noted columnist and pundit. In an episode of his
video podcast, Cranky Geeks, Mr. Dvorak described the process of
writing: “Hell. Write 200 words a day, and in a year, you have a novel.”
This advice led me to write a page a day until I had a book.
Dmitri Popov wrote an article in Free Software Magazine titled
“Creating a book template with Writer,” which inspired me to use
OpenOffice.org Writer (and later, LibreOffice Writer) for composing
the text. As it turned out, it worked wonderfully.
Next, the volunteers who helped me produce the original, freely
distributed version of this book (available at LinuxCommand.org):
Mark Polesky performed an extraordinary review and test of the text.
Jesse Becker, Tomasz Chrzczonowicz, Michael Levin, and Spence
Miner also tested and reviewed portions of the text.
Karen M. Shotts contributed a lot of hours editing my original
manuscript.
Finally, the good folks at No Starch Press who worked long and hard
making the commercial version of my book:
Serena Yang, production manager; Keith Fancher, my editor; and the
rest of the No Starch Press staff.</text:p>
      <text:p>Second Edition
Special thanks go out to the following volunteers who provided valuable
feedback incorporated into the freely distributed versions and the No
Starch Press second edition: Adrian Arpidez, Hu Bo, Steve Bragg, John
Burns, Paolo Casati, Heriberto Cantú, Enzo Cardinal, Lixin Duan,
Joshua Escamilla, Bruce Fowler, Devin Harper, Jørgen Heitmann,
Jonathan Jones, Sunil Joshi, Ma Jun, Eric Kammerer, Seth King, Chris
Knight, Jaroslaw Kolosowski, Jim Kovacs, Bartłomiej Majka, Bashar
Maree, Frank McTipps, Mike O’Donnell, Justin Page, Parviz
Rasoulipour, Waldo Ribeiro, Nick Rose, Satej Kumar Sahu, Mikhail
Sizov, Ben Slater, Pickles Spill, Gabriel Stutzman, Francesco Turco,
Wolfram Volpi, Boyang Wang, Valter Wierzba, and Christian
Wuethrich.
Contributing to the second edition from No Starch Press were
Serena Yang, production manager, and Meg Sneeringer, production
editor; Chris Cleveland, editor; Jordi Gutiérrez Hermoso, technical
reviewer; and Kim Wimpsett, copy editor.
Lastly, many thanks to the readers of LinuxCommand.org, who have
sent me so many kind emails. Their encouragement gave me the idea
that I was really on to something!
OceanofPDF.com</text:p>
      <text:p>INTRODUCTION
I want to tell you a story. No, not the story of how, in 1991, Linus
Torvalds wrote the first version of the Linux kernel. You can read that
story in lots of Linux books. Nor am I going to tell you the story of
how, some years earlier, Richard Stallman began the GNU Project to
create a free Unix-like operating system. That’s an important story too,
but most other Linux books have that one, as well.
No, I want to tell you the story of how you take back control of your
computer.
When I began working with computers as a college student in the
late 1970s, there was a revolution going on. The invention of the
microprocessor had made it possible for ordinary people like you and
me to actually own a computer. It’s hard for many people today to
imagine what the world was like when only big business and big
government ran all the computers. Let’s just say, you couldn’t get much
done.
Today, the world is very different. Computers are everywhere, from
tiny wristwatches to giant data centers to everything in between. In
addition to ubiquitous computers, we also have a ubiquitous network
connecting them together. This has created a wondrous new age of
personal empowerment and creative freedom, but over the last couple of
decades something else has been happening. A few giant corporations
have been imposing their control over most of the world’s computers</text:p>
      <text:p>and deciding what you can and cannot do with them. Fortunately,
people from all over the world are doing something about it. They are
fighting to maintain control of their computers by writing their own
software. They are building Linux.
Many people speak of “freedom” with regard to Linux, but I don’t
think most people know what this freedom really means. Freedom is the
power to decide what your computer does, and the only way to have this
freedom is to know what your computer is doing. Freedom is a
computer that is without secrets, one where everything can be known if
you care enough to find out.
Why Use the Command Line?
Have you ever noticed in the movies when the “superhacker”—you
know, the guy who can break into the ultra-secure military computer in
less than 30 seconds—sits down at the computer, he never touches a
mouse? It’s because filmmakers realize that we, as human beings,
instinctively know the only way to really get anything done on a
computer is by typing on a keyboard!
Most computer users today are familiar only with the graphical user
interface (GUI) and have been taught by vendors and pundits that the
command line interface (CLI) is a terrifying thing of the past. This is
unfortunate because a good command line interface is a marvelously
expressive way of communicating with a computer in much the same
way the written word is for human beings. It’s been said that “graphical
user interfaces make easy tasks easy, while command line interfaces
make difficult tasks possible,” and this is still very true today.
Since Linux is modeled after the Unix family of operating systems, it
shares the same rich heritage of command line tools as Unix. Unix came
into prominence during the early 1980s (although it was first developed
a decade earlier), before the widespread adoption of the graphical user
interface and, as a result, developed an extensive command line interface
instead. In fact, one of the strongest reasons early adopters of Linux</text:p>
      <text:p>chose it over, say, Windows NT was the powerful command line
interface that made the “difficult tasks possible.”
What This Book Is About
This book is a broad overview of “living” on the Linux command line.
Unlike some books that concentrate on just a single program, such as
the shell program bash, this book will try to convey how to get along
with the command line interface in a larger sense. How does it all work?
What can it do? What’s the best way to use it?
This is not a book about Linux system administration. While
any serious discussion of the command line will invariably lead to
system administration topics, this book touches on only a few
administration issues. It will, however, prepare the reader for additional
study by providing a solid foundation in the use of the command line,
an essential tool for any serious system administration task.
This book is Linux-centric. Many other books try to broaden their
appeal by including other platforms such as generic Unix and macOS.
In doing so, they “water down” their content to feature only general
topics. This book, on the other hand, covers only contemporary Linux
distributions. Ninety-five percent of the content is useful for users of
other Unix-like systems, but this book is highly targeted at the modern
Linux command line user.
Who Should Read This Book
This book is for new Linux users who have migrated from other
platforms. Most likely you are a “power user” of some version of
Microsoft Windows. Perhaps your boss has told you to administer a
Linux server, or you’re entering the exciting new world of single board
computers (SBC) such as the Raspberry Pi. You may just be a desktop
user who is tired of all the security problems and wants to give Linux a
try. That’s fine. All are welcome here.</text:p>
      <text:p>That being said, there is no shortcut to Linux enlightenment.
Learning the command line is challenging and takes real effort. It’s not
that it’s so hard, but rather it’s so vast. The average Linux system has
literally thousands of programs you can employ on the command line.
Consider yourself warned; learning the command line is not a casual
endeavor.
On the other hand, learning the Linux command line is extremely
rewarding. If you think you’re a “power user” now, just wait. You don’t
know what real power is—yet. And, unlike many other computer skills,
knowledge of the command line is long-lasting. The skills learned today
will still be useful 10 years from now. The command line has survived
the test of time.
It is also assumed that you have no programming experience, but
don’t worry, we’ll start you down that path as well.
What’s in This Book
This material is presented in a carefully chosen sequence, much like a
tutor sitting next to you guiding you along. Many authors treat this
material in a “systematic” fashion, exhaustively covering each topic in
order. This makes sense from a writer’s perspective but can be very
confusing to new users.
Another goal is to acquaint you with the Unix way of thinking, which
is different from the Windows way of thinking. Along the way, we’ll go
on a few side trips to help you understand why certain things work the
way they do and how they got that way. Linux is not just a piece of
software; it’s also a small part of the larger Unix culture, which has its
own language and history. I might throw in a rant or two, as well.
This book is divided into four parts, each covering some aspect of
the command line experience.
Part 1, “Learning the Shell,” starts our exploration of the basic
language of the command line including such things as the</text:p>
      <text:p>structure of commands, file system navigation, command line
editing, and finding help and documentation for commands.
Part 2, “Configuration and the Environment,” covers editing
configuration files that control the computer’s operation from the
command line.
Part 3, “Common Tasks and Essential Tools,” explores many of
the ordinary tasks that are commonly performed from the
command line. Unix-like operating systems, such as Linux, contain
many “classic” command line programs that are used to perform
powerful operations on data.
Part 4, “Writing Shell Scripts,” introduces shell programming, an
admittedly rudimentary but easy-to-learn technique for automating
many common computing tasks. By learning shell programming,
you will become familiar with concepts that can be applied to many
other programming languages.
How to Read This Book
Start at the beginning of the book and follow it to the end. It isn’t
written as a reference work; it’s really more like a story with a
beginning, middle, and end.
Prerequisites
To use this book, all you will need is a working Linux installation. You
can get this in one of two ways:
Install Linux on a (not so new) computer. It doesn’t matter which
distribution you choose, though most people today start out with
either Ubuntu, Fedora, or OpenSUSE. If in doubt, try Ubuntu first.
Installing a modern Linux distribution can be ridiculously easy or
ridiculously difficult depending on your hardware. I suggest a
desktop computer that is a couple of years old and has at least 2GB
of RAM and 6GB of free hard disk space. Avoid laptops and wireless</text:p>
      <text:p>networks if at all possible, as these are often more difficult to get
working.
Use a “live CD” or USB flash drive. One of the cool things you
can do with many Linux distributions is run them directly from a
CD-ROM or USB flash drive without installing them at all. Just go
into your BIOS setup and set your computer to boot from a CD-
ROM drive or USB device and reboot. Using this method is a great
way to test a computer for Linux compatibility prior to installation.
The disadvantage is that it may be slow compared to having Linux
installed on your hard drive. Both Ubuntu and Fedora (among
others) have live versions.
Regardless of how you install Linux, you’ll need to have occasional
superuser (i.e., administrative) privileges to carry out the lessons in this
book.
After you have a working installation, start reading and follow along
with your own computer. Most of the material in this book is “hands
on,” so sit down and get typing!
WHY I DON’T CALL IT “GNU/LINUX”
In some quarters, it’s politically correct to call the Linux operating
system the “GNU/Linux operating system.” The problem with
“Linux” is that there is no completely correct way to name it
because it was written by many different people in a vast,
distributed development effort. Technically speaking, Linux is the
name of the operating system’s kernel, nothing more. The kernel is
very important, of course, since it makes the operating system go,
but it’s not enough to form a complete operating system.
Enter Richard Stallman, the genius-philosopher who founded
the Free Software movement, started the Free Software
Foundation, formed the GNU Project, wrote the first version of
the GNU C Compiler (gcc), created the GNU General Public
License (the GPL), etc., etc., etc. He insists that you call it
“GNU/Linux” to properly reflect the contributions of the GNU
Project. While the GNU Project predates the Linux kernel and</text:p>
      <text:p>the project’s contributions are extremely deserving of recognition,
placing them in the name is unfair to everyone else who made
significant contributions. Besides, I think “Linux/GNU” would be
more technically accurate since the kernel boots first and
everything else runs on top of it.
In popular usage, Linux refers to the kernel and all the other
free and open source software found in the typical Linux
distribution, that is, the entire Linux ecosystem, not just the GNU
components. The operating system marketplace seems to prefer
one-word names such as DOS, Windows, macOS, Solaris, Irix, and
AIX. I have chosen to use the popular format. If, however, you
prefer to use “GNU/Linux” instead, please perform a mental
search-and-replace while reading this book. I won’t mind.
What’s New in the Second Edition
While the basic structure and content remain the same, this edition of
The Linux Command Line is peppered with various refinements,
clarifications, and modernizations, many of which are based on reader
feedback. In addition, two particular improvements stand out. First, the
book now assumes bash version 4.x, which was not in wide use at the
time of the original manuscript. This fourth major version of bash added
several useful new features now covered in this edition. Second, Part 4,
“Shell Scripting,” has been improved to provide better examples of good
scripting practice. The scripts included in Part 4 have been revised to
make them more robust, and I also fixed a few bugs ;-).
Your Feedback Is Needed!
This book is an ongoing project, like many open source software
projects. If you find a technical error, drop me a line at
bshotts@users.sourceforge.net.</text:p>
      <text:p>Be sure to indicate the exact edition of the book you are reading.
Your changes and suggestions may get into future releases.
OceanofPDF.com</text:p>
      <text:p>PART I
LEARNING THE SHELL
OceanofPDF.com</text:p>
      <text:p>1
WHAT IS THE SHELL?
When we speak of the command line, we are really referring to the shell.
The shell is a program that takes keyboard commands and passes them
to the operating system to carry out. Almost all Linux distributions
supply a shell program from the GNU Project called bash. The name is
an acronym for bourne-again shell, a reference to the fact that bash is an
enhanced replacement for sh, the original Unix shell program written by
Steve Bourne.
Terminal Emulators
When using a graphical user interface (GUI), we need another program
called a terminal emulator to interact with the shell. If we look through
our desktop menus, we will probably find one. KDE uses konsole, and
GNOME uses gnome-terminal, though it’s likely called simply
Terminal on your menu. A number of other terminal emulators are
available for Linux, but they all basically do the same thing: give us
access to the shell. You will probably develop a preference for one or
another terminal emulator based on the number of bells and whistles it
has.</text:p>
      <text:p>Making Your First Keystrokes
So let’s get started. Launch the terminal emulator. Once it comes up, we
should see something like this:
[me@linuxbox ~]$
This is called a shell prompt, and it will appear whenever the shell is
ready to accept input. While it might vary in appearance somewhat
depending on the distribution, it will typically include your
username@machinename, followed by the current working directory
(more about that in a little bit) and a dollar sign.
If the last character of the prompt is a hash mark (#) rather than a
dollar sign, the terminal session has superuser privileges. This means
either we are logged in as the root user or we selected a terminal
emulator that provides superuser (administrative) privileges.
Assuming things are good so far, let’s try some typing. Enter some
gibberish at the prompt like so:
[me@linuxbox ~]$ kaekfjaeifj
Because this command makes no sense, the shell tells us so and gives
us another chance.
bash: kaekfjaeifj: command not found
[me@linuxbox ~]$
Command History
If we press the up arrow, we will see that the previous command
entered, kaekfjaeifj, reappears after the prompt. This is called command
history. Most Linux distributions remember the last 1,000 commands by
default. Press the down arrow and the previous command disappears.
Cursor Movement</text:p>
      <text:p>Recall the previous command by pressing the up arrow again. If we try
the left and right arrows, we’ll see that we can position the cursor
anywhere on the command line. This makes editing commands easy.
A FEW WORDS ABOUT MICE AND FOCUS
While the shell is all about the keyboard, you can also use a mouse
with your terminal emulator. A mechanism built into the X
Window System (the underlying engine that makes the GUI go)
supports a quick copy-and-paste technique. If you highlight some
text by holding down the left mouse button and dragging the
mouse over it (or double-clicking a word), it is copied into a buffer
maintained by X. Pressing the middle mouse button will cause the
text to be pasted at the cursor location. Try it.
Don’t be tempted to use CTRL-C and CTRL-V to perform copy
and paste inside a terminal window. They don’t work. These
control codes have different meanings to the shell and were
assigned many years before the release of Microsoft Windows.
Your graphical desktop environment (most likely KDE or
GNOME), in an effort to behave like Windows, probably has its
focus policy set to “click to focus.” This means for a window to get
focus (become active), you need to click on it. This is contrary to
the traditional X behavior of “focus follows mouse,” which means
that a window gets focus just by passing the mouse over it. The
window will not come to the foreground until you click on it, but
it will be able to receive input. Setting the focus policy to “focus
follows mouse” will make the copy-and-paste technique even more
useful. Give it a try if you can (some desktop environments such as
Ubuntu’s Unity no longer support it). I think if you give it a
chance, you will prefer it. You will find this setting in the
configuration program for your window manager.
Try Some Simple Commands</text:p>
      <text:p>Now that we have learned to enter text in the terminal emulator, let’s
try a few simple commands. Let’s begin with the date command, which
displays the current time and date.
[me@linuxbox ~]$ date
Fri Feb  2 15:09:41 EST 2018
A related command is cal, which, by default, displays a calendar of
the current month.
[me@linuxbox ~]$ cal
    February 2018   
Su Mo Tu We Th Fr Sa
             1  2  3
 4  5  6  7  8  9 10
11 12 13 14 15 16 17
18 19 20 21 22 23 24
25 26 27 28      
THE CONSOLE BEHIND THE CURTAIN
Even if we have no terminal emulator running, several terminal
sessions continue to run behind the graphical desktop. We can
access these sessions, called virtual consoles, by pressing CTRL-ALT-
F1 through CTRL-ALT-F6 on most Linux distributions. When a
session is accessed, it presents a login prompt into which we can
enter our username and password. To switch from one virtual
console to another, press ALT-F1 through ALT-F6. On most
systems, we can return to the graphical desktop by pressing ALT-
F7.
To see the current amount of free space on our disk drives, enter df.
[me@linuxbox ~]$ df
Filesystem           1K-blocks      Used Available Use% Mounted on
/dev/sda2             15115452   5012392   9949716  34% /
/dev/sda5             59631908  26545424  30008432  47% /home
/dev/sda1               147764     17370    122765  13% /boot
tmpfs                   256856         0    256856   0% /dev/shm</text:p>
      <text:p>Likewise, to display the amount of free memory, enter the free
command.
[me@linuxbox ~]$ free
         total       used       free     shared    buffers     cached
Mem:    513712     503976       9736          0       5312     122916
-/+ buffers/cache: 375748     137964
Swap:  1052248     104712     947536
Ending a Terminal Session
We can end a terminal session by closing the terminal emulator window,
by entering the exit command at the shell prompt, or by pressing CTRL-
D.
[me@linuxbox ~]$ exit
Summing Up
This chapter marked the beginning of our journey into the Linux
command line, with an introduction to the shell, a glimpse of the
command line, and a brief lesson on how to start and end a terminal
session. We also saw how to issue some simple commands and perform a
little light command-line editing. That wasn’t so scary, was it?
In the next chapter, we’ll learn a few more commands and wander
around the Linux file system.
OceanofPDF.com</text:p>
      <text:p>2
NAVIGATION
The first thing we need to learn (besides how to type) is how to navigate
the file system on our Linux system. In this chapter, we will introduce
the following commands:
pwd Print name of current working directory
cd Change directory
ls List directory contents
Understanding the File System Tree
Like Windows, a Unix-like operating system such as Linux organizes its
files in what is called a hierarchical directory structure. This means they are
organized in a tree-like pattern of directories (sometimes called folders in
other systems), which may contain files and other directories. The first
directory in the file system is called the root directory. The root directory
contains files and subdirectories, which contain more files and
subdirectories, and so on.
Note that unlike Windows, which has a separate file system tree for
each storage device, Unix-like systems such as Linux always have a
single file system tree, regardless of how many drives or storage devices
are attached to the computer. Storage devices are attached (or more</text:p>
      <text:p>correctly, mounted) at various points on the tree according to the whims
of the system administrator, the person (or people) responsible for the
maintenance of the system.
The Current Working Directory
Most of us are probably familiar with a graphical file manager that
represents the file system tree, as illustrated in Figure 2-1.
Figure 2-1: File system tree as shown by a graphical file manager
Notice that the tree is usually shown upended, that is, with the root
at the top and the various branches descending below.
However, the command line has no pictures, so to navigate the file
system tree, we need to think of it in a different way.
Imagine that the file system is a maze shaped like an upside-down
tree and we are able to stand in the middle of it. At any given time, we
are inside a single directory, and we can see the files contained in the
directory and the pathway to the directory above us (called the parent
directory) and any subdirectories below us. The directory we are standing</text:p>
      <text:p>in is called the current working directory. To display the current working
directory, we use the pwd (print working directory) command.
[me@linuxbox ~]$ pwd
/home/me
When we first log in to our system (or start a terminal emulator
session), our current working directory is set to our home directory. Each
user account is given its own home directory, and it is the only place a
regular user is allowed to write files.
Listing the Contents of a Directory
To list the files and directories in the current working directory, we use
the ls command.
[me@linuxbox ~]$ ls
Desktop  Documents  Music  Pictures  Public  Templates  Videos
Actually, we can use the ls command to list the contents of any
directory, not just the current working directory, and there are many
other fun things it can do as well. We’ll spend more time with ls in
Chapter 3.
Changing the Current Working Directory
To change our working directory (where we are standing in the tree-
shaped maze), we use the cd command. To do this, type cd followed by
the pathname of the desired working directory. A pathname is the route
we take along the branches of the tree to get to the directory we want.
We can specify pathnames in one of two different ways: as absolute
pathnames or as relative pathnames. Let’s deal with absolute pathnames
first.
Absolute Pathnames</text:p>
      <text:p>An absolute pathname begins with the root directory and follows the
tree branch by branch until the path to the desired directory or file is
completed. For example, there is a directory on your system in which
most of the system’s programs are installed. The directory’s pathname is
/usr/bin. This means from the root directory (represented by the leading
slash in the pathname) there is a directory called usr that contains a
directory called bin.
[me@linuxbox ~]$ cd /usr/bin
[me@linuxbox bin]$ pwd
/usr/bin
[me@linuxbox bin]$ ls
...Listing of many, many files ...
Now we can see that we have changed the current working directory
to /usr/bin and that it is full of files. Notice how the shell prompt has
changed? As a convenience, it is usually set up to automatically display
the name of the working directory.
Relative Pathnames
Where an absolute pathname starts from the root directory and leads to
its destination, a relative pathname starts from the working directory. To
do this, it uses a couple of special notations to represent relative
positions in the file system tree. These special notations are . (dot) and
.. (dot dot).
The . notation refers to the working directory, and the .. notation
refers to the working directory’s parent directory. Here is how it works.
Let’s change the working directory to /usr/bin again.
[me@linuxbox ~]$ cd /usr/bin
[me@linuxbox bin]$ pwd
/usr/bin
Now let’s say that we wanted to change the working directory to the
parent of /usr/bin, which is /usr. We could do that two different ways,
either with an absolute pathname:
[me@linuxbox bin]$ cd /usr
[me@linuxbox usr]$ pwd</text:p>
      <text:p>/usr
or with a relative pathname:
[me@linuxbox bin]$ cd ..
[me@linuxbox usr]$ pwd
/usr
Two different methods with identical results. Which one should we
use? The one that requires the least typing!
Likewise, we can change the working directory from /usr to /usr/bin
in two different ways, either using an absolute pathname:
[me@linuxbox usr]$ cd /usr/bin
[me@linuxbox bin]$ pwd
/usr/bin
or using a relative pathname:
[me@linuxbox usr]$ cd ./bin
[me@linuxbox bin]$ pwd
/usr/bin
Now, there is something important to point out here. In almost all
cases, we can omit the ./ part because it is implied. Typing the following
does the same thing:
[me@linuxbox usr]$ cd bin
In general, if we do not specify a pathname to something, the
working directory will be assumed.
IMPORTANT FACTS ABOUT FILENAMES
On Linux systems, files are named in a manner similar to that of
other systems such as Windows, but there are some important
differences.
Filenames that begin with a period character are hidden. This
only means that ls will not list them unless you say ls -a.</text:p>
      <text:p>When your account was created, several hidden files were
placed in your home directory to configure things for your
account. In Chapter 11 we will take a closer look at some of
these files to see how you can customize your environment. In
addition, some applications place their configuration and
settings files in your home directory as hidden files.
Filenames and commands in Linux, like Unix, are case
sensitive. The filenames File1 and file1 refer to different files.
Though Linux supports long filenames that may contain
embedded spaces and punctuation characters, limit the
punctuation characters in the names of files you create to
period, dash, and underscore. Most important, do not embed
spaces in filenames. If you want to represent spaces between
words in a filename, use underscore characters. You will thank
yourself later.
Linux has no concept of a “file extension” like some other
operating systems. You may name files any way you like. The
contents or purpose of a file is determined by other means.
Although Unix-like operating systems don’t use file
extensions to determine the contents/purpose of files, many
application programs do.
Some Helpful Shortcuts
Table 2-1 shows some useful ways to quickly change the current
working directory.
Table 2-1: cd Shortcuts
Shortcut Result
cd
Changes the working directory to your home directory.
cd -
Changes the working directory to the previous working
directory.</text:p>
      <text:p>Shortcut Result
cd
~user_name
Changes the working directory to the home directory of
user_name. For example, typing cd ~bob will change the directory
to the home directory of user “bob.”
Summing Up
This chapter explained how the shell treats the directory structure of
the system. We learned about absolute and relative pathnames and the
basic commands that we use to move around that structure. In the next
chapter, we will use this knowledge to go on a tour of a modern Linux
system.
OceanofPDF.com</text:p>
      <text:p>3
EXPLORING THE SYSTEM
Now that we know how to move around the file system, it’s time for a
guided tour of our Linux system. Before we start, however, we’re going
to learn some more commands that will be useful along the way.
ls List directory contents
file Determine file type
less View file contents
More Fun with ls
The ls command is probably the most used command, and for good
reason. With it, we can see directory contents and determine a variety of
important file and directory attributes. As we have seen, we can simply
enter ls to get a list of files and subdirectories contained in the current
working directory.
[me@linuxbox ~]$ ls
Desktop  Documents  Music  Pictures  Public  Templates  Videos
Besides the current working directory, we can specify the directory to
list, like so:</text:p>
      <text:p>me@linuxbox ~]$ ls /usr
bin  games  include  lib  local  sbin  share  src
We can even specify multiple directories. In the following example,
we list both the user’s home directory (symbolized by the ~ character)
and the /usr directory:
[me@linuxbox ~]$ ls ~ /usr
/home/me:
Desktop  Documents  Music  Pictures  Public  Templates  Videos
/usr:
bin  games  include  lib  local  sbin  share  src
We can also change the format of the output to reveal more detail.
[me@linuxbox ~]$ ls -l
total 56
drwxrwxr-x 2 me me 4096 2017-10-26 17:20 Desktop
drwxrwxr-x 2 me me 4096 2017-10-26 17:20 Documents
drwxrwxr-x 2 me me 4096 2017-10-26 17:20 Music
drwxrwxr-x 2 me me 4096 2017-10-26 17:20 Pictures
drwxrwxr-x 2 me me 4096 2017-10-26 17:20 Public
drwxrwxr-x 2 me me 4096 2017-10-26 17:20 Templates
drwxrwxr-x 2 me me 4096 2017-10-26 17:20 Videos
By adding -l to the command, we changed the output to the long
format.
Options and Arguments
This brings us to a very important point about how most commands
work. Commands are often followed by one or more options that modify
their behavior and, further, by one or more arguments, the items upon
which the command acts. So, most commands look kind of like this:
command -options arguments
Most commands use options, which consist of a single character
preceded by a dash, for example, -l. Many commands, however,
including those from the GNU Project, also support long options,
consisting of a word preceded by two dashes. Also, many commands
allow multiple short options to be strung together. In the following</text:p>
      <text:p>example, the ls command is given two options, which are the l option to
produce long format output, and the t option to sort the result by the
file’s modification time.
[me@linuxbox ~]$ ls -lt
We’ll add the long option --reverse to reverse the order of the sort.
[me@linuxbox ~]$ ls -lt --reverse
NOTE
Command options, like filenames in Linux, are case sensitive.
The ls command has a large number of possible options, the most
common of which are listed in Table 3-1.
Table 3-1: Common ls Options
OptionLong
option
Description
-a
--all
List all files, even those with names that begin with a
period, which are normally not listed (that is, hidden).
-A
--almost-
all
Like the -a option except it does not list . (current
directory) and .. (parent directory).
-d
--
directory
Ordinarily, if a directory is specified, ls will list the
contents of the directory, not the directory itself. Use
this option in conjunction with the -l option to see
details about the directory rather than its contents.
-F
--classify This option will append an indicator character to the
end of each listed name. For example, it will append a
forward slash (/) if the name is a directory.
-h
--human-
readable
In long format listings, display file sizes in human-
readable format rather than in bytes.
-l
 
Display results in long format.</text:p>
      <text:p>OptionLong
option
Description
-r
--reverse Display the results in reverse order. Normally, ls
displays its results in ascending alphabetical order.
-S
 
Sort results by file size.
-t
 
Sort by modification time.
A Longer Look at Long Format
As we saw earlier, the -l option causes ls to display its results in long
format. This format contains a great deal of useful information. Here is
the Examples directory from an Ubuntu system:
-rw-r--r-- 1 root root 3576296 2017-04-03 11:05 Experience ubuntu.ogg
-rw-r--r-- 1 root root 1186219 2017-04-03 11:05 kubuntu-leaflet.png
-rw-r--r-- 1 root root   47584 2017-04-03 11:05 logo-Edubuntu.png
-rw-r--r-- 1 root root   44355 2017-04-03 11:05 logo-Kubuntu.png
-rw-r--r-- 1 root root   34391 2017-04-03 11:05 logo-Ubuntu.png
-rw-r--r-- 1 root root   32059 2017-04-03 11:05 oo-cd-cover.odf
-rw-r--r-- 1 root root  159744 2017-04-03 11:05 oo-derivatives.doc
-rw-r--r-- 1 root root   27837 2017-04-03 11:05 oo-maxwell.odt
-rw-r--r-- 1 root root   98816 2017-04-03 11:05 oo-trig.xls
-rw-r--r-- 1 root root  453764 2017-04-03 11:05 oo-welcome.odt
-rw-r--r-- 1 root root  358374 2017-04-03 11:05 ubuntu Sax.ogg
Table 3-2 provides us with a look at the different fields from one of
the files and their meanings.
Table 3-2: ls Long Listing Fields
Field
Meaning
-rw-r--r-
-
Access rights to the file. The first character indicates the type
of file. Among the different types, a leading dash means a
regular file, while a d indicates a directory. The next three
characters are the access rights for the file’s owner, the next
three are for members of the file’s group, and the final three
are for everyone else. Chapter 9 discusses the full meaning of
this in more detail.</text:p>
      <text:p>Field
Meaning
1
File’s number of hard links. See “Symbolic Links” on page 21
and “Hard Links” on page 22.
root
The username of the file’s owner.
root
The name of the group that owns the file.
32059
Size of the file in bytes.
2017-04-
03 11:05
Date and time of the file’s last modification.
oo-cd-
cover.odf
Name of the file.
Determining a File’s Type with file
As we explore the system, it will be useful to know what files contain. To
do this, we will use the file command to determine a file’s type. As we
discussed earlier, filenames in Linux are not required to reflect a file’s
contents. While a filename like picture.jpg would normally be expected
to contain a JPEG-compressed image, it is not required to in Linux. We
can invoke the file command this way:
file filename
When invoked, the file command will print a brief description of the
file’s contents. For example:
[me@linuxbox ~]$ file picture.jpg
picture.jpg: JPEG image data, JFIF standard 1.01
There are many kinds of files. In fact, one of the common ideas in
Unix-like operating systems such as Linux is that “everything is a file.”
As we proceed with our lessons, we will see just how true that statement
is.
While many of the files on our system are familiar, for example, MP3
and JPEG files, there are many kinds that are a little less obvious and a</text:p>
      <text:p>few that are quite strange.
Viewing File Contents with less
The less command is a program to view text files. Throughout our
Linux system, there are many files that contain human-readable text.
The less program provides a convenient way to examine them.
Why would we want to examine text files? Because many of the files
that contain system settings (called configuration files) are stored in this
format, and being able to read them gives us insight about how the
system works. In addition, some of the actual programs that the system
uses (called scripts) are stored in this format. In later chapters, we will
learn how to edit text files in order to modify system settings and write
our own scripts, but for now we will just look at their contents.
The less command is used like this:
less filename
WHAT IS “TEXT”?
There are many ways to represent information on a computer. All
methods involve defining a relationship between the information
and some numbers that will be used to represent it. Computers,
after all, understand only numbers, and all data is converted to
numeric representation.
Some of these representation systems are very complex (such as
compressed video files), while others are rather simple. One of the
earliest and simplest is called ASCII text. ASCII (pronounced “as-
key”) is short for American Standard Code for Information
Interchange. This is a simple encoding scheme that was first used
on Teletype machines to map keyboard characters to numbers.
Text is a simple one-to-one mapping of characters to numbers.
It is very compact. Fifty characters of text translates to fifty bytes
of data. It is important to understand that text only contains a</text:p>
      <text:p>simple mapping of characters to numbers. It is not the same as a
word processor document such as one created by Microsoft Word
or LibreOffice Writer. Those files, in contrast to simple ASCII
text, contain many non-text elements that are used to describe its
structure and formatting. Plain ASCII text files contain only the
characters themselves and a few rudimentary control codes such as
tabs, carriage returns, and line feeds.
Throughout a Linux system, many files are stored in text
format, and there are many Linux tools that work with text files.
Even Windows recognizes the importance of this format. The
well-known NOTEPAD.EXE program is an editor for plain
ASCII text files.
Once started, the less program allows us to scroll forward and
backward through a text file. For example, to examine the file that
defines all the system’s user accounts, enter the following command:
[me@linuxbox ~]$ less /etc/passwd
Once the less program starts, we can view the contents of the file. If
the file is longer than one page, we can scroll up and down. To exit less,
press q.
Table 3-3 lists the most common keyboard commands used by less.
Table 3-3: less Commands
Command
Action
PAGE UP or b
Scroll back one page
PAGE DOWN or
space
Scroll forward one page
Up arrow
Scroll up one line
Down arrow
Scroll down one line
G
Move to the end of the text file
1G or g
Move to the beginning of the text file</text:p>
      <text:p>Command
Action
/characters
Search forward to the next occurrence of characters
n
Search for the next occurrence of the previous
search
h
Display help screen
q
Quit less
LESS IS MORE
The less program was designed as an improved replacement of an
earlier Unix program called more. The name less is a play on the
phrase “less is more”—a motto of modernist architects and
designers.
less falls into the class of programs called pagers, programs that
allow the easy viewing of long text documents in a page-by-page
manner. Whereas the more program could only page forward, the
less program allows paging both forward and backward and has
many other features as well.
Taking a Guided Tour
The file system layout on a Linux system is much like that found on
other Unix-like systems. The design is actually specified in a published
standard called the Linux Filesystem Hierarchy Standard. Not all Linux
distributions conform to the standard exactly, but most come pretty
close.
REMEMBER THE COPY-AND-PASTE TRICK!</text:p>
      <text:p>If you are using a mouse, you can double-click a filename to copy
it and middle-click to paste it into commands.
Next, we are going to wander around the file system ourselves to see
what makes our Linux system tick. This will give us a chance to practice
our navigation skills. One of the things we will discover is that many of
the interesting files are in plain human-readable text. As we go about
our tour, try the following:
cd into a given directory.
List the directory contents with ls -l.
If you see an interesting file, determine its contents with file.
If it looks like it might be text, try viewing it with less.
If we accidentally attempt to view a non-text file and it scrambles the
terminal window, we can recover by entering the reset command.
As we wander around, don’t be afraid to look at stuff. Regular users
are largely prohibited from messing things up. That’s the system
administrator’s job! If a command complains about something, just
move on to something else. Spend some time looking around. The
system is ours to explore. Remember, in Linux, there are no secrets!
Table 3-4 lists just a few of the directories we can explore. There may
be some slight differences depending on our Linux distribution. Don’t
be afraid to look around and try more!
Table 3-4: Directories Found on Linux Systems
Directory
Comments
/
The root directory, where everything begins.
/bin
Contains binaries (programs) that must be present for the
system to boot and run.
/boot
Contains the Linux kernel, initial RAM disk image (for
drivers needed at boot time), and the boot loader.
Interesting files include /boot/grub/grub.conf, or menu.lst,</text:p>
      <text:p>Directory
Comments
which is used to configure the boot loader, and
/boot/vmlinuz (or something similar), the Linux kernel.
/dev
This is a special directory that contains device nodes.
“Everything is a file” also applies to devices. Here is where
the kernel maintains a list of all the devices it understands.
/etc
The /etc directory contains all the system-wide
configuration files. It also contains a collection of shell
scripts that start each of the system services at boot time.
Everything in this directory should be readable text. While
everything in /etc is interesting, here are some all-time
favorites: /etc/crontab, a file that defines when automated
jobs will run; /etc/fstab, a table of storage devices and their
associated mount points; and /etc/passwd, a list of the user
accounts.
/home
In normal configurations, each user is given a directory in
/home. Ordinary users can write files only in their home
directories. This limitation protects the system from
errant user activity.
/lib
Contains shared library files used by the core system
programs. These are similar to dynamic link libraries
(DLLs) in Windows.
/lost+found
Each formatted partition or device using a Linux file
system, such as ext3, will have this directory. It is used in
the case of a partial recovery from a file system corruption
event. Unless something really bad has happened to your
system, this directory will remain empty.
/media
On modern Linux systems, the /media directory will
contain the mount points for removable media such as
USB drives, CD-ROMs, and so on, that are mounted
automatically at insertion.
/mnt
On older Linux systems, the /mnt directory contains
mount points for removable devices that have been</text:p>
      <text:p>Directory
Comments
mounted manually.
/opt
The /opt directory is used to install “optional” software.
This is mainly used to hold commercial software products
that might be installed on the system.
/proc
The /proc directory is special. It’s not a real file system in
the sense of files stored on your hard drive. Rather, it is a
virtual file system maintained by the Linux kernel. The
“files” it contains are peepholes into the kernel itself. The
files are readable and will give you a picture of how the
kernel sees your computer.
/root
This is the home directory for the root account.
/sbin
This directory contains “system” binaries. These are
programs that perform vital system tasks that are generally
reserved for the superuser.
/tmp
The /tmp directory is intended for the storage of
temporary, transient files created by various programs.
Some configurations cause this directory to be emptied
each time the system is rebooted.
/usr
The /usr directory tree is likely the largest one on a Linux
system. It contains all the programs and support files used
by regular users.
/usr/bin
/usr/bin contains the executable programs installed by your
Linux distribution. It is not uncommon for this directory
to hold thousands of programs.
/usr/lib
The shared libraries for the programs in /usr/bin.
/usr/local
The /usr/local tree is where programs that are not included
with your distribution but are intended for system-wide
use are installed. Programs compiled from source code are
normally installed in /usr/local/bin. On a newly installed
Linux system, this tree exists, but it will be empty until the
system administrator puts something in it.</text:p>
      <text:p>Directory
Comments
/usr/sbin
Contains more system administration programs.
/usr/share
/usr/share contains all the shared data used by programs in
/usr/bin. This includes things such as default configuration
files, icons, screen backgrounds, sound files, and so on.
/usr/share/docMost packages installed on the system will include some
kind of documentation. In /usr/share/doc, we will find
documentation files organized by package.
/var
With the exception of /tmp and /home, the directories we
have looked at so far remain relatively static; that is, their
contents don’t change. The /var directory tree is where
data that is likely to change is stored. Various databases,
spool files, user mail, and so forth, are located here.
/var/log
/var/log contains log files, records of various system activity.
These are important and should be monitored from time
to time. The most useful ones are /var/log/messages and
/var/log/syslog. Note that for security reasons on some
systems, you must be the superuser to view log files.
Symbolic Links
As we look around, we are likely to see a directory listing (for example,
/lib) with an entry like this:
lrwxrwxrwx 1 root root   11 2018-08-11 07:34 libc.so.6 -&gt; libc-2.6.so
Notice how the first letter of the listing is l and the entry seems to
have two filenames? This is a special kind of a file called a symbolic link
(also known as a soft link or symlink). In most Unix-like systems, it is
possible to have a file referenced by multiple names. While the value of
this might not be obvious, it is really a useful feature.
Picture this scenario: a program requires the use of a shared resource
of some kind contained in a file named “foo,” but “foo” has frequent</text:p>
      <text:p>version changes. It would be good to include the version number in the
filename so the administrator or other interested party could see what
version of “foo” is installed. This presents a problem. If we change the
name of the shared resource, we have to track down every program that
might use it and change it to look for a new resource name every time a
new version of the resource is installed. That doesn’t sound like fun at
all.
Here is where symbolic links save the day. Suppose we install version
2.6 of “foo,” which has the filename “foo-2.6,” and then create a
symbolic link simply called “foo” that points to “foo-2.6.” This means
that when a program opens the file “foo,” it is actually opening the file
“foo-2.6.” Now everybody is happy. The programs that rely on “foo”
can find it, and we can still see what actual version is installed. When it
is time to upgrade to “foo-2.7,” we just add the file to our system, delete
the symbolic link “foo,” and create a new one that points to the new
version. Not only does this solve the problem of the version upgrade, it
also allows us to keep both versions on our machine. Imagine that “foo-
2.7” has a bug (damn those developers!), and we need to revert to the
old version. Again, we just delete the symbolic link pointing to the new
version and create a new symbolic link pointing to the old version.
The directory listing at the beginning of this section (from the /lib
directory of a Fedora system) shows a symbolic link called libc.so.6 that
points to a shared library file called libc-2.6.so. This means that programs
looking for libc.so.6 will actually get the file libc-2.6.so. We will learn how
to create symbolic links in the next chapter.
Hard Links
While we are on the subject of links, we need to mention that there is a
second type of link called hard links. Hard links also allow files to have
multiple names, but they do it in a different way. We’ll talk more about
the differences between symbolic and hard links in the next chapter.</text:p>
      <text:p>Summing Up
With our tour behind us, we have learned a lot about our system. We’ve
seen various files and directories and their contents. One thing you
should take away from this is how open the system is. In Linux there are
many important files that are plain human-readable text. Unlike many
proprietary systems, Linux makes everything available for examination
and study.
OceanofPDF.com</text:p>
      <text:p>4
MANIPULATING FILES AND DIRECTORIES
At this point, we are ready for some real work! This chapter will
introduce five of the most frequently used Linux commands. The
following commands are used for manipulating both files and
directories:
cp Copy files and directories
mv Move/rename files and directories
mkdir Create directories
rm Remove files and directories
ln Create hard and symbolic links
Now, to be frank, some of the tasks performed by these commands
are more easily done with a graphical file manager. With a file manager,
we can drag and drop a file from one directory to another, cut and paste
files, delete files, and so on. So why use these old command line
programs?
The answer is power and flexibility. While it is easy to perform
simple file manipulations with a graphical file manager, complicated
tasks can be easier with the command line programs. For example, how
could we copy all the HTML files from one directory to another but
copy only files that do not exist in the destination directory or are newer</text:p>
      <text:p>than the versions in the destination directory? It’s pretty hard with a file
manager but pretty easy with the command line.
cp -u *.html destination
Wildcards
Before we begin using our commands, we need to talk about a shell
feature that makes these commands so powerful. Because the shell uses
filenames so much, it provides special characters to help you rapidly
specify groups of filenames. These special characters are called wildcards.
Using wildcards (which is also known as globbing) allows you to select
filenames based on patterns of characters. Table 4-1 lists the wildcards
and what they select.
Table 4-1: Wildcards
Wildcard Meaning
*
Matches any characters
?
Matches any single character
[characters] Matches any character that is a member of the set characters
[!characters]Matches any character that is not a member of the set
characters
[[:class:]]
Matches any character that is a member of the specified
class
Table 4-2 lists the most commonly used character classes.
Table 4-2: Commonly Used Character Classes
Character classMeaning
[:alnum:]
Matches any alphanumeric character
[:alpha:]
Matches any alphabetic character
[:digit:]
Matches any numeral</text:p>
      <text:p>Character classMeaning
[:lower:]
Matches any lowercase letter
[:upper:]
Matches any uppercase letter
Using wildcards makes it possible to construct sophisticated selection
criteria for filenames. Table 4-3 provides some examples of patterns and
what they match.
Table 4-3: Wildcard Examples
Pattern
Matches
*
All files
g*
Any file beginning with g
b*.txt
Any file beginning with b followed by any characters
and ending with .txt
Data???
Any file beginning with Data followed by exactly
three characters
[abc]*
Any file beginning with either an a, a b, or a c
BACKUP.[0-9][0-9]
[0-9]
Any file beginning with BACKUP. followed by exactly
three numerals
[[:upper:]]*
Any file beginning with an uppercase letter
[![:digit:]]*
Any file not beginning with a numeral
*[[:lower:]123]
Any file ending with a lowercase letter or the
numerals 1, 2, or 3
WILDCARDS WORK IN THE GUI, TOO
Wildcards are especially valuable not only because they are used so
frequently on the command line but because they are also
supported by some graphical file managers.</text:p>
      <text:p>In Nautilus (the file manager for GNOME), you can select
files using the Edit ▸ Select Pattern menu item. Just enter a
file selection pattern with wildcards and the files in the
currently viewed directory will be highlighted for selection.
In some versions of Dolphin and Konqueror (the file
managers for KDE), you can enter wildcards directly on the
location bar. For example, if you want to see all the files
starting with a lowercase u in the /usr/bin directory, enter
/usr/bin/u* in the location bar and it will display the result.
Many ideas originally found in the command line interface
make their way into the graphical interface, too. It is one of the
many things that make the Linux desktop so powerful.
Wildcards can be used with any command that accepts filenames as
arguments, but we’ll talk more about that in Chapter 7.
CHARACTER RANGES
If you are coming from another Unix-like environment or have
been reading some other books on this subject, you may have
encountered the [A-Z] and [a-z] character range notations. These
are traditional Unix notations and worked in older versions of
Linux as well. They can still work, but you have to be careful with
them because they will not produce the expected results unless
properly configured. For now, you should avoid using them and
use character classes instead.
mkdir—Create Directories
The mkdir command is used to create directories. It works like this:
mkdir directory...</text:p>
      <text:p>Note that when three periods follow an argument in the description
of a command (as in the preceding example), it means that the argument
can be repeated. Thus, the following command:
mkdir dir1
would create a single directory named dir1. This command
mkdir dir1 dir2 dir3
would create three directories named dir1, dir2, and dir3.
cp—Copy Files and Directories
The cp command copies files or directories. It can be used two different
ways. The following:
cp item1 item2
copies the single file or directory item1 to the file or directory item2.
This command:
cp item... directory
copies multiple items (either files or directories) into a directory.
Useful Options and Examples
Table 4-4 describes some of the commonly used options (the short
option and the equivalent long option) for cp.
Table 4-4: cp Options
Option
Meaning
-a, --
archive
Copy the files and directories and all of their attributes,
including ownerships and permissions. Normally, copies take
on the default attributes of the user performing the copy.
We’ll take a look at file permissions in Chapter 9.</text:p>
      <text:p>Option
Meaning
-i, --
interactive
Before overwriting an existing file, prompt the user for
confirmation. If this option is not specified, cp will silently
(meaning there will be no warning) overwrite files.
-r, --
recursive
Recursively copy directories and their contents. This option
(or the -a option) is required when copying directories.
-u, --update When copying files from one directory to another, only copy
files that either don’t exist or are newer than the existing
corresponding files in the destination directory. This is useful
when copying large numbers of files as it skips files that don’t
need to be copied.
-v, --
verbose
Display informative messages as the copy is performed.
Table 4-5 provides some examples of these commonly used options.
Table 4-5: cp Examples
Command Results
cp file1 file2 Copy file1 to file2. If file2 exists, it is overwritten with the
contents of file1. If file2 does not exist, it is created.
cp -i file1
file2
Same as previous command, except that if file2 exists, the
user is prompted before it is overwritten.
cp file1 file2
dir1
Copy file1 and file2 into directory dir1. The directory dir1
must already exist.
cp dir1/* dir2 Using a wildcard, copy all the files in dir1 into dir2. The
directory dir2 must already exist.
cp -r dir1
dir2
Copy the contents of directory dir1 to directory dir2. If
directory dir2 does not exist, it is created and, after the
copy, will contain the same contents as directory dir1. If
directory dir2 does exist, then directory dir1 (and its
contents) will be copied into dir2.</text:p>
      <text:p>mv—Move and Rename Files
The mv command performs both file moving and file renaming,
depending on how it is used. In either case, the original filename no
longer exists after the operation. mv is used in much the same way as cp,
as shown here:
mv item1 item2
to move or rename the file or directory item1 to item2. It’s also used as
follows:
mv item... directory
to move one or more items from one directory to another.
Useful Options and Examples
mv shares many of the same options as cp, as described in Table 4-6.
Table 4-6: mv Options
Option
Meaning
-i, --
interactive
Before overwriting an existing file, prompt the user for
confirmation. If this option is not specified, mv will
silently overwrite files.
-u, --update When moving files from one directory to another, only
move files that either don’t exist or are newer than the
existing corresponding files in the destination directory.
-v, --verbose Display informative messages as the move is performed.
Table 4-7 provides some examples of using the mv command.
Table 4-7: mv Examples</text:p>
      <text:p>Command Results
mv file1 file2 Move file1 to file2. If file2 exists, it is overwritten with
the contents of file1. If file2 does not exist, it is created.
In either case, file1 ceases to exist.
mv -i file1
file2
Same as the previous command, except that if file2 exists,
the user is prompted before it is overwritten.
mv file1 file2
dir1
Move file1 and file2 into directory dir1. The directory dir1
must already exist.
mv dir1 dir2
If directory dir2 does not exist, create directory dir2 and
move the contents of directory dir1 into dir2 and delete
directory dir1. If directory dir2 does exist, move directory
dir1 (and its contents) into directory dir2.
rm—Remove Files and Directories
The rm command is used to remove (delete) files and directories, as
shown here:
rm item...
where item is one or more files or directories.
Useful Options and Examples
Table 4-8 describes some of the common options for rm.
Table 4-8: rm Options
Option
Meaning
-i, --
interactive
Before deleting an existing file, prompt the user for
confirmation. If this option is not specified, rm will
silently delete files.
-r, --
recursive
Recursively delete directories. This means that if a directory
being deleted has subdirectories, delete them too. To delete</text:p>
      <text:p>Option
Meaning
a directory, this option must be specified.
-f, --force
Ignore nonexistent files and do not prompt. This overrides
the --interactive option.
-v, --verbose Display informative messages as the deletion is performed.
BE CAREFUL WITH RM!
Unix-like operating systems such as Linux do not have an undelete
command. Once you delete something with rm, it’s gone. Linux
assumes you’re smart and you know what you’re doing.
Be particularly careful with wildcards. Consider this classic
example. Let’s say you want to delete just the HTML files in a
directory. To do this, you type the following:
rm *.html
This is correct, but if you accidentally place a space between
the * and the .html like so:
rm * .html
the rm command will delete all the files in the directory and then
complain that there is no file called .html.
Here is a useful tip: whenever you use wildcards with rm
(besides carefully checking your typing!), test the wildcard first
with ls. This will let you see the files that will be deleted. Then
press the up arrow to recall the command and replace ls with rm.
Table 4-9 provides some examples of using the rm command.
Table 4-9: rm Examples</text:p>
      <text:p>Command Results
rm file1
Delete file1 silently.
rm -i file1
Same as the previous command, except that the user is
prompted for confirmation before the deletion is
performed.
rm -r file1
dir1
Delete file1 and dir1 and its contents.
rm -rf file1
dir1
Same as the previous command, except that if either file1
or dir1 does not exist, rm will continue silently.
ln—Create Links
The ln command is used to create either hard or symbolic links. It is
used in one of two ways. The following creates a hard link:
ln file link
The following creates a symbolic link:
ln -s item link
where item is either a file or a directory.
Hard Links
Hard links are the original Unix way of creating links, compared to
symbolic links, which are more modern. By default, every file has a
single hard link that gives the file its name. When we create a hard link,
we create an additional directory entry for a file. Hard links have two
important limitations.
A hard link cannot reference a file outside its own file system. This
means a link cannot reference a file that is not on the same disk
partition as the link itself.</text:p>
      <text:p>A hard link may not reference a directory.
A hard link is indistinguishable from the file itself. Unlike a symbolic
link, when you list a directory containing a hard link, you will see no
special indication of the link. When a hard link is deleted, the link is
removed, but the contents of the file itself continue to exist (that is, its
space is not deallocated) until all links to the file are deleted.
It is important to be aware of hard links because you might
encounter them from time to time, but modern practice prefers
symbolic links, which we will cover next.
Symbolic Links
Symbolic links were created to overcome the limitations of hard links.
They work by creating a special type of file that contains a text pointer
to the referenced file or directory. In this regard, they operate in much
the same way as a Windows shortcut, though of course they predate the
Windows feature by many years.
A file pointed to by a symbolic link and the symbolic link itself are
largely indistinguishable from one another. For example, if you write
something to the symbolic link, the referenced file is written to. When
you delete a symbolic link, however, only the link is deleted, not the file
itself. If the file is deleted before the symbolic link, the link will
continue to exist but will point to nothing. In this case, the link is said to
be broken. In many implementations, the ls command will display
broken links in a distinguishing color, such as red, to reveal their
presence.
The concept of links can seem confusing, but hang in there. We’re
going to try all this stuff, and it will, ideally, become clear.
Building a Playground
Because we are going to do some real file manipulation, let’s build a safe
place to “play” with our file manipulation commands. First we need a</text:p>
      <text:p>directory to work in. We’ll create one in our home directory and call it
playground.
Creating Directories
The mkdir command is used to create a directory. To create our
playground directory, we will first make sure we are in our home
directory and will then create the new directory.
[me@linuxbox ~]$ cd
[me@linuxbox ~]$ mkdir playground
To make our playground a little more interesting, let’s create a
couple of directories inside it called dir1 and dir2. To do this, we will
change our current working directory to playground and execute another
mkdir.
[me@linuxbox ~]$ cd playground
[me@linuxbox playground]$ mkdir dir1 dir2
Notice that the mkdir command will accept multiple arguments
allowing us to create both directories with a single command.
Copying Files
Next, let’s get some data into our playground. We’ll do this by copying a
file. Using the cp command, we’ll copy the passwd file from the /etc
directory to the current working directory.
[me@linuxbox playground]$ cp /etc/passwd .
Notice how we used shorthand for the current working directory, the
single trailing period. So now if we perform an ls, we will see our file.
[me@linuxbox playground]$ ls -l
total 12
drwxrwxr-x 2 me  me 4096 2018-01-10 16:40 dir1
drwxrwxr-x 2 me  me 4096 2018-01-10 16:40 dir2
-rw-r--r-- 1 me  me 1650 2018-01-10 16:07 passwd</text:p>
      <text:p>Now, just for fun, let’s repeat the copy using the -v option (verbose)
to see what it does.
[me@linuxbox playground]$ cp -v /etc/passwd .
`/etc/passwd' -&gt; `./passwd'
The cp command performed the copy again but this time displayed a
concise message indicating what operation it was performing. Notice
that cp overwrote the first copy without any warning. Again, this is a case
of cp assuming that we know what we’re doing. To get a warning, we’ll
include the -i (interactive) option.
[me@linuxbox playground]$ cp -i /etc/passwd .
cp: overwrite `./passwd'?
Responding to the prompt by entering a y will cause the file to be
overwritten; any other character (for example, n) will cause cp to leave
the file alone.
Moving and Renaming Files
Now, the name passwd doesn’t seem very playful and this is a
playground, so let’s change it to something else.
[me@linuxbox playground]$ mv passwd fun
Let’s pass the fun around a little by moving our renamed file to each
of  the directories and back again. The following moves it first to the
directory dir1:
[me@linuxbox playground]$ mv fun dir1
The following then moves it from dir1 to dir2:
[me@linuxbox playground]$ mv dir1/fun dir2
Finally, this command brings it back to the current working
directory:
[me@linuxbox playground]$ mv dir2/fun .</text:p>
      <text:p>Next, let’s see the effect of mv on directories. First we will move our
data file into dir1 again, like this:
[me@linuxbox playground]$ mv fun dir1
Then we move dir1 into dir2 and confirm it with ls.
[me@linuxbox playground]$ mv dir1 dir2
[me@linuxbox playground]$ ls -l dir2
total 4
drwxrwxr-x 2 me  me   4096 2018-01-11 06:06 dir1
[me@linuxbox playground]$ ls -l dir2/dir1
total 4
-rw-r--r-- 1 me  me   1650 2018-01-10 16:33 fun
Note that because dir2 already existed, mv moved dir1 into dir2. If
dir2 had not existed, mv would have renamed dir1 to dir2. Lastly, let’s put
everything back.
[me@linuxbox playground]$ mv dir2/dir1 .
[me@linuxbox playground]$ mv dir1/fun .
Creating Hard Links
Now we’ll try some links. We’ll first create some hard links to our data
file, like so:
[me@linuxbox playground]$ ln fun fun-hard
[me@linuxbox playground]$ ln fun dir1/fun-hard
[me@linuxbox playground]$ ln fun dir2/fun-hard
So now we have four instances of the file fun. Let’s take a look at our
playground directory.
[me@linuxbox playground]$ ls -l
total 16
drwxrwxr-x 2 me   me   4096 2018-01-14 16:17 dir1
drwxrwxr-x 2 me   me   4096 2018-01-14 16:17 dir2
-rw-r--r-- 4 me   me   1650 2018-01-10 16:33 fun
-rw-r--r-- 4 me   me   1650 2018-01-10 16:33 fun-hard
One thing we notice is that both the second fields in the listings for
fun and fun-hard contain a 4, which is the number of hard links that now</text:p>
      <text:p>exist for the file. Remember that a file will always have at least one link
because the file’s name is created by a link. So, how do we know that fun
and fun-hard are, in fact, the same file? In this case, ls is not very helpful.
While we can see that fun and fun-hard are both the same size (field 5),
our listing provides no way to be sure. To solve this problem, we’re
going to have to dig a little deeper.
When thinking about hard links, it is helpful to imagine that files are
made up of two parts.
The data part containing the file’s contents
The name part that holds the file’s name
When we create hard links, we are actually creating additional name
parts that all refer to the same data part. The system assigns a chain of
disk blocks to what is called an inode, which is then associated with the
name part. Each hard link therefore refers to a specific inode containing
the file’s contents.
The ls command has a way to reveal this information. It is invoked
with the -i option.
[me@linuxbox playground]$ ls -li
total 16
12353539 drwxrwxr-x 2 me   me   4096 2018-01-14 16:17 dir1
12353540 drwxrwxr-x 2 me   me   4096 2018-01-14 16:17 dir2
12353538 -rw-r--r-- 4 me   me   1650 2018-01-10 16:33 fun
12353538 -rw-r--r-- 4 me   me   1650 2018-01-10 16:33 fun-hard
In this version of the listing, the first field is the inode number and,
as we can see, both fun and fun-hard share the same inode number,
which confirms they are the same file.
Creating Symbolic Links
Symbolic links were created to overcome the two disadvantages of hard
links:
Hard links cannot span physical devices.
Hard links cannot reference directories, only files.</text:p>
      <text:p>Symbolic links are a special type of file that contains a text pointer to
the target file or directory.
Creating symbolic links is similar to creating hard links.
[me@linuxbox playground]$ ln -s fun fun-sym
[me@linuxbox playground]$ ln -s ../fun dir1/fun-sym
[me@linuxbox playground]$ ln -s ../fun dir2/fun-sym
The first example is pretty straightforward; we simply add the -s
option to create a symbolic link rather than a hard link. But what about
the next two? Remember that when we create a symbolic link, we are
creating a text description of where the target file is relative to the
symbolic link. It’s easier to see if we look at the ls output, shown here:
[me@linuxbox playground]$ ls -l dir1
total 4
-rw-r--r-- 4 me   me   1650 2018-01-10 16:33 fun-hard
lrwxrwxrwx 1 me   me      6 2018-01-15 15:17 fun-sym -&gt; ../fun
The listing for fun-sym in dir1 shows that it is a symbolic link by the
leading l in the first field and that it points to ../fun, which is correct.
Relative to the location of fun-sym, fun is in the directory above it.
Notice, too, that the length of the symbolic link file is 6, the number of
characters in the string ../fun rather than the length of the file to which
it is pointing.
When creating symbolic links, you can either use absolute
pathnames, as shown here:
[me@linuxbox playground]$ ln -s /home/me/playground/fun dir1/fun-sym
or relative pathnames, as we did in our earlier example. In most cases,
using relative pathnames is more desirable because it allows a directory
tree containing symbolic links and their referenced files to be renamed
and/or moved without breaking the links.
In addition to regular files, symbolic links can also reference
directories.
[me@linuxbox playground]$ ln -s dir1 dir1-sym
[me@linuxbox playground]$ ls -l
total 16</text:p>
      <text:p>drwxrwxr-x 2 me   me   4096 2018-01-15 15:17 dir1
lrwxrwxrwx 1 me   me      4 2018-01-16 14:45 dir1-sym -&gt; dir1
drwxrwxr-x 2 me   me   4096 2018-01-15 15:17 dir2
-rw-r--r-- 4 me   me   1650 2018-01-10 16:33 fun
-rw-r--r-- 4 me   me   1650 2018-01-10 16:33 fun-hard
lrwxrwxrwx 1 me   me      3 2018-01-15 15:15 fun-sym -&gt; fun
Removing Files and Directories
As we covered earlier, the rm command is used to delete files and
directories. We are going to use it to clean up our playground a little bit.
First, let’s delete one of our hard links.
[me@linuxbox playground]$ rm fun-hard
[me@linuxbox playground]$ ls -l
total 12
drwxrwxr-x 2 me   me   4096 2018-01-15 15:17 dir1
lrwxrwxrwx 1 me   me      4 2018-01-16 14:45 dir1-sym -&gt; dir1
drwxrwxr-x 2 me   me   4096 2018-01-15 15:17 dir2
-rw-r--r-- 3 me   me   1650 2018-01-10 16:33 fun
lrwxrwxrwx 1 me   me      3 2018-01-15 15:15 fun-sym -&gt; fun
That worked as expected. The file fun-hard is gone, and the link
count shown for fun is reduced from four to three, as indicated in the
second field of the directory listing. Next, we’ll delete the file fun, and
just for enjoyment, we’ll include the -i option to show what that does.
[me@linuxbox playground]$ rm -i fun
rm: remove regular file `fun'?
Enter y at the prompt and the file is deleted. But let’s look at the
output of ls now. Notice what happened to fun-sym? Because it’s a
symbolic link pointing to a now-nonexistent file, the link is broken.
[me@linuxbox playground]$ ls -l
total 8
drwxrwxr-x 2 me   me   4096 2018-01-15 15:17 dir1
lrwxrwxrwx 1 me   me      4 2018-01-16 14:45 dir1-sym -&gt; dir1
drwxrwxr-x 2 me   me   4096 2018-01-15 15:17 dir2
lrwxrwxrwx 1 me   me      3 2018-01-15 15:15 fun-sym -&gt; fun
Most Linux distributions configure ls to display broken links. The
presence of a broken link is not in and of itself dangerous, but it is
rather messy. If we try to use a broken link, we will see this:</text:p>
      <text:p>[me@linuxbox playground]$ less fun-sym
fun-sym: No such file or directory
Let’s clean up a little. We’ll delete the symbolic links here:
[me@linuxbox playground]$ rm fun-sym dir1-sym
[me@linuxbox playground]$ ls -l
total 8
drwxrwxr-x 2 me   me   4096 2018-01-15 15:17 dir1
drwxrwxr-x 2 me   me   4096 2018-01-15 15:17 dir2
One thing to remember about symbolic links is that most file
operations are carried out on the link’s target, not the link itself. rm is an
exception. When you delete a link, it is the link that is deleted, not the
target.
Finally, we will remove our playground. To do this, we will return to
our home directory and use rm with the recursive option (-r) to delete
playground and all of its contents, including its subdirectories.
[me@linuxbox playground]$ cd
[me@linuxbox ~]$ rm -r playground
CREATING SYMLINKS WITH THE GUI
The file managers in both GNOME and KDE provide an easy
and automatic method of creating symbolic links. With GNOME,
holding the CTRL-SHIFT keys while dragging a file will create a link
rather than copying (or moving) the file. In KDE, a small menu
appears whenever a file is dropped, offering a choice of copying,
moving, or linking the file.
Summing Up
We’ve covered a lot of ground here, and it will take a while for it all to
fully sink in. Perform the playground exercise over and over until it
makes sense. It is important to get a good understanding of basic file
manipulation commands and wildcards. Feel free to expand on the</text:p>
      <text:p>playground exercise by adding more files and directories, using
wildcards to specify files for various operations. The concept of links is a
little confusing at first, but take the time to learn how they work. They
can be a real lifesaver!
OceanofPDF.com</text:p>
      <text:p>5
WORKING WITH COMMANDS
Up to this point, we have seen a series of mysterious commands, each
with its own options and arguments. In this chapter, we will attempt to
remove some of that mystery and even create our own commands. The
commands introduced in this chapter are as follows:
type Indicate how a command name is interpreted
which Display which executable program will be executed
help Get help for shell builtins
man Display a command’s manual page
apropos Display a list of appropriate commands
info Display a command’s info entry
whatis Display one-line manual page descriptions
alias Create an alias for a command
What Exactly Are Commands?
A command can be one of four different things.
An executable program like all those files we saw in /usr/bin.
Within this category, programs can be compiled binaries such as</text:p>
      <text:p>programs written in C and C++, or programs written in scripting
languages such as the shell, Perl, Python, Ruby, and so on.
A command built into the shell itself. bash supports a number of
commands internally called shell builtins. The cd command, for
example, is a shell builtin.
A shell function. Shell functions are miniature shell scripts
incorporated into the environment. We will cover configuring the
environment and writing shell functions in later chapters, but for
now, just be aware that they exist.
An alias. Aliases are commands that we can define ourselves, built
from other commands.
Identifying Commands
It is often useful to know exactly which of the four kinds of commands
is being used, and Linux provides a couple of ways to find out.
type—Display a Command’s Type
The type command is a shell builtin that displays the kind of command
the shell will execute, given a particular command name. It works like
this:
type command
where command is the name of the command you want to examine. Here
are some examples:
[me@linuxbox ~]$ type type
type is a shell builtin
[me@linuxbox ~]$ type ls
ls is aliased to `ls --color=tty'
[me@linuxbox ~]$ type cp
cp is /bin/cp
Here we see the results for three different commands. Notice the
one for ls (taken from a Fedora system) and how the ls command is</text:p>
      <text:p>actually an alias for the ls command with the --color=tty option added.
Now we know why the output from ls is displayed in color!
which—Display an Executable’s Location
Sometimes there is more than one version of an executable program
installed on a system. While this is not common on desktop systems, it’s
not unusual on larger servers. To determine the exact location of a given
executable, the which command is used.
[me@linuxbox ~]$ which ls
/bin/ls
which works only for executable programs, not builtins or aliases that
are substitutes for actual executable programs. When we try to use which
on a shell builtin—for example, cd—we either get no response or get an
error message.
[me@linuxbox ~]$ which cd
/usr/bin/which: no cd in
(/usr/local/bin:/usr/bin:/bin:/usr/local/games:/usr/games)
This result is a fancy way of saying “command not found.”
Getting a Command’s Documentation
With this knowledge of what a command is, we can now search for the
documentation available for each kind of command.
help—Get Help for Shell Builtins
bash has a built-in help facility available for each of the shell builtins. To
use it, type help followed by the name of the shell builtin. Here’s an
example:
[me@linuxbox ~]$ help cd
cd: cd [-L|[-P [-e]] [-@]] [dir]
    Change the shell working directory.</text:p>
      <text:p>Change the current directory to DIR.  The default DIR is the value of the
    HOME shell variable.
    
    The variable CDPATH defines the search path for the directory containing
    DIR.  Alternative directory names in CDPATH are separated by a colon (:).
    A null directory name is the same as the current directory.  If DIR begins
    with a slash (/), then CDPATH is not used.
    
    If the directory is not found, and the shell option `cdable_vars' is set,
    the word is assumed to be a variable name.  If that variable has a value,
    its value is used for DIR.
    
    Options:
        -L  force symbolic links to be followed: resolve symbolic links in
        DIR after processing instances of `..'
        -P  use the physical directory structure without following symbolic
        links: resolve symbolic links in DIR before processing instances
        of `..'
        -e  if the -P option is supplied, and the current working directory
        cannot be determined successfully, exit with a non-zero status
        -@  on systems that support it, present a file with extended attributes
            as a directory containing the file attributes
    
    The default is to follow symbolic links, as if `-L' were specified.
    `..' is processed by removing the immediately previous pathname component
    back to a slash or the beginning of DIR.
    
    Exit Status:
    Returns 0 if the directory is changed, and if $PWD is set successfully when
    -P is used; non-zero otherwise..
A note on notation: When square brackets appear in the
description of a command’s syntax, they indicate optional items. A
vertical bar character indicates mutually exclusive items. In the case of
the cd command above:
cd [-L|[-P[-e]]] [dir]
This notation says that the command cd may be followed optionally
by either a -L or a -P and further, if the -P option is specified the -e
option may also be included followed by the optional argument dir.
While the output of help for the cd commands is concise and accurate,
it is by no means tutorial and as we can see, it also seems to mention a
lot of things we haven’t talked about yet! Don’t worry. We’ll get there.
--help—Display Usage Information</text:p>
      <text:p>Many executable programs support a --help option that displays a
description of the command’s supported syntax and options. For
example:
[me@linuxbox ~]$ mkdir --help
Usage: mkdir [OPTION] DIRECTORY...
Create the DIRECTORY(ies), if they do not already exist.
  -Z, --context=CONTEXT (SELinux) set security context to CONTEXT
Mandatory arguments to long options are mandatory for short options too.
  -m, --mode=MODE   set file mode (as in chmod), not a=rwx – umask
  -p, --parents     no error if existing, make parent directories as
                    needed
  -v, --verbose     print a message for each created directory
      --help        display this help and exit
      --version     output version information and exit
Report bugs to &lt;bug-coreutils@gnu.org&gt;.
Some programs don’t support the --help option, but try it anyway.
Often it results in an error message that will reveal the same usage
information.
man—Display a Program’s Manual Page
Most executable programs intended for command line use provide a
formal piece of documentation called a manual or man page. A special
paging program called man is used to view them. It is used like this:
man program
where program is the name of the command to view.
Man pages vary somewhat in format but generally contain the
following:
A title (the page’s name)
A synopsis of the command’s syntax
A description of the command’s purpose
A listing and description of each of the command’s options
Man pages, however, do not usually include examples and are
intended as a reference, not a tutorial. As an example, let’s try viewing</text:p>
      <text:p>the man page for the ls command.
[me@linuxbox ~]$ man ls
On most Linux systems, man uses less to display the manual page, so
all of the familiar less commands work while displaying the page.
The “manual” that man displays is broken into sections and covers not
only user commands but also system administration commands,
programming interfaces, file formats, and more. Table 5-1 describes the
layout of the manual.
Table 5-1: Man Page Organization
SectionContents
1
User commands
2
Programming interfaces for kernel system calls
3
Programming interfaces to the C library
4
Special files such as device nodes and drivers
5
File formats
6
Games and amusements such as screen savers
7
Miscellaneous
8
System administration commands
Sometimes we need to refer to a specific section of the manual to
find what we are looking for. This is particularly true if we are looking
for a file format that is also the name of a command. Without specifying
a section number, we will always get the first instance of a match,
probably in section 1. To specify a section number, we use man like this:
man section search_term
Here’s an example:
[me@linuxbox ~]$ man 5 passwd</text:p>
      <text:p>This will display the man page describing the file format of the
/etc/passwd file.
apropos—Display Appropriate Commands
It is also possible to search the list of man pages for possible matches
based on a search term. It’s crude but sometimes helpful. Here is an
example of a search for man pages using the search term partition:
[me@linuxbox ~]$ apropos partition
addpart (8)          - simple wrapper around the "add partition" ioctl
all-swaps (7)        - event signalling that all swap partitions have been ac...
cfdisk (8)           - display or manipulate disk partition table
cgdisk (8)           - Curses-based GUID partition table (GPT) manipulator
delpart (8)          - simple wrapper around the "del partition" ioctl
fdisk (8)            - manipulate disk partition table
fixparts (8)         - MBR partition table repair utility
gdisk (8)            - Interactive GUID partition table (GPT) manipulator
mpartition (1)       - partition an MSDOS hard disk
partprobe (8)        - inform the OS of partition table changes
partx (8)            - tell the Linux kernel about the presence and numbering...
resizepart (8)       - simple wrapper around the "resize partition" ioctl
sfdisk (8)           - partition table manipulator for Linux
sgdisk (8)           - Command-line GUID partition table (GPT) manipulator fo..
The first field in each line of output is the name of the man page,
and the second field shows the section. Note that the man command with
the -k option performs the same function as apropos.
whatis—Display One-line Manual Page Descriptions
The whatis program displays the name and a one-line description of a
man page matching a specified keyword.
[me@linuxbox ~]$ whatis ls
ls                  (1)  - list directory contents
THE MOST BRUTAL MAN PAGE OF THEM ALL
As we have seen, the manual pages supplied with Linux and other
Unix-like systems are intended as reference documentation and
not as tutorials. Many man pages are hard to read, but I think the</text:p>
      <text:p>grand prize for difficulty has got to go to the man page for bash. As
I was doing research for this book, I gave the bash man page careful
review to ensure that I was covering most of its topics. When
printed, it’s more than 80 pages long and extremely dense, and its
structure makes absolutely no sense to a new user.
On the other hand, it is very accurate and concise, as well as
being extremely complete. So check it out if you dare and look
forward to the day when you can read it and it all makes sense.
info—Display a Program’s Info Entry
The GNU Project provides an alternative to man pages for their
programs, called info. Info manuals are displayed with a reader program
named, appropriately enough, info. Info pages are hyperlinked much like
web pages. Here is a sample:
File: coreutils.info,  Node: ls invocation,  Next: dir invocation, Up:
Directory listing
10.1 `ls': List directory contents
==================================
The `ls' program lists information about files (of any type, including
directories).  Options and file arguments can be intermixed arbitrarily, as
usual.
   For non-option command-line arguments that are directories, by default `ls'
lists the contents of directories, not recursively, and omitting files with
names beginning with `.'.  For other non-option arguments, by default `ls'
lists just the filename.  If no non-option argument is specified, `ls'
operates on the current directory, acting as if it had been invoked with a
single argument of `.'.
   By default, the output is sorted alphabetically, according to the
--zz-Info: (coreutils.info.gz)ls invocation, 63 lines --Top----------
The info program reads info files, which are tree structured into
individual nodes, each containing a single topic. Info files contain
hyperlinks that can move you from node to node. A hyperlink can be
identified by its leading asterisk and is activated by placing the cursor
upon it and pressing ENTER.</text:p>
      <text:p>To invoke info, type info followed optionally by the name of a
program. Table 5-2 describes the commands used to control the reader
while displaying an info page.
Table 5-2: info Commands
Command
Action
?
Display command help
PAGE UP or
BACKSPACE
Display previous page
PAGE DOWN or
spacebar
Display next page
n
Next—display the next node
p
Previous—display the previous node
U
Up—display the parent node of the currently
displayed node, usually a menu
ENTER
Follow the hyperlink at the cursor location
Q
Quit
Most of the command line programs we have discussed so far are
part of the GNU Project’s coreutils package, so typing the following:
[me@linuxbox ~]$ info coreutils
will display a menu page with hyperlinks to each program contained in
the coreutils package.
README and Other Program Documentation Files
Many software packages installed on your system have documentation
files residing in the /usr/share/doc directory. Most of these are stored in
ordinary text format and can be viewed with the less command. Some of
the files are in HTML format and can be viewed with a web browser.
We may encounter some files ending with a .gz extension. This indicates</text:p>
      <text:p>that they have been compressed with the gzip compression program.
The gzip package includes a special version of less called zless that will
display the contents of gzip-compressed text files.
Creating Our Own Commands with alias
Now for our first experience with programming! We will create a
command of our own using the alias command. But before we start, we
need to reveal a small command line trick. It’s possible to put more than
one command on a line by separating each command with a semicolon.
It works like this:
command1; command2; command3...
Here’s the example we will use:
[me@linuxbox ~]$ cd /usr; ls; cd -
bin  games  include  lib  local  sbin  share  src
/home/me
[me@linuxbox ~]$
As we can see, we have combined three commands on one line. First
we change the current working directory to /usr, then list the directory,
and finally return to the original directory (by using cd -) so we end up
where we started. Now let’s turn this sequence into a new command
using alias. The first thing we have to do is dream up a name for our
new command. Let’s try test. Before we do that, it would be a good idea
to find out whether the name test is already being used. To find out, we
can use the type command again.
[me@linuxbox ~]$ type test
test is a shell builtin
Oops! The name test is already taken. Let’s try foo.
[me@linuxbox ~]$ type foo
bash: type: foo: not found
Great! foo is not taken. So, let’s create our alias.</text:p>
      <text:p>[me@linuxbox ~]$ alias foo='cd /usr; ls; cd -'
Notice the structure of this command, shown here:
alias name='string'
After the command alias, we give our alias a name followed
immediately (no whitespace allowed) by an equal sign, followed
immediately by a quoted string containing the meaning to be assigned
to the name. After we define our alias, we can use it anywhere the shell
would expect a command. Let’s try it.
[me@linuxbox ~]$ foo
bin  games  include  lib  local  sbin  share  src
/home/me
[me@linuxbox ~]$
We can also use the type command again to see our alias.
[me@linuxbox ~]$ type foo
foo is aliased to `cd /usr; ls; cd -'
To remove an alias, the unalias command is used, like so:
[me@linuxbox ~]$ unalias foo
[me@linuxbox ~]$ type foo
bash: type: foo: not found
While we purposefully avoided naming our alias with an existing
command name, it is not uncommon to do so. This is often done to
apply a commonly desired option to each invocation of a common
command. For instance, we saw earlier how the ls command is often
aliased to add color support.
[me@linuxbox ~]$ type ls
ls is aliased to `ls --color=tty'
To see all the aliases defined in the environment, use the alias
command without arguments. Here are some of the aliases defined by
default on a Fedora system. Try to figure out what they all do.</text:p>
      <text:p>[me@linuxbox ~]$ alias
alias l.='ls -d .* --color=tty'
alias ll='ls -l --color=tty'
alias ls='ls --color=tty'
There is one tiny problem with defining aliases on the command
line. They vanish when your shell session ends. In Chapter 11, we will
see how to add our own aliases to the files that establish the
environment each time we log on, but for now, enjoy the fact that we
have taken our first, albeit tiny, step into the world of shell
programming!
Summing Up
Now that we have learned how to find the documentation for
commands, look up the documentation for all the commands we have
encountered so far. Study what additional options are available and try
them!
OceanofPDF.com</text:p>
      <text:p>6
REDIRECTION
In this lesson we are going to unleash what may be the coolest feature of
the command line. It’s called I/O redirection. The “I/O” stands for
input/output, and with this facility you can redirect the input and output
of commands
to and from files, as well as connect multiple commands together into
powerful command pipelines. To show off this facility, we will introduce
the following commands:
cat Concatenate files
sort Sort lines of text
uniq Report or omit repeated lines
grep Print lines matching a pattern
wc Print newline, word, and byte counts for each file
head Output the first part of a file
tail Output the last part of a file
tee Read from standard input and write to standard output and files
Standard Input, Output, and Error</text:p>
      <text:p>Many of the programs that we have used so far produce output of some
kind. This output often consists of two types.
The program’s results; that is, the data the program is designed to
produce
Status and error messages that tell us how the program is getting
along
If we look at a command like ls, we can see that it displays its results
and its error messages on the screen.
Keeping with the Unix theme of “everything is a file,” programs such
as ls actually send their results to a special file called standard output
(often expressed as stdout) and their status messages to another file called
standard error (stderr). By default, both standard output and standard
error are linked to the screen and not saved into a disk file.
In addition, many programs take input from a facility called standard
input (stdin), which is, by default, attached to the keyboard.
I/O redirection allows us to change where output goes and where
input comes from. Normally, output goes to the screen and input comes
from the keyboard, but with I/O redirection, we can change that.
Redirecting Standard Output
I/O redirection allows us to redefine where standard output goes. To
redirect standard output to another file instead of the screen, we use the
&gt; redirection operator followed by the name of the file. Why would we
want to do this? It’s often useful to store the output of a command in a
file. For example, we could tell the shell to send the output of the ls
command to the file ls-output.txt instead of the screen.
[me@linuxbox ~]$ ls -l /usr/bin &gt; ls-output.txt
Here, we created a long listing of the /usr/bin directory and sent the
results to the file ls-output.txt. Let’s examine the redirected output of the
command, shown here:</text:p>
      <text:p>[me@linuxbox ~]$ ls -l ls-output.txt
-rw-rw-r-- 1 me   me   167878 2018-02-01 15:07 ls-output.txt
Good—a nice, large, text file. If we look at the file with less, we will
see that the file ls-output.txt does indeed contain the results from our ls
command.
[me@linuxbox ~]$ less ls-output.txt
Now, let’s repeat our redirection test, but this time with a twist. We’ll
change the name of the directory to one that does not exist.
[me@linuxbox ~]$ ls -l /bin/usr &gt; ls-output.txt
ls: cannot access /bin/usr: No such file or directory
We received an error message. This makes sense since we specified
the nonexistent directory /bin/usr, but why was the error message
displayed on the screen rather than being redirected to the file ls-
output.txt? The answer is that the ls program does not send its error
messages to standard output. Instead, like most well-written Unix
programs, it sends its error messages to standard error. Because we
redirected only standard output and not standard error, the error
message was still sent to the screen. We’ll see how to redirect standard
error in just a minute, but first let’s look at what happened to our output
file.
[me@linuxbox ~]$ ls -l ls-output.txt
-rw-rw-r-- 1 me   me   0 2018-02-01 15:08 ls-output.txt
The file now has zero length! This is because when we redirect
output with the &gt; redirection operator, the destination file is always
rewritten from the beginning. Because our ls command generated no
results and only an error message, the redirection operation started to
rewrite the file and then stopped because of the error, resulting in its
truncation. In fact, if we ever need to actually truncate a file (or create a
new, empty file), we can use a trick like this:
[me@linuxbox ~]$ &gt; ls-output.txt</text:p>
      <text:p>Simply using the redirection operator with no command preceding it
will truncate an existing file or create a new, empty file.
So, how can we append redirected output to a file instead of
overwriting the file from the beginning? For that, we use the &gt;&gt;
redirection operator, like so:
[me@linuxbox ~]$ ls -l /usr/bin &gt;&gt; ls-output.txt
Using the &gt;&gt; operator will result in the output being appended to the
file. If the file does not already exist, it is created just as though the &gt;
operator had been used. Let’s put it to the test.
[me@linuxbox ~]$ ls -l /usr/bin &gt;&gt; ls-output.txt
[me@linuxbox ~]$ ls -l /usr/bin &gt;&gt; ls-output.txt
[me@linuxbox ~]$ ls -l /usr/bin &gt;&gt; ls-output.txt
[me@linuxbox ~]$ ls -l ls-output.txt
-rw-rw-r-- 1 me   me   503634 2018-02-01 15:45 ls-output.txt
We repeated the command three times, resulting in an output file
three times as large.
Redirecting Standard Error
Redirecting standard error lacks the ease of a dedicated redirection
operator. To redirect standard error, we must refer to its file descriptor. A
program can produce output on any of several numbered file streams.
While we have referred to the first three of these file streams as
standard input, output, and error, the shell references them internally as
file descriptors 0, 1, and 2, respectively. The shell provides a notation for
redirecting files using the file descriptor number. Because standard error
is the same as file descriptor number 2, we can redirect standard error
with this notation:
[me@linuxbox ~]$ ls -l /bin/usr 2&gt; ls-error.txt
The file descriptor 2 is placed immediately before the redirection
operator to perform the redirection of standard error to the file ls-
error.txt.</text:p>
      <text:p>Redirecting Standard Output and Standard Error to
One File
There are cases in which we may want to capture all of the output of a
command to a single file. To do this, we must redirect both standard
output and standard error at the same time. There are two ways to do
this. Shown here is the traditional way, which works with old versions of
the shell:
[me@linuxbox ~]$ ls -l /bin/usr &gt; ls-output.txt 2&gt;&amp;1
Using this method, we perform two redirections. First we redirect
standard output to the file ls-output.txt, and then we redirect file
descriptor 2 (standard error) to file descriptor 1 (standard output) using
the notation 2&gt;&amp;1.
NOTICE THAT THE ORDER OF THE REDIRECTIONS IS SIGNIFICANT
The redirection of standard error must always occur after
redirecting standard output or it doesn’t work. The following
example redirects standard error to the file ls-output.txt:
&gt;ls-output.txt 2&gt;&amp;1
If the order is changed to the following, then standard error is
directed to the screen:
2&gt;&amp;1 &gt;ls-output.txt
Recent versions of bash provide a second, more streamlined method
for performing this combined redirection, shown here:
[me@linuxbox ~]$ ls -l /bin/usr &amp;&gt; ls-output.txt
In this example, we use the single notation &amp;&gt; to redirect both
standard output and standard error to the file ls-output.txt. You may also</text:p>
      <text:p>append the standard output and standard error streams to a single file
like so:
[me@linuxbox ~]$ ls -l /bin/usr &amp;&gt;&gt; ls-output.txt
Disposing of Unwanted Output
Sometimes “silence is golden” and we don’t want output from a
command; we just want to throw it away. This applies particularly to
error and status messages. The system provides a way to do this by
redirecting output to a special file called /dev/null. This file is a system
device often referred to as a bit bucket, which accepts input and does
nothing with it. To suppress error messages from a command, we do
this:
[me@linuxbox ~]$ ls -l /bin/usr 2&gt; /dev/null
/DEV/NULL IN UNIX CULTURE
The bit bucket is an ancient Unix concept, and because of its
universality, it has appeared in many parts of Unix culture. When
someone says they are sending your comments to /dev/null, now
you know what it means. For more examples, see the Wikipedia
article on /dev/null.
Redirecting Standard Input
Up to now, we haven’t encountered any commands that make use of
standard input (actually we have, but we’ll reveal that surprise a little bit
later), so we need to introduce one.
cat: Concatenate Files</text:p>
      <text:p>The cat command reads one or more files and copies them to standard
output like so:
cat filename
In most cases, you can think of cat as being analogous to the TYPE
command in DOS. You can use it to display files without paging. For
example, the following will display the contents of the file ls-output.txt:
[me@linuxbox ~]$ cat ls-output.txt
cat is often used to display short text files. Because cat can accept
more than one file as an argument, it can also be used to join files
together. Suppose we have downloaded a large file that has been split
into multiple parts (multimedia files are often split this way on Usenet),
and we want to join them back together. If the files were named as
follows:
movie.mpeg.001 movie.mpeg.002 ... movie.mpeg.099
we could join them back together with this command:
cat movie.mpeg.0* &gt; movie.mpeg
Because wildcards always expand in sorted order, the arguments will
be arranged in the correct order.
This is all well and good, but what does this have to do with standard
input? Nothing yet, but let’s try something else. What happens if we
enter cat with no arguments?
[me@linuxbox ~]$ cat
Nothing happens; it just sits there like it’s hung. It might seem that
way, but it’s really doing exactly what it’s supposed to do.
If cat is not given any arguments, it reads from standard input, and
since standard input is, by default, attached to the keyboard, it’s waiting
for us to type something! Try adding the following text and pressing
ENTER:</text:p>
      <text:p>[me@linuxbox ~]$ cat
The quick brown fox jumped over the lazy dog.
Next, type CTRL-D (i.e., hold down the CTRL key and press D) to tell
cat that it has reached end of file (EOF) on standard input.
[me@linuxbox ~]$ cat
The quick brown fox jumped over the lazy dog.
The quick brown fox jumped over the lazy dog.
In the absence of filename arguments, cat copies standard input to
standard output, so we see our line of text repeated. We can use this
behavior to create short text files. Let’s say we wanted to create a file
called lazy_dog.txt containing the text in our example. We would do this:
[me@linuxbox ~]$ cat &gt; lazy_dog.txt
The quick brown fox jumped over the lazy dog.
Type the command followed by the text we want to place in the file.
Remember to type CTRL-D at the end. Using the command line, we
have implemented the world’s dumbest word processor! To see our
results, we can use cat to copy the file to stdout again.
[me@linuxbox ~]$ cat lazy_dog.txt
The quick brown fox jumped over the lazy dog.
Now that we know how cat accepts standard input, in addition to
filename arguments, let’s try redirecting standard input.
[me@linuxbox ~]$ cat &lt; lazy_dog.txt
The quick brown fox jumped over the lazy dog.
Using the &lt; redirection operator, we change the source of standard
input from the keyboard to the file lazy_dog.txt. We see that the result is
the same as passing a single filename argument. This is not particularly
useful compared to passing a filename argument, but it serves to
demonstrate using a file as a source of standard input. Other commands
make better use of standard input, as we will soon see.
Before we move on, check out the man page for cat because it has
several interesting options.</text:p>
      <text:p>Pipelines
The capability of commands to read data from standard input and send
to standard output is utilized by a shell feature called pipelines. Using the
pipe operator |, the standard output of one command can be piped into
the standard input of another.
command1 | command2
To fully demonstrate this, we are going to need some commands.
Remember how we said there was one we already knew that accepts
standard input? It’s less. We can use less to display, page by page, the
output of any command that sends its results to standard output.
[me@linuxbox ~]$ ls -l /usr/bin | less
This is extremely handy! Using this technique, we can conveniently
examine the output of any command that produces standard output.
Filters
Pipelines are often used to perform complex operations on data. It is
possible to put several commands together into a pipeline. Frequently,
the commands used this way are referred to as filters. Filters take input,
change it somehow, and then output it. The first one we will try is sort.
Imagine we wanted to make a combined list of all the executable
programs in /bin and /usr/bin, put them in sorted order, and view the
resulting list.
[me@linuxbox ~]$ ls /bin /usr/bin | sort | less
Because we specified two directories (/bin and /usr/bin), the output of
ls would have consisted of two sorted lists, one for each directory. By
including sort in our pipeline, we changed the data to produce a single,
sorted list.
THE DIFFERENCE BETWEEN &gt; AND |</text:p>
      <text:p>At first glance, it may be hard to understand the redirection
performed by the pipeline operator | versus the redirection
operator &gt;. Simply put, the redirection operator connects a
command with a file, while the pipeline operator connects the
output of one command with the input of a second command.
command1 &gt; file1
command1 | command2
A lot of people will try the following when they are learning
about pipelines, “just to see what happens”:
command1 &gt; command2
Answer: sometimes something really bad.
Here is an actual example submitted by a reader who was
administering a Linux-based server appliance. As the superuser, he
did this:
# cd /usr/bin
# ls &gt; less
The first command put him in the directory where most
programs are stored, and the second command told the shell to
overwrite the file less with the output of the ls command. Since the
/usr/bin directory already contained a file named less (the less
program), the second command overwrote the less program file
with the text from ls, thus destroying the less program on his
system.
The lesson here is that the redirection operator silently creates
or overwrites files, so you need to treat it with a lot of respect.
uniq: Report or Omit Repeated Lines
The uniq command is often used in conjunction with sort. uniq accepts a
sorted list of data from either standard input or a single filename
argument (see the uniq man page for details) and, by default, removes</text:p>
      <text:p>any duplicates from the list. So, to make sure our list has no duplicates
(that is, any programs of the same name that appear in both the /bin and
/usr/bin directories), we will add uniq to our pipeline.
[me@linuxbox ~]$ ls /bin /usr/bin | sort | uniq | less
In this example, we use uniq to remove any duplicates from the
output of the sort command. If we want to see the list of duplicates
instead, we add the -d option to uniq like so:
[me@linuxbox ~]$ ls /bin /usr/bin | sort | uniq -d | less
wc: Print Line, Word, and Byte Counts
The wc (word count) command is used to display the number of lines,
words, and bytes contained in files. Here’s an example:
[me@linuxbox ~]$ wc ls-output.txt
 7902  64566 503634 ls-output.txt
In this case, it prints out three numbers: lines, words, and bytes
contained in ls-output.txt. Like our previous commands, if executed
without command line arguments, wc accepts standard input. The -l
option limits its output to report only lines. Adding it to a pipeline is a
handy way to count things. To see the number of items we have in our
sorted list, we can do this:
[me@linuxbox ~]$ ls /bin /usr/bin | sort | uniq | wc -l
2728
grep: Print Lines Matching a Pattern
grep is a powerful program used to find text patterns within files. It’s
used like this:
grep pattern filename</text:p>
      <text:p>When grep encounters a “pattern” in the file, it prints out the lines
containing it. The patterns that grep can match can be very complex, but
for now we will concentrate on simple text matches. We’ll cover the
advanced patterns, called regular expressions, in Chapter 19.
Suppose we wanted to find all the files in our list of programs that
had the word zip embedded in the name. Such a search might give us an
idea of some of the programs on our system that had something to do
with file compression. We would do this:
[me@linuxbox ~]$ ls /bin /usr/bin | sort | uniq | grep zip
bunzip2
bzip2
gunzip
gzip
unzip
zip
zipcloak
zipgrep
zipinfo
zipnote
zipsplit
There are a couple of handy options for grep.
-i, which causes grep to ignore case when performing the search
(normally searches are case sensitive)
-v, which tells grep to print only those lines that do not match the
pattern
head/tail: Print First/Last Part of Files
Sometimes you don’t want all the output from a command. You might
want only the first few lines or the last few lines. The head command
prints the first 10 lines of a file, and the tail command prints the last 10
lines. By default, both commands print 10 lines of text, but this can be
adjusted with the -n option.
[me@linuxbox ~]$ head -n 5 ls-output.txt
total 343496
-rwxr-xr-x 1 root root       31316 2017-12-05 08:58 [
-rwxr-xr-x 1 root root        8240 2017-12-09 13:39 411toppm
-rwxr-xr-x 1 root root      111276 2017-11-26 14:27 a2p
-rwxr-xr-x 1 root root       25368 2016-10-06 20:16 a52dec</text:p>
      <text:p>[me@linuxbox ~]$ tail -n 5 ls-output.txt
-rwxr-xr-x 1 root root        5234 2017-06-27 10:56 znew
-rwxr-xr-x 1 root root         691 2015-09-10 04:21 zonetab2pot.py
-rw-r--r-- 1 root root         930 2017-11-01 12:23 zonetab2pot.pyc
-rw-r--r-- 1 root root         930 2017-11-01 12:23 zonetab2pot.pyo
lrwxrwxrwx 1 root root           6 2016-01-31 05:22 zsoelim -&gt; soelim
These can be used in pipelines as well:
[me@linuxbox ~]$ ls /usr/bin | tail -n 5
znew
zonetab2pot.py
zonetab2pot.pyc
zonetab2pot.pyo
zsoelim
tail has an option that allows you to view files in real time. This is
useful for watching the progress of log files as they are being written. In
the following example, we will look at the messages file in /var/log (or the
/var/log/syslog file if messages is missing). Superuser privileges are
required to do this on some Linux distributions because the
/var/log/messages file might contain security information.
[me@linuxbox ~]$ tail -f /var/log/messages
Feb  8 13:40:05 twin4 dhclient: DHCPACK from 192.168.1.1
Feb  8 13:40:05 twin4 dhclient: bound to 192.168.1.4 -- renewal in 1652 seconds.
Feb  8 13:55:32 twin4 mountd[3953]: /var/NFSv4/musicbox exported to both
192.168.1.0/24 and
twin7.localdomain in 192.168.1.0/24,twin7.localdomain
Feb  8 14:07:37 twin4 dhclient: DHCPREQUEST on eth0 to 192.168.1.1 port 67
Feb  8 14:07:37 twin4 dhclient: DHCPACK from 192.168.1.1
Feb  8 14:07:37 twin4 dhclient: bound to 192.168.1.4 -- renewal in 1771 seconds.
Feb  8 14:09:56 twin4 smartd[3468]: Device: /dev/hda, SMART Prefailure Attribute:
8 Seek_Time_
Performance changed from 237 to 236
Feb  8 14:10:37 twin4 mountd[3953]: /var/NFSv4/musicbox exported to both
192.168.1.0/24 and
twin7.localdomain in 192.168.1.0/24,twin7.localdomain
Feb  8 14:25:07 twin4 sshd(pam_unix)[29234]: session opened for user me by
(uid=0)
Feb  8 14:25:36 twin4 su(pam_unix)[29279]: session opened for user root by
me(uid=500)
Using the -f option, tail continues to monitor the file, and when new
lines are appended, they immediately appear on the display. This
continues until you type CTRL-C.</text:p>
      <text:p>tee: Read from Stdin and Output to Stdout and Files
In keeping with our plumbing metaphor, Linux provides a command
called tee that creates a “tee” fitting on our pipe. The tee program reads
standard input and copies it to both standard output (allowing the data
to continue down the pipeline) and to one or more files. This is useful
for capturing a pipeline’s contents at an intermediate stage of
processing. Here we repeat one of our earlier examples, this time
including tee to capture the entire directory listing to the file ls.txt
before grep filters the pipeline’s contents:
[me@linuxbox ~]$ ls /usr/bin | tee ls.txt | grep zip
bunzip2
bzip2
gunzip
gzip
unzip
zip
zipcloak
zipgrep
zipinfo
zipnote
zipsplit
Summing Up
As always, check out the documentation of each of the commands we
have covered in this chapter. We have seen only their most basic usage.
They all have a number of interesting options. As we gain Linux
experience, we will see that the redirection feature of the command line
is extremely useful for solving specialized problems. There are many
commands that make use of standard input and output, and almost all
command line programs use standard error to display their informative
messages.
LINUX IS ABOUT IMAGINATION
When I am asked to explain the difference between Windows and
Linux, I often use a toy analogy.</text:p>
      <text:p>Windows is like a Game Boy. You go to the store and buy one
all shiny new in the box. You take it home, turn it on, and play with
it. Pretty graphics, cute sounds. After a while, though, you get tired
of the game that came with it, so you go back to the store and buy
another one. This cycle repeats over and over. Finally, you go back
to the store and say to the person behind the counter, “I want a
game that does this!” only to be told that no such game exists
because there is no “market demand” for it. Then you say, “But I
only need to change this one thing!” The person behind the
counter says you can’t change it. The games are all sealed up in
their cartridges. You discover that your toy is limited to the games
that others have decided you need.
Linux, on the other hand, is like the world’s largest Erector Set.
You open it, and it’s just a huge collection of parts. There’s a lot of
steel struts, screws, nuts, gears, pulleys, motors, and a few
suggestions on what to build. So, you start to play with it. You
build one of the suggestions and then another. After a while you
discover that you have your own ideas of what to make. You don’t
ever have to go back to the store, as you already have everything
you need. The Erector Set takes on the shape of your imagination.
It does what you want.
Your choice of toys is, of course, a personal thing, so which toy
would you find more satisfying?
OceanofPDF.com</text:p>
      <text:p>7
SEEING THE WORLD AS THE SHELL SEES IT
In this chapter, we are going to look at some of the “magic” that occurs
on the command line when we press the ENTER key. While we will
examine several interesting and complex features of the shell, we will do
it with just one new command:
echo Display a line of text
Expansion
Each time we type a command and press the ENTER key, bash performs
several substitutions upon the text before it carries out our command.
We have seen a couple of cases of how a simple character sequence, for
example *, can have a lot of meaning to the shell. The process that
makes this happen is called expansion. With expansion, we enter
something, and it is expanded into something else before the shell acts
upon it. To demonstrate what we mean by this, let’s take a look at the
echo command. echo is a shell builtin that performs a very simple task. It
prints its text arguments on standard output.
[me@linuxbox ~]$ echo this is a test
this is a test</text:p>
      <text:p>That’s pretty straightforward. Any argument passed to echo gets
displayed. Let’s try another example.
[me@linuxbox ~]$ echo *
Desktop Documents ls-output.txt Music Pictures Public Templates Videos
So what just happened? Why didn’t echo print *? As we recall from
our work with wildcards, the * character means match any characters in
a filename, but what we didn’t see in our original discussion was how the
shell does that. The simple answer is that the shell expands the * into
something else (in this instance, the names of the files in the current
working directory) before the echo command is executed. When the
ENTER key is pressed, the shell automatically expands any qualifying
characters on the command line before the command is carried out, so
the echo command never saw the  *, only its expanded result. Knowing
this, we can see that echo behaved as expected.
Pathname Expansion
The mechanism by which wildcards work is called pathname expansion. If
we try some of the techniques that we employed in earlier chapters, we
will see that they are really expansions. Given a home directory that
looks like this:
[me@linuxbox ~]$ ls
Desktop    ls-output.txt  Pictures  Templates
Documents  Music          Public    Videos
we could carry out the following expansions:
[me@linuxbox ~]$ echo D*
Desktop Documents
and this:
[me@linuxbox ~]$ echo *s
Documents Pictures Templates Videos
or even this:</text:p>
      <text:p>[me@linuxbox ~]$ echo [[:upper:]]*
Desktop Documents Music Pictures Public Templates Videos
and looking beyond our home directory, we could do this:
[me@linuxbox ~]$ echo /usr/*/share
/usr/kerberos/share /usr/local/share
PATHNAME EXPANSION OF HIDDEN FILES
As we know, filenames that begin with a period character are
hidden. Pathname expansion also respects this behavior. An
expansion such as the following does not reveal hidden files:
echo *
It might appear at first glance that we could include hidden files
in an expansion by starting the pattern with a leading period, like
this:
echo .*
It almost works. However, if we examine the results closely, we
will see that the names . and .. will also appear in the results.
Because these names refer to the current working directory and its
parent directory, using this pattern will likely produce an incorrect
result. We can see this if we try the following command:
ls -d .* | less
To better perform pathname expansion in this situation, we
have to employ a more specific pattern.
echo .[!.]*
This pattern expands into every filename that begins with only
one period followed by any other characters. This will work
correctly with most hidden files (though it still won’t include
filenames with multiple leading periods). The ls command with</text:p>
      <text:p>the -A option (“almost all”) will provide a correct listing of hidden
files.
ls -A
Tilde Expansion
As we may recall from our introduction to the cd command, the tilde
character (~) has a special meaning. When used at the beginning of a
word, it expands into the name of the home directory of the named user
or, if no user is named, the home directory of the current user.
[me@linuxbox ~]$ echo ~
/home/me
If user “foo” has an account, then it expands into this:
[me@linuxbox ~]$ echo ~foo
/home/foo
Arithmetic Expansion
The shell allows arithmetic to be performed by expansion. This allows
us to use the shell prompt as a calculator.
[me@linuxbox ~]$ echo $((2 + 2))
4
Arithmetic expansion uses the following form:
$((expression))
where expression is an arithmetic expression consisting of values and
arithmetic operators.</text:p>
      <text:p>Arithmetic expansion supports only integers (whole numbers, no
decimals) but can perform quite a number of different operations. Table
7-1 describes a few of the supported operators.
Table 7-1: Arithmetic Operators
OperatorDescription
+
Addition
-
Subtraction
*
Multiplication
/
Division (but remember, since expansion supports only
integer arithmetic, results are integers)
%
Modulo, which simply means “remainder”
**
Exponentiation
Spaces are not significant in arithmetic expressions, and expressions
may be nested. For example, to multiply 5 squared by 3, we can use this:
[me@linuxbox ~]$ echo $(($((5**2)) * 3))
75
Single parentheses may be used to group multiple subexpressions.
With this technique, we can rewrite the previous example and get the
same result using a single expansion instead of two.
[me@linuxbox ~]$ echo $(((5**2) * 3))
75
Here is an example using the division and remainder operators.
Notice the effect of integer division.
[me@linuxbox ~]$ echo Five divided by two equals $((5/2))
Five divided by two equals 2
[me@linuxbox ~]$ echo with $((5%2)) left over.
with 1 left over.
Arithmetic expansion is covered in greater detail in Chapter 34.</text:p>
      <text:p>Brace Expansion
Perhaps the strangest expansion is called brace expansion. With it, you
can create multiple text strings from a pattern containing braces. Here’s
an example:
[me@linuxbox ~]$ echo Front-{A,B,C}-Back
Front-A-Back Front-B-Back Front-C-Back
Patterns to be brace expanded may contain a leading portion called a
preamble and a trailing portion called a postscript. The brace expression
itself may contain either a comma-separated list of strings or a range of
integers or single characters. The pattern may not contain unquoted
whitespace. Here is an example using a range of integers:
[me@linuxbox ~]$ echo Number_{1..5}
Number_1 Number_2 Number_3 Number_4 Number_5
In bash version 4.0 and newer, integers may also be zero-padded like
so:
[me@linuxbox ~]$ echo {01..15}
01 02 03 04 05 06 07 08 09 10 11 12 13 14 15
[me@linuxbox ~]$ echo {001..15}
001 002 003 004 005 006 007 008 009 010 011 012 013 014 015
Here is a range of letters in reverse order:
[me@linuxbox ~]$ echo {Z..A}
Z Y X W V U T S R Q P O N M L K J I H G F E D C B A
Brace expansions may be nested.
[me@linuxbox ~]$ echo a{A{1,2},B{3,4}}b
aA1b aA2b aB3b aB4b
So, what is this good for? The most common application is to make
lists of files or directories to be created. For example, if we were
photographers and had a large collection of images that we wanted to
organize into years and months, the first thing we might do is create a
series of directories named in numeric “Year-Month” format. This way,</text:p>
      <text:p>the directory names would sort in chronological order. We could type
out a complete list of directories, but that’s a lot of work, and it’s error-
prone. Instead, we could do this:
[me@linuxbox ~]$ mkdir Photos
[me@linuxbox ~]$ cd Photos
[me@linuxbox Photos]$ mkdir {2007..2009}-{01..12}
[me@linuxbox Photos]$ ls
2007-01  2007-07  2008-01  2008-07  2009-01  2009-07
2007-02  2007-08  2008-02  2008-08  2009-02  2009-08
2007-03  2007-09  2008-03  2008-09  2009-03  2009-09
2007-04  2007-10  2008-04  2008-10  2009-04  2009-10
2007-05  2007-11  2008-05  2008-11  2009-05  2009-11
2007-06  2007-12  2008-06  2008-12  2009-06  2009-12
Pretty slick!
Parameter Expansion
We’re going to touch only briefly on parameter expansion in this
chapter, but we’ll be covering it extensively later. It’s a feature that is
more useful in shell scripts than directly on the command line. Many of
its capabilities have to do with the system’s ability to store small chunks
of data and to give each chunk a name. Many such chunks, more
properly called variables, are available for your examination. For
example, the variable named USER contains your username. To invoke
parameter expansion and reveal the contents of USER, you would do this:
[me@linuxbox ~]$ echo $USER
me
To see a list of available variables, try this:
[me@linuxbox ~]$ printenv | less
You may have noticed that with other types of expansion, if you
mistype a pattern, the expansion will not take place, and the echo
command will simply display the mistyped pattern. With parameter
expansion, if you misspell the name of a variable, the expansion will still
take place but will result in an empty string.</text:p>
      <text:p>[me@linuxbox ~]$ echo $SUER
[me@linuxbox ~]$
Command Substitution
Command substitution allows us to use the output of a command as an
expansion.
[me@linuxbox ~]$ echo $(ls)
Desktop Documents ls-output.txt Music Pictures Public Templates Videos
One of my favorites goes something like this:
[me@linuxbox ~]$ ls -l $(which cp)
-rwxr-xr-x 1 root root 71516 2007-12-05 08:58 /bin/cp
Here we passed the results of which cp as an argument to the ls
command, thereby getting the listing of the cp program without having
to know its full pathname. We are not limited to just simple commands.
Entire pipelines can be used (only partial output is shown here).
[me@linuxbox ~]$ file $(ls -d /usr/bin/* | grep zip)
/usr/bin/bunzip2:      symbolic link to `bzip2'
/usr/bin/bzip2:        ELF 32-bit LSB executable, Intel 80386, version 1
(SYSV), dynamically linked (uses shared libs), for GNU/Linux 2.6.9, stripped
/usr/bin/bzip2recover: ELF 32-bit LSB executable, Intel 80386, version 1
(SYSV), dynamically linked (uses shared libs), for GNU/Linux 2.6.9, stripped
/usr/bin/funzip:       ELF 32-bit LSB executable, Intel 80386, version 1
(SYSV), dynamically linked (uses shared libs), for GNU/Linux 2.6.9, stripped
/usr/bin/gpg-zip:      Bourne shell script text executable
/usr/bin/gunzip:       symbolic link to `../../bin/gunzip'
/usr/bin/gzip:         symbolic link to `../../bin/gzip'
/usr/bin/mzip:         symbolic link to `mtools'
In this example, the results of the pipeline became the argument list
of the file command.
There is an alternate syntax for command substitution in older shell
programs that is also supported in bash. It uses backquotes instead of the
dollar sign and parentheses.
[me@linuxbox ~]$ ls -l `which cp`
-rwxr-xr-x 1 root root 71516 2007-12-05 08:58 /bin/cp</text:p>
      <text:p>Quoting
Now that we’ve seen how many ways the shell can perform expansions,
it’s time to learn how we can control it. Take, for example, the following:
[me@linuxbox ~]$ echo this is a     test
this is a test
or this one:
[me@linuxbox ~]$ echo The total is $100.00
The total is 00.00
In the first example, word splitting by the shell removed extra
whitespace from the echo command’s list of arguments. In the second
example, parameter expansion substituted an empty string for the value
of $1 because it was an undefined variable. The shell provides a
mechanism called quoting to selectively suppress unwanted expansions.
Double Quotes
The first type of quoting we will look at is double quotes. If we place text
inside double quotes, all the special characters used by the shell lose
their special meaning and are treated as ordinary characters. The
exceptions are $ (dollar sign), \ (backslash), and ` (backtick). This means
that word splitting, pathname expansion, tilde expansion, and brace
expansion are suppressed; however, parameter expansion, arithmetic
expansion, and command substitution are still carried out. Using double
quotes, we can cope with filenames containing embedded spaces. Say we
were the unfortunate victim of a file called two  words.txt. If we tried to
use this on the command line, word splitting would cause this to be
treated as two separate arguments rather than the desired single
argument.
[me@linuxbox ~]$ ls -l two words.txt
ls: cannot access two: No such file or directory
ls: cannot access words.txt: No such file or directory</text:p>
      <text:p>By using double quotes, we stop the word splitting and get the
desired result; further, we can even repair the damage.
[me@linuxbox ~]$ ls -l "two words.txt"
-rw-rw-r-- 1 me   me   18 2018-02-20 13:03 two words.txt
[me@linuxbox ~]$ mv "two words.txt" two_words.txt
There! Now we don’t have to keep typing those pesky double quotes.
Remember, 
parameter 
expansion, 
arithmetic 
expansion, 
and
command substitution still take place within double quotes.
[me@linuxbox ~]$ echo "$USER $((2+2)) $(cal)"
me 4    February 2020
Su Mo Tu We Th Fr Sa
                   1
 2  3  4  5  6  7  8
 9 10 11 12 13 14 15
16 17 18 19 20 21 22
23 24 25 26 27 28 29
We should take a moment to look at the effect of double quotes on
command substitution. First let’s look a little deeper at how word
splitting works. In our earlier example, we saw how word splitting
appears to remove extra spaces in our text.
[me@linuxbox ~]$ echo this is a     test
this is a test
By default, word splitting looks for the presence of spaces, tabs, and
newlines (line feed characters) and treats them as delimiters between
words. This means unquoted spaces, tabs, and newlines are not
considered to be part of the text. They serve only as separators. Because
they separate the words into different arguments, our example
command line contains a command followed by four distinct arguments.
If we add double quotes:
[me@linuxbox ~]$ echo "this is a     test"
this is a     test
then word splitting is suppressed and the embedded spaces are not
treated as delimiters; rather, they become part of the argument. Once</text:p>
      <text:p>the double quotes are added, our command line contains a command
followed by a single argument.
The fact that newlines are considered delimiters by the word-
splitting mechanism causes an interesting, albeit subtle, effect on
command substitution. Consider the following:
[me@linuxbox ~]$ echo $(cal)
February 2020 Su Mo Tu We Th Fr Sa 1 2 3 4 5 6 7 8 9 10 11 12 13 14 15 16 17
18 19 20 21 22 23 24 25 26 27 28 29
[me@linuxbox ~]$ echo "$(cal)"
   February 2020
Su Mo Tu We Th Fr Sa
                   1
 2  3  4  5  6  7  8
 9 10 11 12 13 14 15
16 17 18 19 20 21 22
23 24 25 26 27 28 29
In the first instance, the unquoted command substitution resulted in
a command line containing 38 arguments. In the second, it resulted in a
command line with one argument that includes the embedded spaces
and newlines.
Single Quotes
If we need to suppress all expansions, we use single quotes. Here is a
comparison of unquoted, double quotes, and single quotes:
[me@linuxbox ~]$ echo text ~/*.txt {a,b} $(echo foo) $((2+2)) $USER
text /home/me/ls-output.txt a b foo 4 me
[me@linuxbox ~]$ echo "text ~/*.txt {a,b} $(echo foo) $((2+2)) $USER"
text ~/*.txt {a,b} foo 4 me
[me@linuxbox ~]$ echo 'text ~/*.txt {a,b} $(echo foo) $((2+2)) $USER'
text ~/*.txt {a,b} $(echo foo) $((2+2)) $USER
As we can see, with each succeeding level of quoting, more and more
of the expansions are suppressed.
Escaping Characters
Sometimes we want to quote only a single character. To do this, we can
precede a character with a backslash, which in this context is called the</text:p>
      <text:p>escape character. Often this is done inside double quotes to selectively
prevent an expansion.
[me@linuxbox ~]$ echo "The balance for user $USER is: \$5.00"
The balance for user me is: $5.00
It is also common to use escaping to eliminate the special meaning of
a character in a filename. For example, it is possible to use characters in
filenames that normally have special meaning to the shell. These would
include $, !, &amp;, spaces, and others. To include a special character in a
filename, we can do this:
[me@linuxbox ~]$ mv bad\&amp;filename good_filename
To allow a backslash character to appear, escape it by typing \\. Note
that within single quotes, the backslash loses its special meaning and is
treated as an ordinary character.
Backslash Escape Sequences
In addition to its role as the escape character, the backslash is used as
part of a notation to represent certain special characters called control
codes. The first 32 characters in the ASCII coding scheme are used to
transmit commands to Teletype-like devices. Some of these codes are
familiar (tab, backspace, line feed, and carriage return), while others are
not (null, end-of-transmission, and acknowledge).
Table 7-2 lists some of the common backslash escape sequences.
Table 7-2: Backslash Escape Sequences
Escape
sequence
Meaning
\a
Bell (an alert that causes the computer to beep)
\b
Backspace
\n
Newline; on Unix-like systems, this produces a line
feed</text:p>
      <text:p>Escape
sequence
Meaning
\r
Carriage return
\t
Tab
The idea behind this representation using the backslash originated in
the C programming language and has been adopted by many others,
including the shell.
Adding the -e option to echo will enable interpretation of escape
sequences. You can also place them inside $’ ’. Here, using the sleep
command, a simple program that just waits for the specified number of
seconds and then exits, we can create a primitive countdown timer:
sleep 10; echo -e "Time's up\a"
We could also do this:
sleep 10; echo "Time's up" $'\a'
Summing Up
As we move forward with using the shell, we will find that expansions
and quoting will be used with increasing frequency, so it makes sense to
get a good understanding of the way they work. In fact, it could be
argued that they are the most important subjects to learn about the
shell. Without a proper understanding of expansion, the shell will
always be a source of mystery and confusion, with much of its potential
power wasted.
OceanofPDF.com</text:p>
      <text:p>8
ADVANCED KEYBOARD TRICKS
I often kiddingly describe Unix as “the operating system for people who
like to type.” Of course, the fact that it even has a command line is a
testament to that; however, command line users don’t like to type that
much. Why else would so many commands have such short names
like cp, ls, mv, and rm? In fact, one of the most cherished goals of the
command line is laziness—doing the most work with the fewest number
of keystrokes. Another goal is never having to lift your fingers from the
keyboard and reach for the mouse. In this chapter, we will look at bash
features that make keyboard use faster and more efficient.
The following commands will make an appearance:
clear Clear the terminal screen
history Display or manipulate the history list
Command Line Editing
bash uses a library (a shared collection of routines that different
programs can use) called Readline to implement command line editing.
We have already seen some of this. We know, for example, that the
arrow keys move the cursor, but there are many more features. Think of
these as additional tools that we can employ in our work. It’s not</text:p>
      <text:p>important to learn all of them, but many of them are very useful. Pick
and choose as desired.
NOTE
Some of the key sequences covered in this chapter (particularly those that
use the ALT key) may be intercepted by the GUI for other functions. All of
the key sequences should work properly when using a virtual console.
Cursor Movement
Table 8-1 describes the keys used to move the cursor.
Table 8-1: Cursor Movement Commands
Key
Action
CTRL-
A
Move cursor to the beginning of the line.
CTRL-
E
Move cursor to the end of the line.
CTRL-
F
Move cursor forward one character; same as the right arrow key.
CTRL-
B
Move cursor backward one character; same as the left arrow key.
ALT-F Move cursor forward one word.
ALT-B Move cursor backward one word.
CTRL-
L
Clear the screen and move the cursor to the top-left corner. The
clear command does the same thing.
Modifying Text
Because it’s possible we might make a mistake while composing
commands, we need a way to correct them efficiently. Table 8-2</text:p>
      <text:p>describes keyboard commands that are used to edit characters on the
command line.
Table 8-2: Text Editing Commands
Key
Action
CTRL-
D
Delete the character at the cursor location.
CTRL-
T
Transpose (exchange) the character at the cursor location with
the one preceding it.
ALT-T Transpose the word at the cursor location with the one
preceding it.
ALT-L Convert the characters from the cursor location to the end of
the word to lowercase.
ALT-U Convert the characters from the cursor location to the end of
the word to uppercase.
Cutting and Pasting (Killing and Yanking) Text
The Readline documentation uses the terms killing and yanking to refer
to what we would commonly call cutting and pasting (see Table 8-3).
Items that are cut are stored in a buffer (a temporary storage area in
memory) called the kill-ring.
Table 8-3: Cut-and-Paste Commands
Key
Action
CTRL-K
Kill text from the cursor location to the end of line.
CTRL-U
Kill text from the cursor location to the beginning of the
line.
ALT-D
Kill text from the cursor location to the end of the current
word.
ALT-
BACKSPACE
Kill text from the cursor location to the beginning of the
current word. If the cursor is at the beginning of a word,</text:p>
      <text:p>Key
Action
kill the previous word.
CTRL-Y
Yank text from the kill-ring and insert it at the cursor
location.
THE META KEY
If you venture into the Readline documentation, which can be
found in the “READLINE” section of the bash man page, you will
encounter the term meta key. On modern keyboards, this maps to
the ALT key; however, this wasn’t always the case.
Back in the dim times (before PCs but after Unix), not
everybody had their own computer. What they might have had
was a device called a terminal. A terminal was a communication
device that featured a text display screen and a keyboard and just
enough electronics inside to display text characters and move the
cursor around. It was attached (usually by serial cable) to a larger
computer or the communication network of a larger computer.
There were many different brands of terminals, and they all had
different keyboards and display feature sets. Because they all
tended to at least understand ASCII, software developers wanting
portable applications wrote to the lowest common denominator.
Unix systems have an elaborate way of dealing with terminals and
their different display features. Because the developers of Readline
could not be sure of the presence of a dedicated extra control key,
they invented one and called it meta. While the ALT key serves as
the meta key on modern keyboards, you can also press and release
the ESC key to get the same effect as holding down the ALT key if
you’re still using a terminal (which you can still do in Linux!).
Completion</text:p>
      <text:p>Another way that the shell can help you is through a mechanism called
completion. Completion occurs when you press the TAB key while typing
a command. Let’s see how this works. Given a home directory that looks
like this:
[me@linuxbox ~]$ ls
Desktop    ls-output.txt  Pictures  Templates      Videos
Documents  Music          Public
try typing the following, but don’t press ENTER:
[me@linuxbox ~]$ ls l
Now press TAB.
[me@linuxbox ~]$ ls ls-output.txt
See how the shell completed the line for you? Let’s try another one.
Again, don’t press ENTER.
[me@linuxbox ~]$ ls D
Press TAB.
[me@linuxbox ~]$ ls D
No completion, just nothing. This happened because D matches more
than one entry in the directory. For completion to be successful, the
“clue” you give it has to be unambiguous. If we go further, as with the
following:
[me@linuxbox ~]$ ls Do
and then press TAB:
[me@linuxbox ~]$ ls Documents
the completion is successful.
While this example shows completion of pathnames, which is its
most common use, completion will also work on variables (if the</text:p>
      <text:p>beginning of the word is a $), usernames (if the word begins with ~),
commands (if the word is the first word on the line), and hostnames (if
the beginning of the word is  @). Hostname completion works only for
hostnames listed in /etc/hosts.
A number of control and meta key sequences are associated with
completion, as listed in Table 8-4.
Table 8-4: Completion Commands
Key Action
ALT-?Display a list of possible completions. On most systems, you can
also do this by pressing the TAB key a second time, which is much
easier.
ALT-*Insert all possible completions. This is useful when you want to
use more than one possible match.
There are quite a few more that are rather obscure. A list appears in
the bash man page under “READLINE.”
PROGRAMMABLE COMPLETION
Recent versions of bash have a facility called programmable
completion. Programmable completion allows you (or more likely,
your distribution provider) to add more completion rules. Usually
this is done to add support for specific applications. For example, it
is possible to add completions for the option list of a command or
match particular file types that an application supports. Ubuntu
has a fairly large set defined by default. Programmable completion
is implemented by shell functions, a kind of mini shell script that
we will cover in later chapters. If you are curious, try the
following:
set | less</text:p>
      <text:p>Now see whether you can find them. Not all distributions
include them by default.
Using History
As we discovered in Chapter 1, bash maintains a history of commands
that have been entered. This list of commands is kept in your home
directory in a file called bash_history. The history facility is a useful
resource for reducing the amount of typing you have to do, especially
when combined with command line editing.
Searching History
At any time, we can view the contents of the command history list by
doing the following:
[me@linuxbox ~]$ history | less
By default, bash stores the last 500 commands we have entered,
though most modern distributions set this value to 1,000. We will see
how to adjust this value in Chapter 11. Let’s say we want to find the
commands we used to list /usr/bin. This is one way we could do this:
[me@linuxbox ~]$ history | grep /usr/bin
And let’s say that among our results we got a line containing an
interesting command like this:
   88  ls -l /usr/bin &gt; ls-output.txt
The 88 is the line number of the command in the history list. We
could use this immediately using another type of expansion called history
expansion. To use our discovered line, we could do this:
[me@linuxbox ~]$ !88</text:p>
      <text:p>bash will expand !88 into the contents of the 88th line in the history
list. There are other forms of history expansion that we will cover in the
next section.
bash also provides the ability to search the history list incrementally.
This means we can tell bash to search the history list as we enter
characters, with each additional character further refining our search. To
start incremental search, press CTRL-R followed by the text you are
looking for. When you find it, you can either press ENTER to execute the
command or press CTRL-J to copy the line from the history list to the
current command line. To find the next occurrence of the text (moving
“up” the history list), press CTRL-R again. To quit searching, press either
CTRL-G or CTRL-C. Here we see it in action:
[me@linuxbox ~]$
First press CTRL-R.
(reverse-i-search)`':
The prompt changes to indicate that we are performing a reverse
incremental search. It is “reverse” because we are searching from “now”
to sometime in the past. Next, we start typing our search text. In this
example, we’re searching for /usr/bin:
(reverse-i-search)`/usr/bin': ls -l /usr/bin &gt; ls-output.txt
Immediately, the search returns our result. With our result, we can
execute the command by pressing ENTER, or we can copy the command
to our current command line for further editing by pressing CTRL-J.
Let’s copy it. Press CTRL-J.
[me@linuxbox ~]$ ls -l /usr/bin &gt; ls-output.txt
Our shell prompt returns, and our command line is loaded and ready
for action!</text:p>
      <text:p>Table 8-5 lists some of the keystrokes used to manipulate the history
list.
Table 8-5: History Commands
Key
Action
CTRL-
P
Move to the previous history entry. This is the same action as the
up arrow.
CTRL-
N
Move to the next history entry. This is the same action as the
down arrow.
ALT-&lt; Move to the beginning (top) of the history list.
ALT-&gt; Move to the end (bottom) of the history list, i.e., the current
command line.
CTRL-
R
Reverse incremental search. This searches incrementally from
the current command line up the history list.
ALT-P Reverse search, nonincremental. With this key, type in the search
string and press ENTER before the search is performed.
ALT-N Forward search, nonincremental.
CTRL-
O
Execute the current item in the history list and advance to the
next one. This is handy if you are trying to re-execute a sequence
of commands in the history list.
History Expansion
The shell offers a specialized type of expansion for items in the history
list by using the ! character. We have already seen how the exclamation
point can be followed by a number to insert an entry from the history
list. There are a number of other expansion features, as described in
Table 8-6.
Table 8-6: History Expansion Commands</text:p>
      <text:p>SequenceAction
!!
Repeat the last command. It is probably easier to press the up
arrow and ENTER.
!number
Repeat history list item number.
!string
Repeat last history list item starting with string.
!?string
Repeat last history list item containing string.
I caution against using the !string and !?string forms unless you are
absolutely sure of the contents of the history list items.
Many more elements are available in the history expansion
mechanism, but this subject is already too arcane, and our heads may
explode if we continue. The “HISTORY EXPANSION” section of the
bash man page goes into all the gory details. Feel free to explore!
SCRIPT
In addition to the command history feature in bash, most Linux
distributions include a program called script that can be used to
record an entire shell session and store it in a file. The basic syntax
of the command is as follows:
script file
where file is the name of the file used for storing the recording. If
no file is specified, the file typescript is used. See the script man
page for a complete list of the program’s options and features.
Summing Up
In this chapter, we covered some of the keyboard tricks that the shell
provides to help hardcore typists reduce their workloads. As time goes
by and we become more involved with the command line, we can refer</text:p>
      <text:p>back to this chapter to pick up more of these tricks. For now, consider
them optional and potentially helpful.
OceanofPDF.com</text:p>
      <text:p>9
PERMISSIONS
Operating systems in the Unix tradition differ from those in the MS-
DOS tradition in that they are not only multitasking systems but also
multiuser systems.
What exactly does this mean? It means that more than one person
can be using the computer at the same time. While a typical computer
will likely have only one keyboard and monitor, it can still be used by
more than one user. For example, if a computer is attached to a network
or the Internet, remote users can log in via ssh (secure shell) and operate
the computer. In fact, remote users can execute graphical applications
and have the graphical output appear on a remote display. The X
Window System supports this as part of its basic design.
The multiuser capability of Linux is not a recent “innovation” but
rather a feature that is deeply embedded into the design of the
operating system. Considering the environment in which Unix was
created, this makes perfect sense. Years ago, before computers were
“personal,” they were large, expensive, and centralized. A typical
university computer system, for example, consisted of a large central
computer located in one building and terminals that were located
throughout the campus, each connected to the large central computer.
The computer would support many users at the same time.</text:p>
      <text:p>To make this practical, a method had to be devised to protect the
users from each other. After all, the actions of one user could not be
allowed to crash the computer, nor could one user interfere with the
files belonging to another user.
In this chapter, we will look at this essential part of system security
and introduce the following commands:
id Display user identity
chmod Change a file’s mode
umask Set the default file permissions
su Run a shell as another user
sudo Execute a command as another user
chown Change a file’s owner
chgrp Change a file’s group ownership
passwd Change a user’s password
Owners, Group Members, and Everybody Else
When we were exploring the system in Chapter 3, we may have
encountered a problem when trying to examine a file such as
/etc/shadow.
[me@linuxbox ~]$ file /etc/shadow
/etc/shadow: regular file, no read permission
[me@linuxbox ~]$ less /etc/shadow
/etc/shadow: Permission denied
The reason for this error message is that, as regular users, we do not
have permission to read this file.
In the Unix security model, a user may own files and directories.
When a user owns a file or directory, the user has control over its access.
Users can, in turn, belong to a group consisting of one or more users
who are given access to files and directories by their owners. In addition
to granting access to a group, an owner may also grant some set of
access rights to everybody, which in Unix terms is referred to as the
world. To find out information about your identity, use the id command.</text:p>
      <text:p>[me@linuxbox ~]$ id
uid=500(me) gid=500(me) groups=500(me)
Let’s look at the output. When user accounts are created, users are
assigned a number called a user ID (uid), which is then, for the sake of
the humans, mapped to a username. The user is assigned a group ID (gid)
and may belong to additional groups. The preceding example is from a
Fedora system. On other systems, such as Ubuntu, the output may look
a little different.
[me@linuxbox ~]$ id
uid=1000(me) gid=1000(me) groups=4(adm),20(dialout),24(cdrom),25(floppy),
29(audio),30(dip),44(video),46(plugdev),108(lpadmin),114(admin),1000(me)
As we can see, the uid and gid numbers are different in Ubuntu. This
is simply because Fedora starts its numbering of regular user accounts at
500, while Ubuntu starts at 1,000. We can also see that the Ubuntu user
belongs to a lot more groups. This has to do with the way Ubuntu
manages privileges for system devices and services.
So, where does this information come from? Like so many things in
Linux, it comes from a couple of text files. User accounts are defined in
the /etc/passwd file, and groups are defined in the /etc/group file. When
user accounts and groups are created, these files are modified along with
etc/shadow, which holds information about the user’s password. For each
user account, the /etc/passwd file defines the user (login) name, uid, gid,
account’s real name, home directory, and login shell. If we examine the
contents of /etc/passwd and /etc/group, we notice that besides the regular
user accounts, there are accounts for the superuser (uid 0) and various
other system users.
In the next chapter, when we cover processes, we will see that some
of these other “users” are, in fact, quite busy.
While many Unix-like systems assign regular users to a common
group such as users, modern Linux practice is to create a unique, single-
member group with the same name as the user. This makes certain types
of permission assignment easier.</text:p>
      <text:p>Reading, Writing, and Executing
Access rights to files and directories are defined in terms of read access,
write access, and execution access. If we look at the output of the ls
command, we can get some clue as to how this is implemented.
[me@linuxbox ~]$ &gt; foo.txt
[me@linuxbox ~]$ ls -l foo.txt
-rw-rw-r-- 1 me    me   0 2018-03-06 14:52 foo.txt
The first 10 characters of the listing are the file attributes. The first of
these characters is the file type. Table 9-1 describes the file types you are
most likely to see (there are other, less common types too).
Table 9-1: File Types
AttributeFile type
-
A regular file.
d
A directory.
l
A symbolic link. Notice that with symbolic links, the
remaining file attributes are always rwxrwxrwx and are dummy
values. The real file attributes are those of the file the
symbolic link points to.
c
A character special file. This file type refers to a device that
handles data as a stream of bytes, such as a terminal or
/dev/null.
b
A block special file. This file type refers to a device that handles
data in blocks, such as a hard drive or DVD drive.
The remaining nine characters of the file attributes, called the file
mode, represent the read, write, and execute permissions for the file’s
owner, the file’s group owner, and everybody else.</text:p>
      <text:p>Table 9-2 documents the effect that r, w, and x mode attributes have
when set on files and directories.
Table 9-2: Permission Attributes
AttributeFiles
Directories
r
Allows a file to be opened and read. Allows a directory’s
contents to be listed if
the execute attribute is
also set.
w
Allows a file to be written to or
truncated; however, this attribute
does not allow files to be renamed
or deleted. The ability to delete or
rename files is determined by
directory attributes.
Allows files within a
directory to be created,
deleted, and renamed if
the execute attribute is
also set.
x
Allows a file to be treated as a
program and executed. Program
files written in scripting languages
must also be set as readable to be
executed.
Allows a directory to be
entered, e.g., cd directory.
Table 9-3 provides some examples of file attribute settings.
Table 9-3: Permission Attribute Examples
File
Attributes
Meaning
-rwx------
A regular file that is readable, writable, and executable by
the file’s owner. No one else has any access.
-rw-------
A regular file that is readable and writable by the file’s
owner. No one else has any access.
-rw-r--r--
A regular file that is readable and writable by the file’s
owner. Members of the file’s owner group may read the file.
The file is world-readable.</text:p>
      <text:p>File
Attributes
Meaning
-rwxr-xr-x
A regular file that is readable, writable, and executable by
the file’s owner. The file may be read and executed by
everybody else.
-rw-rw----
A regular file that is readable and writable by the file’s
owner and members of the file’s group owner only.
lrwxrwxrwx
A symbolic link. All symbolic links have “dummy”
permissions. The real permissions are kept with the actual
file pointed to by the symbolic link.
drwxrwx---
A directory. The owner and the members of the owner
group may enter the directory and create, rename, and
remove files within the directory.
drwxr-x---
A directory. The owner may enter the directory and create,
rename, and delete files within the directory. Members of
the owner group may enter the directory but cannot create,
delete, or rename files.
chmod: Change File Mode
To change the mode (permissions) of a file or directory, use the chmod
command. Be aware that only the file’s owner or the superuser can
change the mode of a file or directory. chmod supports two distinct ways
of specifying mode changes.
Octal number representation
Symbolic representation
We will cover octal number representation first. With octal notation,
we use octal numbers to set the pattern of desired permissions. Because
each digit in an octal number represents three binary digits, this maps
nicely to the scheme used to store the file mode. Table 9-4 shows what
we mean.</text:p>
      <text:p>WHAT THE HECK IS OCTAL?
Octal (base 8) and its cousin, hexadecimal (base 16), are number
systems often used to express numbers on computers. We humans,
owing to the fact that we (or at least most of us) were born with 10
fingers, count using a base 10 number system. Computers, on the
other hand, were born with only one finger and thus do all their
counting in binary (base 2). Their number system has only two
numerals, 0 and 1. So, in binary, counting looks like this:
0, 1, 10, 11, 100, 101, 110, 111, 1000, 1001, 1010, 1011. . .
In octal, counting is done with the numerals zero through
seven, like so:
0, 1, 2, 3, 4, 5, 6, 7, 10, 11, 12, 13, 14, 15, 16, 17, 20, 21. . .
Hexadecimal counting uses the numerals zero through nine
plus the letters A through F.
0, 1, 2, 3, 4, 5, 6, 7, 8, 9, A, B, C, D, E, F, 10, 11, 12, 13. . .
While we can see the sense in binary (since computers have
only one finger), what are octal and hexadecimal good for? The
answer has to do with human convenience. Many times, small
portions of data are represented on computers as bit patterns. Take,
for example, an RGB color. On most computer displays, each pixel
is composed of three color components: eight bits of red, eight bits
of green, and eight bits of blue. A lovely medium blue would be a
24-digit number.
010000110110111111001101
How would you like to read and write those kinds of numbers
all day? I didn’t think so. Here’s where another number system
would help. Each digit in a hexadecimal number represents four</text:p>
      <text:p>digits in binary. In octal, each digit represents three binary digits.
So, our 24-digit medium blue could be condensed to a six-digit
hexadecimal number, 436FCD.
Because the digits in the hexadecimal number “line up” with
the bits in the binary number, we can see that the red component
of our color is 43, the green 6F, and the blue CD.
These days, hexadecimal notation (often spoken as hex) is more
common than octal, but as we will soon see, octal’s capability to
express three bits of binary will be very useful . . .
Table 9-4: File Modes in Binary and Octal
OctalBinaryFile mode
0
000
---
1
001
--x
2
010
-w-
3
011
-wx
4
100
r--
5
101
r-x
6
110
rw-
7
111
rwx
By using three octal digits, we can set the file mode for the owner,
group owner, and world.
[me@linuxbox ~]$ &gt; foo.txt
[me@linuxbox ~]$ ls -l foo.txt
-rw-rw-r-- 1 me    me   0 2018-03-06 14:52 foo.txt
[me@linuxbox ~]$ chmod 600 foo.txt
[me@linuxbox ~]$ ls -l foo.txt
-rw------- 1 me    me   0 2018-03-06 14:52 foo.txt
By passing the argument 600, we were able to set the permissions of
the owner to read and write while removing all permissions from the</text:p>
      <text:p>group owner and world. Though remembering the octal to binary
mapping may seem inconvenient, you will usually have to use only a few
common ones: 7 (rwx), 6 (rw-), 5 (r-x), 4 (r--), and 0 (---).
chmod also supports a symbolic notation for specifying file modes.
Symbolic notation is divided into three parts.
Who the change will affect
Which operation will be performed
What permission will be set
To specify who is affected, a combination of the characters u, g, o, and
a is used, as shown in Table 9-5.
Table 9-5: chmod Symbolic Notation
SymbolMeaning
u
Short for “user” but means the file or directory owner.
g
Group owner.
o
Short for “others” but means world.
a
Short for “all.” This is a combination of u, g, and o.
If no character is specified, “all” will be assumed. The operation may
be a + indicating that a permission is to be added, a - indicating that a
permission is to be taken away, or a = indicating that only the specified
permissions are to be applied and that all others are to be removed.
Permissions are specified with the r, w, and x characters. Table 9-6
provides some examples of symbolic notation.
Table 9-6: chmod Symbolic Notation Examples
NotationMeaning
u+x
Add execute permission for the owner.
u-x
Remove execute permission from the owner.</text:p>
      <text:p>NotationMeaning
+x
Add execute permission for the owner, group, and world. This
is equivalent to a+x.
o-rw
Remove the read and write permissions from anyone besides
the owner and group owner.
go=rw
Set the group owner and anyone besides the owner to have
read and write permissions. If either the group owner or the
world previously had execute permission, it is removed.
u+x,go=rx
Add execute permission for the owner and set the permissions
for the group and others to read and execute. Multiple
specifications may be separated by commas.
Some people prefer to use octal notation, and some folks really like
the symbolic. Symbolic notation does offer the advantage of allowing
you to set a single attribute without disturbing any of the others.
Take a look at the chmod man page for more details and a list of
options. A word of caution regarding the --recursive option: it acts on
both files and directories, so it’s not as useful as we would hope because
we rarely want files and directories to have the same permissions.
Setting File Mode with the GUI
Now that we have seen how the permissions on files and directories are
set, we can better understand the permission dialogs in the GUI. In
both Files (GNOME) and Dolphin (KDE), right-clicking a file or
directory icon will expose a properties dialog. Figure 9-1 provides an
example from GNOME. Here we can see the settings for the owner,
group, and world.</text:p>
      <text:p>Figure 9-1: GNOME file permissions dialog
umask: Set Default Permissions
The umask command controls the default permissions given to a file
when it is created. It uses octal notation to express a mask of bits to be
removed from a file’s mode attributes. Let’s take a look.
[me@linuxbox ~]$ rm -f foo.txt
[me@linuxbox ~]$ umask
0002
[me@linuxbox ~]$ &gt; foo.txt
[me@linuxbox ~]$ ls -l foo.txt
-rw-rw-r-- 1 me    me   0 2018-03-06 14:53 foo.txt
We first removed any old copy of foo.txt to make sure we were
starting fresh. Next, we ran the umask command without an argument to
see the current value. It responded with the value 0002 (the value 0022 is
another common default value), which is the octal representation of our
mask. We next create a new instance of the file foo.txt and observe its
permissions.</text:p>
      <text:p>We can see that both the owner and group get read and write
permission, while everyone else gets only read permission. The reason
that world does not have write permission is because of the value of the
mask. Let’s repeat our example, this time setting the mask ourselves.
[me@linuxbox ~]$ rm foo.txt
[me@linuxbox ~]$ umask 0000
[me@linuxbox ~]$ &gt; foo.txt
[me@linuxbox ~]$ ls -l foo.txt
-rw-rw-rw- 1 me    me   0 2018-03-06 14:58 foo.txt
When we set the mask to 0000 (effectively turning it off), we see that
the file is now world writable. To understand how this works, we have to
look at octal numbers again. If we take the mask, expand it into binary,
and then compare it to the attributes, we can see what happens.
Ignore for the moment the leading zeros (we’ll get to those in a
minute) and observe that where the 1 appears in our mask, an attribute
was removed—in this case, the world write permission. That’s what the
mask does. Everywhere a 1 appears in the binary value of the mask, an
attribute is unset. If we look at a mask value of 0022, we can see what it
does.
Again, where a 1 appears in the binary value, the corresponding
attribute is unset. Play with some values (try some sevens) to get used to
how this works. When you’re done, remember to clean up.</text:p>
      <text:p>[me@linuxbox ~]$ rm foo.txt; umask 0002
Most of the time we won’t have to change the mask; the default
provided by your distribution will be fine. In some high-security
situations, however, we will want to control it.
Some Special Permissions
Though we usually see an octal permission mask expressed as a three-
digit number, it is more technically correct to express it in four digits.
Why? Because, in addition to read, write, and execute permissions, there
are some other, less used, permissions settings.
The first of these is the setuid bit (octal 4000). When applied to an
executable file, it changes the effective user ID from that of the real user
(the user actually running the program) to that of the program’s owner.
Most often this is given to a few programs owned by the superuser.
When an ordinary user runs a program that is setuid root, the program
runs with the effective privileges of the superuser. This allows the
program to access files and directories that an ordinary user would
normally be prohibited from accessing. Clearly, because this raises
security concerns, the number of setuid programs must be held to an
absolute minimum.
The second less-used setting is the setgid bit (octal 2000), which, like
the setuid bit, changes the effective group ID from the real group ID of the
real user to that of the file owner. If the setgid bit is set on a directory,
newly created files in the directory will be given the group ownership of
the directory rather the group ownership of the file’s creator. This is
useful in a shared directory when members of a common group need
access to all the files in the directory, regardless of the file owner’s
primary group.
The third is called the sticky bit (octal 1000). This is a holdover from
ancient Unix, where it was possible to mark an executable file as “not
swappable.” On files, Linux ignores the sticky bit, but if applied to a
directory, it prevents users from deleting or renaming files unless the
user is either the owner of the directory, the owner of the file, or the</text:p>
      <text:p>superuser. This is often used to control access to a shared directory, such
as /tmp.
Here are some examples of using chmod with symbolic notation to set
these special permissions. First, here’s an example of assigning setuid to
a program:
chmod u+s program
Next, here’s an example of assigning setgid to a directory:
chmod g+s dir
Finally, here’s an example of assigning the sticky bit to a directory:
chmod +t dir
When viewing the output from ls, you can determine the special
permissions. Here are some examples. First, an example of a program
that is setuid:
-rwsr-xr-x
Here’s an example of a directory that has the setgid attribute:
drwxrwsr-x
Here’s an example of a directory with the sticky bit set:
drwxrwxrwt
Changing Identities
At various times, we may find it necessary to take on the identity of
another user. Often, we want to gain superuser privileges to carry out
some administrative task, but it is also possible to “become” another
regular user for such things as testing an account. There are three ways
to take on an alternate identity.</text:p>
      <text:p>1. Log out and log back in as the alternate user.
2. Use the su command.
3. Use the sudo command.
We will skip the first technique because we know how to do it and it
lacks the convenience of the other two. From within our own shell
session, the su command allows you to assume the identity of another
user and either start a new shell session with that user’s ID or issue a
single command as that user. The sudo command allows an administrator
to set up a configuration file called /etc/sudoers and define specific
commands that particular users are permitted to execute under an
assumed identity. The choice of which command to use is largely
determined by which Linux distribution you use. Your distribution
probably includes both commands, but its configuration will favor either
one or the other. We’ll start with su.
su: Run a Shell with Substitute User and Group IDs
The su command is used to start a shell as another user. The command
syntax looks like this:
su [-[l]] [user]
If the -l option is included, the resulting shell session is a login shell
for the specified user. This means the user’s environment is loaded and
the working directory is changed to the user’s home directory. This is
usually what we want. If the user is not specified, the superuser is
assumed. Notice that (strangely) the -l may be abbreviated as -, which is
how it is most often used. To start a shell for the superuser, we would do
this:
[me@linuxbox ~]$ su -
Password:
[root@linuxbox ~]#
After entering the command, we are prompted for the superuser’s
password. If it is successfully entered, a new shell prompt appears</text:p>
      <text:p>indicating that this shell has superuser privileges (the trailing # rather
than a $), and the current working directory is now the home directory
for the superuser (normally /root). Once in the new shell, we can carry
out commands as the superuser. When finished, enter exit to return to
the previous shell.
[root@linuxbox ~]# exit
[me@linuxbox ~]$
It is also possible to execute a single command rather than starting a
new interactive command by using su this way.
su -c 'command'
Using this form, a single command line is passed to the new shell for
execution. It is important to enclose the command in quotes, as we do
not want expansion to occur in our shell but rather in the new shell.
[me@linuxbox ~]$ su -c 'ls -l /root/*'
Password:
-rw------- 1 root root     754 2007-08-11 03:19 /root/anaconda-ks.cfg
/root/Mail:
total 0
[me@linuxbox ~]$
sudo: Execute a Command As Another User
The sudo command is like su in many ways but has some important
additional capabilities. The administrator can configure sudo to allow an
ordinary user to execute commands as a different user (usually the
superuser) in a controlled way. In particular, a user may be restricted to
one or more specific commands and no others. Another important
difference is that the use of sudo does not require access to the
superuser’s password. Authenticating using sudo requires the user’s own
password. Let’s say, for example, that sudo has been configured to allow
us to run a fictitious backup program called backup_script, which requires
superuser privileges. With sudo it would be done like this:</text:p>
      <text:p>[me@linuxbox ~]$ sudo backup_script
Password:
System Backup Starting...
After entering the command, we are prompted for our password (not
the superuser’s), and once the authentication is complete, the specified
command is carried out. One important difference between su and sudo is
that sudo does not start a new shell, nor does it load another user’s
environment. This means that commands do not need to be quoted any
differently than they would be without using sudo. Note that this
behavior can be overridden by specifying various options. Note, too,
that sudo can be used to start an interactive superuser session (much like
su -) by specifying the -i option. See the sudo man page for details.
To see what privileges are granted by sudo, use the -l option to list
them.
[me@linuxbox ~]$ sudo -l
User me may run the following commands on this host:
    (ALL) ALL
UBUNTU AND SUDO
One of the recurrent problems for regular users is how to perform
certain tasks that require superuser privileges. These tasks include
installing and updating software, editing system configuration files,
and accessing devices. In the Windows world, this is often done by
giving users administrative privileges. This allows users to perform
these tasks. However, it also enables programs executed by the
user to have the same capabilities. This is desirable in most cases,
but it also permits malware (malicious software) such as viruses to
have free rein of the computer.
In the Unix world, there has always been a larger division
between regular users and administrators, owing to the multiuser
heritage of Unix. The approach taken in Unix is to grant superuser
privileges only when needed. To do this, the su and sudo commands
are commonly used.</text:p>
      <text:p>Up until a few of years ago, most Linux distributions relied on
su for this purpose. su didn’t require the configuration that sudo
required, and having a root account is traditional in Unix. This
introduced a problem. Users were tempted to operate as root
unnecessarily. In fact, some users operated their systems as the
root user exclusively since it does away with all those annoying
“permission denied” messages. This is how you reduce the security
of a Linux system to that of a Windows system. Not a good idea.
When Ubuntu was introduced, its creators took a different
tack. By default, Ubuntu disables logins to the root account (by
failing to set a password for the account) and instead uses sudo to
grant superuser privileges. The initial user account is granted full
access to superuser privileges via sudo and may grant similar powers
to subsequent user accounts.
chown: Change File Owner and Group
The chown command is used to change the owner and group owner of a
file or directory. Superuser privileges are required to use this command.
The syntax of chown looks like this:
chown [owner][:[group]] file...
chown can change the file owner and/or the file group owner
depending on the first argument of the command. Table 9-7 provides
some examples.
Table 9-7: chown Argument Examples
ArgumentResults
bob
Changes the ownership of the file from its current owner to
user bob.
bob:users
Changes the ownership of the file from its current owner to
user bob and changes the file group owner to group users.</text:p>
      <text:p>ArgumentResults
:admins
Changes the group owner to the group admins. The file
owner is unchanged.
bob:
Changes the file owner from the current owner to user bob
and changes the group owner to the login group of user bob.
Let’s say we have two users: janet, who has access to superuser
privileges, and tony, who does not. User janet wants to copy a file from
her home directory to the home directory of tony. Because janet wants
tony to be able to edit the file, janet changes the ownership of the copied
file from janet to tony.
[janet@linuxbox ~]$ sudo cp myfile.txt ~tony
Password:
[janet@linuxbox ~]$ sudo ls -l ~tony/myfile.txt
 -rw-r--r-- 1 root  root  root 2018-03-20 14:30 /home/tony/myfile.txt
[janet@linuxbox ~]$ sudo chown tony: ~tony/myfile.txt
[janet@linuxbox ~]$ sudo ls -l ~tony/myfile.txt
 -rw-r--r-- 1 tony  tony  tony 2018-03-20 14:30 /home/tony/myfile.txt
Here we see user janet copy the file from her directory to the home
directory of user tony. Next, janet changes the ownership of the file from
root (a result of using sudo) to tony. Using the trailing colon in the first
argument, janet also changed the group ownership of the file to the
login group of tony, which happens to be group tony.
Notice that after the first use of sudo, janet was not prompted for her
password. This is because sudo, in most configurations, “trusts” you for
several minutes until its timer runs out.
chgrp: Change Group Ownership
In older versions of Unix, the chown command changed only file
ownership, not group ownership. For that purpose, a separate
command, chgrp, was used. It works much the same way as chown, except
for being more limited.</text:p>
      <text:p>Exercising Our Privileges
Now that we have learned how this permissions thing works, it’s time to
show it off. We are going to demonstrate the solution to a common
problem—setting up a shared directory. Let’s imagine that we have two
users named bill and karen. They both have music collections and want
to set up a shared directory, where they will each store their music files
as Ogg Vorbis or MP3. User bill has access to superuser privileges via
sudo.
The first thing that needs to happen is a group needs to be created
that will have both bill and karen as members. Using the graphical user
management tool, bill creates a group called music and adds the users
bill and karen to it, as shown in Figure 9-2.
Figure 9-2: Creating a new group
Next, bill creates the directory for the music files.
[bill@linuxbox ~]$ sudo mkdir /usr/local/share/Music
Password:
Because bill is manipulating files outside his home directory,
superuser privileges are required. After the directory is created, it has
the following ownerships and permissions:
[bill@linuxbox ~]$ ls -ld /usr/local/share/Music
drwxr-xr-x 2 root root 4096 2018-03-21 18:05 /usr/local/share/Music</text:p>
      <text:p>As we can see, the directory is owned by root and has permission
mode 755. To make this directory sharable, bill needs to change the
group ownership and the group permissions to allow writing.
[bill@linuxbox ~]$ sudo chown :music /usr/local/share/Music
[bill@linuxbox ~]$ sudo chmod 775 /usr/local/share/Music
[bill@linuxbox ~]$ ls -ld /usr/local/share/Music
drwxrwxr-x 2 root music 4096 2018-03-21 18:05 /usr/local/share/Music
What does this all mean? It means that we now have a directory,
/usr/local/share/Music, that is owned by root and allows read and write
access to group music. Group music has members bill and karen; thus, bill
and karen can create files in directory /usr/local/share/Music. Other users
can list the contents of the directory but cannot create files there.
But we still have a problem. With the current permissions, files and
directories created within the Music directory will have the normal
permissions of the users bill and karen.
[bill@linuxbox ~]$ &gt; /usr/local/share/Music/test_file
[bill@linuxbox ~]$ ls -l /usr/local/share/Music
-rw-r--r-- 1 bill   bill   0 2018-03-24 20:03 test_file
Actually there are two problems. First, the default umask on this
system is 0022, which prevents group members from writing files
belonging to other members of the group. This would not be a problem
if the shared directory contained only files, but because this directory
will store music, and music is usually organized in a hierarchy of artists
and albums, members of the group will need the ability to create files
and directories inside directories created by other members. We need to
change the umask used by bill and karen to 0002 instead.
Second, each file and directory created by one member will be set to
the primary group of the user rather than the group music. This can be
fixed by setting the setgid bit on the directory.
[bill@linuxbox ~]$ sudo chmod g+s /usr/local/share/Music
[bill@linuxbox ~]$ ls -ld /usr/local/share/Music
drwxrwsr-x 2 root music 4096 2018-03-24 20:03 /usr/local/share/Music
Now we test to see whether the new permissions fix the problem.
bill sets his umask to 0002, removes the previous test file, and creates a</text:p>
      <text:p>new test file and directory.
[bill@linuxbox ~]$ umask 0002
[bill@linuxbox ~]$ rm /usr/local/share/Music/test_file
[bill@linuxbox ~]$ &gt; /usr/local/share/Music/test_file
[bill@linuxbox ~]$ mkdir /usr/local/share/Music/test_dir
[bill@linuxbox ~]$ ls -l /usr/local/share/Music
drwxrwsr-x 2 bill   music 4096 2018-03-24 20:24 test_dir
-rw-rw-r-- 1 bill   music    0 2018-03-24 20:22 test_file
[bill@linuxbox ~]$
Both files and directories are now created with the correct
permissions to allow all members of the group music to create files and
directories inside the Music directory.
The one remaining issue is umask. The necessary setting lasts only
until the end of session and must be reset. We’ll look at making the
change to umask permanent in Chapter 11.
Changing Your Password
The last topic we’ll cover in this chapter is setting passwords for
yourself (and for other users if you have access to superuser privileges).
To set or change a password, use the passwd command. The command
syntax looks like this:
passwd [user]
To change your password, just enter the passwd command. You will be
prompted for your old password and your new password.
[me@linuxbox ~]$ passwd
(current) UNIX password:
New UNIX password:
The passwd command will try to enforce use of “strong” passwords.
This means it will refuse to accept passwords that are too short, are too
similar to previous passwords, are dictionary words, or are too easily
guessed.
[me@linuxbox ~]$ passwd
(current) UNIX password:</text:p>
      <text:p>New UNIX password:
BAD PASSWORD: is too similar to the old one
New UNIX password:
BAD PASSWORD: it is WAY too short
New UNIX password:
BAD PASSWORD: it is based on a dictionary word
If you have superuser privileges, you can specify a username as an
argument to the passwd command to set the password for another user.
Other options are available to the superuser to allow account locking,
password expiration, and so on. See the passwd man page for details.
Summing Up
In this chapter, we saw how Unix-like systems such as Linux manage
user permissions to allow the read, write, and execution access to files
and directories. The basic ideas of this system of permissions date back
to the early days of Unix and have stood up pretty well to the test of
time. But the native permissions mechanism in Unix-like systems lacks
the fine granularity of more modern systems.
OceanofPDF.com</text:p>
      <text:p>10
PROCESSES
Modern operating systems are usually multitasking, meaning they create
the illusion of doing more than one thing at once by rapidly switching
from one executing program to another. The kernel manages this
through the use of processes. Processes are how Linux organizes the
different programs waiting for their turn at the CPU.
Sometimes a computer will become sluggish or an application will
stop responding. In this chapter, we will look at some of the tools
available at the command line that let us examine what programs are
doing and how to terminate processes that are misbehaving.
This chapter will introduce the following commands:
ps Report a snapshot of current processes
top Display tasks
jobs List active jobs
bg Place a job in the background
fg Place a job in the foreground
kill Send a signal to a process
killall Kill processes by name
shutdown Shut down or reboot the system</text:p>
      <text:p>How a Process Works
When a system starts up, the kernel initiates a few of its own activities as
processes and launches a program called init. init, in turn, runs a series
of shell scripts (located in /etc) called init scripts, which start all the
system services. Many of these services are implemented as daemon
programs, programs that just sit in the background and do their thing
without having any user interface. So, even if we are not logged in, the
system is at least a little busy performing routine stuff.
The fact that a program can launch other programs is expressed in
the process scheme as a parent process producing a child process.
The kernel maintains information about each process to help keep
things organized. For example, each process is assigned a number called
a process ID (PID). PIDs are assigned in ascending order, with init always
getting PID 1. The kernel also keeps track of the memory assigned to
each process, as well as the processes’ readiness to resume execution.
Like files, processes also have owners and user IDs, effective user IDs,
and so on.
Viewing Processes
The most commonly used command to view processes (there are
several) is ps. The ps program has a lot of options, but in its simplest
form it is used like this:
[me@linuxbox ~]$ ps
  PID TTY          TIME CMD
 5198 pts/1    00:00:00 bash
10129 pts/1    00:00:00 ps
The result in this example lists two processes, process 5198 and
process 10129, which are bash and ps, respectively. As we can see, by
default, ps doesn’t show us very much, just the processes associated with
the current terminal session. To see more, we need to add some options;
however, before we do that, let’s look at the other fields produced by ps.
TTY is short for “teletype” and refers to the controlling terminal for the
process. Unix is showing its age here. The TIME field is the amount of</text:p>
      <text:p>CPU time consumed by the process. As we can see, neither process
makes the computer work very hard.
If we add an option, we can get a bigger picture of what the system is
doing.
[me@linuxbox ~]$ ps x
  PID TTY      STAT   TIME COMMAND
 2799 ?        Ssl    0:00 /usr/libexec/bonobo-activation-server –ac
 2820 ?        Sl     0:01 /usr/libexec/evolution-data-server-1.10 --
15647 ?        Ss     0:00 /bin/sh /usr/bin/startkde
15751 ?        Ss     0:00 /usr/bin/ssh-agent /usr/bin/dbus-launch --
15754 ?        S      0:00 /usr/bin/dbus-launch --exit-with-session
15755 ?        Ss     0:01 /bin/dbus-daemon --fork --print-pid 4 –pr
15774 ?        Ss     0:02 /usr/bin/gpg-agent -s –daemon
15793 ?        S      0:00 start_kdeinit --new-startup +kcminit_start
15794 ?        Ss     0:00 kdeinit Running...
15797 ?        S      0:00 dcopserver –nosid
--snip--
Adding the x option (note that there is no leading dash) tells ps to
show all of our processes regardless of what terminal (if any) they are
controlled by. The presence of a ? in the TTY column indicates no
controlling terminal. Using this option, we see a list of every process
that we own.
Because the system is running a lot of processes, ps produces a long
list. It is often helpful to pipe the output from ps into less for easier
viewing. Some option combinations also produce long lines of output,
so maximizing the terminal emulator window might be a good idea, too.
A new column titled STAT has been added to the output. STAT is short
for state and reveals the current status of the process, as shown in Table
10-1.
Table 10-1: Process States
StateMeaning
R
Running. This means the process is running or ready to run.
S
Sleeping. The process is not running; rather, it is waiting for an
event, such as a keystroke or network packet.
D
Uninterruptible sleep. The process is waiting for I/O such as a
disk drive.</text:p>
      <text:p>StateMeaning
T
Stopped. The process has been instructed to stop. You’ll learn
more about this later in the chapter.
Z
A defunct or “zombie” process. This is a child process that has
terminated but has not been cleaned up by its parent.
&lt;
A high-priority process. It’s possible to grant more importance to
a process, giving it more time on the CPU. This property of a
process is called niceness.
A process with high priority is said to be less nice because it’s
taking more of the CPU’s time, which leaves less for everybody
else.
N
A low-priority process. A process with low priority (a nice process)
will get processor time only after other processes with higher
priority have been serviced.
The process state may be followed by other characters. These
indicate various exotic process characteristics. See the ps man page for
more details.
Another popular set of options is aux (without a leading dash). This
gives us even more information.
[me@linuxbox ~]$ ps aux
USER    PID %CPU %MEM    VSZ   RSS TTY      STAT START   TIME COMMAND
root      1  0.0  0.0   2136   644 ?        Ss   Mar05   0:31 init
root      2  0.0  0.0      0     0 ?        S&lt;   Mar05   0:00 [kt]
root      3  0.0  0.0      0     0 ?        S&lt;   Mar05   0:00 [mi]
root      4  0.0  0.0      0     0 ?        S&lt;   Mar05   0:00 [ks]
root      5  0.0  0.0      0     0 ?        S&lt;   Mar05   0:06 [wa]
root      6  0.0  0.0      0     0 ?        S&lt;   Mar05   0:36 [ev]
root      7  0.0  0.0      0     0 ?        S&lt;   Mar05   0:00 [kh]
--snip--
This set of options displays the processes belonging to every user.
Using the options without the leading dash invokes the command with
“BSD-style” behavior. The Linux version of ps can emulate the behavior</text:p>
      <text:p>of the ps program found in several different Unix implementations.
With these options, we get the additional columns shown in Table 10-2.
Table 10-2: BSD Style ps Column Headers
HeaderMeaning
USER
User ID. This is the owner of the process.
%CPU
CPU usage in percent.
%MEM
Memory usage in percent.
VSZ
Virtual memory size.
RSS
Resident set size. This is the amount of physical memory
(RAM) the process is using in kilobytes.
START
Time when the process started. For values over 24 hours, a date
is used.
Viewing Processes Dynamically with top
While the ps command can reveal a lot about what the machine is
doing, it provides only a snapshot of the machine’s state at the moment
the ps command is executed. To see a more dynamic view of the
machine’s activity, we use the top command.
[me@linuxbox ~]$ top
The top program displays a continuously updating (by default, every
three seconds) display of the system processes listed in order of process
activity. The name top comes from the fact that the top program is used
to see the “top” processes on the system. The top display consists of two
parts: a system summary at the top of the display, followed by a table of
processes sorted by CPU activity.
top - 14:59:20 up  6:30,  2 users,  load average: 0.07, 0.02, 0.00
Tasks: 109 total,   1 running, 106 sleeping,   0 stopped,   2 zombie
Cpu(s):  0.7%us,  1.0%sy,  0.0%ni, 98.3%id,  0.0%wa,  0.0%hi,  0.0%si
Mem:    319496k total,   314860k used,     4636k free,    19392k buff
Swap:   875500k total,   149128k used,   726372k free,   114676k cach
  PID USER      PR  NI  VIRT  RES  SHR S %CPU %MEM     TIME+  COMMAND</text:p>
      <text:p>6244 me        39  19 31752 3124 2188 S  6.3  1.0  16:24.42 trackerd
11071 me        20   0  2304 1092  840 R  1.3  0.3   0:00.14 top
 6180 me        20   0  2700 1100  772 S  0.7  0.3   0:03.66 dbus-dae
 6321 me        20   0 20944 7248 6560 S  0.7  2.3   2:51.38 multiloa
 4955 root      20   0  104m 9668 5776 S  0.3  3.0   2:19.39 Xorg
    1 root      20   0  2976  528  476 S  0.0  0.2   0:03.14 init
    2 root      15  -5     0    0    0 S  0.0  0.0   0:00.00 kthreadd
    3 root      RT  -5     0    0    0 S  0.0  0.0   0:00.00 migratio
    4 root      15  -5     0    0    0 S  0.0  0.0   0:00.72 ksoftirq
    5 root      RT  -5     0    0    0 S  0.0  0.0   0:00.04 watchdog
    6 root      15  -5     0    0    0 S  0.0  0.0   0:00.42 events/0
    7 root      15  -5     0    0    0 S  0.0  0.0   0:00.06 khelper
   41 root      15  -5     0    0    0 S  0.0  0.0   0:01.08 kblockd/
   67 root      15  -5     0    0    0 S  0.0  0.0   0:00.00 kseriod
  114 root      20   0     0    0    0 S  0.0  0.0   0:01.62 pdflush
  116 root      15  -5     0    0    0 S  0.0  0.0   0:02.44 kswapd0
The system summary contains a lot of good stuff. Table 10-3
provides a rundown.
Table 10-3: top Information Fields
RowField
Meaning
1
top
This is the name of the program.
 
14:59:20 This is the current time of day.
 
up 6:30 This is called uptime. It is the amount of time since the
machine was last booted. In this example, the system has
been up for six and a half hours.
 
2 users There are two users logged in.
 
load
average:
Load average refers to the number of processes that are
waiting to run; that is, the number of processes that are in
a runnable state and are sharing the CPU. Three values are
shown, each for a different period of time. The first is the
average for the last 60 seconds, the next the previous 5
minutes, and finally the previous 15 minutes. Values less
than 1.0 indicate that the machine is not busy.
2
Tasks:
This summarizes the number of processes and their
various process states.
3
Cpu(s): This row describes the character of the activities that the
CPU is performing.</text:p>
      <text:p>RowField
Meaning
 
0.7%us
0.7 percent of the CPU is being used for user processes. This
means processes outside the kernel.
 
1.0%sy
1.0 percent of the CPU is being used for system (kernel)
processes.
 
0.0%ni
0.0 percent of the CPU is being used by “nice” (low-
priority) processes.
 
98.3%id 98.3 percent of the CPU is idle.
 
0.0%wa
0.0 percent of the CPU is waiting for I/O.
4
Mem:
This shows how physical RAM is being used.
5
Swap:
This shows how swap space (virtual memory) is being
used.
The top program accepts a number of keyboard commands. The two
most interesting are h, which displays the program’s help screen, and q,
which quits top.
Both major desktop environments provide graphical applications that
display information similar to top (in much the same way that Task
Manager in Windows works), but top is better than the graphical
versions because it is faster and it consumes far fewer system resources.
After all, our system monitor program shouldn’t be the source of the
system slowdown that we are trying to track.
Controlling Processes
Now that we can see and monitor processes, let’s gain some control over
them. For our experiments, we’re going to use a little program called
xlogo as our guinea pig. The xlogo program is a sample program supplied
with the X Window System (the underlying engine that makes the
graphics on our display go), which simply displays a resizable window
containing the X logo. First, we’ll get to know our test subject.</text:p>
      <text:p>[me@linuxbox ~]$ xlogo
After entering the command, a small window containing the logo
should appear somewhere on the screen. On some systems, xlogo might
print a warning message, but it can be safely ignored.
NOTE
If your system does not include the xlogo program, try using gedit or kwrite
instead.
We can verify that xlogo is running by resizing its window. If the logo
is redrawn in the new size, the program is running.
Notice how our shell prompt has not returned? This is because the
shell is waiting for the program to finish, just like all the other programs
we have used so far. If we close the xlogo window (see Figure 10-1), the
prompt returns.
Figure 10-1: The xlogo program
Interrupting a Process
Let’s observe what happens when we run xlogo again. First, enter the
xlogo command and verify that the program is running. Next, return to
the terminal window and press CTRL-C.
[me@linuxbox ~]$ xlogo
[me@linuxbox ~]$</text:p>
      <text:p>In a terminal, pressing CTRL-C interrupts a program. This means we
are politely asking the program to terminate. After we pressed CTRL-C,
the xlogo window closed, and the shell prompt returned.
Many (but not all) command line programs can be interrupted by
using this technique.
Putting a Process in the Background
Let’s say we wanted to get the shell prompt back without terminating
the xlogo program. We can do this by placing the program in the
background. Think of the terminal as having a foreground (with stuff
visible on the surface like the shell prompt) and a background (with stuff
hidden behind the surface). To launch a program so that it is
immediately placed in the background, we follow the command with an
ampersand (&amp;) character.
[me@linuxbox ~]$ xlogo &amp;
[1] 28236
[me@linuxbox ~]$
After entering the command, the xlogo window appeared, and the
shell prompt returned, but some funny numbers were printed too. This
message is part of a shell feature called job control. With this message, the
shell is telling us that we have started job number 1 ([1]) and that it has
PID 28236. If we run ps, we can see our process.
[me@linuxbox ~]$ ps
  PID TTY          TIME CMD
10603 pts/1    00:00:00 bash
28236 pts/1    00:00:00 xlogo
28239 pts/1    00:00:00 ps
The shell’s job control facility also gives us a way to list the jobs that
have been launched from our terminal. Using the jobs command, we can
see this list:
[me@linuxbox ~]$ jobs
[1]+  Running                 xlogo &amp;</text:p>
      <text:p>The results show that we have one job, numbered 1; that it is
running; and that the command was xlogo &amp;.
Returning a Process to the Foreground
A process in the background is immune from terminal keyboard input,
including any attempt to interrupt it with CTRL-C. To return a process
to the foreground, use the fg command in this way:
[me@linuxbox ~]$ jobs
[1]+  Running                 xlogo &amp;
[me@linuxbox ~]$ fg %1
xlogo
The fg command followed by a percent sign and the job number
(called a jobspec) does the trick. If we have only one background job, the
jobspec is optional. To terminate xlogo, press CTRL-C.
Stopping (Pausing) a Process
Sometimes we’ll want to stop a process without terminating it. This is
often done to allow a foreground process to be moved to the
background. To stop a foreground process and place it in the
background, press CTRL-Z. Let’s try it. At the command prompt, type
xlogo, press ENTER, and then press CTRL-Z.
[me@linuxbox ~]$ xlogo
[1]+  Stopped                 xlogo
[me@linuxbox ~]$
After stopping xlogo, we can verify that the program has stopped by
attempting to resize the xlogo window. We will see that it appears quite
dead. We can either continue the program’s execution in the
foreground, using the fg command, or resume the program’s execution
in the background with the bg command.
[me@linuxbox ~]$ bg %1
[1]+ xlogo &amp;
[me@linuxbox ~]$</text:p>
      <text:p>As with the fg command, the jobspec is optional if there is only one
job.
Moving a process from the foreground to the background is handy if
we launch a graphical program from the command line but forget to
place it in the background by appending the trailing &amp;.
Why would we want to launch a graphical program from the
command line? There are two reasons.
The program you want to run might not be listed on the window
manager’s menus (such as xlogo).
By launching a program from the command line, you might be able
to see error messages that would otherwise be invisible if the
program were launched graphically. Sometimes, a program will fail
to start up when launched from the graphical menu. By launching
it from the command line instead, we may see an error message
that will reveal the problem. Also, some graphical programs have
interesting and useful command line options.
Signals
The kill command is used to “kill” processes. This allows us to
terminate programs that need killing (that is, some kind of pausing or
termination). Here’s an example:
[me@linuxbox ~]$ xlogo &amp;
[1] 28401
[me@linuxbox ~]$ kill 28401
[1]+  Terminated              xlogo
We first launch xlogo in the background. The shell prints the jobspec
and the PID of the background process. Next, we use the kill command
and specify the PID of the process we want to terminate. We could have
also specified the process using a jobspec (for example, %1) instead of a
PID.
While this is all very straightforward, there is more to it than that.
The kill command doesn’t exactly “kill” processes; rather, it sends them</text:p>
      <text:p>signals. Signals are one of several ways that the operating system
communicates with programs. We have already seen signals in action
with the use of CTRL-C and CTRL-Z. When the terminal receives one of
these keystrokes, it sends a signal to the program in the foreground. In
the case of CTRL-C, a signal called INT (interrupt) is sent; with CTRL-Z, a
signal called TSTP (terminal stop) is sent. Programs, in turn, “listen” for
signals and may act upon them as they are received. The fact that a
program can listen and act upon signals allows a program to do things
such as save work in progress when it is sent a termination signal.
Sending Signals to Processes with kill
The kill command is used to send signals to programs. Its most
common syntax looks like this:
kill -signal PID...
If no signal is specified on the command line, then the TERM
(terminate) signal is sent by default. The kill command is most often
used to send the signals listed in Table 10-4.
Table 10-4: Common Signals
NumberNameMeaning
1
HUP
Hang up. This is a vestige of the good old days when
terminals were attached to remote computers with
phone lines and modems. The signal is used to indicate
to programs that the controlling terminal has “hung
up.” The effect of this signal can be demonstrated by
closing a terminal session. The foreground program
running on the terminal will be sent the signal and will
terminate.
This signal is also used by many daemon programs to
cause a reinitialization. This means that when a daemon
is sent this signal, it will restart and reread its</text:p>
      <text:p>NumberNameMeaning
configuration file. The Apache web server is an example
of a daemon that uses the HUP signal in this way.
2
INT
Interrupt. This performs the same function as CTRL-C
sent from the terminal. It will usually terminate a
program.
9
KILL
Kill. This signal is special. Whereas programs may
choose to handle signals sent to them in different ways,
including ignoring them all together, the KILL signal is
never actually sent to the target program. Rather, the
kernel immediately terminates the process. When a
process is terminated in this manner, it is given no
opportunity to “clean up” after itself or save its work.
For this reason, the KILL signal should be used only as a
last resort when other termination signals fail.
15
TERM
Terminate. This is the default signal sent by the kill
command. If a program is still “alive” enough to receive
signals, it will terminate.
18
CONT
Continue. This will restore a process after a STOP or TSTP
signal. This signal is sent by the bg and fg commands.
19
STOP
Stop. This signal causes a process to pause without
terminating. Like the KILL signal, it is not sent to the
target process, and thus it cannot be ignored.
20
TSTP
Terminal stop. This is the signal sent by the terminal
when CTRL-Z is pressed. Unlike the STOP signal, the TSTP
signal is received by the program, but the program may
choose to ignore it.
Let’s try the kill command.
[me@linuxbox ~]$ xlogo &amp;
[1] 13546
[me@linuxbox ~]$ kill -1 13546
[1]+  Hangup                  xlogo</text:p>
      <text:p>In this example, we start the xlogo program in the background and
then send it a HUP signal with kill. The xlogo program terminates, and the
shell indicates that the background process has received a hang-up
signal. We may need to press ENTER a couple of times before the
message appears. Note that signals may be specified either by number
or by name, including the name prefixed with the letters SIG.
[me@linuxbox ~]$ xlogo &amp;
[1] 13601
[me@linuxbox ~]$ kill -INT 13601
[1]+  Interrupt               xlogo
[me@linuxbox ~]$ xlogo &amp;
[1] 13608
[me@linuxbox ~]$ kill -SIGINT 13608
[1]+  Interrupt               xlogo
Repeat the preceding example and try the other signals. Remember,
we can also use jobspecs in place of PIDs.
Processes, like files, have owners, and you must be the owner of a
process (or the superuser) to send it signals with kill.
In addition to the list of signals covered so far, which are most often
used with kill, there are other signals frequently used by the system, as
listed in Table 10-5.
Table 10-5: Other Common Signals
NumberNameMeaning
3
QUIT
Quit.
11
SEGV
Segmentation violation. This signal is sent if a program
makes illegal use of memory; that is, if it tried to write
somewhere it was not allowed to write.
28
WINCH
Window change. This is the signal sent by the system
when a window changes size. Some programs, such as
top and less, will respond to this signal by redrawing
themselves to fit the new window dimensions.
For the curious, you can display a complete list of signals with the
following command:</text:p>
      <text:p>[me@linuxbox ~]$ kill -l
Sending Signals to Multiple Processes with killall
It’s also possible to send signals to multiple processes matching a
specified program or username by using the killall command. Here is
the syntax:
killall [-u user] [-signal] name...
To demonstrate, we will start a couple of instances of the xlogo
program and then terminate them.
[me@linuxbox ~]$ xlogo &amp;
[1] 18801
[me@linuxbox ~]$ xlogo &amp;
[2] 18802
[me@linuxbox ~]$ killall xlogo
[1]-  Terminated              xlogo
[2]+  Terminated              xlogo
Remember, as with kill, you must have superuser privileges to send
signals to processes that do not belong to you.
Shutting Down the System
The process of shutting down the system involves the orderly
termination of all the processes on the system, as well as performing
some vital housekeeping chores (such as syncing all of the mounted file
systems) before the system powers off. Four commands can perform this
function:
halt
poweroff
reboot
shutdown</text:p>
      <text:p>The first three are pretty self-explanatory and are generally used
without any command line options. Here’s an example:
[me@linuxbox ~]$ sudo reboot
The shutdown command is a bit more interesting. With it, we can
specify which of the actions to perform (halt, power down, or reboot)
and provide a time delay to the shutdown event. Most often it is used
like this to halt the system:
[me@linuxbox ~]$ sudo shutdown -h now
or like this to reboot the system:
[me@linuxbox ~]$ sudo shutdown -r now
The delay can be specified in a variety of ways. See the shutdown man
page for details. Once the shutdown command is executed, a message is
“broadcast” to all logged-in users warning them of the impending event.
More Process-Related Commands
Because monitoring processes is an important system administration
task, there are a lot of commands for it. Table 10-6 lists some to play
with.
Table 10-6: Other Process-Related Commands
CommandDescription
pstree
Outputs a process list arranged in a tree-like pattern
showing the parent-child relationships between processes.
vmstat
Outputs a snapshot of system resource usage including
memory, swap, and disk I/O. To see a continuous display,
follow the command with a time delay (in seconds) for
updates. Here’s an example: vmstat 5. Terminate the output
with CTRL-C.</text:p>
      <text:p>CommandDescription
xload
A graphical program that draws a graph showing system
load over time.
tload
Similar to the xload program but draws the graph in the
terminal. Terminate the output with CTRL-C.
Summing Up
Most modern systems feature a mechanism for managing multiple
processes. Linux provides a rich set of tools for this purpose. Given that
Linux is the world’s most deployed server operating system, this makes a
lot of sense. Unlike some other systems, however, Linux relies primarily
on command line tools for process management. Though there are
graphical process tools for Linux, the command line tools are greatly
preferred because of their speed and light footprint. While the GUI
tools may look pretty, they often create a lot of system load themselves,
which somewhat defeats the purpose.
OceanofPDF.com</text:p>
      <text:p>PART II
CONFIGURATION AND THE
ENVIRONMENT
OceanofPDF.com</text:p>
      <text:p>11
THE ENVIRONMENT
As we discussed earlier, the shell maintains a body of information during
our shell session called the environment. Programs use the data stored in
the environment to determine facts about the system’s configuration.
While most programs use configuration files to store
program settings, some programs also look for values stored in the
environment to adjust their behavior. Knowing this, we can use the
environment to customize our shell experience.
In this chapter, we will work with the following commands:
printenv Print part or all of the environment
set Set shell options
export Export environment to subsequently executed programs
alias Create an alias for a command
What Is Stored in the Environment?
The shell stores two basic types of data in the environment; though,
with bash, the types are largely indistinguishable. They are environment
variables and shell variables. Shell variables are bits of data placed there
by bash, and environment variables are everything else. In addition to</text:p>
      <text:p>variables, the shell stores some programmatic data, namely, aliases and
shell functions. We covered aliases in Chapter 5 and we will cover shell
functions (which are related to shell scripting) in Part IV of this book.
Examining the Environment
To see what is stored in the environment, we can use either the set
builtin in bash or the printenv program. The set command will show both
the shell and environment variables, while printenv will display only the
latter. Because the list of environment contents will be fairly long, it is
best to pipe the output of either command into less.
[me@linuxbox ~]$ printenv | less
Doing so, we should get something that looks like this:
USER=me
PAGER=less
LSCOLORS=Gxfxcxdxbxegedabagacad
XDG_CONFIG_DIRS=/etc/xdg/xdg-ubuntu:/usr/share/upstart/xdg:/etc/xdg
PATH=/home/me/bin:/usr/local/sbin:/usr/local/bin:/usr/sbin:/usr/bin:/sbin:/
bin:/usr/games:/usr/local/games
DESKTOP_SESSION=ubuntu
QT_IM_MODULE=ibus
QT_QPA_PLATFORMTHEME=appmenu-qt5
JOB=dbus
PWD=/home/me
XMODIFIERS=@im=ibus
GNOME_KEYRING_PID=1850
LANG=en_US.UTF-8
GDM_LANG=en_US
MANDATORY_PATH=/usr/share/gconf/ubuntu.mandatory.path
MASTER_HOST=linuxbox
IM_CONFIG_PHASE=1
COMPIZ_CONFIG_PROFILE=ubuntu
GDMSESSION=ubuntu
SESSIONTYPE=gnome-session
XDG_SEAT=seat0
HOME=/home/me
SHLVL=2
LANGUAGE=en_US
GNOME_DESKTOP_SESSION_ID=this-is-deprecated
LESS=-R
LOGNAME=me
COMPIZ_BIN_PATH=/usr/bin/
LC_CTYPE=en_US.UTF-8
XDG_DATA_DIRS=/usr/share/ubuntu:/usr/share/gnome:/usr/local/share/:/usr/share/
QT4_IM_MODULE=xim
DBUS_SESSION_BUS_ADDRESS=unix:abstract=/tmp/dbus-IwaesmWaT0</text:p>
      <text:p>LESSOPEN=| /usr/bin/lesspipe %s
INSTANCE=
What we see is a list of environment variables and their values. For
example, we see a variable called USER, which contains the value me. The
printenv command can also list the value of a specific variable.
[me@linuxbox ~]$ printenv USER
me
The set command, when used without options or arguments, will
display both the shell and environment variables, as well as any defined
shell functions. Unlike printenv, its output is courteously sorted in
alphabetical order.
[me@linuxbox ~]$ set | less
It is also possible to view the contents of a variable using the echo
command, like this:
[me@linuxbox ~]$ echo $HOME
/home/me
One element of the environment that neither set nor printenv displays
is aliases. To see them, enter the alias command without arguments.
[me@linuxbox ~]$ alias
alias l.=’ls -d .* --color=tty’
alias ll=’ls -l --color=tty’
alias ls=’ls --color=tty’
alias vi=’vim’
alias which=’alias | /usr/bin/which --tty-only --read-alias --show-dot --show-
tilde’
Some Interesting Variables
The environment contains quite a few variables, and though the
environment will differ from the one presented here, we will likely see
the variables listed in Table 11-1 in our environment.
Table 11-1: Environment Variables</text:p>
      <text:p>VariableContents
DISPLAY
The name of your display if you are running a graphical
environment. Usually this is :0, meaning the first display
generated by the X server.
EDITOR
The name of the program to be used for text editing.
SHELL
The name of your shell program.
HOME
The pathname of your home directory.
LANG
Defines the character set and collation order of your language.
OLDPWD
The previous working directory.
PAGER
The name of the program to be used for paging output. This is
often set to /usr/bin/less.
PATH
A colon-separated list of directories that are searched when
you enter the name of a executable program.
PS1
Stands for “prompt string 1.“ This defines the contents of the
shell prompt. As we will later see, this can be extensively
customized.
PWD
The current working directory.
TERM
The name of your terminal type. Unix-like systems support
many terminal protocols; this variable sets the protocol to be
used with your terminal emulator.
TZ
Specifies your time zone. Most Unix-like systems maintain the
computer’s internal clock in Coordinated Universal Time (UTC)
and then display the local time by applying an offset specified
by this variable.
USER
Your username.
Don’t worry if some of these values are missing. They vary by
distribution.</text:p>
      <text:p>How Is the Environment Established?
When we log on to the system, the bash program starts and reads a series
of configuration scripts called startup files, which define the default
environment shared by all users. This is followed by more startup files
in our home directory that define our personal environment. The exact
sequence depends on the type of shell session being started. There are
two kinds.
A login shell session This is one in which we are prompted for our
username and password. This happens when we start a virtual
console session, for example.
A non-login shell session This typically occurs when we launch a
terminal session in the GUI.
Login shells read one or more startup files, as shown in Table 11-2.
Table 11-2: Startup Files for Login Shell Sessions
File
Contents
/etc/profile
A global configuration script that applies to all users.
~/.bash_profileA user’s personal startup file. It can be used to extend or
override settings in the global configuration script.
~/.bash_login If ~/.bash_profile is not found, bash attempts to read this
script.
~/.profile
If neither ~/.bash_profile nor ~/.bash_login is found, bash
attempts to read this file. This is the default in Debian-
based distributions, such as Ubuntu.
Non-login shell sessions read the startup files listed in Table 11-3.
Table 11-3: Startup Files for Non-Login Shell Sessions
File
Contents
/etc/bash.bashrcA global configuration script that applies to all users.
~/.bashrc
A user’s personal startup file. It can be used to extend or
override settings in the global configuration script.</text:p>
      <text:p>In addition to reading the startup files listed in Table 11-3, non-login
shells inherit the environment from their parent process, usually a login
shell.
Take a look and see which of these startup files are installed.
Remember—because most of the filenames listed start with a period
(meaning that they are hidden), we will need to use the -a option when
using ls.
The ~/.bashrc file is probably the most important startup file from
the ordinary user’s point of view, because it is almost always read. Non-
login shells read it by default, and most startup files for login shells are
written in such a way as to read the ~/.bashrc file as well.
What’s in a Startup File?
If we take a look inside a typical .bash_profile (taken from a CentOS 6
system), it looks something like this:
# .bash_profile
# Get the aliases and functions
if [ -f ~/.bashrc ]; then
        . ~/.bashrc
fi
# User specific environment and startup programs
PATH=$PATH:$HOME/bin
export PATH
Lines that begin with a # are comments and are not read by the shell.
These are there for human readability. The first interesting thing occurs
on the fourth line, with the following code:
if [ -f ~/.bashrc ]; then
        . ~/.bashrc
fi
This is called an if compound command, which we will cover fully
when we get to shell scripting in Part IV, but for now, here is a
translation:</text:p>
      <text:p>If the file "~/.bashrc" exists, then
        read the "~/.bashrc" file.
We can see that this bit of code is how a login shell gets the contents
of .bashrc. The next thing in our startup file has to do with the PATH
variable.
Ever wonder how the shell knows where to find commands when we
enter them on the command line? For example, when we enter ls, the
shell does not search the entire computer to find /bin/ls (the full
pathname of the ls command); rather, it searches a list of directories
that are contained in the PATH variable.
The PATH variable is often (but not always, depending on the
distribution) set by the /etc/profile startup file with this code:
PATH=$PATH:$HOME/bin
PATH is modified to add the directory $HOME/bin to the end of the
list. This is an example of parameter expansion, which we touched on in
Chapter 7. To demonstrate how this works, try the following:
[me@linuxbox ~]$ foo="This is some "
[me@linuxbox ~]$ echo $foo
This is some
[me@linuxbox ~]$ foo=$foo"text."
[me@linuxbox ~]$ echo $foo
This is some text.
Using this technique, we can append text to the end of a variable’s
contents.
By adding the string $HOME/bin to the end of the PATH variable’s
contents, the directory $HOME/bin is added to the list of directories
searched when a command is entered. This means that when we want to
create a directory within our home directory for storing our own private
programs, the shell is ready to accommodate us. All we have to do is call
it bin, and we’re ready to go.
NOTE</text:p>
      <text:p>Many distributions provide this PATH setting by default. Debian-based
distributions, such as Ubuntu, test for the existence of the ~/bin directory at
login and dynamically add it to the PATH variable if the directory is found.
Lastly, we have this:
export PATH
The export command tells the shell to make the contents of PATH
available to child processes of this shell.
Modifying the Environment
Because we know where the startup files are and what they contain, we
can modify them to customize our environment.
Which Files Should We Modify?
As a general rule, to add directories to your PATH or define additional
environment variables, place those changes in .bash_profile (or the
equivalent, according to your distribution; for example, Ubuntu uses
.profile). For everything else, place the changes in .bashrc.
NOTE
Unless you are the system administrator and need to change the defaults for
all users of the system, restrict your modifications to the files in your home
directory. It is certainly possible to change the files in /etc such as profile,
and in many cases it would be sensible to do so, but for now, let’s play it safe.
Text Editors
To edit (that is, modify) the shell’s startup files, as well as most of the
other configuration files on the system, we use a program called a text
editor. A text editor is a program that is, in some ways, like a word</text:p>
      <text:p>processor in that it allows us to edit the words on the screen with a
moving cursor. It differs from a word processor by only supporting pure
text and often contains features designed for writing programs. Text
editors are the central tool used by software developers to write code
and by system administrators to manage the configuration files that
control the system.
A lot of different text editors are available for Linux; most systems
have several installed. Why so many different ones? Because
programmers like writing them and because programmers use them
extensively, they write editors to express their own desires as to how
they should work.
Text editors fall into two basic categories: graphical and text-based.
GNOME and KDE both include some popular graphical editors.
GNOME ships with an editor called gedit, which is usually called “Text
Editor” in the GNOME menu. KDE usually ships with three, which are
(in order of increasing complexity) kedit, kwrite, and kate.
There are many text-based editors. The popular ones we’ll
encounter are nano, vi, and emacs. The nano editor is a simple, easy-to-use
editor designed as a replacement for the pico editor supplied with the
PINE email suite. The vi editor (which on most Linux systems has been
replaced by a program named vim, which is short for “vi improved”) is
the traditional editor for Unix-like systems. It will be the subject of
Chapter 12. The emacs editor was originally written by Richard Stallman.
It is a gigantic, all-purpose, does-everything programming environment.
While readily available, it is seldom installed on most Linux systems by
default.
Using a Text Editor
Text editors can be invoked from the command line by typing the name
of the editor followed by the name of the file you want to edit. If the file
does not already exist, the editor will assume that we want to create a
new file. Here is an example using gedit:
[me@linuxbox ~]$ gedit some_file</text:p>
      <text:p>This command will start the gedit text editor and load the file named
some_file, if it exists.
Graphical text editors are pretty self-explanatory, so we won’t cover
them here. Instead, we will concentrate on our first text-based text
editor, nano. Let’s fire up nano and edit the .bashrc file. But before we do
that, let’s practice some “safe computing.” Whenever we edit an
important configuration file, it is always a good idea to create a backup
copy of the file first. This protects us in case we mess up the file while
editing. To create a backup of the .bashrc file, do this:
[me@linuxbox ~]$ cp .bashrc .bashrc.bak
It doesn’t matter what we call the backup file; just pick an
understandable name. The extensions .bak, .sav, .old, and .orig are all
popular ways of indicating a backup file. Oh, and remember that cp will
overwrite existing files silently.
Now that we have a backup file, we’ll start the editor.
[me@linuxbox ~]$ nano .bashrc
Once nano starts, we’ll get a screen like this:
  GNU nano 2.0.3           File: .bashrc
# .bashrc
# Source global definitions
if [ -f /etc/bashrc ]; then
        . /etc/bashrc
fi
# User specific aliases and functions
                          [ Read 8 lines ]
^G Get Help^O WriteOut^R Read Fil^Y Prev Pag^K Cut Text^C Cur Pos
^X Exit    ^J Justify ^W Where Is^V Next Pag^U UnCut Te^T To Spell
NOTE
If your system does not have nano installed, you may use a graphical editor
instead.</text:p>
      <text:p>The screen consists of a header at the top, the text of the file being
edited in the middle, and a menu of commands at the bottom. Because
nano was designed to replace the text editor supplied with an email client,
it is rather short on editing features.
The first command you should learn in any text editor is how to exit
the program. In the case of nano, you press CTRL-X to exit. This is
indicated in the menu at the bottom of the screen. The notation ^X
means CTRL-X. This is a common notation for control characters used
by many programs.
The second command we need to know is how to save our work.
With nano it’s CTRL-O. With this knowledge, we’re ready to do some
editing. Using the down arrow key and/or the PAGE DOWN key, move the
cursor to the end of the file and then add the following lines to the
.bashrc file:
umask 0002
export HISTCONTROL=ignoredups
export HISTSIZE=1000
alias l.='ls -d .* --color=auto'
alias ll='ls -l --color=auto'
NOTE
Your distribution may already include some of these, but duplicates won’t
hurt anything.
Table 11-4 details the meaning of our additions.
Table 11-4: Additions to Our .bashrc
Line
Meaning
umask 0002
Sets the umask to solve the problem with the
shared directories we discussed in Chapter 9.
export
HISTCONTROL=ignoredups
Causes the shell’s history recording feature to
ignore a command if the same command was
just recorded.</text:p>
      <text:p>Line
Meaning
export HISTSIZE=1000
Increases the size of the command history from
the usual default of 500 lines to 1,000 lines.
alias l.=’ls -d .* --
color=auto’
Creates a new command called l., which
displays all directory entries that begin with a
dot.
alias ll=’ls -l --
color=auto’
Creates a new command called ll, which
displays a long-format directory listing.
As we can see, many of our additions are not intuitively obvious, so it
would be a good idea to add some comments to our .bashrc file to help
explain things to the humans. Using the editor, change our additions to
look like this:
# Change umask to make directory sharing easier
umask 0002
# Ignore duplicates in command history and increase
# history size to 1000 lines
export HISTCONTROL=ignoredups
export HISTSIZE=1000
# Add some helpful aliases
alias l.='ls -d .* --color=auto'
alias ll='ls -l --color=auto'
Ah, much better! With our changes complete, press CTRL-O to save
our modified .bashrc file, and press CTRL-X to exit nano.
WHY COMMENTS ARE IMPORTANT
Whenever you modify configuration files, it’s a good idea to add
some comments to document your changes. Sure, you’ll probably
remember what you changed tomorrow, but what about six
months from now? Do yourself a favor and add some comments.
While you’re at it, it’s not a bad idea to keep a log of what changes
you make.</text:p>
      <text:p>Shell scripts and bash startup files use a # symbol to begin a
comment. Other configuration files may use other symbols. Most
configuration files will have comments. Use them as a guide.
You will often see lines in configuration files that are commented
out to prevent them from being used by the affected program. This
is done to give the reader suggestions for possible configuration
choices or examples of correct configuration syntax. For example,
the .bashrc file of Ubuntu 18.04 contains these lines:
# some more ls aliases
#alias ll=’ls -l’
#alias la=’ls -A’
#alias l=’ls -CF’
The last three lines are valid alias definitions that have been
commented out. If you remove the leading # symbols from these
three lines, a technique called uncommenting, you will activate the
aliases. Conversely, if you add a # symbol to the beginning of a
line, you can deactivate a configuration line while preserving the
information it contains.
Activating Our Changes
The changes we have made to our .bashrc will not take effect until we
close our terminal session and start a new one because the .bashrc file is
read only at the beginning of a session. However, we can force bash to
reread the modified .bashrc file with the following command:
[me@linuxbox ~]$ source ~/.bashrc
After doing this, we should be able to see the effect of our changes.
Try one of the new aliases.
[me@linuxbox ~]$ ll
Summing Up</text:p>
      <text:p>In this chapter, we learned an essential skill: editing configuration files
with a text editor. Moving forward, as we read man pages for
commands, take note of the environment variables that commands
support. There may be a gem or two. In later chapters, we will learn
about shell functions, a powerful feature that you can also include in the
bash startup files to add to your arsenal of custom commands.
OceanofPDF.com</text:p>
      <text:p>12
A GENTLE INTRODUCTION TO VI
There is an old joke about a visitor to New York City asking a passerby
for directions to the city’s famous classical music venue.
Visitor: Excuse me, how do I get to Carnegie Hall?
Passerby: Practice, practice, practice!
Learning the Linux command line, like becoming an accomplished
pianist, is not something that we pick up in an afternoon. It takes years
of practice. In this chapter, we will introduce the vi (pronounced “vee
eye”) text editor, one of the core programs in the Unix tradition. vi is
somewhat notorious for its difficult user interface, but when we see a
master sit down at the keyboard and begin to “play,” we will indeed be
witness to some great art. We won’t become masters in this chapter, but
when we are done, we will know how to play the equivalent of
“Chopsticks” in vi.
Why We Should Learn vi
In this modern age of graphical editors and easy-to-use text-based
editors such as nano, why should we learn vi? There are three good
reasons.</text:p>
      <text:p>vi is almost always available. If we have a system with no graphical
interface, such as a remote server or a local system with a broken X
configuration, this can be a lifesaver. nano, while increasingly
popular, is still not universal. POSIX, a standard for program
compatibility on Unix systems, requires that vi be present.
vi is lightweight and fast. For many tasks, it’s easier to bring up vi
than it is to find the graphical text editor in the menus and wait for
its multiple megabytes to load. In addition, vi is designed for typing
speed. As we will see, a skilled vi user never has to lift their fingers
from the keyboard while editing.
We don’t want other Linux and Unix users to think we are
cowards.
Okay, maybe two good reasons.
A Little Background
The first version of vi was written in 1976 by Bill Joy, a University of
California at Berkeley student who later went on to cofound Sun
Microsystems. vi derives its name from the word “visual,” because it was
intended to allow editing on a video terminal with a moving cursor.
Previous to visual editors, there were line editors that operated on a single
line of text at a time. To specify a change, we tell a line editor to go to a
particular line and describe what change to make, such as adding or
deleting text. With the advent of video terminals (rather than printer-
based terminals like teletypes), visual editing became possible. vi actually
incorporates a powerful line editor called ex, and we can use line editing
commands while using vi.
Most Linux distributions don’t include real vi; rather, they ship with
an enhanced replacement called vim (which is short for “vi improved”)
written by Bram Moolenaar. vim is a substantial improvement over
traditional Unix vi and is usually symbolically linked (or aliased) to the
name vi on Linux systems. In the discussions that follow, we will assume
that we have a program called vi that is really vim.</text:p>
      <text:p>Starting and Stopping vi
To start vi, we simply enter the following:
[me@linuxbox ~]$ vi
A screen like the following should appear.
~
~
~                         VIM - Vi Improved
~
~                          version 8.0.707
~                     by Bram Moolenaar et al.
~            Vim is open source and freely distributable
~
~                     Sponsor Vim development!
~          type  :help sponsor&lt;Enter&gt;    for information
~
~          type  :q&lt;Enter&gt;               to exit
~          type  :help&lt;Enter&gt;  or  &lt;F1&gt;  for on-line help
~          type  :help version8&lt;Enter&gt;   for version info
~
~                   Running in Vi compatible mode
~          type  :set nocp&lt;Enter&gt;        for Vim defaults
~          type  :help cp-default&lt;Enter&gt; for info on this
~
~
~
COMPATIBILITY MODE
In the example startup screen, we see the text “Running in Vi
compatible mode.” This means that vim will run in a mode that is
closer to the normal behavior of vi rather than the enhanced
behavior of vim. For the purposes of this chapter, we will want to
run vim with its enhanced behavior. To do this, you have a few
options. Try running vim instead of vi. If that works, consider
adding alias vi=’vim’ to your .bashrc file. Alternatively, use this
command to add a line to your vim configuration file:
echo "set nocp" &gt;&gt; ~/.vimrc</text:p>
      <text:p>Different Linux distributions package vim in different ways.
Some distributions install a minimal version of vim by default that
supports only a limited set of vim features. While performing the
lessons that follow, you may encounter missing features. If this is
the case, install the full version of vim.
Just as we did with nano earlier, the first thing to learn is how to exit.
To exit, we enter the following command (note that the colon character
is part of the command):
:q
The shell prompt should return. If, for some reason, vi will not quit
(usually because we made a change to a file that has not yet been saved),
we can tell vi that we really mean it by adding an exclamation point to
the command.
:q!
TIP
If you get “lost” in vi, try pressing the ESC key twice to find your way again.
Editing Modes
Let’s start vi again, this time passing the name of a nonexistent file to it.
This is how we can create a new file with vi:
[me@linuxbox ~]$ rm -f foo.txt
[me@linuxbox ~]$ vi foo.txt
If all goes well, we should get a screen like this:
~
~
~
~
~</text:p>
      <text:p>~
~
~
~
~
~
~
~
~
~
~
~
~
~
~
~
"foo.txt" [New File]
The leading tilde characters (~) indicate that no text exists on that
line. This shows that we have an empty file. Do not type anything yet!
The second most important thing to learn about vi (after learning
how to exit) is that vi is a modal editor. When vi starts, it begins in
command mode. In this mode, almost every key is a command, so if we
were to start typing, vi would basically go crazy and make a big mess.
Entering Insert Mode
To add some text to our file, we must first enter insert mode. To do this,
we press the i key. Afterward, we should see the following at the bottom
of the screen if vim is running in its usual enhanced mode (this will not
appear in vi compatible mode):
-- INSERT --
Now we can enter some text. Try this:
The quick brown fox jumped over the lazy dog.
To exit insert mode and return to command mode, press the ESC key.
Saving Our Work</text:p>
      <text:p>To save the change we just made to our file, we must enter an ex
command while in command mode. This is easily done by pressing the :
key. After doing this, a colon character should appear at the bottom of
the screen.
:
To write our modified file, we follow the colon with a w and then
press ENTER.
:w
The file will be written to the hard drive, and we should get a
confirmation message at the bottom of the screen, like this:
"foo.txt" [New] 1L, 46C written
TIP
If you read the vim documentation, you will notice that (confusingly)
command mode is called normal mode and ex commands are called
command mode. Beware.
Moving the Cursor Around
While in command mode, vi offers a large number of movement
commands, some of which it shares with less. Table 12-1 lists a subset.
Table 12-1: Cursor Movement Keys
Key
Moves the cursor
l or right arrow
Right one character.
h or left arrow
Left one character.
j or down arrow
Down one line.
k or up arrow
Up one line.
0 (zero)
To the beginning of the current line.</text:p>
      <text:p>Key
Moves the cursor
^
To the first non-whitespace character on the current
line.
$
To the end of the current line.
w
To the beginning of the next word or punctuation
character.
W
To the beginning of the next word, ignoring
punctuation characters.
b
To the beginning of the previous word or
punctuation character.
B
To the beginning of the previous word, ignoring
punctuation characters.
CTRL-F or PAGE
DOWN
Down one page.
CTRL-B or PAGE
UP
Up one page.
numberG
To line number. For example, 1G moves to the first line
of the file.
G
To the last line of the file.
Why are the h, j, k, and l keys used for cursor movement? When vi
was originally written, not all video terminals had arrow keys, and
skilled typists could use regular keyboard keys to move the cursor
without ever having to lift their fingers from the keyboard.
Many commands in vi can be prefixed with a number, as with the G
command listed in Table 12-1. By prefixing a command with a number,
we may specify the number of times a command is to be carried out. For
example, the command 5j causes vi to move the cursor down five lines.
Basic Editing</text:p>
      <text:p>Most editing consists of a few basic operations such as inserting text,
deleting text, and moving text around by cutting and pasting. vi, of
course, supports all of these operations in its own unique way. vi also
provides a limited form of undo. If we press the u key while in command
mode, vi will undo the last change that you made. This will come in
handy as we try some of the basic editing commands.
Appending Text
vi has several different ways of entering insert mode. We have already
used the i command to insert text.
Let’s go back to our foo.txt file for a moment.
The quick brown fox jumped over the lazy dog.
If we wanted to add some text to the end of this sentence, we would
discover that the i command will not do it, because we can’t move the
cursor beyond the end of the line. vi provides a command to append
text, the sensibly-named a command. If we move the cursor to the end
of the line and type a, the cursor will move past the end of the line and
vi will enter insert mode. This will allow us to add some more text.
The quick brown fox jumped over the lazy dog. It was cool.
Remember to press the ESC key to exit insert mode.
Because we will almost always want to append text to the end of a
line, vi offers a shortcut to move to the end of the current line and start
appending. It’s the A command. Let’s try it and add some more lines to
our file.
First, we’ll move the cursor to the beginning of the line using the 0
(zero) command. Now we type A and add the following lines of text:
The quick brown fox jumped over the lazy dog. It was cool.
Line 2
Line 3
Line 4
Line 5</text:p>
      <text:p>Again, press the ESC key to exit insert mode.
As we can see, the A command is more useful as it moves the cursor
to the end of the line before starting insert mode.
Opening a Line
Another way we can insert text is by “opening” a line. This inserts a
blank line between two existing lines and enters insert mode. This has
two variants, as described in Table 12-2.
Table 12-2: Line Opening Keys
CommandOpens
o
The line below the current line
O
The line above the current line
We can demonstrate this as follows: place the cursor on line 3 and
then type o.
The quick brown fox jumped over the lazy dog. It was cool.
Line 2
Line 3
Line 4
Line 5
A new line was opened below the third line, and we entered insert
mode. Exit insert mode by pressing the ESC key. Press u to undo our
change.
Type O to open the line above the cursor.
The quick brown fox jumped over the lazy dog. It was cool.
Line 2
Line 3
Line 4
Line 5
Exit insert mode by pressing ESC, and undo our change by typing u.</text:p>
      <text:p>Deleting Text
As we might expect, vi offers a variety of ways to delete text, all of which
contain one of two keystrokes. First, the x command will delete a
character at the cursor location. x may be preceded by a number
specifying how many characters are to be deleted. The d command is
more general purpose. Like x, it may be preceded by a number
specifying the number of times the deletion is to be performed. In
addition, d is always followed by a movement command that controls
the size of the deletion. Table 12-3 provides some examples.
Table 12-3: Text Deletion Commands
CommandDeletes
x
The current character
3x
The current character and the next two characters
dd
The current line
5dd
The current line and the next four lines
dW
From the current cursor position to the beginning of the
next word
d$
From the current cursor location to the end of the current
line
d0
From the current cursor location to the beginning of the
line
d^
From the current cursor location to the first non-whitespace
character in the line
dG
From the current line to the end of the file
d20G
From the current line to the twentieth line of the file
Place the cursor on the word It on the first line of our text. Press the
x key repeatedly until the rest of the sentence is deleted. Next, press the
u key repeatedly until the deletion is undone.</text:p>
      <text:p>NOTE
Real vi supports only a single level of undo. vim supports multiple levels.
Let’s try the deletion again, this time using the d command. Again,
move the cursor to the word It and type dW to delete the word.
The quick brown fox jumped over the lazy dog. was cool.
Line 2
Line 3
Line 4
Line 5
Type d$ to delete from the cursor position to the end of the line.
The quick brown fox jumped over the lazy dog.
Line 2
Line 3
Line 4
Line 5
Type dG to delete from the current line to the end of the file.
~
~
~
~
~
Type u three times to undo the deletion.
Cutting, Copying, and Pasting Text
The d command not only deletes text, it also “cuts” text. Each time we
use the d command, the deletion is copied into a paste buffer (think
clipboard) that we can later recall with the p command to paste the
contents of the buffer either before or after the cursor.
The y command is used to “yank” (copy) text in much the same way
the d command is used to cut text. Table 12-4 provides some examples of
combining the y command with various movement commands.
Table 12-4: Yanking Commands</text:p>
      <text:p>CommandCopies
yy
The current line
5yy
The current line and the next four lines
yW
From the current cursor position to the beginning of the
next word
y$
From the current cursor location to the end of the current
line
y0
From the current cursor location to the beginning of the
line
y^
From the current cursor location to the first non-whitespace
character in the line
yG
From the current line to the end of the file
y20G
From the current line to the twentieth line of the file
Let’s try some copy-and-paste. Place the cursor on the first line of
the text and type yy to copy the current line. Next, move the cursor to
the last line (G) and type p to paste the line below the current line.
The quick brown fox jumped over the lazy dog. It was cool.
Line 2
Line 3
Line 4
Line 5
The quick brown fox jumped over the lazy dog. It was cool.
Just as before, the u command will undo our change. With the cursor
still positioned on the last line of the file, type P to paste the text above
the current line.
The quick brown fox jumped over the lazy dog. It was cool.
Line 2
Line 3
Line 4
The quick brown fox jumped over the lazy dog. It was cool.
Line 5</text:p>
      <text:p>Try some of the other y commands in Table 12-4 and get to know the
behavior of both the p and P commands. When you are done, return the
file to its original state.
Joining Lines
vi is rather strict about its idea of a line. Normally, it is not possible to
move the cursor to the end of a line and delete the end-of-line character
to join one line with the one below it. Because of this, vi provides a
specific command, J (not to be confused with j, which is for cursor
movement), to join lines together.
If we place the cursor on line 3 and type the J command, here’s what
happens:
The quick brown fox jumped over the lazy dog. It was cool.
Line 2
Line 3 Line 4
Line 5
Search-and-Replace
vi has the capability to move the cursor to locations based on searches.
It can do this either on a single line or over an entire file. It can also
perform text replacements with or without confirmation from the user.
Searching Within a Line
The f command searches a line and moves the cursor to the next
instance of a specified character. For example, the command fa would
move the cursor to the next occurrence of the character a within the
current line. After performing a character search within a line, the
search may be repeated by typing a semicolon.
Searching the Entire File</text:p>
      <text:p>To move the cursor to the next occurrence of a word or phrase, the /
command is used. This works the same way as we learned earlier in the
less program. When you type the / command, a / will appear at the
bottom of the screen. Next, type the word or phrase to be searched for,
followed by the ENTER key. The cursor will move to the next location
containing the search string. A search may be repeated using the
previous search string with the n command. Here’s an example:
The quick brown fox jumped over the lazy dog. It was cool.
Line 2
Line 3
Line 4
Line 5
Place the cursor on the first line of the file. Type this and press
ENTER:
/Line
The cursor will move to line 2. Next, type n and the cursor will move
to line 3. Repeating the n command will move the cursor down the file
until it runs out of matches. While we have so far used only words and
phrases for our search patterns, vi allows the use of regular expressions, a
powerful method of expressing complex text patterns. We will cover
regular expressions fully in Chapter 19.
Global Search-and-Replace
vi uses an ex command to perform search-and-replace operations (called
substitution in vi) over a range of lines or the entire file. To change the
word Line to line for the entire file, we would enter the following
command:
:%s/Line/line/g
Let’s break down this command into separate items and see what
each one does (see Table 12-5).
Table 12-5: An Example of Global Search-and-Replace Syntax</text:p>
      <text:p>Item
Meaning
:
The colon character starts an ex command.
%
This specifies the range of lines for the operation. % is a
shortcut meaning from the first line to the last line.
Alternately, the range could have been specified 1,5 (since our
file is five lines long) or 1,$, which means “from line 1 to the
last line in the file.” If the range of lines is omitted, the
operation is performed only on the current line.
s
This specifies the operation. In this case, it’s substitution
(search-and-replace).
/Line/line/This specifies the search pattern and the replacement text.
g
This means “global” in the sense that the search-and-replace
is performed on every instance of the search string in the line.
If omitted, only the first instance of the search string on each
line is replaced.
After executing our search-and-replace command, our file looks like
this:
The quick brown fox jumped over the lazy dog. It was cool.
line 2
line 3
line 4
line 5
We can also specify a substitution command with user confirmation.
This is done by adding a c to the end of the command. Here’s an
example:
:%s/line/Line/gc
This command will change our file back to its previous form;
however, before each substitution, vi stops and asks us to confirm the
substitution with this message:
replace with Line (y/n/a/q/l/^E/^Y)?</text:p>
      <text:p>Each of the characters within the parentheses is a possible choice, as
described in Table 12-6.
Table 12-6: Replace Confirmation Keys
Key
Action
y
Perform the substitution.
n
Skip this instance of the pattern.
a
Perform the substitution on this and all subsequent
instances of the pattern.
q or ESC
Quit substituting.
l
Perform this substitution and then quit. This is short for
“last.”
CTRL-E,
CTRL-Y
Scroll down and scroll up, respectively. This is useful for
viewing the context of the proposed substitution.
If you type y, the substitution will be performed. n will cause vi to
skip this instance and move on to the next one.
Editing Multiple Files
It’s often useful to edit more than one file at a time. You might need to
make changes to multiple files, or you might need to copy content from
one file into another. With vi we can open multiple files for editing by
specifying them on the command line.
vi file1 file2 file3 . . .
Let’s exit our existing vi session and create a new file for editing.
Type :wq to exit vi, saving our modified text. Next, we’ll create an
additional file in our home directory that we can play with. We’ll create
the file by capturing some output from the ls command.
[me@linuxbox ~]$ ls -l /usr/bin &gt; ls-output.txt</text:p>
      <text:p>Let’s edit our old file and our new one with vi.
[me@linuxbox ~]$ vi foo.txt ls-output.txt
vi will start, and we will see the first file on the screen.
The quick brown fox jumped over the lazy dog. It was cool.
Line 2
Line 3
Line 4
Line 5
Switching Between Files
To switch from one file to the next, use this ex command:
:bn
To move back to the previous file, use the following:
:bp
While we can move from one file to another, vi enforces a policy that
prevents us from switching files if the current file has unsaved changes.
To force vi to switch files and abandon your changes, add an
exclamation point (!) to the command.
In addition to the switching method already described, vim (and some
versions of vi) provides some ex commands that make multiple files
easier to manage. We can view a list of files being edited with the
:buffers command. Doing so will display a list of the files at the bottom
of the display.
:buffers
  1 %a   "foo.txt"                      line 1
  2      "ls-output.txt"                line 0
Press ENTER or type command to continue
To switch to another buffer (file), type :buffer followed by the
number of the buffer you want to edit. For example, to switch from
buffer 1 containing the file foo.txt to buffer 2 containing the file ls-
output.txt, we would type this:</text:p>
      <text:p>:buffer 2
Our screen now displays the second file. Another way we can change
buffers is to use the :bn (short for buffer next) and :bp (short for buffer
previous) commands mentioned earlier.
Opening Additional Files for Editing
It’s also possible to add files to our current editing session. The ex
command :e (short for “edit”) followed by a filename will open an
additional file. Let’s end our current editing session and return to the
command line.
Start vi again with just one file.
[me@linuxbox ~]$ vi foo.txt
To add our second file, enter the following:
:e ls-output.txt
It should appear on the screen. The first file is still present, as we can
verify.
:buffers
  1 #    "foo.txt"                      line 1
  2 %a   "ls-output.txt"                line 0
Press ENTER or type command to continue
Copying Content from One File into Another
Often while editing multiple files, we will want to copy a portion of one
file into another file that we are editing. This is easily done using the
usual yank and paste commands we used earlier. We can demonstrate as
follows. First, using our two files, switch to buffer 1 (foo.txt) by entering
this:
:buffer 1
That command should give us this:</text:p>
      <text:p>The quick brown fox jumped over the lazy dog. It was cool.
Line 2
Line 3
Line 4
Line 5
Next, move the cursor to the first line, and type yy to yank (copy) the
line.
Switch to the second buffer by entering the following:
:buffer 2
The screen will now contain some file listings like this (only a
portion is shown here):
total 343700
-rwxr-xr-x 1 root root       31316 2017-12-05 08:58 [
-rwxr-xr-x 1 root root        8240 2017-12-09 13:39 411toppm
-rwxr-xr-x 1 root root      111276 2018-01-31 13:36 a2p
-rwxr-xr-x 1 root root       25368 2017-10-06 20:16 a52dec
-rwxr-xr-x 1 root root       11532 2017-05-04 17:43 aafire
-rwxr-xr-x 1 root root        7292 2017-05-04 17:43 aainfo
Move the cursor to the first line and paste the line we copied from
the preceding file by typing the p command.
total 343700
The quick brown fox jumped over the lazy dog. It was cool.
-rwxr-xr-x 1 root root       31316 2017-12-05 08:58 [
-rwxr-xr-x 1 root root        8240 2017-12-09 13:39 411toppm
-rwxr-xr-x 1 root root      111276 2018-01-31 13:36 a2p
-rwxr-xr-x 1 root root       25368 2016-10-06 20:16 a52dec
-rwxr-xr-x 1 root root       11532 2017-05-04 17:43 aafire
-rwxr-xr-x 1 root root        7292 2017-05-04 17:43 aainfo
Inserting an Entire File into Another
It’s also possible to insert an entire file into one we are editing. To see
this in action, let’s end our vi session and start a new one with just a
single file.
[me@linuxbox ~]$ vi ls-output.txt
We will see our file listing again.</text:p>
      <text:p>total 343700
-rwxr-xr-x 1 root root       31316 2017-12-05 08:58 [
-rwxr-xr-x 1 root root        8240 2017-12-09 13:39 411toppm
-rwxr-xr-x 1 root root      111276 2018-01-31 13:36 a2p
-rwxr-xr-x 1 root root       25368 2016-10-06 20:16 a52dec
-rwxr-xr-x 1 root root       11532 2017-05-04 17:43 aafire
-rwxr-xr-x 1 root root        7292 2017-05-04 17:43 aainfo
Move the cursor to the third line and then enter the following ex
command:
:r foo.txt
The :r command (short for “read”) inserts the specified file below
the cursor position. Our screen should now look like this:
total 343700
-rwxr-xr-x 1 root root       31316 2017-12-05 08:58 [
-rwxr-xr-x 1 root root        8240 2017-12-09 13:39 411toppm
The quick brown fox jumped over the lazy dog. It was cool.
Line 2
Line 3
Line 4
Line 5
-rwxr-xr-x 1 root root      111276 2018-01-31 13:36 a2p
-rwxr-xr-x 1 root root       25368 2016-10-06 20:16 a52dec
-rwxr-xr-x 1 root root       11532 2017-05-04 17:43 aafire
-rwxr-xr-x 1 root root        7292 2017-05-04 17:43 aainfo
Saving Our Work
Like everything else in vi, there are several different ways to save our
edited files. We have already covered the ex command :w, but there are
some others we may also find helpful.
In command mode, typing ZZ will save the current file and exit vi.
Likewise, the ex command :wq will combine the :w and :q commands into
one that will both save the file and exit.
The :w command may also specify an optional filename. This acts
like Save As. For example, if we were editing foo.txt and wanted to save
an alternate version called foo1.txt, we would enter the following:
:w foo1.txt</text:p>
      <text:p>NOTE
While this command saves the file under a new name, it does not change
the name of the file you are editing. As you continue to edit, you will still be
editing foo.txt, not foo1.txt.
Summing Up
With this basic set of skills, we can now perform most of the text editing
needed to maintain a typical Linux system. Learning to use vim on a
regular basis will pay off in the long run. Since vi-style editors are so
deeply embedded in Unix culture, we will see many other programs that
have been influenced by its design. less is a good example of this
influence.
OceanofPDF.com</text:p>
      <text:p>13
CUSTOMIZING THE PROMPT
In this chapter, we will look at a seemingly trivial detail—our shell
prompt. This examination will reveal some of the inner workings of the
shell and the terminal emulator program.
Like so many things in Linux, the shell prompt is highly
configurable, and while we have pretty much taken it for granted, the
prompt is a really useful device once we learn how to control it.
Anatomy of a Prompt
Our default prompt looks something like this:
[me@linuxbox ~]$
Notice that it contains our username, our hostname, and our current
working directory, but how did it get that way? Very simply, it turns out.
The prompt is defined by an environment variable named PS1 (short for
“prompt string 1”). We can view the contents of PS1 with the echo
command.
[me@linuxbox ~]$ echo $PS1
[\u@\h \W]\$</text:p>
      <text:p>NOTE
Don’t worry if your results are not the same as this example. Every Linux
distribution defines the prompt string a little differently, some quite
exotically.
From the results, we can see that PS1 contains a few of the characters
we see in our prompt such as the brackets, the at-sign, and the dollar
sign, but the rest are a mystery. The astute among us will recognize
these as backslash-escaped special characters like those we saw in Chapter 7.
Table 13-1 provides a partial list of the characters that the bash treats
specially in the prompt string.
Table 13-1: Escape Codes Used in Shell Prompts
SequenceValue displayed
\a
ASCII bell. This makes the computer beep when it is
encountered.
\d
Current date in day, month, date format. For example, “Mon
May 26.”
\h
Hostname of the local machine minus the trailing domain
name.
\H
Full hostname.
\j
Number of jobs running in the current shell session.
\l
Name of the current terminal device.
\n
A newline character.
\r
A carriage return.
\s
Name of the shell program.
\t
Current time in 24-hour hours:minutes:seconds format.
\T
Current time in 12-hour format.
\@
Current time in 12-hour AM/PM format.
\A
Current time in 24-hour hours:minutes format.</text:p>
      <text:p>SequenceValue displayed
\u
Username of the current user.
\v
Version number of the shell.
\V
Version and release numbers of the shell.
\w
Name of the current working directory.
\W
Last part of the current working directory name.
\!
History number of the current command.
\#
Number of commands entered during this shell session.
\$
This displays a $ character unless we have superuser
privileges. In that case, it displays a # instead.
\[
Signals the start of a series of one or more non-printing
characters. This is used to embed non-printing control
characters that manipulate the terminal emulator in some
way, such as moving the cursor or changing text colors.
\]
Signals the end of a non-printing character sequence.
Trying Some Alternative Prompt Designs
With this list of special characters, we can change the prompt to see the
effect. First, we’ll back up the existing prompt string so we can restore it
later. To do this, we will copy the existing string into another shell
variable that we create ourselves.
[me@linuxbox ~]$ ps1_old="$PS1"
We create a new variable called ps1_old and assign the value of PS1 to
it. We can verify that the string has been copied by using the echo
command.
[me@linuxbox ~]$ echo $ps1_old
[\u@\h \W]\$</text:p>
      <text:p>We can restore the original prompt at any time during our terminal
session by simply reversing the process.
[me@linuxbox ~]$ PS1="$ps1_old"
Now that we are ready to proceed, let’s see what happens if we have
an empty prompt string.
[me@linuxbox ~]$ PS1=
If we assign nothing to the prompt string, we get nothing. No
prompt string at all! The prompt is still there but displays nothing, just
as we asked it to do. Because this is kind of disconcerting to look at,
we’ll replace it with a minimal prompt.
PS1="\$ "
That’s better. At least now we can see what we are doing. Notice the
trailing space within the double quotes. This provides the space between
the dollar sign and the cursor when the prompt is displayed.
Let’s add a bell to our prompt.
$ PS1="\[\a\]\$ "
Now we should hear a beep each time the prompt is displayed,
though some systems disable this “feature.” This could get annoying,
but it might be useful if we needed notification when an especially long-
running command has been executed. Note that we included the \[ and
\] sequences. Since the ASCII bell (\a) does not “print,” that is, it does
not move the cursor, we need to tell bash so it can correctly determine
the length of the prompt.
Next, let’s try to make an informative prompt with some hostname
and time-of-day information.
$ PS1="\A \h \$ "
17:33 linuxbox $
Adding time-of-day to our prompt will be useful if we need to keep
track of when we perform certain tasks. Finally, we’ll make a new</text:p>
      <text:p>prompt that is similar to our original.
17:37 linuxbox $ PS1="&lt;\u@\h \W&gt;\$ "
&lt;me@linuxbox ~&gt;$
Try the other sequences listed in Table 13-1 and see whether you can
come up with a brilliant new prompt.
Adding Color
Most terminal emulator programs respond to certain non-printing
character sequences to control such things as character attributes (such
as color, bold text, and the dreaded blinking text) and cursor position.
We’ll cover cursor position in a little bit, but first we’ll look at color.
TERMINAL CONFUSION
Back in ancient times, when terminals were hooked to remote
computers, there were many competing brands of terminals, and
they all worked differently. They had different keyboards, and they
all had different ways of interpreting control information. Unix
and Unix-like systems have two rather complex subsystems to deal
with the babel of terminal control (called termcap and terminfo). If
you look in the deepest recesses of your terminal emulator
settings, you might find a setting for the type of terminal
emulation.
In an effort to make terminals speak some sort of common
language, the American National Standards Institute (ANSI)
developed a standard set of character sequences to control video
terminals. Old-time DOS users will remember the ANSI.SYS file
that was used to enable interpretation of these codes.
Character color is controlled by sending the terminal emulator an
ANSI escape code embedded in the stream of characters to be displayed.
The control code does not “print out” on the display; rather, it is</text:p>
      <text:p>interpreted by the terminal as an instruction. As we saw in Table 13-1,
the \[ and \] sequences are used to encapsulate non-printing characters.
An ANSI escape code begins with an octal 033 (the code generated by
the ESC key), followed by an optional character attribute, followed by an
instruction. For example, the code to set the text color to normal
(attribute = 0), black text is as follows:
\033[0;30m
Table 13-2 lists the available text colors. Notice that the colors are
divided into two groups, differentiated by the application of the bold
character attribute (1), which creates the appearance of “light” colors.
Table 13-2: Escape Sequences Used to Set Text Colors
SequenceText colorSequenceText color
\033[0;30m Black
\033[1;30m Dark gray
\033[0;31m Red
\033[1;31m Light red
\033[0;32m Green
\033[1;32m Light green
\033[0;33m Brown
\033[1;33m Yellow
\033[0;34m Blue
\033[1;34m Light blue
\033[0;35m Purple
\033[1;35m Light purple
\033[0;36m Cyan
\033[1;36m Light cyan
\033[0;37m Light gray \033[1;37m White
Let’s try to make a red prompt (seen here as gray). We’ll insert the
escape code at the beginning.
&lt;me@linuxbox ~&gt;$ PS1="\[\033[0;31m\]&lt;\u@\h \W&gt;\$ "
&lt;me@linuxbox ~&gt;$
That works, but notice that all the text that we type after the prompt
will also display in red. To fix this, we will add another escape code to
the end of the prompt that tells the terminal emulator to return to the
previous color.</text:p>
      <text:p>&lt;me@linuxbox ~&gt;$ PS1="\[\033[0;31m\]&lt;\u@\h \W&gt;\$\[\033[0m\] "
&lt;me@linuxbox ~&gt;$
That’s better!
It’s also possible to set the text background color using the codes
listed in Table 13-3. The background colors do not support the bold
attribute.
Table 13-3: Escape Sequences Used to Set Background Color
SequenceBackground color
\033[0;40m Black
\033[0;41m Red
\033[0;42m Green
\033[0;43m Brown
\033[0;44m Blue
\033[0;45m Purple
\033[0;46m Cyan
\033[0;47m Light gray
We can create a prompt with a red background by applying a simple
change to the first escape code.
&lt;me@linuxbox ~&gt;$ PS1="\[\033[0;41m\]&lt;\u@\h \W&gt;\$\[\033[0m\] "
&lt;me@linuxbox ~&gt;$
Try the color codes and see what you can create!
NOTE
Besides the normal (0) and bold (1) character attributes, text may be given
underscore (4), blinking (5), and inverse (7) attributes. In the interests of
good taste, many terminal emulators refuse to honor the blinking attribute,
however.</text:p>
      <text:p>Moving the Cursor
Escape codes can be used to position the cursor. This is commonly used
to provide a clock or some other kind of information at a different
location on the screen, such as in an upper corner each time the prompt
is drawn. Table 13-4 lists the escape codes that position the cursor.
Table 13-4: Cursor Movement Escape Sequences
Escape
code
Action
\033[l;cH
Move the cursor to line l and column c
\033[nA
Move the cursor up n lines
\033[nB
Move the cursor down n lines
\033[nC
Move the cursor forward n characters
\033[nD
Move the cursor backward n characters
\033[2J
Clear the screen and move the cursor to the upper-left
corner (line 0, column 0)
\033[K
Clear from the cursor position to the end of the current
line
\033[s
Store the current cursor position
\033[u
Recall the stored cursor position
Using the codes in Table 13-4, we’ll construct a prompt that draws a
red bar at the top of the screen containing a clock (rendered in yellow
text) each time the prompt is displayed. The code for the prompt is this
formidable-looking string:
PS1="\[\033[s\033[0;0H\033[0;41m\033[K\033[1;33m\t\033[0m\033[u\]&lt;\u@\h \W&gt;\$ "
Table 13-5 outlines what each part of the string does.
Table 13-5: Breakdown of Complex Prompt String</text:p>
      <text:p>SequenceAction
\[
Begin a non-printing character sequence. The purpose of
this is to allow bash to properly calculate the size of the visible
prompt. Without an accurate calculation, command line
editing features cannot position the cursor correctly.
\033[s
Store the cursor position. This is needed to return to the
prompt location after the bar and clock have been drawn at
the top of the screen. Be aware that some terminal emulators
do not recognize this code.
\033[0;0H
Move the cursor to the upper-left corner, which is line 0,
column 0.
\033[0;41m Set the background color to red.
\033[K
Clear from the current cursor location (the top-left corner)
to the end of the line. Because the background color is now
red, the line is cleared to that color, creating our bar. Note
that clearing to the end of the line does not change the
cursor position, which remains in the upper-left corner.
\033[1;33m Set the text color to yellow.
\t
Display the current time. While this is a “printing” element,
we still include it in the non-printing portion of the prompt
since we don’t want bash to include the clock when calculating
the true size of the displayed prompt.
\033[0m
Turn off color. This affects both the text and the background.
\033[u
Restore the cursor position saved earlier.
\]
End the non-printing characters sequence.
&lt;\u@\h
\W&gt;\$
Prompt string.
Saving the Prompt</text:p>
      <text:p>Obviously, we don’t want to be typing that monster all the time, so we’ll
want to store our prompt someplace. We can make the prompt
permanent by adding it to our .bashrc file. To do so, add these two lines
to the file:
PS1="\[\033[s\033[0;0H\033[0;41m\033[K\033[1;33m\t\033[0m\033[u\]&lt;\u@\h \W&gt;\$ "
export PS1
Summing Up
Believe it or not, there is much more that can be done with prompts
involving shell functions and scripts that we haven’t covered here, but
this is a good start. Not everyone will care enough to change the
prompt since the default prompt is usually satisfactory. But for those of
us who like to tinker, the shell provides the opportunity for many hours
of casual fun.
OceanofPDF.com</text:p>
      <text:p>PART III
COMMON TASKS AND ESSENTIAL TOOLS
OceanofPDF.com</text:p>
      <text:p>14
PACKAGE MANAGEMENT
If we spend any time in the Linux community, we hear many opinions as
to which of the many Linux distributions is “best.” Often, these
discussions get really silly, focusing on such things as the prettiness of
the desktop background (some people won’t use Ubuntu because of its
default color scheme!) and other trivial matters.
The most important determinant of distribution quality is the
packaging system and the vitality of the distribution’s support community.
As we spend more time with Linux, we will see that its software
landscape is extremely dynamic. Things are constantly changing. Most
of the top-tier Linux distributions release new versions every six months
and many individual program updates every day. To keep up with this
blizzard of software, we need good tools for package management.
Package management is a method of installing and maintaining
software on the system. Today, most people can satisfy all of their
software needs by installing packages from their Linux distributor. This
contrasts with the early days of Linux, when one had to download and
compile source code to install software. There isn’t anything wrong with
compiling source code; in fact, having access to source code is the great
wonder of Linux. It gives us (and everybody else) the ability to examine</text:p>
      <text:p>and improve the system. It’s just that having a precompiled package is
faster and easier to deal with.
In this chapter, we will look at some of the command line tools used
for package management. While all the major distributions provide
powerful and sophisticated graphical programs for maintaining the
system, it is important to learn about the command line programs, too.
They can perform many tasks that are difficult (or impossible) to do
with their graphical counterparts.
Packaging Systems
Different distributions use different packaging systems, and as a general
rule, a package intended for one distribution is not compatible with
another distribution. Most distributions fall into one of two camps of
packaging technologies: the Debian .deb camp and the Red Hat .rpm
camp. There are some important exceptions such as Gentoo, Slackware,
and Arch, but most others use one of these two basic systems, as shown
in Table 14-1.
Table 14-1: Major Packaging System Families
Packaging system Distributions (partial listing)
Debian-style (.deb) Debian, Ubuntu, Linux Mint, Raspbian
Red Hat–style
(.rpm)
Fedora, CentOS, Red Hat Enterprise Linux,
OpenSUSE
How a Package System Works
The method of software distribution found in the proprietary software
industry usually entails buying a piece of installation media such as an
“install disk” or visiting each vendor’s website and downloading the
product and then running an “installation wizard” to install a new
application on the system.</text:p>
      <text:p>Linux doesn’t work that way. Virtually all software for a Linux system
will be found on the Internet. Most of it will be provided by the
distribution vendor in the form of package files, and the rest will be
available in source code form that can be installed manually. We’ll talk
about how to install software by compiling source code in Chapter 23.
Package Files
The basic unit of software in a packaging system is the package file. A
package file is a compressed collection of files that comprise the
software package. A package may consist of numerous programs and
data files that support the programs. In addition to the files to be
installed, the package file also includes metadata about the package, such
as a text description of the package and its contents. Additionally, many
packages contain pre- and post-installation scripts that perform
configuration tasks before and after the package installation.
Package files are created by a person known as a package maintainer,
often (but not always) an employee of the distribution vendor. The
package maintainer gets the software in source code form from the
upstream provider (the author of the program), compiles it, and creates
the package metadata and any necessary installation scripts. Often, the
package maintainer will apply modifications to the original source code
to improve the program’s integration with the other parts of the Linux
distribution.
Repositories
While some software projects choose to perform their own packaging
and distribution, most packages today are created by the distribution
vendors and interested third parties. Packages are made available to the
users of a distribution in central repositories that may contain many
thousands of packages, each specially built and maintained for the
distribution.
A distribution may maintain several different repositories for
different stages of the software development life cycle. For example,</text:p>
      <text:p>there will usually be a “testing” repository that contains packages that
have just been built and are intended for use by brave souls who are
looking for bugs before the packages are released for general
distribution. A distribution will often have a “development” repository
where work-in-progress packages destined for inclusion in the
distribution’s next major release are kept.
A distribution may also have related third-party repositories. These
are often needed to supply software that, for legal reasons such as
patents or DRM anti-circumvention issues, cannot be included with the
distribution. Perhaps the best known case is that of encrypted DVD
support, which is not legal in the United States. The third-party
repositories operate in countries where software patents and anti-
circumvention laws do not apply. These repositories are usually wholly
independent of the distribution they support, and to use them, one must
know about them and manually include them in the configuration files
for the package management system.
Dependencies
Programs are seldom “stand alone”; rather, they rely on the presence of
other software components to get their work done. Common activities,
such as input/output, for example, are handled by routines shared by
many programs. These routines are stored in shared libraries, which
provide essential services to more than one program. If a package
requires a shared resource such as a shared library, it is said to have a
dependency. Modern package management systems all provide some
method of dependency resolution to ensure that when a package is
installed, all of its dependencies are installed, too.
High- and Low-Level Package Tools
Package management systems usually consist of two types of tools.
Low-level tools that handle tasks such as installing and removing
package files</text:p>
      <text:p>High-level tools that perform metadata searching and dependency
resolution
In this chapter, we will look at the tools supplied with Debian-style
systems (such as Ubuntu and many others) and those used by Red Hat
products. While all Red Hat–style distributions rely on the same low-
level program (rpm), they use different high-level tools. For our
discussion, we will cover the high-level program yum, used by Red Hat
Enterprise Linux and CentOS. Other Red Hat–style distributions
provide high-level tools with comparable features (see Table 14-2).
Table 14-2: Packaging System Tools
Distributions
Low-level
tools
High-level
tools
Debian-style
dpkg
apt-get, apt,
aptitude
Fedora, Red Hat Enterprise Linux,
CentOS
rpm
yum, dnf
Common Package Management Tasks
Many operations can be performed with the command line package
management tools. We will look at the most common. Be aware that the
low-level tools also support the creation of package files, an activity
outside the scope of this book.
In the discussion that follows, the term package_name refers to the
actual name of a package rather than the term package_file, which is the
name of the file that contains the package.
Finding a Package in a Repository
Using the high-level tools to search repository metadata, a package can
be located based on its name or description (see Table 14-3).
Table 14-3: Package Search Commands</text:p>
      <text:p>Style
Command(s)
Debian apt-get update
apt-cache search search_string
Red Hatyum search search_string
For example, to search a yum repository for the emacs text editor, we
can use this command:
yum search emacs
Installing a Package from a Repository
High-level tools permit a package to be downloaded from a repository
and installed with full dependency resolution (see Table 14-4).
Table 14-4: Package Installation Commands
Style
Command(s)
Debian apt-get update
apt-get install package_name
Red Hatyum install package_name
For example, to install the emacs text editor from an apt repository on
a Debian system, we can use this command:
apt-get update; apt-get install emacs
Installing a Package from a Package File
If a package file has been downloaded from a source other than a
repository, it can be installed directly (though without dependency
resolution) using a low-level tool (see Table 14-5).
Table 14-5: Low-Level Package Installation Commands</text:p>
      <text:p>Style
Command(s)
Debian dpkg -i package_file
Red Hatrpm -i package_file
For example, if the emacs-22.1-7.fc7-i386.rpm package file had been
downloaded from a non-repository site, it would be installed this way:
rpm -i emacs-22.1-7.fc7-i386.rpm
NOTE
Because this technique uses the low-level rpm program to perform the
installation, no dependency resolution is performed. If rpm discovers a
missing dependency, rpm will exit with an error.
Removing a Package
Packages can be uninstalled using either the high-level or low-level
tools. Table 14-6 lists the high-level tools.
Table 14-6: Package Removal Commands
Style
Command(s)
Debian apt-get remove package_name
Red Hatyum erase package_name
For example, to uninstall the emacs package from a Debian-style
system, we can use this command:
apt-get remove emacs
Updating Packages from a Repository</text:p>
      <text:p>The most common package management task is keeping the system up-
to-date with the latest versions of packages. The high-level tools can
perform this vital task in a single step (see Table 14-7).
Table 14-7: Package Update Commands
Style
Command(s)
Debian apt-get update; apt-get upgrade
Red Hatyum update
For example, to apply all available updates to the installed packages
on a Debian-style system, we can use this command:
apt-get update; apt-get upgrade
Upgrading a Package from a Package File
If an updated version of a package has been downloaded from a
nonrepository source, it can be installed, replacing the previous version
(see Table 14-8).
Table 14-8: Low-Level Package Upgrade Commands
Style
Command(s)
Debian dpkg -i package_file
Red Hatrpm -U package_file
For example, to update an existing installation of emacs to the version
contained in the package file emacs-22.1-7.fc7-i386.rpm on a Red Hat
system, we can use this command:
rpm -U emacs-22.1-7.fc7-i386.rpm
NOTE</text:p>
      <text:p>dpkg does not have a specific option for upgrading a package versus installing
one as rpm does.
Listing Installed Packages
Table 14-9 lists the commands we can use to display a list of all the
packages installed on the system.
Table 14-9: Package Listing Commands
Style
Command(s)
Debian dpkg -l
Red Hatrpm -qa
Determining Whether a Package Is Installed
Table 14-10 lists the low-level tools we can use to display whether a
specified package is installed.
Table 14-10: Package Status Commands
Style
Command(s)
Debian dpkg -s package_name
Red Hatrpm -q package_name
For example, to determine whether the emacs package is installed on a
Debian-style system, we can use this:
dpkg -s emacs
Displaying Information About an Installed Package
If the name of an installed package is known, we can use the commands
in Table 14-11 to display a description of the package.
Table 14-11: Package Information Commands</text:p>
      <text:p>Style
Command(s)
Debian apt-cache show package_name
Red Hatyum info package_name
For example, to see a description of the emacs package on a Debian-
style system, we can use the following:
apt-cache show emacs
Finding Which Package Installed a File
To determine what package is responsible for the installation of a
particular file, we can use the commands in Table 14-12.
Table 14-12: Package File Identification Commands
Style
Command(s)
Debian dpkg -S file_name
Red Hatrpm -qf file_name
To see what package installed the /usr/bin/vim file on a Red Hat
system, we can use the following:
rpm -qf /usr/bin/vim
Summing Up
In the chapters that follow, we will explore many different programs
covering a wide range of application areas. While most of these
programs are commonly installed by default, we may need to install
additional packages if the necessary programs are not already installed
on our system. With our newfound knowledge (and appreciation) of
package management, we should have no problem installing and
managing the programs we need.</text:p>
      <text:p>THE LINUX SOFTWARE INSTALLATION MYTH
People migrating from other platforms sometimes fall victim to
the myth that software is somehow difficult to install under Linux
and that the variety of packaging schemes used by different
distributions is a hindrance. Well, it is a hindrance, but only to
proprietary software vendors that want to distribute binary-only
versions of their secret software.
The Linux software ecosystem is based on the idea of open
source code. If a program developer releases source code for a
program, it is likely that a person associated with a distribution
will package the program and include it in their repository. This
method ensures that the program is well integrated into
the distribution, and the user is given the convenience of “one-
stop shopping” for software, rather than having to search for each
program’s website. Recently, major proprietary platform vendors
have begun building application stores that mimic this idea.
Device drivers are handled in much the same way, except that
instead of being separate items in a distribution’s repository, they
become part of the Linux kernel. Generally speaking, there is no
such thing as a “driver disk” in Linux. Either the kernel supports a
device or it doesn’t, and the Linux kernel supports a lot of devices
—many more, in fact, than Windows does. Of course, this is of no
consolation if the particular device you need is not supported.
When that happens, you need to look at the cause. A lack of driver
support is usually caused by one of three things.
The device is too new. Since many hardware vendors don’t
actively support Linux development, it falls upon a member of
the Linux community to write the kernel driver code. This
takes time.
The device is too exotic. Not all distributions include every
possible device driver. Each distribution builds its own
kernels, and since kernels are configurable (which is what
makes it possible to run Linux on everything from</text:p>
      <text:p>wristwatches to mainframes), they may have overlooked a
particular device. By locating and downloading the source
code for the driver, it is possible for you (yes, you) to compile
and install the driver yourself. This process is not overly
difficult, but it is rather involved. We’ll talk about compiling
software in a later chapter.
The hardware vendor is hiding something. It has neither
released source code for a Linux driver nor has it released the
technical documentation for somebody to create one for
them. This means the hardware vendor is trying to keep the
programming interfaces to the device a secret. Because we
don’t want secret devices in our computers, it is best that you
avoid such products.
OceanofPDF.com</text:p>
      <text:p>15
STORAGE MEDIA
In previous chapters, we looked at manipulating data at the file level. In
this chapter, we will consider data at the device level. Linux has amazing
capabilities for handling storage devices, whether physical storage such
as hard disks, network storage, or virtual storage devices such as RAID
(Redundant Array of Independent Disks) and LVM (Logical Volume
Manager).
However, because this is not a book about system administration, we
will not try to cover this entire topic in depth. What we will try to do is
introduce some of the concepts and key commands that are used to
manage storage devices.
To carry out the exercises in this chapter, we will use a USB flash
drive and a CD-RW disc (for systems equipped with a CD-ROM
burner).
We will look at the following commands:
mount Mount a file system
umount Unmount a file system
fsck Check and repair a file system
fdisk Manipulate disk partition table
mkfs Create a file system
dd Convert and copy a file</text:p>
      <text:p>genisoimage (mkisofs) Create an ISO 9660 image file
wodim (cdrecord) Write data to optical storage media
md5sum Calculate an MD5 checksum
Mounting and Unmounting Storage Devices
Recent advances in the Linux desktop have made storage device
management extremely easy for desktop users. For the most part, we
attach a device to our system and it “just works.” In the old days (say,
2004), this stuff had to be done manually. On non-desktop systems (i.e.,
servers) this is still a largely manual procedure since servers often have
extreme storage needs and complex configuration requirements.
The first step in managing a storage device is attaching the device to
the file system tree. This process, called mounting, allows the device to
interact with the operating system. As we recall from Chapter 2, Unix-
like operating systems (like Linux) maintain a single file system tree
with devices attached at various points. This contrasts with other
operating systems such as Windows that maintain separate file system
trees for each device (for example C:\, D:\, etc.).
A file named /etc/fstab (short for “file system table”) lists the devices
(typically hard disk partitions) that are to be mounted at boot time.
Here is an example /etc/fstab file from an early Fedora system:
LABEL=/12         /                       ext4    defaults        1 1
LABEL=/home       /home                   ext4    defaults        1 2
LABEL=/boot       /boot                   ext4    defaults        1 2
tmpfs             /dev/shm                tmpfs   defaults        0 0
devpts            /dev/pts                devpts  gid=5,mode=620  0 0
sysfs             /sys                    sysfs   defaults        0 0
proc              /proc                   proc    defaults        0 0
LABEL=SWAP-sda3   swap                    swap    defaults        0 0
Most of the file systems listed in this example file are virtual and not
applicable to our discussion. For our purposes, the interesting ones are
the first three.
LABEL=/12         /                       ext4    defaults        1 1
LABEL=/home       /home                   ext4    defaults        1 2
LABEL=/boot       /boot                   ext4    defaults        1 2</text:p>
      <text:p>These are the hard disk partitions. Each line of the file consists of six
fields, as described in Table 15-1.
Table 15-1: /etc/fstab Fields
FieldContents Description
1
Device
Traditionally, this field contains the actual name of a
device file associated with the physical device, such as
/dev/sda1 (the first partition of the first detected hard
disk). But with today’s computers, which have many
devices that are hot pluggable (like USB drives), many
modern Linux distributions associate a device with a
text label instead. This label (which is added to the
storage media when it is formatted) can be either a
simple text label or a randomly generated UUID
(Universally Unique Identifier). This label is read by
the operating system when the device is attached to the
system. That way, no matter which device file is
assigned to the actual physical device, it can still be
correctly identified.
2
Mount
point
The directory where the device is attached to the file
system tree.
3
File
system
type
Linux allows many file system types to be mounted.
Most native Linux file systems are Fourth Extended
File System (ext4), but many others are supported, such
as FAT16 (msdos), FAT32 (vfat), NTFS (ntfs), CD-ROM
(iso9660), etc.
4
Options
File systems can be mounted with various options. It is
possible, for example, to mount file systems as read-
only or to prevent any programs from being executed
from them (a useful security feature for removable
media).
5
Frequency A single number that specifies if and when a file system
is to be backed up with the dump command.</text:p>
      <text:p>FieldContents Description
6
Order
A single number that specifies in what order file
systems should be checked with the fsck command.
Viewing a List of Mounted File Systems
The mount command is used to mount file systems. Entering the
command without arguments will display a list of the file systems
currently mounted.
[me@linuxbox ~]$ mount
/dev/sda2 on / type ext4 (rw)
proc on /proc type proc (rw)
sysfs on /sys type sysfs (rw)
devpts on /dev/pts type devpts (rw,gid=5,mode=620)
/dev/sda5 on /home type ext4 (rw)
/dev/sda1 on /boot type ext4 (rw)
tmpfs on /dev/shm type tmpfs (rw)
none on /proc/sys/fs/binfmt_misc type binfmt_misc (rw)
sunrpc on /var/lib/nfs/rpc_pipefs type rpc_pipefs (rw)
fusectl on /sys/fs/fuse/connections type fusectl (rw)
/dev/sdd1 on /media/disk type vfat (rw,nosuid,nodev,noatime,
uhelper=hal,uid=500,utf8,shortname=lower)
twin4:/musicbox on /misc/musicbox type nfs4 (rw,addr=192.168.1.4)
The format of the listing is as follows: device on mount_point type
filesystem_type (options). For example, the first line shows that device
/dev/sda2 is mounted as the root file system, is of type ext4, and is both
readable and writable (the option rw). This listing also has two
interesting entries at the bottom of the list. The next-to-last entry
shows a 2GB SD memory card in a card reader mounted at /media/disk,
and the last entry is a network drive mounted at /misc/musicbox.
For our first experiment, we will work with a CD-ROM. First, let’s
look at a system before a CD-ROM is inserted.
[me@linuxbox ~]$ mount
/dev/mapper/VolGroup00-LogVol00 on / type ext4 (rw)
proc on /proc type proc (rw)
sysfs on /sys type sysfs (rw)
devpts on /dev/pts type devpts (rw,gid=5,mode=620)
/dev/sda1 on /boot type ext4 (rw)
tmpfs on /dev/shm type tmpfs (rw)</text:p>
      <text:p>none on /proc/sys/fs/binfmt_misc type binfmt_misc (rw)
sunrpc on /var/lib/nfs/rpc_pipefs type rpc_pipefs (rw)
This listing is from a CentOS system, which is using LVM (Logical
Volume Manager) to create its root file system. Like many modern
Linux distributions, this system will attempt to automatically mount the
CD-ROM after insertion. After we insert the disc, we see the following:
[me@linuxbox ~]$ mount
/dev/mapper/VolGroup00-LogVol00 on / type ext4 (rw)
proc on /proc type proc (rw)
sysfs on /sys type sysfs (rw)
devpts on /dev/pts type devpts (rw,gid=5,mode=620)
/dev/hda1 on /boot type ext4 (rw)
tmpfs on /dev/shm type tmpfs (rw)
none on /proc/sys/fs/binfmt_misc type binfmt_misc (rw)
sunrpc on /var/lib/nfs/rpc_pipefs type rpc_pipefs (rw)
/dev/sdc on /media/live-1.0.10-8 type iso9660 (ro,noexec,nosuid,nodev,uid=500)
After we insert the disc, we see the same listing as before with one
additional entry. At the end of the listing we see that the CD-ROM
(which is device /dev/sdc on this system) has been mounted on
/media/live-1.0.10-8 and is type iso9660 (a CD-ROM). For the purposes
of our experiment, we’re interested in the name of the device. When
you conduct this experiment yourself, the device name will most likely
be different.
WARNING
In the examples that follow, it is vitally important that you pay close
attention to the actual device names in use on your system and do not use
the names used in this text! Also note that audio CDs are not the same
as CD-ROMs. Audio CDs do not contain file systems and thus cannot be
mounted in the usual sense.
Now that we have the device name of the CD-ROM drive, let’s
unmount the disc and remount it at another location in the file system
tree. To do this, we become the superuser (using the command
appropriate for our system) and unmount the disc with the umount (notice
the spelling) command.</text:p>
      <text:p>[me@linuxbox ~]$ su -
Password:
[root@linuxbox ~]# umount /dev/sdc
The next step is to create a new mount point for the disk. A mount
point is simply a directory somewhere on the file system tree. There’s
nothing special about it. It doesn’t even have to be an empty directory,
though if you mount a device on a non-empty directory, you will not be
able to see the directory’s previous contents until you unmount the
device. For our purposes, we will create a new directory.
[root@linuxbox ~]# mkdir /mnt/cdrom
Finally, we mount the CD-ROM at the new mount point. The -t
option is used to specify the file system type.
[root@linuxbox ~]# mount -t iso9660 /dev/sdc /mnt/cdrom
Afterward, we can examine the contents of the CD-ROM via the
new mount point.
[root@linuxbox ~]# cd /mnt/cdrom
[root@linuxbox cdrom]# ls
Notice what happens when we try to unmount the CD-ROM.
[root@linuxbox cdrom]# umount /dev/sdc
umount: /mnt/cdrom: device is busy
Why is this? The reason is that we cannot unmount a device if the
device is being used by someone or some process. In this case, we
changed our working directory to the mount point for the CD-ROM,
which causes the device to be busy. We can easily remedy the issue by
changing the working directory to something other than the mount
point.
[root@linuxbox cdrom]# cd
[root@linuxbox ~]# umount /dev/hdc
Now the device unmounts successfully.</text:p>
      <text:p>WHY UNMOUNTING IS IMPORTANT
If you look at the output of the free command, which displays
statistics about memory usage, you will see a statistic called buffers.
Computer systems are designed to go as fast as possible. One of
the impediments to system speed is slow devices. Printers are a
good example. Even the fastest printer is extremely slow by
computer standards. A computer would be very slow indeed if it
had to stop and wait for a printer to finish printing a page. In the
early days of PCs (before multitasking), this was a real problem. If
you were working on a spreadsheet or text document, the
computer would stop and become unavailable every time you
printed. The computer would send the data to the printer as fast as
the printer could accept it, but it was very slow because printers
don’t print very fast. This problem was solved by the advent of the
printer buffer, a device containing some RAM memory that would
sit between the computer and the printer. With the printer buffer
in place, the computer would send the printer output to the buffer,
and it would quickly be stored in the fast RAM so the computer
could go back to work without waiting. Meanwhile, the printer
buffer would slowly spool the data to the printer from the buffer’s
memory at the speed at which the printer could accept it.
This idea of buffering is used extensively in computers to make
them faster. Don’t let the need to occasionally read or write data to
or from slow devices impede the speed of the system. Operating
systems store data that has been read from and is to be written to
storage devices in memory for as long as possible before actually
having to interact with the slower device. On a Linux system, for
example, you will notice that the system seems to fill up memory
the longer it is used. This does not mean Linux is “using” all the
memory; it means that Linux is taking advantage of all the
available memory to do as much buffering as it can.
This buffering allows writing to storage devices to be done very
quickly because writing to the physical device is being deferred to
a future time. In the meantime, the data destined for the device is</text:p>
      <text:p>piling up in memory. From time to time, the operating system will
write this data to the physical device.
Unmounting a device entails writing all the remaining data to
the device so that it can be safely removed. If the device is
removed without unmounting it first, the possibility exists that not
all the data destined for the device has been transferred. In some
cases, this data may include vital directory updates, which will lead
to file system corruption, one of the worst things that can happen on
a computer.
Determining Device Names
It’s sometimes difficult to determine the name of a device. In the old
days, it wasn’t very hard. A device was always in the same place, and it
didn’t change. Unix-like systems like it that way. When Unix was
developed, “changing a disk drive” involved using a forklift to remove a
washing machine–sized device from the computer room. In recent
years, the typical desktop hardware configuration has become quite
dynamic, and Linux has evolved to become more flexible than its
ancestors.
In the examples in the previous section, we took advantage of the
modern Linux desktop’s capability to “automagically” mount the device
and then determine the name after the fact. But what if we are
managing a server or some other environment where this does not
occur? How can we figure it out?
First, let’s look at how the system names devices. If we list the
contents of the /dev directory (where all devices live), we can see that
there are lots and lots of devices.
[me@linuxbox ~]$ ls /dev
The contents of this listing reveal some patterns of device naming.
Table 15-2 outlines a few of these patterns.
Table 15-2: Linux Storage Device Names</text:p>
      <text:p>PatternDevice
/dev/fd* Floppy disk drives.
/dev/hd*IDE (PATA) disks on older systems. Typical motherboards
contain two IDE connectors or channels, each with a cable with
two attachment points for drives. The first drive on the cable is
called the master device, and the second is called the slave
device. The device names are ordered such that /dev/hda refers
to the master device on the first channel, /dev/hdb is the slave
device on the first channel; /dev/hdc is the master device on the
second channel, and so on. A trailing digit indicates the
partition number on the device. For example, /dev/hda1 refers
to the first partition on the first hard drive on the system, while
/dev/hda refers to the entire drive.
/dev/lp* Printers.
/dev/sd* SCSI disks. On modern Linux systems, the kernel treats all
disk-like devices (including PATA/SATA hard disks, flash drives,
and USB mass storage devices such as portable music players
and digital cameras) as SCSI disks. The rest of the naming
system is similar to the older /dev/hd* naming scheme
previously described.
/dev/sr* Optical drives (CD/DVD readers and burners).
In addition, we often see symbolic links such as /dev/cdrom, /dev/dvd,
and /dev/floppy, which point to the actual device files, provided as a
convenience.
If you are working on a system that does not automatically mount
removable devices, you can use the following technique to determine
how the removable device is named when it is attached. First, start a
real-time view of the /var/log/messages or /var/log/syslog file (you may
require superuser privileges for this).
[me@linuxbox ~]$ sudo tail -f /var/log/messages</text:p>
      <text:p>The last few lines of the file will be displayed and then will pause.
Next, plug in the removable device. In this example, we will use a 16MB
flash drive. Almost immediately, the kernel will notice the device and
probe it.
Jul 23 10:07:53 linuxbox kernel: usb 3-2: new full speed USB device using
uhci_hcd and address 2
Jul 23 10:07:53 linuxbox kernel: usb 3-2: configuration #1 chosen from 1 choice
Jul 23 10:07:53 linuxbox kernel: scsi3 : SCSI emulation for USB Mass Storage
devices
Jul 23 10:07:58 linuxbox kernel: scsi scan: INQUIRY result too short (5), using
36
Jul 23 10:07:58 linuxbox kernel: scsi 3:0:0:0: Direct-Access   Easy   Disk   .00
PQ: 0 ANSI: 2
Jul 23 10:07:59 linuxbox kernel: sd 3:0:0:0: [sdb] 31263 512-byte hardware
sectors (16 MB)
Jul 23 10:07:59 linuxbox kernel: sd 3:0:0:0: [sdb] Write Protect is off
Jul 23 10:07:59 linuxbox kernel: sd 3:0:0:0: [sdb] Assuming drive cache: write
through
Jul 23 10:07:59 linuxbox kernel: sd 3:0:0:0: [sdb] 31263 512-byte hardware
sectors (16 MB)
Jul 23 10:07:59 linuxbox kernel: sd 3:0:0:0: [sdb] Write Protect is off
Jul 23 10:07:59 linuxbox kernel: sd 3:0:0:0: [sdb] Assuming drive cache: write
through
Jul 23 10:07:59 linuxbox kernel:  sdb: sdb1
Jul 23 10:07:59 linuxbox kernel: sd 3:0:0:0: [sdb] Attached SCSI removable disk
Jul 23 10:07:59 linuxbox kernel: sd 3:0:0:0: Attached scsi generic sg3 type 0
After the display pauses again, press CTRL-C to get the prompt back.
The interesting parts of the output are the repeated references to [sdb],
which matches our expectation of a SCSI disk device name. Knowing
this, these two lines become particularly illuminating:
Jul 23 10:07:59 linuxbox kernel:  sdb: sdb1
Jul 23 10:07:59 linuxbox kernel: sd 3:0:0:0: [sdb] Attached SCSI removable disk
This tells us the device name is /dev/sdb for the entire device and
/dev/sdb1 for the first partition on the device. As we have seen, working
with Linux is full of interesting detective work!
TIP
Using the tail -f /var/log/messages technique is a great way to watch what
the system is doing in near real-time.</text:p>
      <text:p>With our device name in hand, we can now mount the flash drive.
[me@linuxbox ~]$ sudo mkdir /mnt/flash
[me@linuxbox ~]$ sudo mount /dev/sdb1 /mnt/flash
[me@linuxbox ~]$ df
Filesystem           1K-blocks      Used Available Use% Mounted on
/dev/sda2             15115452   5186944   9775164  35% /
/dev/sda5             59631908  31777376  24776480  57% /home
/dev/sda1               147764     17277    122858  13% /boot
tmpfs                   776808         0    776808   0% /dev/shm
/dev/sdb1                15560         0     15560   0% /mnt/flash
The device name will remain the same as long as it remains
physically attached to the computer and the computer is not rebooted.
Creating New File Systems
Suppose that we want to reformat the flash drive with a Linux native file
system, rather than the FAT32 system it has now. This involves two
steps.
1. (optional) Create a new partition layout if the existing one is not to
our liking.
2. Create a new, empty file system on the drive.
WARNING
In the following exercise, we are going to format a flash drive. Use a drive
that contains nothing you care about because it will be erased! Again, make
absolutely sure you are specifying the correct device name for your
system, not the one shown in the text. Failure to heed this warning
could result in you formatting (i.e., erasing) the wrong drive!
Manipulating Partitions with fdisk
fdisk is one of a host of available programs (both command line and
graphical) that allows us to interact directly with disk-like devices (such
as hard disk drives and flash drives) at a very low level. With this tool we
can edit, delete, and create partitions on the device. To work with our</text:p>
      <text:p>flash drive, we must first unmount it (if needed) and then invoke the
fdisk program as follows:
[me@linuxbox ~]$ sudo umount /dev/sdb1
[me@linuxbox ~]$ sudo fdisk /dev/sdb
Notice that we must specify the device in terms of the entire device,
not by partition number. After the program starts up, we will see the
following prompt:
Command (m for help):
Entering an m will display the program menu.
Command action
   a   toggle a bootable flag
   b   edit bsd disklabel
   c   toggle the dos compatibility flag
   d   delete a partition
   l   list known partition types
   m   print this menu
   n   add a new partition
   o   create a new empty DOS partition table
   p   print the partition table
   q   quit without saving changes
   s   create a new empty Sun disklabel
   t   change a partition's system id
   u   change display/entry units
   v   verify the partition table
   w   write table to disk and exit
   x   extra functionality (experts only)
Command (m for help):
The first thing we want to do is examine the existing partition
layout. We do this by entering p to print the partition table for the
device.
Command (m for help): p
Disk /dev/sdb: 16 MB, 16006656 bytes
1 heads, 31 sectors/track, 1008 cylinders
Units = cylinders of 31 * 512 = 15872 bytes
   Device Boot      Start         End      Blocks   Id  System
/dev/sdb1               2        1008       15608+   b  W95 FAT32</text:p>
      <text:p>In this example, we see a 16MB device with a single partition (1) that
uses 1,006 of the available 1,008 cylinders on the device. The partition
is identified as a Windows 95 FAT32 partition. Some programs will use
this identifier to limit the kinds of operations that can be done to the
disk, but most of the time it is not critical to change it. However, in the
interest of this demonstration, we will change it to indicate a Linux
partition. To do this, we must first find out what ID is used to identify a
Linux partition. In the previous listing, we see that the ID b is used to
specify the existing partition. To see a list of the available partition
types, we refer to the program menu. There we can see the following
choice:
   l   list known partition types
If we enter l at the prompt, a large list of possible types is displayed.
Among them we see b for our existing partition type and 83 for Linux.
Going back to the menu, we see this choice to change a partition ID:
   t   change a partition's system id
We enter t at the prompt and enter the new ID.
Command (m for help): t
Selected partition 1
Hex code (type L to list codes): 83
Changed system type of partition 1 to 83 (Linux)
This completes all the changes we need to make. Up to this point,
the device has been untouched (all the changes have been stored in
memory, not on the physical device), so we will write the modified
partition table to the device and exit. To do this, we enter w at the
prompt.
Command (m for help): w
The partition table has been altered!
Calling ioctl() to re-read partition table.
WARNING: If you have created or modified any DOS 6.x
partitions, please see the fdisk manual page for additional
information.</text:p>
      <text:p>Syncing disks.
[me@linuxbox ~]$
If we had decided to leave the device unaltered, we could have
entered q at the prompt, which would have exited the program without
writing the changes. We can safely ignore the ominous-sounding
warning message.
Creating a New File System with mkfs
With our partition editing done (lightweight though it might have
been), it’s time to create a new file system on our flash drive. To do this,
we will use mkfs (short for “make file system”), which can create file
systems in a variety of formats. To create an ext4 file system on the
device, we use the -t option to specify the “ext4” system type, followed
by the name of the device containing the partition we want to format.
[me@linuxbox ~]$ sudo mkfs -t ext4 /dev/sdb1
mke2fs 2.23.2 (12-Jul-2011)
Filesystem label=
OS type: Linux
Block size=1024 (log=0)
Fragment size=1024 (log=0)
3904 inodes, 15608 blocks
780 blocks (5.00%) reserved for the super user
First data block=1
Maximum filesystem blocks=15990784
2 block groups
8192 blocks per group, 8192 fragments per group
1952 inodes per group
Superblock backups stored on blocks:
    8193
Writing inode tables: done
Creating journal (1024 blocks): done
Writing superblocks and filesystem accounting information: done
This filesystem will be automatically checked every 34 mounts or
180 days, whichever comes first. Use tune2fs -c or -i to override.
[me@linuxbox ~]$
The program will display a lot of information when ext4 is the
chosen file system type. To reformat the device to its original FAT32 file
system, specify vfat as the file system type.</text:p>
      <text:p>[me@linuxbox ~]$ sudo mkfs -t vfat /dev/sdb1
This process of partitioning and formatting can be used anytime
additional storage devices are added to the system. While we worked
with a tiny flash drive, the same process can be applied to internal hard
disks and other removable storage devices like USB hard drives.
Testing and Repairing File Systems
In our earlier discussion of the /etc/fstab file, we saw some mysterious
digits at the end of each line. Each time the system boots, it routinely
checks the integrity of the file systems before mounting them. This is
done by the fsck program (short for “file system check”). The last
number in each fstab entry specifies the order in which the devices are to
be checked. In our previous example, we see that the root file system is
checked first, followed by the home and boot file systems. Devices with a
zero as the last digit are not routinely checked.
In addition to checking the integrity of file systems, fsck can also
repair corrupt file systems with varying degrees of success, depending
on the amount of damage. On Unix-like file systems, recovered portions
of files are placed in the lost+found directory, located in the root of each
file system.
To check our flash drive (which should be unmounted first), we could
do the following:
[me@linuxbox ~]$ sudo fsck /dev/sdb1
fsck 1.40.8 (13-Mar-2016)
e2fsck 1.40.8 (13-Mar-2016)
/dev/sdb1: clean, 11/3904 files, 1661/15608 blocks
These days, file system corruption is quite rare unless there is a
hardware problem, such as a failing disk drive. On most systems, file
system corruption detected at boot time will cause the system to stop
and direct you to run fsck before continuing.
WHAT THE FSCK?</text:p>
      <text:p>In Unix culture, the word fsck is often used in place of a popular
word with which it shares three letters. This is especially
appropriate, given that you will probably be uttering the
aforementioned word if you find yourself in a situation where you
are forced to run fsck.
Moving Data Directly to and from Devices
While we usually think of data on our computers as being organized
into files, it is also possible to think of the data in “raw” form. If we look
at a disk drive, for example, we see that it consists of a large number of
“blocks” of data that the operating system sees as directories and files.
However, if we could treat a disk drive as simply a large collection of
data blocks, we could perform useful tasks, such as cloning devices.
The dd program performs this task. It copies blocks of data from one
place to another. It uses a unique syntax (for historical reasons) and is
usually used this way:
dd if=input_file of=output_file [bs=block_size [count=blocks]]
WARNING
The dd command is very powerful. Though its name derives from “data
definition,” it is sometimes called “destroy disk” because users often mistype
either the if or of specification. Always double-check your input and
output specifications before pressing ENTER!
Let’s say we had two USB flash drives of the same size and we
wanted to exactly copy the first drive to the second. If we attached both
drives to the computer and they are assigned to devices /dev/sdb and
/dev/sdc, respectively, we could copy everything on the first drive to the
second drive with the following:
dd if=/dev/sdb of=/dev/sdc</text:p>
      <text:p>Alternately, if only the first device were attached to the computer, we
could copy its contents to an ordinary file for later restoration or
copying.
dd if=/dev/sdb of=flash_drive.img
Creating CD-ROM Images
Writing a recordable CD-ROM (either a CD-R or CD-RW) consists of
two steps.
1. Constructing an ISO image file that is the exact file system image of
the CD-ROM
2. Writing the image file onto the CD-ROM media
Creating an Image Copy of a CD-ROM
If we want to make an ISO image of an existing CD-ROM, we can use
dd to read all the data blocks off the CD-ROM and copy them to a local
file. Say we had an Ubuntu CD and we wanted to make an ISO file that
we could later use to make more copies. After inserting the CD and
determining its device name (we’ll assume /dev/cdrom), we can make the
ISO file like so:
dd if=/dev/cdrom of=ubuntu.iso
This technique works for data DVDs as well but will not work for
audio CDs, as they do not use a file system for storage. For audio CDs,
look at the cdrdao command.
Creating an Image from a Collection of Files
To create an ISO image file containing the contents of a directory, we
use the genisoimage program. To do this, we first create a directory
containing all the files we want to include in the image and then execute
the genisoimage command to create the image file. For example, if we had</text:p>
      <text:p>created a directory called ~/cd-rom-files and filled it with files for our
CD-ROM, we could create an image file named cd-rom.iso with the
following command:
genisoimage -o cd-rom.iso -R -J ~/cd-rom-files
The -R option adds metadata for the Rock Ridge extensions, which
allows the use of long filenames and POSIX-style file permissions.
Likewise, the -J option enables the Joliet extensions, which permit long
filenames for Windows.
A PROGRAM BY ANY OTHER NAME . . .
If you look at online tutorials for creating and burning optical
media like CD-ROMs and DVDs, you will frequently encounter
two programs called mkisofs and cdrecord. These programs were part
of a popular package called cdrtools authored by Jörg Schilling. In
the summer of 2006, Mr.  Schilling made a license change to a
portion of the cdrtools package, which, in the opinion of many in
the Linux community, created a license incompatibility with the
GNU GPL. As a result, a fork of the cdrtools project was started
that now includes replacement programs for cdrecord and mkisofs
named wodim and genisoimage, respectively.
Writing CD-ROM Images
After we have an image file, we can burn it onto our optical media. Most
of the commands we will discuss in the sections that follow can be
applied to both recordable CD-ROM and DVD media.
Mounting an ISO Image Directly
There is a trick that we can use to mount an ISO image while it is still
on our hard disk and treat it as though it were already on optical media.</text:p>
      <text:p>By adding the -o loop option to mount (along with the required -t iso9660
file system type), we can mount the image file as though it were a device
and attach it to the file system tree.
mkdir /mnt/iso_image
mount -t iso9660 -o loop image.iso /mnt/iso_image
In this example, we created a mount point named /mnt/iso_image and
then mounted the image file image.iso at that mount point. After the
image is mounted, it can be treated just as though it were a real CD-
ROM or DVD. Remember to unmount the image when it is no longer needed.
Blanking a Rewritable CD-ROM
Rewritable CD-RW media needs to be erased or blanked before it can
be reused. To do this, we can use wodim, specifying the device name for
the CD writer and the type of blanking to be performed. The wodim
program offers several types. The most minimal (and fastest) is the
“fast” type.
wodim dev=/dev/cdrw blank=fast
Writing an Image
To write an image, we again use wodim, specifying the name of the optical
media writer device and the name of the image file.
wodim dev=/dev/cdrw image.iso
In addition to the device name and image file, wodim supports a large
set of options. Two common ones are -v for verbose output, and -dao,
which writes the disc in disc-at-once mode. This mode should be used if
you are preparing a disc for commercial reproduction. The default
mode for wodim is track-at-once, which is useful for recording music tracks.
Summing Up</text:p>
      <text:p>In this chapter, we looked at the basic storage management tasks. There
are, of course, many more. Linux supports a vast array of storage devices
and file system schemes. It also offers many features for interoperability
with other systems.
Extra Credit
It’s often useful to verify the integrity of an ISO image that we have
downloaded. In most cases, a distributor of an ISO image will also
supply a checksum file. A checksum is the result of an exotic mathematical
calculation resulting in a number that represents the content of the
target file. If the contents of the file change by even one bit, the
resulting checksum will be much different. The most common method
of checksum generation uses the md5sum program. When you use md5sum, it
produces a unique hexadecimal number.
md5sum image.iso
34e354760f9bb7fbf85c96f6a3f94ece  image.iso
After you download an image, you should run md5sum against it and
compare the results with the md5sum value supplied by the publisher.
In addition to checking the integrity of a downloaded file, we can use
md5sum to verify newly written optical media. To do this, we first calculate
the checksum of the image file and then calculate a checksum for the
media. The trick to verifying the media is to limit the calculation to only
the portion of the optical media that contains the image. We do this by
determining the number of 2,048-byte blocks the image contains
(optical media is always written in 2,048-byte blocks) and reading that
many blocks from the media. On some types of media, this is not
required. CD-R and CD-RW disks written in disc-at-once mode can be
checked this way.
md5sum /dev/cdrom
34e354760f9bb7fbf85c96f6a3f94ece  /dev/cdrom
Many types of media, such as DVDs, require a precise calculation of
the number of blocks. In the following example, we check the integrity</text:p>
      <text:p>of the image file dvd-image.iso and the disc in the DVD reader /dev/dvd.
Can you figure out how this works?
md5sum dvd-image.iso; dd if=/dev/dvd bs=2048 count=$(( $(stat -c "%s" dvd-
image.iso) / 2048 ))
| md5sum
OceanofPDF.com</text:p>
      <text:p>16
NETWORKING
When it comes to networking, there is probably nothing that cannot be
done with Linux. Linux is used to build all sorts of networking systems
and appliances, including firewalls, routers, name servers, network-
attached storage (NAS) boxes, and on and on.
Just as the subject of networking is vast, so are the number of
commands that can be used to configure and control it. We will focus
our attention on just a few of the most frequently used ones. The
commands chosen for examination include those used to monitor
networks and those used to transfer files. In addition, we are going to
explore the ssh program that is used to perform remote logins. This
chapter will cover the following commands:
ping Send an ICMP ECHO_REQUEST to network hosts
traceroute Print the route packets trace to a network host
ip Show/manipulate routing, devices, policy routing, and tunnels
netstat Print network connections, routing tables, interface statistics,
masquerade connections, and multicast memberships
ftp Internet file transfer program
wget Non-interactive network downloader
ssh OpenSSH SSH client (remote login program)</text:p>
      <text:p>We’re going to assume a little background in networking. In this, the
Internet age, everyone using a computer needs a basic understanding of
networking concepts. To make full use of this chapter, we should be
familiar with the following terms:
Internet Protocol (IP) address
Host and domain name
Uniform Resource Identifier (URI)
NOTE
Some of the commands we will cover may (depending on your distribution)
require the installation of additional packages from your distribution’s
repositories, and some may require superuser privileges to execute.
Examining and Monitoring a Network
Even if you’re not the system administrator, it’s often helpful to examine
the performance and operation of a network.
ping
The most basic network command is ping. The ping command sends a
special network packet called an ICMP ECHO_REQUEST to a
specified host. Most network devices receiving this packet will reply to
it, allowing the network connection to be verified.
NOTE
It is possible to configure most network devices (including Linux hosts) to
ignore these packets. This is usually done for security reasons to partially
obscure a host from a potential attacker. It is also common for firewalls to be
configured to block ICMP traffic.</text:p>
      <text:p>For example, to see whether we can reach linuxcommand.org (one of
our favorite sites), we can use ping like this:
[me@linuxbox ~]$ ping linuxcommand.org
Once started, ping continues to send packets at a specified interval
(the default is one second) until it is interrupted.
[me@linuxbox ~]$ ping linuxcommand.org
PING linuxcommand.org (66.35.250.210) 56(84) bytes of data.
64 bytes from vhost.sourceforge.net (66.35.250.210): icmp_seq=1 ttl=43 time=107
ms
64 bytes from vhost.sourceforge.net (66.35.250.210): icmp_seq=2 ttl=43 time=108
ms
64 bytes from vhost.sourceforge.net (66.35.250.210): icmp_seq=3 ttl=43 time=106
ms
64 bytes from vhost.sourceforge.net (66.35.250.210): icmp_seq=4 ttl=43 time=106
ms
64 bytes from vhost.sourceforge.net (66.35.250.210): icmp_seq=5 ttl=43 time=105
ms
64 bytes from vhost.sourceforge.net (66.35.250.210): icmp_seq=6 ttl=43 time=107
ms
--- linuxcommand.org ping statistics ---
6 packets transmitted, 6 received, 0% packet loss, time 6010ms
rtt min/avg/max/mdev = 105.647/107.052/108.118/0.824 ms
After it is interrupted (in this case after the sixth packet) by pressing
CTRL-C, ping prints performance statistics. A properly performing
network will exhibit 0 percent packet loss. A successful “ping” will
indicate that the elements of the network (its interface cards, cabling,
routing, and gateways) are in generally good working order.
traceroute
The traceroute program (some systems use the similar tracepath program
instead) lists all the “hops” network traffic takes to get from the local
system to a specified host. For example, to see the route taken to reach
slashdot.org, we would do this:
[me@linuxbox ~]$ traceroute slashdot.org
The output looks like this:</text:p>
      <text:p>traceroute to slashdot.org (216.34.181.45), 30 hops max, 40 byte packets
 1  ipcop.localdomain (192.168.1.1)  1.066 ms  1.366 ms  1.720 ms
 2  * * *
 3  ge-4-13-ur01.rockville.md.bad.comcast.net (68.87.130.9)  14.622 ms  14.885
ms  15.169 ms
 4  po-30-ur02.rockville.md.bad.comcast.net (68.87.129.154)  17.634 ms  17.626
ms  17.899 ms
 5  po-60-ur03.rockville.md.bad.comcast.net (68.87.129.158)  15.992 ms  15.983
ms  16.256 ms
 6  po-30-ar01.howardcounty.md.bad.comcast.net (68.87.136.5)  22.835 ms  14.233
ms  14.405 ms
 7  po-10-ar02.whitemarsh.md.bad.comcast.net (68.87.129.34)  16.154 ms  13.600
ms  18.867 ms
 8  te-0-3-0-1-cr01.philadelphia.pa.ibone.comcast.net (68.86.90.77)  21.951
ms  21.073 ms
21.557 ms
 9  pos-0-8-0-0-cr01.newyork.ny.ibone.comcast.net (68.86.85.10)  22.917
ms  21.884 ms
22.126 ms
10  204.70.144.1 (204.70.144.1)  43.110 ms  21.248 ms  21.264 ms
11  cr1-pos-0-7-3-1.newyork.savvis.net (204.70.195.93)  21.857 ms cr2-pos-0-0-3-
1.newyork.
savvis.net (204.70.204.238)  19.556 ms cr1-pos-0-7-3-1.newyork.savvis.net
(204.70.195.93)
19.634 ms
12  cr2-pos-0-7-3-0.chicago.savvis.net (204.70.192.109)  41.586 ms  42.843 ms
cr2-
tengig-0-0-2-0.chicago.savvis.net (204.70.196.242)  43.115 ms
13  hr2-tengigabitethernet-12-1.elkgrovech3.savvis.net (204.70.195.122)  44.215
ms  41.833 ms
45.658 ms
14  csr1-ve241.elkgrovech3.savvis.net (216.64.194.42)  46.840 ms  43.372
ms  47.041 ms
15  64.27.160.194 (64.27.160.194)  56.137 ms  55.887 ms  52.810 ms
16  slashdot.org (216.34.181.45)  42.727 ms  42.016 ms  41.437 ms
In the output, we can see that connecting from our test system to
slashdot.org requires traversing 16 routers. For routers that provided
identifying information, we see their hostnames, IP addresses, and
performance data, which includes three samples of round-trip time from
the local system to the router. For routers that do not provide
identifying information (because of router configuration, network
congestion, firewalls, etc.), we see asterisks as in the line for hop number
2. In cases where routing information is blocked, we can sometimes
overcome this by adding either the -T or -I option to the traceroute
command.
ip</text:p>
      <text:p>The ip program is a multipurpose network configuration tool that
makes use of the full range of networking features available in modern
Linux kernels. It replaces the earlier and now deprecated ifconfig
program. With ip, we can examine a system’s network interfaces and
routing table.
[me@linuxbox ~]$ ip a
1: lo: &lt;LOOPBACK,UP,LOWER_UP&gt; mtu 65536 qdisc noqueue state UNKNOWN group
default
    link/loopback 00:00:00:00:00:00 brd 00:00:00:00:00:00
    inet 127.0.0.1/8 scope host lo
       valid_lft forever preferred_lft forever
    inet6 ::1/128 scope host
       valid_lft forever preferred_lft forever
2: eth0: &lt;BROADCAST,MULTICAST,UP,LOWER_UP&gt; mtu 1500 qdisc pfifo_fast state UP
group default qlen 1000
    link/ether ac:22:0b:52:cf:84 brd ff:ff:ff:ff:ff:ff
    inet 192.168.1.14/24 brd 192.168.1.255 scope global eth0
       valid_lft forever preferred_lft forever
    inet6 fe80::ae22:bff:fe52:cf84/64 scope link
       valid_lft forever preferred_lft forever
In the preceding example, we see that our test system has two
network interfaces. The first, called lo, is the loopback interface, a virtual
interface that the system uses to “talk to itself,” and the second, called
eth0, is the Ethernet interface.
When performing casual network diagnostics, the important things
to look for are the presence of the word UP in the first line for each
interface, indicating that the network interface is enabled, and the
presence of a valid IP address in the inet field on the third line. For
systems using Dynamic Host Configuration Protocol (DHCP), a valid
IP address in this field will verify that the DHCP is working.
netstat
The netstat program is used to examine various network settings and
statistics. Through the use of its many options, we can look at a variety
of features in our network setup. Using the -ie option, we can examine
the network interfaces in our system.
[me@linuxbox ~]$ netstat -ie
eth0    Link encap:Ethernet  HWaddr 00:1d:09:9b:99:67  
        inet addr:192.168.1.2 Bcast:192.168.1.255 Mask:255.255.255.0</text:p>
      <text:p>inet6 addr: fe80::21d:9ff:fe9b:9967/64 Scope:Link
        UP BROADCAST RUNNING MULTICAST  MTU:1500  Metric:1
        RX packets:238488 errors:0 dropped:0 overruns:0 frame:0
        TX packets:403217 errors:0 dropped:0 overruns:0 carrier:0
        collisions:0 txqueuelen:100
        RX bytes:153098921 (146.0 MB)  TX bytes:261035246 (248.9 MB)
        Memory:fdfc0000-fdfe0000
lo      Link encap:Local Loopback  
        inet addr:127.0.0.1  Mask:255.0.0.0
        inet6 addr: ::1/128 Scope:Host
        UP LOOPBACK RUNNING  MTU:16436  Metric:1
        RX packets:2208 errors:0 dropped:0 overruns:0 frame:0
        TX packets:2208 errors:0 dropped:0 overruns:0 carrier:0
        collisions:0 txqueuelen:0
        RX bytes:111490 (108.8 KB)  TX bytes:111490 (108.8 KB)
Using the -r option will display the kernel’s network routing table.
This shows how the network is configured to send packets from
network to network:
[me@linuxbox ~]$ netstat -r
Kernel IP routing table
Destination  Gateway     Genmask       Flags   MSS Window  irtt Iface
192.168.1.0  *           255.255.255.0 U       0   0       0    eth0
default      192.168.1.1 0.0.0.0       UG      0   0       0    eth0
In this simple example, we see a typical routing table for a client
machine on a local area network (LAN) behind a firewall/router. The
first line of the listing shows the destination 192.168.1.0. IP addresses that
end in zero refer to networks rather than individual hosts, so this
destination means any host on the LAN. The next field, Gateway, is the
name or IP address of the gateway (router) used to go from the current
host to the destination network. An asterisk in this field indicates that no
gateway is needed.
The last line contains the destination default. This means any traffic
destined for a network that is not otherwise listed in the table. In our
example, we see that the gateway is defined as a router with the address
of 192.168.1.1, which presumably knows what to do with the destination
traffic.
Like ip, the netstat program has many options, and we have looked
only at a couple. Check out the ip and netstat man pages for a complete
list.</text:p>
      <text:p>Transporting Files over a Network
What good is a network unless we can move files across it? There are
many programs that move data over networks. We will cover two of
them now and several more in later sections.
ftp
One of the true “classic” programs, ftp gets its name from the protocol
it uses, the File Transfer Protocol. FTP was once the most widely used
method of downloading files over the Internet. Most, if not all, web
browsers support it, and you often see URIs starting with the protocol
ftp://.
Before there were web browsers, there was the ftp program. ftp is
used to communicate with FTP servers, machines that contain files that
can be uploaded and downloaded over a network.
FTP (in its original form) is not secure because it sends account
names and passwords in cleartext. This means they are not encrypted,
and anyone sniffing the network can see them. Because of this, almost all
FTP done over the Internet is done by anonymous FTP servers. An
anonymous server allows anyone to log in using the login name
“anonymous” and a meaningless password.
In the example that follows, we show a typical session with the ftp
program downloading an Ubuntu iso image located in the
/pub/cd_images/ubuntu-18.04 directory of the anonymous FTP server
fileserver:
[me@linuxbox ~]$ ftp fileserver
Connected to fileserver.localdomain.
220 (vsFTPd 2.0.1)
Name (fileserver:me): anonymous
331 Please specify the password.
Password:
230 Login successful.
Remote system type is UNIX.
Using binary mode to transfer files.
ftp&gt; cd pub/cd_images/ubuntu-18.04
250 Directory successfully changed.
ftp&gt; ls
200 PORT command successful. Consider using PASV.
150 Here comes the directory listing.</text:p>
      <text:p>-rw-rw-r--    1 500      500      733079552 Apr 25 03:53 ubuntu-18.04-desktop-
amd64.iso
226 Directory send OK.
ftp&gt; lcd Desktop
Local directory now /home/me/Desktop
ftp&gt; get ubuntu-18.04-desktop-amd64.iso
local: ubuntu-18.04-desktop-amd64.iso remote: ubuntu-18.04-desktop-amd64.iso
200 PORT command successful. Consider using PASV.
150 Opening BINARY mode data connection for ubuntu-18.04-desktop-amd64.iso
(733079552 bytes).
226 File send OK.
733079552 bytes received in 68.56 secs (10441.5 kB/s)
ftp&gt; bye
Table 16-1 provides an explanation of the commands entered during
this session.
Table 16-1: Examples of Interactive ftp Commands
Command
Meaning
ftp fileserver
Invoke the ftp program and have it connect to the
FTP server fileserver.
anonymous
Login name. After the login prompt, a password
prompt will appear. Some servers will accept a
blank password; others will require a password in
the form of an email address. In that case, try
something like user@example.com.
cd
pub/cd_images/ubuntu-
18.04
Change to the directory on the remote system
containing the desired file. Note that on most
anonymous FTP servers, the files for public
downloading are found somewhere under the pub
directory.
ls
List the directory on the remote system.
lcd Desktop
Change the directory on the local system to
~/Desktop. In the example, the ftp program was
invoked when the working directory was ~. This
command changes the working directory to
~/Desktop.</text:p>
      <text:p>Command
Meaning
get ubuntu-18.04-
desktop-amd64.iso
Tell the remote system to transfer the file ubuntu-
18.04-desktop-amd64.iso to the local system. Since
the working directory on the local system was
changed to ~/Desktop, the file will be downloaded
there.
bye
Log off the remote server and end the ftp program
session. The commands quit and exit may also be
used.
Typing help at the ftp&gt; prompt will display a list of the supported
commands. Using ftp on a server where sufficient permissions have been
granted, it is possible to perform many ordinary file management tasks.
It’s clumsy, but it does work.
lftp—a Better ftp
ftp is not the only command-line FTP client. In fact, there are many.
One of the better (and more popular) ones is lftp by Alexander
Lukyanov. It works much like the traditional ftp program but has many
additional convenience features including multiple-protocol support
(including HTTP), automatic retry on failed downloads, background
processes, tab completion of path names, and many more.
wget
Another popular command-line program for file downloading is wget. It
is useful for downloading content from both web and FTP sites. Single
files, multiple files, and even entire sites can be downloaded. To
download the first page of linuxcommand.org, we could do this:
[me@linuxbox ~]$ wget http://linuxcommand.org/index.php
--11:02:51--  http://linuxcommand.org/index.php
           =&gt; `index.php'
Resolving linuxcommand.org... 66.35.250.210
Connecting to linuxcommand.org|66.35.250.210|:80... connected.
HTTP request sent, awaiting response... 200 OK</text:p>
      <text:p>Length: unspecified [text/html]
    [ &lt;=&gt;                                 ] 3,120         --.--K/s
11:02:51 (161.75 MB/s) - `index.php' saved [3120]
The program’s many options allow wget to recursively download,
download files in the background (allowing you to log off but continue
downloading), and complete the download of a partially downloaded
file. These features are well documented in its better-than-average man
page.
Secure Communication with Remote Hosts
For many years, Unix-like operating systems have had the capability to
be administered remotely via a network. In the early days, before the
general adoption of the Internet, there were a couple of popular
programs used to log in to remote hosts. These were the rlogin and
telnet programs. These programs, however, suffer from the same fatal
flaw that the ftp program does; they transmit all their communications
(including login names and passwords) in cleartext. This makes them
wholly inappropriate for use in the Internet Age.
ssh
To address this problem, a new protocol called Secure Shell (SSH) was
developed. SSH solves the two basic problems of secure communication
with a remote host.
It authenticates that the remote host is who it says it is (thus
preventing so-called man-in-the-middle attacks).
It encrypts all of the communications between the local and remote
hosts.
SSH consists of two parts. An SSH server runs on the remote host,
listening for incoming connections, by default, on port 22, while an</text:p>
      <text:p>SSH client is used on the local system to communicate with the remote
server.
Most Linux distributions ship an implementation of SSH called
OpenSSH from the OpenBSD project. Some distributions include both the
client and the server packages by default (for example, Red Hat), while
others (such as Ubuntu) supply only the client. To enable a system to
receive remote connections, it must have the OpenSSH-server package
installed, configured, and running, and (if the system either is running
or is behind a firewall) it must allow incoming network connections on
TCP port 22.
TIP
If you don’t have a remote system to connect to but want to try these
examples, make sure the OpenSSH-server package is installed on your system
and use localhost as the name of the remote host. That way, your machine
will create network connections with itself.
The SSH client program used to connect to remote SSH servers is
called, appropriately enough, ssh. To connect to a remote host named
remote-sys, we would use the ssh client program like so:
[me@linuxbox ~]$ ssh remote-sys
The authenticity of host 'remote-sys (192.168.1.4)' can't be established.
RSA key fingerprint is 41:ed:7a:df:23:19:bf:3c:a5:17:bc:61:b3:7f:d9:bb.
Are you sure you want to continue connecting (yes/no)?
The first time the connection is attempted, a message is displayed
indicating that the authenticity of the remote host cannot be
established. This is because the client program has never seen this
remote host before. To accept the credentials of the remote host, enter
yes when prompted. Once the connection is established, the user is
prompted for a password.
Warning: Permanently added ’remote-sys,192.168.1.4’ (RSA) to the list of known
hosts.
me@remote-sys’s password:</text:p>
      <text:p>After the password is successfully entered, we receive the shell
prompt from the remote system.
Last login: Sat Aug 25 13:00:48 2018
[me@remote-sys ~]$
The remote shell session continues until the user enters the exit
command at the remote shell prompt, thereby closing the remote
connection. At this point, the local shell session resumes, and the local
shell prompt reappears.
It is also possible to connect to remote systems using a different
username. For example, if the local user me had an account named bob
on a remote system, user me could log in to the account bob on the
remote system as follows:
[me@linuxbox ~]$ ssh bob@remote-sys
bob@remote-sys's password:
Last login: Sat Aug 25 13:03:21 2018
[bob@remote-sys ~]$
As stated earlier, ssh verifies the authenticity of the remote host. If
the remote host does not successfully authenticate, the following
message appears:
[me@linuxbox ~]$ ssh remote-sys
@@@@@@@@@@@@@@@@@@@@@@@@@@@@@@@@@@@@@@@@@@@@@@@@@@@@@@@@@@@
@    WARNING: REMOTE HOST IDENTIFICATION HAS CHANGED!     @
@@@@@@@@@@@@@@@@@@@@@@@@@@@@@@@@@@@@@@@@@@@@@@@@@@@@@@@@@@@
IT IS POSSIBLE THAT SOMEONE IS DOING SOMETHING NASTY!
Someone could be eavesdropping on you right now (man-in-the-middle attack)!
It is also possible that the RSA host key has just been changed.
The fingerprint for the RSA key sent by the remote host is
41:ed:7a:df:23:19:bf:3c:a5:17:bc:61:b3:7f:d9:bb.
Please contact your system administrator.
Add correct host key in /home/me/.ssh/known_hosts to get rid of this message.
Offending key in /home/me/.ssh/known_hosts:1
RSA host key for remote-sys has changed and you have requested strict
checking.
Host key verification failed.
This message is caused by one of two possible situations. First, an
attacker may be attempting a man-in-the-middle attack. This is rare
because everybody knows that ssh alerts the user to this. The more likely
culprit is that the remote system has been changed somehow; for</text:p>
      <text:p>example, its operating system or SSH server has been reinstalled. In the
interests of security and safety, however, the first possibility should not
be dismissed out of hand. Always check with the administrator of the
remote system when this message occurs.
After it has been determined that the message is because of a benign
cause, it is safe to correct the problem on the client side. This is done by
using a text editor (vim perhaps) to remove the obsolete key from the
~/.ssh/known_hosts file. In the preceding example message, we see this:
Offending key in /home/me/.ssh/known_hosts:1
This means that the first line of the known_hosts file contains the
offending key. Delete this line from the file, and the ssh program will be
able to accept new authentication credentials from the remote system.
Besides opening a shell session on a remote system, ssh allows us to
execute a single command on a remote system. For example, to execute
the free command on a remote host named remote-sys and have the
results displayed on the local system, use this:
[me@linuxbox ~]$ ssh remote-sys free
me@twin4's password:
             total     used     free     shared    buffers     cached
Mem:        775536   507184   268352          0     110068     154596
-/+ buffers/cache:   242520   533016
Swap:      1572856        0    1572856
[me@linuxbox ~]$
It’s possible to use this technique in more interesting ways, such as
the following example in which we perform an ls on the remote system
and redirect the output to a file on the local system:
[me@linuxbox ~]$ ssh remote-sys 'ls *' &gt; dirlist.txt
me@twin4's password:
[me@linuxbox ~]$
Notice the use of the single quotes in the preceding command. This
is done because we do not want the pathname expansion performed on
the local machine; rather, we want it to be performed on the remote
system. Likewise, if we had wanted the output redirected to a file on the</text:p>
      <text:p>remote machine, we could have placed the redirection operator and the
filename within the single quotes.
[me@linuxbox ~]$ ssh remote-sys 'ls * &gt; dirlist.txt'
TUNNELING WITH SSH
Part of what happens when you establish a connection with a
remote host via SSH is that an encrypted tunnel is created between
the local and remote systems. Normally, this tunnel is used to
allow commands typed at the local system to be transmitted safely
to the remote system and for the results to be transmitted safely
back. In addition to this basic function, the SSH protocol allows
most types of network traffic to be sent through the encrypted
tunnel, creating a sort of virtual private network (VPN) between the
local and remote systems.
Perhaps the most common use of this feature is to allow X
Window system traffic to be transmitted. On a system running an
X server (that is, a machine displaying a GUI), it is possible to
launch and run an X client program (a graphical application) on a
remote system and have its display appear on the local system. It’s
easy to do; here’s an example. Let’s say we are sitting at a Linux
system called linuxbox that is running an X server and we want to
run the xload program on a remote system named remote-sys to see
the program’s graphical output on our local system. We could do
this:
[me@linuxbox ~]$ ssh -X remote-sys
me@remote-sys’s password:
Last login: Mon Sep 10 13:23:11 2018
[me@remote-sys ~]$ xload
After the xload command is executed on the remote system, its
window appears on the local system. On some systems, you may
need to use the -Y option rather than the -X option to do this.</text:p>
      <text:p>scp and sftp
The OpenSSH package also includes two programs that can make use of an
SSH-encrypted tunnel to copy files across the network. The first, scp
(secure copy), is used much like the familiar cp program to copy files.
The most notable difference is that the source or destination pathnames
may be preceded with the name of a remote host, followed by a colon
character. For example, if we wanted to copy a document named
document.txt from our home directory on the remote system, remote-sys,
to the current working directory on our local system, we could do this:
[me@linuxbox ~]$ scp remote-sys:document.txt .
me@remote-sys's password:
document.txt                           100% 5581     5.5KB/s   00:00
[me@linuxbox ~]$
As with ssh, you may apply a username to the beginning of the
remote host’s name if the desired remote host account name does not
match that of the local system.
[me@linuxbox ~]$ scp bob@remote-sys:document.txt .
The second SSH file-copying program is sftp, which, as its name
implies, is a secure replacement for the ftp program. sftp works much
like the original ftp program that we used earlier; however, instead of
transmitting everything in cleartext, it uses an SSH encrypted tunnel.
sftp has an important advantage over conventional ftp in that it does not
require an FTP server to be running on the remote host. It requires
only the SSH server. This means that any remote machine that can
connect with  the SSH client can also be used as an FTP-like server.
Here is a sample session.
[me@linuxbox ~]$ sftp remote-sys
Connecting to remote-sys...
me@remote-sys's password:
sftp&gt; ls
ubuntu-8.04-desktop-i386.iso
sftp&gt; lcd Desktop
sftp&gt; get ubuntu-8.04-desktop-i386.iso
Fetching /home/me/ubuntu-8.04-desktop-i386.iso to ubuntu-8.04-desktop-i386.iso
/home/me/ubuntu-8.04-desktop-i386.iso 100%  699MB   7.4MB/s   01:35
sftp&gt; bye</text:p>
      <text:p>TIP
The SFTP protocol is supported by many of the graphical file managers
found in Linux distributions. Using either GNOME or KDE, we can
enter a URI beginning with sftp:// into the location bar and operate on
files stored on a remote system running an SSH server.
AN SSH CLIENT FOR WINDOWS?
Let’s say you are sitting at a Windows machine but you need to log
in to your Linux server and get some real work done; what do you
do? Get an SSH client program for your Windows box, of course!
There are a number of these. The most popular one is probably
PuTTY by Simon Tatham and his team. The PuTTY program
displays a terminal window and allows a Windows user to open an
SSH (or telnet) session on a remote host. The program also
provides analogs for the scp and sftp programs.
PuTTY 
is 
available 
at
www.chiark.greenend.org.uk/~sgtatham/putty/.
Summing Up
In this chapter, we surveyed the field of networking tools found on most
Linux systems. Since Linux is so widely used in servers and networking
appliances, there are many more that can be added by installing
additional software. But even with the basic set of tools, it is possible to
perform many useful network-related tasks.
OceanofPDF.com</text:p>
      <text:p>17
SEARCHING FOR FILES
As we have wandered around our Linux system, one thing has become
abundantly clear: a typical Linux system has a lot of files! This raises the
question, “How do we find things?” We already know that the Linux file
system is well organized according to conventions passed down
from one generation of Unix-like systems to the next, but the sheer
number of files can present a daunting problem.
In this chapter, we will look at two tools that are used to find files on
a system.
locate Find files by name
find Search for files in a directory hierarchy
We will also look at a command that is often used with file-search
commands to process the resulting list of files.
xargs Build and execute command lines from standard input
In addition, we will introduce a couple of commands to assist us in
our explorations.
touch Change file times
stat Display file or file system status</text:p>
      <text:p>locate—Find Files the Easy Way
The locate program performs a rapid database search of pathnames and
then outputs every name that matches a given substring. Say, for
example, we want to find all the programs with names that begin with
zip. Because we are looking for programs, we can assume that the name
of the directory containing the programs would end with bin/.
Therefore, we could try to use locate this way to find our files:
[me@linuxbox ~]$ locate bin/zip
locate will search its database of pathnames and output any that
contain the string bin/zip.
/usr/bin/zip
/usr/bin/zipcloak
/usr/bin/zipgrep
/usr/bin/zipinfo/usr/bin/zipnote
/usr/bin/zipsplit
If the search requirement is not so simple, we can combine locate
with other tools such as grep to design more interesting searches.
[me@linuxbox ~]$ locate zip | grep bin
/bin/bunzip2
/bin/bzip2
/bin/bzip2recover
/bin/gunzip
/bin/gzip
/usr/bin/funzip
/usr/bin/gpg-zip
/usr/bin/preunzip
/usr/bin/prezip
/usr/bin/prezip-bin
/usr/bin/unzip
/usr/bin/unzipsfx
/usr/bin/zip
/usr/bin/zipcloak
/usr/bin/zipgrep
/usr/bin/zipinfo
/usr/bin/zipnote
/usr/bin/zipsplit
The locate program has been around for a number of years, and there
are several variants in common use. The two most common ones found
in modern Linux distributions are slocate and mlocate, though they are</text:p>
      <text:p>usually accessed by a symbolic link named locate. The different versions
of locate have overlapping options sets. Some versions include regular
expression matching (which we’ll cover in Chapter 19) and wildcard
support. Check the man page for locate to determine which version of
locate is installed.
WHERE DOES THE LOCATE DATABASE COME FROM?
You might notice that, on some distributions, locate fails to work
just after the system is installed, but if you try again the next day, it
works fine. What gives? The locate database is created by another
program named updatedb. Usually, it is run periodically as a cron job,
that is, a task performed at regular intervals by the cron daemon.
Most systems equipped with locate run updatedb once a day. Because
the database is not updated continuously, you will notice that very
recent files do not show up when using locate. To overcome this,
it’s possible to run the updatedb program manually by becoming the
superuser and running updatedb at the prompt.
find—Find Files the Hard Way
While the locate program can find a file based solely on its name, the
find program searches a given directory (and its subdirectories) for files
based on a variety of attributes. We’re going to spend a lot of time with
find because it has a lot of interesting features that we will see again and
again when we start to cover programming concepts in later chapters.
In its simplest use, find is given one or more names of directories to
search. For example, to produce a listing of our home directory, we can
use this:
[me@linuxbox ~]$ find ~
On most active user accounts, this will produce a large list. Because
the list is sent to standard output, we can pipe the list into other</text:p>
      <text:p>programs. Let’s use wc to count the number of files.
[me@linuxbox ~]$ find ~ | wc -l
47068
Wow, we’ve been busy! The beauty of find is that it can be used to
identify files that meet specific criteria. It does this through the (slightly
strange) application of options, tests, and actions. We’ll look at the tests
first.
Tests
Let’s say we want a list of directories from our search. To do this, we
could add the following test:
[me@linuxbox ~]$ find ~ -type d | wc -l
1695
Adding the test -type d limited the search to directories. Conversely,
we could have limited the search to regular files with this test:
[me@linuxbox ~]$ find ~ -type f | wc -l
38737
Table 17-1 lists the common file type tests supported by find.
Table 17-1: find File Types
File typeDescription
b
Block special device file
c
Character special device file
d
Directory
f
Regular file
l
Symbolic link
We can also search by file size and filename by adding some
additional tests. Let’s look for all the regular files that match the</text:p>
      <text:p>wildcard pattern *.JPG and are larger than one megabyte.
[me@linuxbox ~]$ find ~ -type f -name "*.JPG" -size +1M | wc -l
840
In this example, we add the -name test followed by the wildcard
pattern. Notice how we enclose it in quotes to prevent pathname
expansion by the shell. Next, we add the -size test followed by the string
+1M. The leading plus sign indicates that we are looking for files larger
than the specified number. A leading minus sign would change the
meaning of the string to be smaller than the specified number. Using no
sign means “match the value exactly.” The trailing letter M indicates that
the unit of measurement is megabytes. Table 17-2 lists the characters
that can be used to specify units.
Table 17-2: find Size Units
CharacterUnit
b
512-byte blocks. This is the default if no unit is specified.
c
Bytes.
w
2-byte words.
k
Kilobytes (units of 1,024 bytes).
M
Megabytes (units of 1,048,576 bytes).
G
Gigabytes (units of 1,073,741,824 bytes).
find supports a large number of tests. Table 17-3 provides a rundown
of the common ones. Note that in cases where a numeric argument is
required, the same + and - notation discussed previously can be applied.
Table 17-3: find Tests
Test
Description
-cmin n
Match files or directories whose content or attributes were last
modified exactly n minutes ago. To specify less than n minutes
ago, use -n, and to specify more than n minutes ago, use +n.</text:p>
      <text:p>Test
Description
-cnewer
file
Match files or directories whose contents or attributes were last
modified more recently than those of file.
-ctime n Match files or directories whose contents or attributes were last
modified n*24 hours ago.
-empty
Match empty files and directories.
-group
name
Match file or directories belonging to belonging to group name.
name may be expressed may be expressed either as a group name
or as a numeric group ID.
-iname
pattern
Like the -name test but case-insensitive.
-inum n
Match files with inode number n. This is helpful for finding all
the hard links to a particular inode.
-mmin n
Match files or directories whose contents were last modified n
minutes ago.
-mtime n Match files or directories whose contents were last modified
n*24 hours ago.
-name
pattern
Match files and directories with the specified wildcard pattern.
-newer
file
Match files and directories whose contents were modified more
recently than the specified file. This is useful when writing
shell scripts that perform file backups. Each time you make a
backup, update a file (such as a log) and then use find to
determine which files have changed since the last update.
-nouser
Match file and directories that do not belong to a valid user.
This can be used to find files belonging to deleted accounts or
to detect activity by attackers.
-nogroup Match files and directories that do not belong to a valid group.
-perm
mode
Match files or directories that have permissions set to the
specified mode. mode can be expressed by either octal or symbolic
notation.</text:p>
      <text:p>Test
Description
-samefile
name
Similar to the -inum test. Match files that share the same inode
number as file name.
-size n
Match files of size n.
-type c
Match files of type c.
-user
name
Match files or directories belonging to user name. The user may
be expressed by a username or by a numeric user ID.
This is not a complete list. The find man page has all the details.
Operators
Even with all the tests that find provides, we might still need a better
way to describe the logical relationships between the tests. For example,
what if we needed to determine whether all the files and subdirectories
in a directory had secure permissions? We would look for all the files
with permissions that are not 0600 and the directories with permissions
that are not 0700. Fortunately, find provides a way to combine tests
using logical operators to create more complex logical relationships. To
express the aforementioned test, we could do this:
[me@linuxbox ~]$ find ~ \( -type f -not -perm 0600 \) -or \( -type d -not -perm
0700 \)
Yikes! That sure looks weird. What is all this stuff? Actually, the
operators are not that complicated once you get to know them. Table
17-4 describes the logical operators used with find.
Table 17-4: find Logical Operators
OperatorDescription
-and
Match if the tests on both sides of the operator are true. This
can be shortened to -a. Note that when no operator is
present, -and is implied by default.</text:p>
      <text:p>OperatorDescription
-or
Match if a test on either side of the operator is true. This can
be shortened to -o.
-not
Match if the test following the operator is false. This can be
abbreviated with an exclamation point (!).
( )
Group tests and operators together to form larger
expressions. This is used to control the precedence of the
logical evaluations. By default, find evaluates from left to
right. It is often necessary to override the default evaluation
order to obtain the desired result. Even if not needed, it is
helpful sometimes to include the grouping characters to
improve the readability of the command. Note that since the
parentheses have special meaning to the shell, they must be
quoted when using them on the command line to allow them
to be passed as arguments to find. Usually the backslash
character is used to escape them.
With this list of operators in hand, let’s deconstruct our find
command. When viewed from the uppermost level, we see that our tests
are arranged as two groupings separated by an -or operator.
( expression 1 ) -or ( expression 2 )
This makes sense because we are searching for files with a certain set
of permissions and for directories with a different set. If we are looking
for both files and directories, why do we use -or instead of -and? As find
scans through the files and directories, each one is evaluated to see
whether it matches the specified tests. We want to know whether it is
either a file with bad permissions or a directory with bad permissions. It
can’t be both at the same time. So if we expand the grouped expressions,
we can see it this way:
( file with bad perms ) -or ( directory with bad perms )</text:p>
      <text:p>Our next challenge is how to test for “bad permissions.” How do we
do that? Actually, we don’t. What we will test for is “not good
permissions” because we know what “good permissions” are. In the case
of files, we define good as 0600, and for directories, we define it as 0700.
The expression that will test files for “not good” permissions is as
follows:
-type f -and -not -perms 0600
For directories it is as follows:
-type d -and -not -perms 0700
As noted in Table 17-4, the -and operator can be safely removed
because it is implied by default. So if we put this all back together, we
get our final command.
find ~ ( -type f -not -perms 0600 ) -or ( -type d -not -perms 0700 )
However, because the parentheses have special meaning to the shell,
we must escape them to prevent the shell from trying to interpret them.
Preceding each one with a backslash character does the trick.
There is another feature of logical operators that is important to
understand. Let’s say that we have two expressions separated by a logical
operator.
expr1 -operator expr2
In all cases, expr1 will always be performed; however, the operator will
determine whether expr2 is performed. Table 17-5 outlines how it works.
Table 17-5: find AND/OR Logic
Results of expr1Operatorexpr2 is . . .
True
-and
Always performed
False
-and
Never performed
True
-or
Never performed</text:p>
      <text:p>Results of expr1Operatorexpr2 is . . .
False
-or
Always performed
Why does this happen? It’s done to improve performance. Take -and,
for example. We know that the expression expr1 -and expr2 cannot be true
if the result of expr1 is false, so there is no point in performing expr2.
Likewise, if we have the expression expr1 -or expr2 and the result of expr1
is true, there is no point in performing expr2, as we already know that the
expression expr1 -or expr2 is true.
OK, so it helps it go faster. Why is this important? It’s important
because we can rely on this behavior to control how actions are
performed, as we will soon see.
Predefined Actions
Let’s get some work done! Having a list of results from our find
command is useful, but what we really want to do is act on the items on
the list. Fortunately, find allows actions to be performed based on the
search results. There are a set of predefined actions and several ways to
apply user-defined actions. First, let’s look at a few of the predefined
actions listed in Table 17-6.
Table 17-6: Predefined find Actions
ActionDescription
-delete Delete the currently matching file.
-ls
Perform the equivalent of ls -dils on the matching file. Output
is sent to standard output.
-print
Output the full pathname of the matching file to standard
output. This is the default action if no other action is specified.
-quit
Quit once a match has been made.</text:p>
      <text:p>As with the tests, there are many more actions. See the find man page
for full details.
In the first example, we did this:
find ~
This produced a list of every file and subdirectory contained within
our home directory. It produced a list because the -print action is
implied if no other action is specified. Thus, our command could also be
expressed as follows:
find ~ -print
We can use find to delete files that meet certain criteria. For example,
to delete files that have the file extension .bak (which is often used to
designate backup files), we could use this command:
find ~ -type f -name '*.bak' -delete
In this example, every file in the user’s home directory (and its
subdirectories) is searched for filenames ending in .bak. When they are
found, they are deleted.
WARNING
It should go without saying that you should use extreme caution when
using the -delete action. Always test the command first by substituting the -
print action for -delete to confirm the search results.
Before we go on, let’s take another look at how the logical operators
affect actions. Consider the following command:
find ~ -type f -name '*.bak' -print
As we have seen, this command will look for every regular file (-type
f) whose name ends with .bak (-name ’*.bak’) and will output the relative
pathname of each matching file to standard output (-print). However,
the reason the command performs the way it does is determined by the</text:p>
      <text:p>logical relationships between each of the tests and actions. Remember,
there is, by default, an implied -and relationship between each test and
action. We could also express the command this way to make the logical
relationships easier to see:
find ~ -type f -and -name '*.bak' -and -print
With our command fully expressed, let’s look at how the logical
operators affect its execution:
Test/ActionIs performed only if...
-print
-type f and -name ’*.bak’ are true
-name ’*.bak’
-type f is true
-type f
Is always performed, since it is the first test/action in an -
and relationship.
Because the logical relationship between the tests and actions
determines which of them are performed, we can see that the order of
the tests and actions is important. For instance, if we were to reorder
the tests and actions so that the -print action was the first one, the
command would behave much differently.
find ~ -print -and -type f -and -name '*.bak'
This version of the command will print each file (the -print action
always evaluates to true) and then test for file type and the specified file
extension.
User-Defined Actions
In addition to the predefined actions, we can also invoke arbitrary
commands. The traditional way of doing this is with the -exec action.
This action works like this:
-exec command {} ;</text:p>
      <text:p>Here, command is the name of a command, {} is a symbolic
representation of the current pathname, and the semicolon is a required
delimiter indicating the end of the command. Here’s an example of
using -exec to act like the -delete action discussed earlier:
-exec rm '{}' ';'
Again, because the brace and semicolon characters have special
meaning to the shell, they must be quoted or escaped.
It’s also possible to execute a user-defined action interactively. By
using the -ok action in place of -exec, the user is prompted before
execution of each specified command.
find ~ -type f -name 'foo*' -ok ls -l '{}' ';'
&lt; ls ... /home/me/bin/foo &gt; ? y
-rwxr-xr-x 1 me   me 224 2007-10-29 18:44 /home/me/bin/foo
&lt; ls ... /home/me/foo.txt &gt; ? y
-rw-r--r-- 1 me   me   0 2016-09-19 12:53 /home/me/foo.txt
In this example, we search for files with names starting with the
string foo and execute the command ls -l each time one is found. Using
the -ok action prompts the user before the ls command is executed.
Improving Efficiency
When the -exec action is used, it launches a new instance of the specified
command each time a matching file is found. There are times when we
might prefer to combine all of the search results and launch a single
instance of the command. For example, rather than executing the
commands like this:
ls -l file1
ls -l file2
we may prefer to execute them this way:
ls -l file1 file2
This causes the command to be executed only one time rather than
multiple times. There are two ways we can do this: the traditional way,</text:p>
      <text:p>using the external command xargs, and the alternate way, using a new
feature in find itself. We’ll talk about the alternate way first.
By changing the trailing semicolon character to a plus sign, we
activate the capability of find to combine the results of the search into an
argument list for a single execution of the desired command. Returning
to our example, this will execute ls each time a matching file is found:
find ~ -type f -name 'foo*' -exec ls -l '{}' ';'
-rwxr-xr-x 1 me   me 224 2007-10-29 18:44 /home/me/bin/foo
-rw-r--r-- 1 me   me   0 2016-09-19 12:53 /home/me/foo.txt
By changing the command to the following:
find ~ -type f -name 'foo*' -exec ls -l '{}' +
-rwxr-xr-x 1 me   me 224 2007-10-29 18:44 /home/me/bin/foo
-rw-r--r-- 1 me   me   0 2016-09-19 12:53 /home/me/foo.txt
we get the same results, but the system has to execute the ls command
only once.
xargs
The xargs command performs an interesting function. It accepts input
from standard input and converts it into an argument list for a specified
command. With our example, we would use it like this:
find ~ -type f -name 'foo*' -print | xargs ls -l
-rwxr-xr-x 1 me   me 224 2007-10-29 18:44 /home/me/bin/foo
-rw-r--r-- 1 me   me   0 2016-09-19 12:53 /home/me/foo.txt
Here we see the output of the find command piped into xargs, which,
in turn, constructs an argument list for the ls command and then
executes it.
NOTE
While the number of arguments that can be placed into a command line is
quite large, it’s not unlimited. It is possible to create commands that are too
long for the shell to accept. When a command line exceeds the maximum
length supported by the system, xargs executes the specified command with</text:p>
      <text:p>the maximum number of arguments possible and then repeats this process
until standard input is exhausted. To see the maximum size of the
command line, execute xargs with the --show-limits option.
DEALING WITH FUNNY FILENAMES
Unix-like systems allow embedded spaces (and even newlines!) in
filenames. This causes problems for programs like xargs that
construct argument lists for other programs. An embedded space
will be treated as a delimiter, and the resulting command will
interpret each space-separated word as a separate argument. To
overcome this, find and xargs allow the optional use of a null
character as an argument separator. A null character is defined in
ASCII as the character represented by the number zero (as
opposed to, for example, the space character, which is defined in
ASCII as the character represented by the number 32). The find
command provides the action -print0, which produces null-
separated output, and the xargs command has the --null (or -0)
option, which accepts null-separated input. Here’s an example:
find ~ -iname ’*.jpg’ -print0 | xargs --null ls -l
Using this technique, we can ensure that all files, even those
containing embedded spaces in their names, are handled correctly.
A Return to the Playground
It’s time to put find to some (almost) practical use. We’ll create a
playground and try some of what we have learned.
First, let’s create a playground with lots of subdirectories and files.
[me@linuxbox ~]$ mkdir -p playground/dir-{001..100}
[me@linuxbox ~]$ touch playground/dir-{001..100}/file-{A..Z}</text:p>
      <text:p>Marvel at the power of the command line! With these two lines, we
created a playground directory containing 100 subdirectories each
containing 26 empty files. Try that with the GUI!
The method we employed to accomplish this magic involved a
familiar command (mkdir), an exotic shell expansion (braces), and a new
command, touch. By combining mkdir with the -p option (which causes
mkdir to create the parent directories of the specified paths) with brace
expansion, we were able to create 100 subdirectories.
The touch command is usually used to set or update the access,
change, and modify times of files. However, if a filename argument is
that of a nonexistent file, an empty file is created.
In our playground, we created 100 instances of file-A. Let’s find
them.
[me@linuxbox ~]$ find playground -type f -name 'file-A'
Note that unlike ls, find does not produce results in sorted order. Its
order is determined by the layout of the storage device. We can confirm
that we actually have 100 instances of the file this way.
[me@linuxbox ~]$ find playground -type f -name 'file-A' | wc -l
100
Next, let’s look at finding files based on their modification times.
This will be helpful when creating backups or organizing files in
chronological order. To do this, we will first create a reference file
against which we will compare modification times.
[me@linuxbox ~]$ touch playground/timestamp
This creates an empty file named timestamp and sets its modification
time to the current time. We can verify this by using another handy
command, stat, which is a kind of souped-up version of ls. The stat
command reveals all that the system understands about a file and its
attributes.
[me@linuxbox ~]$ stat playground/timestamp
  File: `playground/timestamp'
  Size: 0          Blocks: 0       IO Block: 4096 regular empty file</text:p>
      <text:p>Device: 803h/2051d Inode: 14265061 Links: 1
Access: (0644/-rw-r--r--)  Uid: ( 1001/ me)   Gid: ( 1001/ me)
Access: 2018-10-08 15:15:39.000000000 -0400
Modify: 2018-10-08 15:15:39.000000000 -0400
Change: 2018-10-08 15:15:39.000000000 -0400
If we use touch again and then examine the file with stat, we will see
that the file’s times have been updated.
[me@linuxbox ~]$ touch playground/timestamp
[me@linuxbox ~]$ stat playground/timestamp
  File: `playground/timestamp'
  Size: 0          Blocks: 0       IO Block: 4096 regular empty file
Device: 803h/2051d Inode: 14265061 Links: 1
Access: (0644/-rw-r--r--)  Uid: ( 1001/ me)   Gid: ( 1001/ me)
Access: 2018-10-08 15:23:33.000000000 -0400
Modify: 2018-10-08 15:23:33.000000000 -0400
Change: 2018-10-08 15:23:33.000000000 -0400
Next, let’s use find to update some of our playground files.
[me@linuxbox ~]$ find playground -type f -name 'file-B' -exec touch '{}' ';'
This updates all playground files named file-B. We’ll use find to
identify the updated files by comparing all the files to the reference file
timestamp.
[me@linuxbox ~]$ find playground -type f -newer playground/timestamp
The results contain all 100 instances of file-B. Since we performed a
touch on all the files in the playground named file-B after we updated
timestamp, they are now “newer” than timestamp and thus can be identified
with the -newer test.
Finally, let’s go back to the bad permissions test we performed earlier
and apply it to playground.
[me@linuxbox ~]$ find playground \( -type f -not -perm 0600 \) -or \( -type d
-not -perm 0700 \)
This command lists all 100 directories and 2,600 files in playground
(as well as timestamp and playground itself, for a total of 2,702) because
none of them meets our definition of “good permissions.” With our
knowledge of operators and actions, we can add actions to this</text:p>
      <text:p>command to apply new permissions to the files and directories in our
playground.
[me@linuxbox ~]$ find playground \( -type f -not -perm 0600 -exec chmod 0600
'{}' ';' \) -or \( -type d -not -perm 0700 -exec chmod 0700 '{}' ';' \)
On a day-to-day basis, we might find it easier to issue two
commands, one for the directories and one for the files, rather than this
one large compound command, but it’s nice to know that we can do it
this way. The important point here is to understand how the operators
and actions can be used together to perform useful tasks.
find Options
Finally, we have the options, which are used to control the scope of a
find search. They may be included with other tests and actions when
constructing find expressions. Table 17-7 lists the most commonly used
find options.
Table 17-7: Commonly Used find Options
Option
Description
-depth
Direct find to process a directory’s files before the directory
itself. This option is automatically applied when the -delete
action is specified.
-maxdepth
levels
Set the maximum number of levels that find will descend into
a directory tree when performing tests and actions.
-mindepth
levels
Set the minimum number of levels that find will descend into
a directory tree before applying tests and actions.
-mount
Direct find not to traverse directories that are mounted on
other file systems.
-noleaf
Direct find not to optimize its search based on the assumption
that it is searching a Unix-like file system. This is needed
when scanning DOS/Windows file systems and CD-ROMs.</text:p>
      <text:p>Summing Up
It’s easy to see that locate is as simple as find is complicated. They both
have their uses. Take the time to explore the many features of find. It
can, with regular use, improve your understanding of Linux file system
operations.
OceanofPDF.com</text:p>
      <text:p>18
ARCHIVING AND BACKUP
One of the primary tasks of a computer system’s administrator is
keeping the system’s data secure. One way this is done is by performing
timely backups of the system’s files. Even if you’re not a system
administrator, it is often useful to make copies of things and move large
collections of files from place to place and from device to device.
In this chapter, we will look at several common programs that are
used to manage collections of files. These are the file compression
programs:
gzip Compress or expand files
bzip2 A block sorting file compressor
These are the archiving programs:
tar Tape archiving utility
zip Package and compress files
This is the file synchronization program:
rsync Remote file and directory synchronization
Compressing Files</text:p>
      <text:p>Throughout the history of computing, there has been a struggle to get
the most data into the smallest available space, whether that space be
memory, storage devices, or network bandwidth. Many of the data
services that we take for granted today, such as mobile phone service,
high-definition television, or broadband Internet, owe their existence to
effective data compression techniques.
Data compression is the process of removing redundancy from data.
Let’s consider an imaginary example. Suppose we had an entirely black
picture file with the dimensions of 100 pixels by 100 pixels. In terms of
data storage (assuming 24 bits, or 3 bytes per pixel), the image will
occupy 30,000 bytes of storage.
100 × 100 × 3 = 30,000
An image that is all one color contains entirely redundant data. If we
were clever, we could encode the data in such a way that we simply
describe the fact that we have a block of 10,000 black pixels. So, instead
of storing a block of data containing 30,000 zeros (black is usually
represented in image files as zero), we could compress the data into the
number 10,000, followed by a zero to represent our data. Such a data
compression scheme is called run-length encoding and is one of the most
rudimentary compression techniques. Today’s techniques are much
more advanced and complex, but the basic goal remains the same—get
rid of redundant data. Compression algorithms (the mathematical
techniques used to carry out the compression) fall into two general
categories.
Lossless. Lossless compression preserves all the data contained in the
original. This means that when a file is restored from a compressed
version, the restored file is exactly the same as the original,
uncompressed version.
Lossy. Lossy compression, on the other hand, removes data as the
compression is performed to allow more compression to be
applied. When a lossy file is restored, it does not match the original
version; rather, it is a close approximation. Examples of lossy
compression are JPEG (for images) and MP3 (for music).</text:p>
      <text:p>In our discussion, we will look exclusively at lossless compression
since most data on computers cannot tolerate any data loss.
gzip
The gzip program is used to compress one or more files. When
executed, it replaces the original file with a compressed version of the
original. The corresponding 
gunzip program is used to restore
compressed files to their original, uncompressed form. Here is an
example:
[me@linuxbox ~]$ ls -l /etc &gt; foo.txt
[me@linuxbox ~]$ ls -l foo.*
-rw-r--r-- 1 me    me    15738 2018-10-14 07:15 foo.txt
[me@linuxbox ~]$ gzip foo.txt
[me@linuxbox ~]$ ls -l foo.*
-rw-r--r-- 1 me    me    3230 2018-10-14 07:15 foo.txt.gz
[me@linuxbox ~]$ gunzip foo.txt
[me@linuxbox ~]$ ls -l foo.*
-rw-r--r-- 1 me    me    15738 2018-10-14 07:15 foo.txt
In this example, we create a text file named foo.txt from a directory
listing. Next, we run gzip, which replaces the original file with a
compressed version named foo.txt.gz. In the directory listing of foo.*, we
see that the original file has been replaced with the compressed version
and that the compressed version is about one-fifth the size of the
original. We can also see that the compressed file has the same
permissions and timestamp as the original.
Next, we run the gunzip program to uncompress the file. Afterward,
we can see that the compressed version of the file has been replaced
with the original, again with the permissions and timestamp preserved.
gzip has many options, as described in Table 18-1.
Table 18-1: gzip Options
OptionLong
option
Description
-c
--stdout
Write output to standard output and keep the original
files.</text:p>
      <text:p>OptionLong
option
Description
--to-
stdout
-d
--
decompress
--
uncompress
Decompress. This causes gzip to act like gunzip.
-f
--force
Force compression even if a compressed version of
the original file already exists.
-h
--help
Display usage information.
-l
--list
List compression statistics for each file compressed.
-r
--
recursive
If one or more arguments on the command line is a
directory, recursively compress files contained within
them.
-t
--test
Test the integrity of a compressed file.
-v
--verbose
Display verbose messages while compressing.
-number  
Set amount of compression. number is an integer in the
range of 1 (fastest, least compression) to 9 (slowest,
most compression). The values 1 and 9 may also be
expressed as --fast and --best, respectively. The default
value is 6.
Let’s return to our earlier example.
[me@linuxbox ~]$ gzip foo.txt
[me@linuxbox ~]$ gzip -tv foo.txt.gz
foo.txt.gz:  OK
[me@linuxbox ~]$ gzip -d foo.txt.gz
Here, we replaced foo.txt with a compressed version named foo.txt.gz.
Next, we tested the integrity of the compressed version, using the -t and
-v options. Finally, we decompressed the file to its original form.</text:p>
      <text:p>gzip can also be used in interesting ways via standard input and
output.
[me@linuxbox ~]$ ls -l /etc | gzip &gt; foo.txt.gz
This command creates a compressed version of a directory listing.
The gunzip program, which uncompresses gzip files, assumes that
filenames end in the extension .gz, so it’s not necessary to specify it, as
long as the specified name is not in conflict with an existing
uncompressed file.
[me@linuxbox ~]$ gunzip foo.txt
If our goal were only to view the contents of a compressed text file,
we could do this:
[me@linuxbox ~]$ gunzip -c foo.txt | less
Alternately, there is a program supplied with gzip, called zcat, that is
equivalent to gunzip with the -c option. It can be used like the cat
command on gzip-compressed files.
[me@linuxbox ~]$ zcat foo.txt.gz | less
TIP
There is a zless program, too. It performs the same function as the previous
pipeline.
bzip2
The bzip2 program, by Julian Seward, is similar to gzip but uses a
different compression algorithm that achieves higher levels of
compression at the cost of compression speed. In most regards, it works
in the same fashion as gzip. A file compressed with bzip2 is denoted with
the extension .bz2.</text:p>
      <text:p>[me@linuxbox ~]$ ls -l /etc &gt; foo.txt
[me@linuxbox ~]$ ls -l foo.txt
-rw-r--r-- 1 me    me    15738 2018-10-17 13:51 foo.txt
[me@linuxbox ~]$ bzip2 foo.txt
[me@linuxbox ~]$ ls -l foo.txt.bz2
-rw-r--r-- 1 me    me     2792 2018-10-17 13:51 foo.txt.bz2
[me@linuxbox ~]$ bunzip2 foo.txt.bz2
As we can see, bzip2 can be used the same way as gzip. All the options
(except for -r) that we discussed for gzip are also supported in bzip2.
Note, however, that the compression-level option (-number) has a
somewhat different meaning to bzip2. bzip2 comes with bunzip2 and bzcat
for decompressing files.
bzip2 also comes with the bzip2recover program, which will try to
recover damaged .bz2 files.
DON’T BE COMPRESSIVE COMPULSIVE
I occasionally see people attempting to compress a file that has
already been compressed with an effective compression algorithm
by doing something like this:
$ gzip picture.jpg
Don’t do it. You’re probably just wasting time and space! If you
apply compression to a file that is already compressed, you will
usually end up with a larger file. This is because all compression
techniques involve some overhead that is added to the file to
describe the compression. If you try to compress a file that already
contains no redundant information, the compression will most
often not result in any savings to offset the additional overhead.
Archiving Files
A common file-management task often used in conjunction with
compression is archiving. Archiving is the process of gathering up many</text:p>
      <text:p>files and bundling them together into a single large file. Archiving is
often done as part of system backups. It is also used when old data is
moved from a system to some type of long-term storage.
tar
In the Unix-like world of software, the tar program is the classic tool for
archiving files. Its name, short for tape archive, reveals its roots as a tool
for making backup tapes. While it is still used for that traditional task, it
is equally adept on other storage devices. We often see filenames that
end with the extension .tar or .tgz, which indicate a “plain” tar archive
and a gzipped archive, respectively. A tar archive can consist of a group
of separate files, one or more directory hierarchies, or a mixture of both.
The command syntax works like this:
tar mode[options] pathname...
Here, mode is one of the operating modes listed in Table 18-2 (only a
partial list is shown here; see the tar man page for a complete list).
Table 18-2: tar Modes
ModeDescription
c
Create an archive from a list of files and/or directories.
x
Extract an archive.
r
Append specified pathnames to the end of an archive.
t
List the contents of an archive.
tar uses a slightly odd way of expressing options, so we’ll need some
examples to show how it works. First, let’s re-create our playground
from the previous chapter.
[me@linuxbox ~]$ mkdir -p playground/dir-{001..100}
[me@linuxbox ~]$ touch playground/dir-{001..100}/file-{A..Z}
Next, let’s create a tar archive of the entire playground.</text:p>
      <text:p>[me@linuxbox ~]$ tar cf playground.tar playground
This command creates a tar archive named playground.tar that
contains the entire playground directory hierarchy. We can see that the
mode and the f option, which is used to specify the name of the tar
archive, may be joined together and do not require a leading dash.
Note, however, that the mode must always be specified first, before any
other option.
To list the contents of the archive, we can do this:
[me@linuxbox ~]$ tar tf playground.tar
For a more detailed listing, we can add the v (verbose) option.
[me@linuxbox ~]$ tar tvf playground.tar
Now, let’s extract the playground in a new location. We will do this
by creating a new directory named foo, changing the directory, and
extracting the tar archive.
[me@linuxbox ~]$ mkdir foo
[me@linuxbox ~]$ cd foo
[me@linuxbox foo]$ tar xf ../playground.tar
[me@linuxbox foo]$ ls
playground
If we examine the contents of ~/foo/playground, we see that the
archive was successfully installed, creating a precise reproduction of the
original files. There is one caveat, however. Unless we are operating as
the superuser, files and directories extracted from archives take on the
ownership of the user performing the restoration, rather than the
original owner.
Another interesting behavior of tar is the way it handles pathnames
in archives. The default for pathnames is relative, rather than absolute.
tar does this by simply removing any leading slash from the pathname
when creating the archive. To demonstrate, we will re-create our
archive, this time specifying an absolute pathname.
[me@linuxbox foo]$ cd</text:p>
      <text:p>[me@linuxbox ~]$ tar cf playground2.tar ~/playground
Remember, ~/playground will expand into /home/me/playground when
we press ENTER, so we will get an absolute pathname for our
demonstration. Next, we will extract the archive as before and watch
what happens.
[me@linuxbox ~]$ cd foo
[me@linuxbox foo]$ tar xf ../playground2.tar
[me@linuxbox foo]$ ls
home   playground
[me@linuxbox foo]$ ls home
me
[me@linuxbox foo]$ ls home/me
playground
Here we can see that when we extracted our second archive, it re-
created the directory home/me/playground relative to our current
working directory, ~/foo, not relative to the root directory, as would have
been the case with an absolute pathname. This might seem like an odd
way for it to work, but it’s actually more useful this way because it allows
us to extract archives to any location rather than being forced to extract
them to their original locations. Repeating the exercise with the
inclusion of the verbose option (v) will give a clearer picture of what’s
going on.
Let’s consider a hypothetical, yet practical, example of tar in action.
Imagine we want to copy the home directory and its contents from one
system to another and we have a large USB hard drive that we can use
for the transfer. On our modern Linux system, the drive is
“automagically” mounted in the /media directory. Let’s also imagine that
the disk has a volume name of BigDisk when we attach it. To make the
tar archive, we can do the following:
[me@linuxbox ~]$ sudo tar cf /media/BigDisk/home.tar /home
After the tar file is written, we unmount the drive and attach it to the
second computer. Again, it is mounted at /media/BigDisk. To extract the
archive, we do this:
[me@linuxbox2 ~]$ cd /</text:p>
      <text:p>[me@linuxbox2 /]$ sudo tar xf /media/BigDisk/home.tar
What’s important to see here is that we must first change directory
to  / so that the extraction is relative to the root directory since all
pathnames within the archive are relative.
When extracting an archive, it’s possible to limit what is extracted
from the archive. For example, if we wanted to extract a single file from
an archive, it could be done like this:
tar xf archive.tar pathname
By adding the trailing pathname to the command, tar will restore only
the specified file. Multiple pathnames may be specified. Note that the
pathname must be the full, exact relative pathname as stored in the
archive. When specifying pathnames, wildcards are not normally
supported; however, the GNU version of tar (which is the version most
often found in Linux distributions) supports them with the --wildcards
option. Here is an example using our previous playground.tar file:
[me@linuxbox ~]$ cd foo
[me@linuxbox foo]$ tar xf ../playground2.tar --wildcards ’home/me/playground/dir-
*/file-A’
This command will extract only files matching the specified
pathname including the wildcard dir-*.
tar is often used in conjunction with find to produce archives. In this
example, we will use find to produce a set of files to include in an
archive.
[me@linuxbox ~]$ find playground -name ’file-A’ -exec tar rf playground.tar ’{}’
’+’
Here we use find to match all the files in playground named file-A and
then, using the -exec action, we invoke tar in the append mode (r) to add
the matching files to the archive playground.tar.
Using tar with find is a good way of creating incremental backups of a
directory tree or an entire system. By using find to match files newer
than a timestamp file, we could create an archive that contains only</text:p>
      <text:p>those files newer than the last archive, assuming that the timestamp file
is updated right after each archive is created.
tar can also make use of both standard input and output. Here is a
comprehensive example:
[me@linuxbox foo]$ cd
[me@linuxbox ~]$ find playground -name ’file-A’ | tar cf - --files-from=- | gzip
&gt; playground.tgz
In this example, we used the find program to produce a list of
matching files and piped them into tar. If the filename - is specified, it is
taken to mean standard input or output, as needed. (By the way, this
convention of using - to represent standard input/output is used by a
number of other programs, too). The --files-from option (which may also
be specified as -T) causes tar to read its list of pathnames from a file
rather than the command line. Lastly, the archive produced by tar is
piped into gzip to create the compressed archive playground.tgz. The .tgz
extension is the conventional extension given to gzip-compressed tar
files. The extension .tar.gz is also used sometimes.
While we used the gzip program externally to produce our
compressed archive, modern versions of GNU tar support both gzip and
bzip2 compression directly with the use of the z and j options,
respectively. Using our previous example as a base, we can simplify it
this way:
[me@linuxbox ~]$ find playground -name 'file-A' | tar czf playground.tgz -T -
If we had wanted to create a bzip2-compressed archive instead, we
could have done this:
[me@linuxbox ~]$ find playground -name 'file-A' | tar cjf playground.tbz -T -
By simply changing the compression option from z to j (and
changing the output file’s extension to .tbz to indicate a bzip2-
compressed file), we enabled bzip2 compression.
Another interesting use of standard input and output with the tar
command involves transferring files between systems over a network.
Imagine that we had two machines running a Unix-like system equipped</text:p>
      <text:p>with tar and ssh. In such a scenario, we could transfer a directory from a
remote system (named remote-sys for this example) to our local system.
[me@linuxbox ~]$ mkdir remote-stuff
[me@linuxbox ~]$ cd remote-stuff
[me@linuxbox remote-stuff]$ ssh remote-sys 'tar cf - Documents' | tar xf -
me@remote-sys's password:
[me@linuxbox remote-stuff]$ ls
Documents
Here we were able to copy a directory named Documents from the
remote system remote-sys to a directory within the directory named
remote-stuff on the local system. How did we do this? First, we launched
the tar program on the remote system using ssh. You will recall that ssh
allows us to execute a program remotely on a networked computer and
“see” the results on the local system—the standard output produced on
the remote system is sent to the local system for viewing. We can take
advantage of this by having tar create an archive (the c mode) and send
it to standard output, rather than a file (the f option with the dash
argument), thereby transporting the archive over the encrypted tunnel
provided by ssh to the local system. On the local system, we execute tar
and have it expand an archive (the x mode) supplied from standard input
(again, the f option with the dash argument).
zip
The zip program is both a compression tool and an archiver. The file
format used by the program is familiar to Windows users, as it reads and
writes .zip files. In Linux, however, gzip is the predominant compression
program, with bzip2 being a close second.
In its most basic usage, zip is invoked like this:
zip options zipfile file...
For example, to make a zip archive of our playground, we would do
this:
[me@linuxbox ~]$ zip -r playground.zip playground</text:p>
      <text:p>Unless we include the -r option for recursion, only the playground
directory (but none of its contents) is stored. Although the addition of
the extension .zip is automatic, we will include the file extension for
clarity.
During the creation of the zip archive, zip will normally display a
series of messages like this:
 adding: playground/dir-020/file-Z (stored 0%)
 adding: playground/dir-020/file-Y (stored 0%)
 adding: playground/dir-020/file-X (stored 0%)
 adding: playground/dir-087/ (stored 0%)
 adding: playground/dir-087/file-S (stored 0%)
These messages show the status of each file added to the archive. zip
will add files to the archive using one of two storage methods: either it
will “store” a file without compression, as shown here, or it will “deflate”
the file that performs compression. The numeric value displayed after
the storage method indicates the amount of compression achieved.
Since our playground contains only empty files, no compression is
performed on its contents.
Extracting the contents of a zip file is straightforward when using the
unzip program.
[me@linuxbox ~]$ cd foo
[me@linuxbox foo]$ unzip ../playground.zip
One thing to note about zip (as opposed to tar) is that if an existing
archive is specified, it is updated rather than replaced. This means the
existing archive is preserved, but new files are added, and matching files
are replaced.
We can list and extract files selectively from a zip archive by
specifying them to unzip.
[me@linuxbox ~]$ unzip -l playground.zip playground/dir-087/file-Z
Archive:  ../playground.zip
  Length     Date   Time    Name
 --------    ----   ----    ----
        0  10-05-18 09:25   playground/dir-087/file-Z
 --------                   -------
        0                   1 file
[me@linuxbox ~]$ cd foo
[me@linuxbox foo]$ unzip ../playground.zip playground/dir-087/file-Z</text:p>
      <text:p>Archive:  ../playground.zip
replace playground/dir-087/file-Z? [y]es, [n]o, [A]ll, [N]one, [r]ename: y
 extracting: playground/dir-087/file-Z
Using the -l option causes unzip to merely list the contents of the
archive without extracting the file. If no files are specified, unzip will list
all files in the archive. The -v option can be added to increase the
verbosity of the listing. Note that when the archive extraction conflicts
with an existing file, the user is prompted before the file is replaced.
Like tar, zip can make use of standard input and output, though its
implementation is somewhat less useful. It is possible to pipe a list of
filenames to zip via the -@ option.
[me@linuxbox foo]$ cd
[me@linuxbox ~]$ find playground -name "file-A" | zip -@ file-A.zip
Here we use find to generate a list of files matching the test -name
"file-A" and then pipe the list into zip, which creates the archive file-
A.zip containing the selected files.
zip also supports writing its output to standard output, but its use is
limited because few programs can make use of the output.
Unfortunately, the unzip program does not accept standard input. This
prevents zip and unzip from being used together to perform network file
copying like tar.
zip can, however, accept standard input, so it can be used to compress
the output of other programs.
[me@linuxbox ~]$ ls -l /etc/ | zip ls-etc.zip -
 adding: - (deflated 80%)
In this example, we pipe the output of ls into zip. Like tar, zip
interprets the trailing dash as “use standard input for the input file.”
The unzip program allows its output to be sent to standard output
when the -p (for pipe) option is specified.
[me@linuxbox ~]$ unzip -p ls-etc.zip | less
We touched on some of the basic things that zip/unzip can do. They
both have a lot of options that add to their flexibility, though some are</text:p>
      <text:p>platform specific to other systems. The man pages for both zip and unzip
are pretty good and contain useful examples; however, the main use of
these programs is for exchanging files with Windows systems, rather
than performing compression and archiving on Linux, where tar and
gzip are greatly preferred.
Synchronizing Files and Directories
A common strategy for maintaining a backup copy of a system involves
keeping one or more directories synchronized with another directory
(or directories) located on either the local system (usually a removable
storage device of some kind) or a remote system. We might, for
example, have a local copy of a website under development and
synchronize it from time to time with the “live” copy on a remote web
server.
In the Unix-like world, the preferred tool for this task is rsync. This
program can synchronize both local and remote directories by using the
rsync remote-update protocol, which allows rsync to quickly detect the
differences between two directories and perform the minimum amount
of copying required to bring them into sync. This makes rsync very fast
and economical to use, compared to other kinds of copy programs.
rsync is invoked like this:
rsync options source destination
where source and destination are one of the following:
A local file or directory
A remote file or directory in the form of [user@]host:path
A 
remote 
rsync 
server 
specified 
with 
a 
URI 
of
rsync://[user@]host[:port]/path
Note that either the source or the destination must be a local file.
Remote-to-remote copying is not supported.</text:p>
      <text:p>Let’s try rsync on some local files. First, let’s clean out our foo
directory.
[me@linuxbox ~]$ rm -rf foo/*
Next, 
we’ll 
synchronize 
the 
playground 
directory 
with 
a
corresponding copy in foo.
[me@linuxbox ~]$ rsync -av playground foo
We’ve included both the -a option (for archiving—causes recursion
and preservation of file attributes) and the -v option (verbose output) to
make a mirror of the playground directory within foo. While the
command runs, we will see a list of the files and directories being
copied. At the end, we will see a summary message like this indicating
the amount of copying performed:
sent 135759 bytes  received 57870 bytes  387258.00 bytes/sec
total size is 3230  speedup is 0.02
If we run the command again, we will see a different result.
[me@linuxbox ~]$ rsync -av playground foo
building file list ... done
 sent 22635 bytes  received 20 bytes  45310.00 bytes/sec
total size is 3230  speedup is 0.14
Notice that there was no listing of files. This is because rsync detected
that 
there 
were 
no 
differences 
between 
~/playground 
and
~/foo/playground, and therefore it didn’t need to copy anything. If we
modify a file in playground and run rsync again:
[me@linuxbox ~]$ touch playground/dir-099/file-Z
[me@linuxbox ~]$ rsync -av playground foo
building file list ... done
playground/dir-099/file-Z
sent 22685 bytes  received 42 bytes  45454.00 bytes/sec
total size is 3230  speedup is 0.14
we see that rsync detected the change and copied only the updated file.</text:p>
      <text:p>There is a subtle but useful feature we can use when we specify an
rsync source. Let’s consider two directories.
[me@linuxbox ~]$ ls
source        destination
Directory source contains one file named file1, and directory
destination is empty. If we perform a copy of source to destination like so:
[me@linuxbox ~]$ rsync source destination
then rsync copies the directory source into destination.
[me@linuxbox ~]$ ls destination
source
However, if we append a trailing / to the source directory name, rsync
will copy only the contents of the source directory and not the directory
itself.
[me@linuxbox ~]$ rsync source/ destination
[me@linuxbox ~]$ ls destination
file1
This is handy if we want only the contents of a directory copied
without creating another level of directories within the destination. We
can think of it as being like source/* in its outcome, but this method will
copy all of the source directory’s content including the hidden files.
As a practical example, let’s consider the imaginary external hard
drive that we used earlier with tar. If we attach the drive to our system
and, once again, it is mounted at /media/BigDisk, we can perform a
useful system backup by first creating a directory named /backup on the
external drive and then using rsync to copy the most important stuff
from our system to the external drive.
[me@linuxbox ~]$ mkdir /media/BigDisk/backup
[me@linuxbox ~]$ sudo rsync -av --delete /etc /home /usr/local
/media/BigDisk/backup
In this example, we copied the /etc, /home, and /usr/local directories
from our system to our imaginary storage device. We included the --</text:p>
      <text:p>delete option to remove files that may have existed on the backup device
that no longer existed on the source device (this is irrelevant the first
time we make a backup but will be useful on subsequent copies).
Repeating the procedure of attaching the external drive and running
this rsync command would be a useful (though not ideal) way of keeping
a small system backed up. Of course, an alias would be helpful here, too.
We could create an alias and add it to our .bashrc file to provide this
feature.
alias backup=’sudo rsync -av --delete /etc /home /usr/local
/media/BigDisk/backup’
Now all we have to do is attach our external drive and run the backup
command to do the job.
Using rsync over a Network
One of the real beauties of rsync is that it can be used to copy files over a
network. After all, the r in rsync stands for “remote.” Remote copying
can be done in one of two ways. The first way is with another system
that has rsync installed, along with a remote shell program such as ssh.
Let’s say we had another system on our local network with a lot of
available hard drive space and we wanted to perform our backup
operation using the remote system  instead of an external drive.
Assuming that it already had a directory named /backup where we could
deliver our files, we could do this:
[me@linuxbox ~]$ sudo rsync -av --delete --rsh=ssh /etc /home /usr/local remote-
sys:/backup
We made two changes to our command to facilitate the network
copy. First, we added the --rsh=ssh option, which instructs rsync to use the
ssh program as its remote shell. In this way, we were able to use an ssh-
encrypted tunnel to securely transfer the data from the local system to
the remote host. Second, we specified the remote host by prefixing its
name (in this case the remote host is named remote-sys) to the
destination pathname.</text:p>
      <text:p>The second way that rsync can be used to synchronize files over a
network is by using an rsync server. rsync can be configured to run as a
daemon and listen to incoming requests for synchronization. This is
often done to allow mirroring of a remote system. For example, Red
Hat Software maintains a large repository of software packages under
development for its Fedora distribution. It is useful for software testers
to mirror this collection during the testing phase of the distribution
release cycle. Since files in the repository change frequently (often more
than once a day), it is desirable to maintain a local mirror by periodic
synchronization, rather than by bulk copying of the repository. One of
these repositories is kept at Duke University; we could mirror it using
our local copy of rsync and their rsync server like this:
[me@linuxbox ~]$ mkdir fedora-devel
[me@linuxbox ~]$ rsync -av –delete rsync://archive.linux.duke.edu/fedora/
linux/development/rawhide/Everything/x86_64/os/ fedora-devel
In this example, we use the URI of the remote rsync server, which
consists of a protocol (rsync://), followed by the remote hostname
(archive.linux.duke.edu), followed by the pathname of the repository.
Summing Up
We’ve looked at the common compression and archiving programs used
on Linux and other Unix-like operating systems. For archiving files, the
tar/gzip combination is the preferred method on Unix-like systems,
while zip/unzip is used for interoperability with Windows systems.
Finally, we looked at the rsync program (a personal favorite), which is
very handy for efficient synchronization of files and directories across
systems.
OceanofPDF.com</text:p>
      <text:p>19
REGULAR EXPRESSIONS
In the next few chapters, we are going to look at tools used to
manipulate text. As we have seen, text data plays an important role on all
Unix-like systems, such as Linux. But before we can fully appreciate all
the features offered by these tools, first we have to examine a technology
that is frequently associated with the most sophisticated uses of these
tools—regular expressions.
As we have navigated the many features and facilities offered by the
command line, we have encountered some truly arcane features, such as
shell expansion and quoting, keyboard shortcuts, and command history,
not to mention the vi editor. Regular expressions continue this
“tradition” and may be (arguably) the most arcane feature of them all.
This is not to suggest that the time it takes to learn about them is not
worth the effort. Quite the contrary. A good understanding will enable
us to perform amazing feats, though their full value may not be
immediately apparent.
What Are Regular Expressions?
Simply put, regular expressions are symbolic notations used to identify
patterns in text. In some ways, they resemble the shell’s wildcard</text:p>
      <text:p>method of matching file and pathnames but on a much grander scale.
Regular expressions are supported by many command line tools and by
most programming languages to facilitate the solution of text
manipulation problems. However, to further confuse things, not all
regular expressions are the same; they vary slightly from tool to tool and
from programming language to language. For our discussion, we will
limit ourselves to regular expressions as described in the POSIX
standard (which will cover most of the command line tools), as opposed
to many programming languages (most notably Perl), which use slightly
larger and richer sets of notations.
grep
The main program we will use to work with regular expressions is our
old pal grep. The name grep is actually derived from the phrase “global
regular expression print,” so we can see that grep has something to do
with regular expressions. In essence, grep searches text files for text
matching a specified regular expression and outputs any line containing
a match to standard output.
So far, we have used grep with fixed strings, like so:
[me@linuxbox ~]$ ls /usr/bin | grep zip
This will list all the files in the /usr/bin directory whose names
contain the substring zip.
The grep program accepts options and arguments this way, where
regex is a regular expression:
grep [options] regex [file...]
Table 19-1 describes the commonly used grep options.
Table 19-1: grep Options</text:p>
      <text:p>OptionLong
option
Description
-i
--ignore-
case
Ignore case. Do not distinguish between uppercase
and lowercase characters.
-v
--invert-
match
Invert match. Normally, grep prints lines that contain
a match. This option causes grep to print every line
that does not contain a match.
-c
--count
Print the number of matches (or non-matches if the
-v option is also specified) instead of the lines
themselves.
-l
--files-
with-matches
Print the name of each file that contains a match
instead of the lines themselves.
-L
--files-
without-
match
Like the -l option, but print only the names of files
that do not contain matches.
-n
--line-
number
Prefix each matching line with the number of the
line within the file.
-h
--no-
filename
For multifile searches, suppress the output of
filenames.
To more fully explore grep, let’s create some text files to search.
[me@linuxbox ~]$ ls /bin &gt; dirlist-bin.txt
[me@linuxbox ~]$ ls /usr/bin &gt; dirlist-usr-bin.txt
[me@linuxbox ~]$ ls /sbin &gt; dirlist-sbin.txt
[me@linuxbox ~]$ ls /usr/sbin &gt; dirlist-usr-sbin.txt
[me@linuxbox ~]$ ls dirlist*.txt
dirlist-bin.txt   dirlist-sbin.txt     dirlist-usr-sbin.txt
dirlist-usr-bin.txt
We can perform a simple search of our list of files like this:
[me@linuxbox ~]$ grep bzip dirlist*.txt
dirlist-bin.txt:bzip2
dirlist-bin.txt:bzip2recover</text:p>
      <text:p>In this example, grep searches all the listed files for the string bzip and
finds two matches, both in the file dirlist-bin.txt. If we were interested
only in the list of files that contained matches rather than the matches
themselves, we could specify the -l option.
[me@linuxbox ~]$ grep -l bzip dirlist*.txt
dirlist-bin.txt
Conversely, if we wanted to see only a list of the files that did not
contain a match, we could do this:
[me@linuxbox ~]$ grep -L bzip dirlist*.txt
dirlist-sbin.txt
dirlist-usr-bin.txt
dirlist-usr-sbin.txt
Metacharacters and Literals
While it might not seem apparent, our grep searches have been using
regular expressions all along, albeit very simple ones. The regular
expression bzip is taken to mean that a match will occur only if the line
in the file contains at least four characters and that somewhere in the
line the characters b, z, i, and p are found in that order, with no other
characters in between. The characters in the string bzip are all literal
characters, in that they match themselves. In addition to literals, regular
expressions may also include metacharacters that are used to specify more
complex matches. Regular expression metacharacters consist of the
following:
^ $ . [ ] { } - ? * + ( ) | \
All other characters are considered literals, though the backslash
character is used in a few cases to create metasequences, as well as
allowing the metacharacters to be escaped and treated as literals instead
of being interpreted as metacharacters.
NOTE</text:p>
      <text:p>As we can see, many of the regular expression metacharacters are also
characters that have meaning to the shell when expansion is performed.
When we pass regular expressions containing metacharacters on the
command line, it is vital that they be enclosed in quotes to prevent the shell
from attempting to expand them.
The Any Character
The first metacharacter we will look at is the dot (.) or period character,
which is used to match any character. If we include it in a regular
expression, it will match any character in that character position. Here’s
an example:
[me@linuxbox ~]$ grep -h '.zip' dirlist*.txt
bunzip2
bzip2
bzip2recover
gunzip
gzip
funzip
gpg-zip
preunzip
prezip
prezip-bin
unzip
unzipsfx
We searched for any line in our files that matches the regular
expression .zip. There are a couple of interesting things to note about
the results. Notice that the zip program was not found. This is because
the inclusion of the dot metacharacter in our regular expression
increased the length of the required match to four characters, and
because the name zip contains only three, it does not match. Also, if any
files in our lists had contained the file extension .zip, they would have
been matched as well, because the period character in the file extension
would be matched by the “any character,” too.
Anchors</text:p>
      <text:p>The caret (^) and dollar sign ($) are treated as anchors in regular
expressions. This means they cause the match to occur only if the
regular expression is found at the beginning of the line (^) or at the end
of the line ($).
[me@linuxbox ~]$ grep -h '^zip' dirlist*.txt
zip
zipcloak
zipgrep
zipinfo
zipnote
zipsplit
[me@linuxbox ~]$ grep -h 'zip$' dirlist*.txt
gunzip
gzip
funzip
gpg-zip
preunzip
prezip
unzip
zip
[me@linuxbox ~]$ grep -h '^zip$' dirlist*.txt
zip
Here we searched the list of files for the string zip located at the
beginning of the line, at the end of the line, and on a line where it is at
both the beginning and the end of the line (i.e., by itself on the line).
Note that the regular expression ^$ (a beginning and an end with
nothing in between) will match blank lines.
A CROSSWORD PUZZLE HELPER
Even with our limited knowledge of regular expressions at this
point, we can do something useful.
My wife loves crossword puzzles, and she will sometimes ask
me for help with a particular question. Something like, “What’s a
five-letter word whose third letter is j and last letter is r that means
. . . ?” This kind of question got me thinking.
Did you know that your Linux system contains a dictionary? It
does. Take a look in the /usr/share/dict directory, and you might
find one or several. The dictionary files located there are just long
lists of words, one per line, arranged in alphabetical order. On my</text:p>
      <text:p>system, the words file contains just over 98,500 words. To find
possible answers to the crossword puzzle question above, we could
do this:
[me@linuxbox ~]$ grep -i ’^..j.r$’ /usr/share/dict/words
Major
major
Using this regular expression, we can find all the words in our
dictionary file that are five letters long and have a j in the third
position and an r in the last position.
Bracket Expressions and Character Classes
In addition to matching any character at a given position in our regular
expression, we can also match a single character from a specified set of
characters by using bracket expressions. With bracket expressions, we can
specify a set of characters (including characters that would otherwise be
interpreted as metacharacters) to be matched. In this example, using a
two-character set, we match any line that contains the string bzip or
gzip:
[me@linuxbox ~]$ grep -h '[bg]zip' dirlist*.txt
bzip2
bzip2recover
gzip
A set may contain any number of characters, and metacharacters lose
their special meaning when placed within brackets. However, there are
two cases in which metacharacters are used within bracket expressions
and have different meanings. The first is the caret (^), which is used to
indicate negation; the second is the dash (-), which is used to indicate a
character range.
Negation</text:p>
      <text:p>If the first character in a bracket expression is a caret (^), the remaining
characters are taken to be a set of characters that must not be present at
the given character position. We do this by modifying our previous
example, as follows:
[me@linuxbox ~]$ grep -h '[^bg]zip' dirlist*.txt
bunzip2
gunzip
funzip
gpg-zip
preunzip
prezip
prezip-bin
unzip
unzipsfx
With negation activated, we get a list of files that contain the string
zip preceded by any character except b or g. Notice that the file zip was
not found. A negated character set still requires a character at the given
position, but the character must not be a member of the negated set.
The caret character invokes negation only if it is the first character
within a bracket expression; otherwise, it loses its special meaning and
becomes an ordinary character in the set.
Traditional Character Ranges
If we wanted to construct a regular expression that would find every file
in our lists beginning with an uppercase letter, we could do this:
[me@linuxbox ~]$ grep -h '^[ABCDEFGHIJKLMNOPQRSTUVWXZY]' dirlist*.txt
It’s just a matter of putting all 26 uppercase letters in a bracket
expression. But the idea of all that typing is deeply troubling, so here is
another way.
[me@linuxbox ~]$ grep -h '^[A-Z]' dirlist*.txt
MAKEDEV
ControlPanel
GET
HEAD
POST
X
X11
Xorg</text:p>
      <text:p>MAKEFLOPPIES
NetworkManager
NetworkManagerDispatcher
By using a three-character range, we can abbreviate the 26 letters.
Any range of characters can be expressed this way including multiple
ranges, such as this expression that matches all filenames starting with
letters and numbers:
[me@linuxbox ~]$ grep -h '^[A-Za-z0-9]' dirlist*.txt
In character ranges, we see that the dash character is treated
specially, so how do we actually include a dash character in a bracket
expression? By making it the first character in the expression. Consider
these two examples:
[me@linuxbox ~]$ grep -h '[A-Z]' dirlist*.txt
This will match every filename containing an uppercase letter. The
following will match every filename containing a dash or an uppercase A
or an uppercase Z:
[me@linuxbox ~]$ grep -h '[-AZ]' dirlist*.txt
POSIX Character Classes
The traditional character ranges are an easily understood and effective
way to handle the problem of quickly specifying sets of characters.
Unfortunately, they don’t always work. While we have not encountered
any problems with our use of grep so far, we might run into problems
using other programs.
In Chapter 4, we looked at how wildcards are used to perform
pathname expansion. In that discussion, we said that character ranges
could be used in a manner almost identical to the way they are used in
regular expressions, but here’s the problem:
[me@linuxbox ~]$ ls /usr/sbin/[ABCDEFGHIJKLMNOPQRSTUVWXYZ]*
/usr/sbin/ModemManager</text:p>
      <text:p>/usr/sbin/NetworkManager
(Depending on the Linux distribution, we will get a different list of
files, possibly an empty list. This example is from Ubuntu.) This
command produces the expected result—a list of only the files whose
names begin with an uppercase letter, but with the following command
we get an entirely different result (only a partial listing of the results is
shown):
[me@linuxbox ~]$ ls /usr/sbin/[A-Z]*
/usr/sbin/biosdecode
/usr/sbin/chat
/usr/sbin/chgpasswd
/usr/sbin/chpasswd
/usr/sbin/chroot
/usr/sbin/cleanup-info
/usr/sbin/complain
/usr/sbin/console-kit-daemon
Why is that? It’s a long story, but here’s the short version:
Back when Unix was first developed, it knew only about ASCII
characters, and this feature reflects that fact. In ASCII, the first 32
characters (numbers 0–31) are control codes (things such as tabs,
backspaces, and carriage returns). The next 32 (32–63) contain printable
characters, including most punctuation characters and the numerals 0–
9. The next 32 (numbers 64–95) contain the uppercase letters and a few
more punctuation symbols. The final 31 (numbers 96–127) contain the
lowercase letters and yet more punctuation symbols. Based on this
arrangement, systems using ASCII used a collation order that looks like
this:
ABCDEFGHIJKLMNOPQRSTUVWXYZabcdefghijklmnopqrstuvwxyz
This differs from proper dictionary order, which is like this:
aAbBcCdDeEfFgGhHiIjJkKlLmMnNoOpPqQrRsStTuUvVwWxXyYzZ
As the popularity of Unix spread beyond the United States, there
grew a need to support characters not found in US English. The ASCII
table was expanded to use a full eight bits, adding characters 128–255,
which accommodated many more languages. To support this capability,</text:p>
      <text:p>the POSIX standards introduced a concept called a locale, which could
be adjusted to select the character set needed for a particular location.
We can see the language setting of our system using the following
command.
[me@linuxbox ~]$ echo $LANG
en_US.UTF-8
With this setting, POSIX-compliant applications will use a
dictionary collation order rather than ASCII order. This explains the
behavior of the previous commands. A character range of [A-Z] when
interpreted in dictionary order includes all of the alphabetic characters
except the lowercase a, hence our results.
To partially work around this problem, the POSIX standard includes
a number of character classes that provide useful ranges of characters, as
described in Table 19-2.
Table 19-2: POSIX Character Classes
Character
class
Description
[:alnum:]
The alphanumeric characters. In ASCII, equivalent to: [A-
Za-z0-9]
[:word:]
The same as [:alnum:], with the addition of the underscore
(_) character.
[:alpha:]
The alphabetic characters. In ASCII, equivalent to: [A-Za-z]
[:blank:]
Includes the space and tab characters.
[:cntrl:]
The ASCII control codes. Includes the ASCII characters 0
through 31 and 127.
[:digit:]
The numerals 0 through 9.
[:graph:]
The visible characters. In ASCII, it includes characters 33
through 126.
[:lower:]
The lowercase letters.
[:punct:]
The punctuation characters. In ASCII, equivalent to:</text:p>
      <text:p>Character
class
Description
[-!"#$%&amp;’()*+,./:;&lt;=&gt;?@[\\\]_`{|}~]
[:print:]
The printable characters. All the characters in [:graph:]
plus the space character.
[:space:]
The whitespace characters including space, tab, carriage
return, newline, vertical tab, and form feed. In ASCII,
equivalent to:
[ \t\r\n\v\f]
[:upper:]
The uppercase characters.
[:xdigit:]
Characters used to express hexadecimal numbers. In
ASCII, equivalent to: [0-9A-Fa-f]
Even with the character classes, there is still no convenient way to
express partial ranges, such as [A–M].
Using character classes, we can repeat our directory listing and see
an improved result.
[me@linuxbox ~]$ ls /usr/sbin/[[:upper:]]*
/usr/sbin/MAKEFLOPPIES
/usr/sbin/NetworkManagerDispatcher
/usr/sbin/NetworkManager
Remember, however, that this is not an example of a regular
expression; rather, it is the shell performing pathname expansion. We
show it here because POSIX character classes can be used for both.
REVERTING TO TRADITIONAL COLLATION ORDER
You can opt to have your system use the traditional (ASCII)
collation order by changing the value of the LANG environment
variable. As we saw earlier, the LANG variable contains the name of
the language and character set used in your locale. This value was</text:p>
      <text:p>originally determined when you selected an installation language
as your Linux version was installed.
To see the locale settings, use the locale command.
[me@linuxbox ~]$ locale
LANG=en_US.UTF-8
LC_CTYPE="en_US.UTF-8"
LC_NUMERIC="en_US.UTF-8"
LC_TIME="en_US.UTF-8"
LC_COLLATE="en_US.UTF-8"
LC_MONETARY="en_US.UTF-8"
LC_MESSAGES="en_US.UTF-8"
LC_PAPER="en_US.UTF-8"
LC_NAME="en_US.UTF-8"
LC_ADDRESS="en_US.UTF-8"
LC_TELEPHONE="en_US.UTF-8"
LC_MEASUREMENT="en_US.UTF-8"
LC_IDENTIFICATION="en_US.UTF-8"
LC_ALL=
To change the locale to use the traditional Unix behaviors, set
the LANG variable to POSIX.
[me@linuxbox ~]$ export LANG=POSIX
Note that this change converts the system to use US English
(more specifically, ASCII) for its character set, so be sure if this is
really what you want.
You can make this change permanent by adding this line to
your .bashrc file:
export LANG=POSIX
POSIX Basic vs. Extended Regular Expressions
Just when we thought this couldn’t get any more confusing, we discover
that POSIX also splits regular expression implementations into two
kinds: basic regular expressions (BRE) and extended regular expressions
(ERE). The features we have covered so far are supported by any</text:p>
      <text:p>application that is POSIX compliant and implements BRE. Our grep
program is one such program.
What’s the difference between BRE and ERE? It’s a matter of
metacharacters. With 
BRE, 
the 
following 
metacharacters 
are
recognized:
^ $ . [ ] *
All other characters are considered literals. With ERE, the following
metacharacters (and their associated functions) are added:
( ) { } ? + |
However (and this is the fun part), the (, ), {, and } characters are
treated as metacharacters in BRE if they are escaped with a backslash,
whereas with ERE, preceding any metacharacter with a backslash causes
it to be treated as a literal. Any weirdness that comes along will be
covered in the discussions that follow.
Because the features we are going to discuss next are part of ERE, we
are going to need to use a different grep. Traditionally, this has been
performed by the egrep program, but the GNU version of grep also
supports extended regular expressions when the -E option is used.
POSIX
During the 1980s, Unix became a very popular commercial
operating system, but by 1988, the Unix world was in turmoil.
Many computer manufacturers had licensed the Unix source code
from its creators, AT&amp;T, and were supplying various versions of
the operating system with their systems. However, in their efforts
to create product differentiation, each manufacturer added
proprietary changes and extensions. This started to limit the
compatibility of the software. As always with proprietary vendors,
each was trying to play a winning game of “lock in” with their
customers. This dark time in the history of Unix is known today as
the Balkanization.</text:p>
      <text:p>Enter the Institute of Electrical and Electronics Engineers
(IEEE). In the mid-1980s, the IEEE began developing a set of
standards that would define how Unix (and Unix-like) systems
would perform. These standards, formally known as IEEE 1003,
define the application programming interfaces (APIs), shell, and
utilities that are to be found on a standard Unix-like system. The
name POSIX, which stands for Portable Operating System Interface
(with the X added to the end for extra snappiness), was suggested
by Richard Stallman (yes, that Richard Stallman) and was adopted
by the IEEE.
Alternation
The first of the extended regular expression features we will discuss is
called alternation, which is the facility that allows a match to occur from
among a set of expressions. Just as a bracket expression allows a single
character to match from a set of specified characters, alternation allows
matches from a set of strings or other regular expressions.
To demonstrate, we’ll use grep in conjunction with echo. First, let’s try
a plain old string match.
[me@linuxbox ~]$ echo "AAA" | grep AAA
AAA
[me@linuxbox ~]$ echo "BBB" | grep AAA
[me@linuxbox ~]$
This is a pretty straightforward example, in which we pipe the output
of echo into grep and see the results. When a match occurs, we see it
printed out; when no match occurs, we see no results.
Now 
we’ll 
add 
alternation, 
signified 
by 
the 
vertical-bar
metacharacter.
[me@linuxbox ~]$ echo "AAA" | grep -E 'AAA|BBB'
AAA
[me@linuxbox ~]$ echo "BBB" | grep -E 'AAA|BBB'
BBB</text:p>
      <text:p>[me@linuxbox ~]$ echo "CCC" | grep -E 'AAA|BBB'
[me@linuxbox ~]$
Here we see the regular expression ’AAA|BBB’, which means “match
either the string AAA or the string BBB.” Notice that since this is an
extended feature, we added the -E option to grep (though we could have
just used the egrep program instead), and we enclosed the regular
expression in quotes to prevent the shell from interpreting the vertical-
bar metacharacter as a pipe operator. Alternation is not limited to two
choices.
[me@linuxbox ~]$ echo "AAA" | grep -E 'AAA|BBB|CCC'
AAA
To combine alternation with other regular expression elements, we
can use () to separate the alternation.
[me@linuxbox ~]$ grep -Eh '^(bz|gz|zip)' dirlist*.txt
This expression will match the filenames in our lists that start with
either bz, gz, or zip. Had we left off the parentheses, the meaning of this
regular expression changes to match any filename that begins with bz or
contains gz or contains zip:
[me@linuxbox ~]$ grep -Eh '^bz|gz|zip' dirlist*.txt
Quantifiers
Extended regular expressions support several ways to specify the
number of times an element is matched, as described in the sections that
follow.
?—Match an Element Zero or One Time
This quantifier means, in effect, “make the preceding element optional.”
Let’s say we wanted to check a phone number for validity and we
considered a phone number to be valid if it matched either of these two
forms, where n is a numeral:</text:p>
      <text:p>(nnn) nnn-nnnn
nnn nnn-nnnn
We could construct a regular expression like this:
^\(?[0-9][0-9][0-9]\)? [0-9][0-9][0-9]-[0-9][0-9][0-9][0-9]$
In this expression, we follow the parentheses characters with
question marks to indicate that they are to be matched zero or one time.
Again, because the parentheses are normally metacharacters (in ERE),
we precede them with backslashes to cause them to be treated as literals
instead.
Let’s try it.
[me@linuxbox ~]$ echo "(555) 123-4567" | grep -E '^\(?[0-9][0-9][0-9]
\)? [0-9][0-9][0-9]-[0-9][0-9][0-9][0-9]$'
(555) 123-4567
[me@linuxbox ~]$ echo "555 123-4567" | grep -E '^\(?[0-9][0-9][0-9]\)
? [0-9][0-9][0-9]-[0-9][0-9][0-9][0-9]$'
555 123-4567
[me@linuxbox ~]$ echo "AAA 123-4567" | grep -E '^\(?[0-9][0-9][0-9]\)
? [0-9][0-9][0-9]-[0-9][0-9][0-9][0-9]$'
[me@linuxbox ~]$
Here we see that the expression matches both forms of the phone
number but does not match one containing non-numeric characters.
This expression is not perfect as it still allows mismatched parentheses
around the area code, but it will perform the first stage of a verification.
*—Match an Element Zero or More Times
Like the ? metacharacter, the * is used to denote an optional item;
however, unlike the ?, the item may occur any number of times, not just
once. Let’s say we wanted to see whether a string was a sentence; that is,
it starts with an uppercase letter, then contains any number of uppercase
and lowercase letters and spaces, and ends with a period. To match this
(crude) definition of a sentence, we could use a regular expression like
this:
[[:upper:]][[:upper:][:lower:] ]*\.</text:p>
      <text:p>The expression consists of three items: a bracket expression
containing the [:upper:] character class, a bracket expression containing
both the [:upper:] and [:lower:] character classes and a space, and a
period escaped with a backslash. The second element is trailed with an *
metacharacter so that after the leading uppercase letter in our sentence,
any number of uppercase and lowercase letters and spaces may follow it
and still match.
[me@linuxbox ~]$ echo "This works." | grep -E ’[[:upper:]][[:upper:][:lower:]
]*\.’
This works.
[me@linuxbox ~]$ echo "This Works." | grep -E ’[[:upper:]][[:upper:][:lower:]
]*\.’
This Works.
[me@linuxbox ~]$ echo "this does not" | grep -E ’[[:upper:]][[:upper:][:lower:]
]*\.’
[me@linuxbox ~]$
The expression matches the first two tests, but not the third, since it
lacks the required leading uppercase character and trailing period.
+—Match an Element One or More Times
The + metacharacter works much like the *, except it requires at least
one instance of the preceding element to cause a match. Here is a
regular expression that will match only the lines consisting of groups of
one or more alphabetic characters separated by single spaces:
^([[:alpha:]]+ ?)+$
Let’s try it.
[me@linuxbox ~]$ echo "This that" | grep -E '^([[:alpha:]]+ ?)+$'
This that
[me@linuxbox ~]$ echo "a b c" | grep -E '^([[:alpha:]]+ ?)+$'
a b c
[me@linuxbox ~]$ echo "a b 9" | grep -E '^([[:alpha:]]+ ?)+$'
[me@linuxbox ~]$ echo "abc  d" | grep -E '^([[:alpha:]]+ ?)+$'
[me@linuxbox ~]$
We see that this expression does not match the line a b 9 because it
contains a nonalphabetic character; nor does it match abc    d because
more than one space character separates the characters c and d.</text:p>
      <text:p>{ }—Match an Element a Specific Number of Times
The { and } metacharacters are used to express minimum and maximum
numbers of required matches. They may be specified in four possible
ways, as outlined in Table 19-3.
Table 19-3: Specifying the Number of Matches
SpecifierMeaning
{n}
Match the preceding element if it occurs exactly n times.
{n,m}
Match the preceding element if it occurs at least n times but
no more than m times.
{n,}
Match the preceding element if it occurs n or more times.
{,m}
Match the preceding element if it occurs no more than m
times.
Going back to our earlier example with the phone numbers, we can
use this method of specifying repetitions to simplify our original regular
expression from the following:
^\(?[0-9][0-9][0-9]\)?  [0-9][0-9][0-9]-[0-9][0-9][0-9][0-9]$
to the following:
^\(?[0-9]{3}\)?  [0-9]{3}-[0-9]{4}$
Let’s try it.
[me@linuxbox ~]$ echo "(555) 123-4567" | grep -E ’^\(?[0-9]{3}\)? [0-9]{3}-[0-9]
{4}$’
(555) 123-4567
[me@linuxbox ~]$ echo "555 123-4567" | grep -E ’^\(?[0-9]{3}\)? [0-9]{3}-[0-9]
{4}$’
555 123-4567
[me@linuxbox ~]$ echo "5555 123-4567" | grep -E ’^\(?[0-9]{3}\)? [0-9]{3}-[0-9]
{4}$’
[me@linuxbox ~]$
As we can see, our revised expression can successfully validate
numbers both with and without the parentheses, while rejecting those</text:p>
      <text:p>numbers that are not properly formatted.
Putting Regular Expressions to Work
Let’s look at some of the commands we already know and see how they
can be used with regular expressions.
Validating a Phone List with grep
In our earlier example, we looked at single phone numbers and checked
them for proper formatting. A more realistic scenario would be
checking a list of numbers instead, so let’s make a list. We’ll do this by
reciting a magical incantation to the command line. It will be magic
because we have not covered most of the commands involved, but worry
not. We will get there in future chapters. Here is the incantation.
[me@linuxbox ~]$ for i in {1..10}; do echo "(${RANDOM:0:3}) ${RANDOM:0:3}-$
{RANDOM:0:4}" &gt;&gt; phonelist.txt; done
This command will produce a file named phonelist.txt containing 10
phone numbers. Each time the command is repeated, another 10
numbers are added to the list. We can also change the value 10 near the
beginning of the command to produce more or fewer phone numbers.
If we examine the contents of the file, however, we see we have a
problem.
[me@linuxbox ~]$ cat phonelist.txt
(232) 298-2265
(624) 381-1078
(540) 126-1980
(874) 163-2885
(286) 254-2860
(292) 108-518
(129) 44-1379
(458) 273-1642
(686) 299-8268
(198) 307-2440
Some of the numbers are malformed, which is perfect for our
purposes because we will use grep to validate them.</text:p>
      <text:p>One useful method of validation would be to scan the file for invalid
numbers and display the resulting list.
[me@linuxbox ~]$ grep -Ev '^\([0-9]{3}\) [0-9]{3}-[0-9]{4}$' phonelist.txt
(292) 108-518
(129) 44-1379
[me@linuxbox ~]$
Here we use the -v option to produce an inverse match so that we
will output only the lines in the list that do not match the specified
expression. The expression itself includes the anchor metacharacters at
each end to ensure that the number has no extra characters at either
end. This expression also requires that the parentheses be present in a
valid number, unlike our earlier phone number example.
Finding Ugly Filenames with find
The find command supports a test based on a regular expression. There
is an important consideration to keep in mind when using regular
expressions in find versus grep. Whereas grep will print a line when the
line contains a string that matches an expression, find requires that the
pathname exactly match the regular expression. In the following example,
we will use find with a regular expression to find every pathname that
contains any character that is not a member of the following set:
[-_./0-9a-zA-Z]
Such a scan would reveal pathnames that contain embedded spaces
and other potentially offensive characters.
[me@linuxbox ~]$ find . -regex '.*[^-_./0-9a-zA-Z].*'
Because of the requirement for an exact match of the entire
pathname, we use .* at both ends of the expression to match zero or
more instances of any character. In the middle of the expression, we use
a negated bracket expression containing our set of acceptable pathname
characters.</text:p>
      <text:p>Searching for Files with locate
The locate program supports both basic (the --regexp option) and
extended (the --regex option) regular expressions. With it, we can
perform many of the same operations that we performed earlier with
our dirlist files.
[me@linuxbox ~]$ locate --regex 'bin/(bz|gz|zip)'
/bin/bzcat
/bin/bzcmp
/bin/bzdiff
/bin/bzegrep
/bin/bzexe
/bin/bzfgrep
/bin/bzgrep
/bin/bzip2
/bin/bzip2recover
/bin/bzless
/bin/bzmore
/bin/gzexe
/bin/gzip
/usr/bin/zip
/usr/bin/zipcloak
/usr/bin/zipgrep
/usr/bin/zipinfo
/usr/bin/zipnote
/usr/bin/zipsplit
Using alternation, we perform a search for pathnames that contain
either bin/bz, bin/gz, or /bin/zip.
Searching for Text with less and vim
less and vim both share the same method of searching for text. Pressing
the / key followed by a regular expression will perform a search. If we
use less to view our phonelist.txt file, like so:
[me@linuxbox ~]$ less phonelist.txt
and then search for our validation expression, like this:
(232) 298-2265
(624) 381-1078
(540) 126-1980
(874) 163-2885
(286) 254-2860
(292) 108-518</text:p>
      <text:p>(129) 44-1379
(458) 273-1642
(686) 299-8268
(198) 307-2440
~
~
~
/^\([0-9]{3}\) [0-9]{3}-[0-9]{4}$
less will highlight the strings that match, leaving the invalid ones
easy to spot.
(232) 298-2265
(624) 381-1078
(540) 126-1980
(874) 163-2885
(286) 254-2860
(292) 108-518
(129) 44-1379
(458) 273-1642
(686) 299-8268
(198) 307-2440
~
~
~
(END)
vim, on the other hand, supports basic regular expressions, so our
search expression would look like this:
/([0-9]\{3\}) [0-9]\{3\}-[0-9]\{4\}
We can see that the expression is mostly the same; however, many of
the characters that are considered metacharacters in extended
expressions are considered literals in basic expressions. They are treated
only as metacharacters when escaped with a backslash. Depending on
the particular configuration of vim on our system, the matching will be
highlighted. If not, try this command mode command to activate search
highlighting:
:hlsearch
NOTE</text:p>
      <text:p>Depending on your distribution, vim may or may not support text search
highlighting. Ubuntu, in particular, supplies a stripped-down version of vim
by default. On such systems, you may want to use your package manager to
install a more complete version of vim.
Summing Up
In this chapter, we saw a few of the many uses of regular expressions.
We can find even more if we use regular expressions to search for
additional applications that use them. We can do that by searching the
man pages.
[me@linuxbox ~]$ cd /usr/share/man/man1
[me@linuxbox man1]$ zgrep -El 'regex|regular expression' *.gz
The zgrep program provides a front end for grep, allowing it to read
compressed files. In our example, we search the compressed section 1
man page files in their usual location. The result of this command is a
list of files containing either the string regex or the string regular
expression. As we can see, regular expressions show up in a lot of
programs.
There is one feature found in basic regular expressions that we did
not cover. Called back references, this feature will be discussed in the next
chapter.
OceanofPDF.com</text:p>
      <text:p>20
TEXT PROCESSING
All Unix-like operating systems rely heavily on text files for data
storage. So it makes sense that there are many tools for manipulating
text. In this chapter, we will look at programs that are used to “slice and
dice” text. In the next chapter, we will look at more text processing,
focusing on programs that are used to format text for printing and other
kinds of human consumption.
This chapter will revisit some old friends and introduce us to some
new ones:
cat Concatenate files and print on the standard output
sort Sort lines of text files
uniq Report or omit repeated lines
cut Remove sections from each line of files
paste Merge lines of files
join Join lines of two files on a common field
comm Compare two sorted files line by line
diff Compare files line by line
patch Apply a diff file to an original
tr Translate or delete characters
sed Stream editor for filtering and transforming text
aspell Interactive spellchecker</text:p>
      <text:p>Applications of Text
So far, we have learned a couple of text editors (nano and vim), looked at a
bunch of configuration files, and have witnessed the output of dozens of
commands, all in text. But what else is text used for? For many things, it
turns out.
Documents
Many people write documents using plain text formats. While it is easy
to see how a small text file could be useful for keeping simple notes, it is
also possible to write large documents in text format. One popular
approach is to write a large document in a text format and then embed a
markup language to describe the formatting of the finished document.
Many scientific papers are written using this method, as Unix-based text
processing systems were among the first systems that supported the
advanced typographical layout needed by writers in technical
disciplines.
Web Pages
The world’s most popular type of electronic document is probably the
web page. Web pages are text documents that use either Hypertext
Markup Language (HTML) or Extensible Markup Language (XML) as
markup languages to describe the document’s visual format.
Email
Email is an intrinsically text-based medium. Even non-text attachments
are converted into a text representation for transmission. We can see
this for ourselves by downloading an email message and then viewing it
in less. We will see that the message begins with a header that describes
the source of the message and the processing it received during its
journey, followed by the body of the message with its content.</text:p>
      <text:p>Printer Output
On Unix-like systems, output destined for a printer is sent as plain text
or, if the page contains graphics, is converted into a text format page
description language known as PostScript, which is then sent to a program
that generates the graphic dots to be printed.
Program Source Code
Many of the command line programs found on Unix-like systems were
created to support system administration and software development,
and text processing programs are no exception. Many of them are
designed to solve software development problems. The reason text
processing is important to software developers is that all software starts
out as text. Source code, the part of the program the programmer actually
writes, is always in text format.
Revisiting Some Old Friends
Back in Chapter 6 we learned about some commands that are able to
accept standard input in addition to command line arguments. We
touched on them only briefly then, but now we will take a closer look at
how they can be used to perform text processing.
cat
The cat program has a number of interesting options. Many of them are
used to help better visualize text content. One example is the -A option,
which is used to display non-printing characters in the text. There are
times when we want to know whether control characters are embedded
in our otherwise visible text. The most common of these are tab
characters (as opposed to spaces) and carriage returns, often present as
end-of-line characters in MS-DOS-style text files. Another common
situation is a file containing lines of text with trailing spaces.</text:p>
      <text:p>Let’s create a test file using cat as a primitive word processor. To do
this, we’ll just enter the command cat (along with specifying a file for
redirected output) and type our text, followed by ENTER to properly end
the line and then CTRL-D to indicate to cat that we have reached end of
file. In this example, we enter a leading tab character and follow the line
with some trailing spaces:
[me@linuxbox ~]$ cat &gt; foo.txt
    The quick brown fox jumped over the lazy dog.
[me@linuxbox ~]$
Next, we use cat with the -A option to display the text.
[me@linuxbox ~]$ cat -A foo.txt
^IThe quick brown fox jumped over the lazy dog.   $
[me@linuxbox ~]$
As we can see in the results, the tab character in our text is
represented by ^I. This is a common notation that means CTRL-I, which,
as it turns out, is the same as a tab character. We also see that a $ appears
at the true end of the line, indicating that our text contains trailing
spaces.
MS-DOS TEXT VS. UNIX TEXT
One of the reasons you may want to use cat to look for non-
printing characters in text is to spot hidden carriage returns.
Where do hidden carriage returns come from? DOS and
Windows! Unix and DOS don’t define the end of a line the same
way in text files. Unix ends a line with a linefeed character (ASCII
10), while MS-DOS and its derivatives use the sequence carriage
return (ASCII 13) and linefeed to terminate each line of text.
There are several ways to convert files from DOS to Unix
format. On many Linux systems, there are programs called dos2unix
and unix2dos, which can convert text files to and from DOS format.
However, if you don’t have dos2unix on your system, don’t worry.
The process of converting text from DOS to Unix format is
simple; it involves the removal of the offending carriage returns.</text:p>
      <text:p>That is easily accomplished by a couple of the programs discussed
later in this chapter.
cat also has options that are used to modify text. The two most
prominent are -n, which numbers lines, and -s, which suppresses the
output of multiple blank lines. We can demonstrate thusly:
[me@linuxbox ~]$ cat &gt; foo.txt
The quick brown fox
jumped over the lazy dog.
[me@linuxbox ~]$ cat -ns foo.txt
     1      The quick brown fox
     2
     3      jumped over the lazy dog.
[me@linuxbox ~]$
In this example, we create a new version of our foo.txt test file, which
contains two lines of text separated by two blank lines. After processing
by cat with the -ns options, the extra blank line is removed, and the
remaining lines are numbered. While this is not much of a process to
perform on text, it is a process.
sort
The sort program sorts the contents of standard input, or one or more
files specified on the command line, and sends the results to standard
output. Using the same technique that we used with cat, we can
demonstrate processing of standard input directly from the keyboard as
follows:
[me@linuxbox ~]$ sort &gt; foo.txt
c
b
a
[me@linuxbox ~]$ cat foo.txt
a
b
c</text:p>
      <text:p>After entering the command, we enter the letters c, b, and a, and then
we press CTRL-D to indicate end of file. We then view the resulting file
and see that the lines now appear in sorted order.
Because sort can accept multiple files on the command line as
arguments, it is possible to merge multiple files into a single sorted
whole. For example, if we had three text files and wanted to combine
them into a single sorted file, we could do something like this:
sort file1.txt file2.txt file3.txt &gt; final_sorted_list.txt
sort has several interesting options. Table 20-1 provides a partial list.
Table 20-1: Common sort Options
OptionLong option
Description
-b
--ignore-leading-
blanks
By default, sorting is performed on the entire
line, starting with the first character in the
line. This option causes sort to ignore leading
spaces in lines and calculates sorting based on
the first non-whitespace character on the line.
-f
--ignore-case
Make sorting case-insensitive.
-n
--numeric-sort
Perform sorting based on the numeric
evaluation of a string. Using this option allows
sorting to be performed on numeric values
rather than alphabetic values.
-r
--reverse
Sort in reverse order. Results are in
descending rather than ascending order.
-k
--
key=field1[,field2]
Sort based on a key field located from field1 to
field2 rather than the entire line. See the
following discussion.
-m
--merge
Treat each argument as the name of a
presorted file. Merge multiple files into a
single sorted result without performing any
additional sorting.</text:p>
      <text:p>OptionLong option
Description
-o
--output=file
Send sorted output to file rather than
standard output.
-t
--field-
separator=char
Define the field-separator character. By
default fields are separated by spaces or tabs.
Although most of these options are pretty self-explanatory, some are
not. First, let’s look at the -n option, used for numeric sorting. With this
option, it is possible to sort values based on numeric values rather than
lexographically. We can demonstrate this by sorting the results of the du
command to determine the largest users of disk space. Normally, the du
command lists the results of a summary in pathname order.
[me@linuxbox ~]$ du -s /usr/share/* | head
252         /usr/share/aclocal
96          /usr/share/acpi-support
8           /usr/share/adduser
196         /usr/share/alacarte
344         /usr/share/alsa
8           /usr/share/alsa-base
12488       /usr/share/anthy
8           /usr/share/apmdq
21440       /usr/share/app-install
48          /usr/share/application-registry
In this example, we pipe the results into head to limit the results to
the first 10 lines. We can produce a numerically sorted list to show the
10 largest consumers of space this way.
[me@linuxbox ~]$ du -s /usr/share/* | sort -nr | head
509940    /usr/share/locale-langpack
242660    /usr/share/doc
197560    /usr/share/fonts
179144    /usr/share/gnome
146764    /usr/share/myspell
144304    /usr/share/gimp
135880    /usr/share/dict
76508     /usr/share/icons
68072     /usr/share/apps
62844     /usr/share/foomatic
By using the n and r options, we produce a reverse numerical sort,
with the largest values appearing first in the results. This sort works</text:p>
      <text:p>because the numerical values occur at the beginning of each line. But
what if we want to sort a list based on some value found within the line?
For example, here are the results of ls -l:
[me@linuxbox ~]$ ls -l /usr/bin | head
total 152948
-rwxr-xr-x 1 root   root      34824 2016-04-04 02:42 [
-rwxr-xr-x 1 root   root     101556 2007-11-27 06:08 a2p
-rwxr-xr-x 1 root   root      13036 2016-02-27 08:22 aconnect
-rwxr-xr-x 1 root   root      10552 2007-08-15 10:34 acpi
-rwxr-xr-x 1 root   root       3800 2016-04-14 03:51 acpi_fakekey
-rwxr-xr-x 1 root   root       7536 2016-04-19 00:19 acpi_listen
-rwxr-xr-x 1 root   root       3576 2016-04-29 07:57 addpart
-rwxr-xr-x 1 root   root      20808 2016-01-03 18:02 addr2line
-rwxr-xr-x 1 root   root     489704 2016-10-09 17:02 adept_batch
Ignoring, for the moment, that ls can sort its results by size, we could
use sort to sort this list by file size, as well.
[me@linuxbox ~]$ ls -l /usr/bin | sort -nrk 5 | head
-rwxr-xr-x 1 root   root    8234216 2016-04-07 17:42 inkscape
-rwxr-xr-x 1 root   root    8222692 2016-04-07 17:42 inkview
-rwxr-xr-x 1 root   root    3746508 2016-03-07 23:45 gimp-2.4
-rwxr-xr-x 1 root   root    3654020 2016-08-26 16:16 quanta
-rwxr-xr-x 1 root   root    2928760 2016-09-10 14:31 gdbtui
-rwxr-xr-x 1 root   root    2928756 2016-09-10 14:31 gdb
-rwxr-xr-x 1 root   root    2602236 2016-10-10 12:56 net
-rwxr-xr-x 1 root   root    2304684 2016-10-10 12:56 rpcclient
-rwxr-xr-x 1 root   root    2241832 2016-04-04 05:56 aptitude
-rwxr-xr-x 1 root   root    2202476 2016-10-10 12:56 smbcacls
Many uses of sort involve the processing of tabular data, such as the
results of the previous ls command. If we apply database terminology to
the previous table, we would say that each row is a record and that each
record consists of multiple fields, such as the file attributes, link count,
filename, file size, and so on. sort is able to process individual fields. In
database terms, we are able to specify one or more key fields to use as sort
keys. In the previous example, we specify the n and r options to perform
a reverse numerical sort and specify -k 5 to make sort use the fifth field
as the key for sorting.
The k option is interesting and has many features, but first we need
to talk about how sort defines fields. Let’s consider the following simple
text file consisting of a single line containing the author’s name:</text:p>
      <text:p>William Shotts
By default, sort sees this line as having two fields. The first field
contains these characters: "William". The second field contains these
characters: "Shotts".
This means that whitespace characters (spaces and tabs) are used as
delimiters between fields and that the delimiters are included in the
field when sorting is performed.
Looking again at a line from our ls output, as follows, we can see that
a line contains eight fields and that the fifth field is the file size:
-rwxr-xr-x 1 root   root    8234216 2016-04-07 17:42 inkscape
For our next series of experiments, let’s consider the following file
containing the history of three popular Linux distributions released
from 2006 to 2008. Each line in the file has three fields: the distribution
name, version number, and date of release in MM/DD/YYYY format.
SUSE      10.2        12/07/2006
Fedora    10          11/25/2008
SUSE      11.0        06/19/2008
Ubuntu    8.04        04/24/2008
Fedora    8           11/08/2007
SUSE      10.3        10/04/2007
Ubuntu    6.10        10/26/2006
Fedora    7           05/31/2007
Ubuntu    7.10        10/18/2007
Ubuntu    7.04        04/19/2007
SUSE      10.1        05/11/2006
Fedora    6           10/24/2006
Fedora    9           05/13/2008
Ubuntu    6.06        06/01/2006
Ubuntu    8.10        10/30/2008
Fedora    5           03/20/2006
Using a text editor (perhaps vim), we’ll enter this data and name the
resulting file distros.txt.
Next, we’ll try sorting the file and observe these results:
[me@linuxbox ~]$ sort distros.txt
Fedora    10          11/25/2008
Fedora    5           03/20/2006
Fedora    6           10/24/2006
Fedora    7           05/31/2007</text:p>
      <text:p>Fedora    8           11/08/2007
Fedora    9           05/13/2008
SUSE      10.1        05/11/2006
SUSE      10.2        12/07/2006
SUSE      10.3        10/04/2007
SUSE      11.0        06/19/2008
Ubuntu    6.06        06/01/2006
Ubuntu    6.10        10/26/2006
Ubuntu    7.04        04/19/2007
Ubuntu    7.10        10/18/2007
Ubuntu    8.04        04/24/2008
Ubuntu    8.10        10/30/2008
Well, it mostly worked. The problem occurs in the sorting of the
Fedora version numbers. Because 1 comes before 5 in the character set,
version 10 ends up at the top while version 9 falls to the bottom.
To fix this problem, we are going to have to sort on multiple keys.
We want to perform an alphabetic sort on the first field and then a
numeric sort on the second field. sort allows multiple instances of the -k
option so that multiple sort keys can be specified. In fact, a key may
include a range of fields. If no range is specified (as has been the case
with our previous examples), sort uses a key that begins with the
specified field and extends to the end of the line. Here is the syntax for
our multikey sort:
[me@linuxbox ~]$ sort --key=1,1 --key=2n distros.txt
Fedora    5           03/20/2006
Fedora    6           10/24/2006
Fedora    7           05/31/2007
Fedora    8           11/08/2007
Fedora    9           05/13/2008
Fedora    10          11/25/2008
SUSE      10.1        05/11/2006
SUSE      10.2        12/07/2006
SUSE      10.3        10/04/2007
SUSE      11.0        06/19/2008
Ubuntu    6.06        06/01/2006
Ubuntu    6.10        10/26/2006
Ubuntu    7.04        04/19/2007
Ubuntu    7.10        10/18/2007
Ubuntu    8.04        04/24/2008
Ubuntu    8.10        10/30/2008
Though we used the long form of the option for clarity, -k 1,1 -k 2n
would be exactly equivalent. In the first instance of the key option, we
specified a range of fields to include in the first key. Because we wanted
to limit the sort to just the first field, we specified 1,1, which means</text:p>
      <text:p>“start at field 1 and end at field 1.” In the second instance, we specified
2n, which means field 2 is the sort key and that the sort should be
numeric. An option letter may be included at the end of a key specifier
to indicate the type of sort to be performed. These option letters are the
same as the global options for the sort program: b (ignore leading
blanks), n (numeric sort), r (reverse sort), and so on.
The third field in our list contains a date in an inconvenient format
for sorting. On computers, dates are usually formatted in YYYY-MM-
DD order to make chronological sorting easy, but ours are in the
American format of MM/DD/YYYY. How can we sort this list in
chronological order?
Fortunately, sort provides a way. The key option allows specification
of offsets within fields, so we can define keys within fields.
[me@linuxbox ~]$ sort -k 3.7nbr -k 3.1nbr -k 3.4nbr distros.txt
Fedora    10          11/25/2008
Ubuntu    8.10        10/30/2008
SUSE      11.0        06/19/2008
Fedora    9           05/13/2008
Ubuntu    8.04        04/24/2008
Fedora    8           11/08/2007
Ubuntu    7.10        10/18/2007
SUSE      10.3        10/04/2007
Fedora    7           05/31/2007
Ubuntu    7.04        04/19/2007
SUSE      10.2        12/07/2006
Ubuntu    6.10        10/26/2006
Fedora    6           10/24/2006
Ubuntu    6.06        06/01/2006
SUSE      10.1        05/11/2006
Fedora    5           03/20/2006
By specifying -k 3.7, we instruct sort to use a sort key that begins at
the seventh character within the third field, which corresponds to the
start of the year. Likewise, we specify -k 3.1 and -k 3.4 to isolate the
month and day portions of the date. We also add the n and r options to
achieve a reverse numeric sort. The b option is included to suppress the
leading spaces (whose numbers vary from line to line, thereby affecting
the outcome of the sort) in the date field.
Some files don’t use tabs and spaces as field delimiters; for example,
here’s the /etc/passwd file:</text:p>
      <text:p>[me@linuxbox ~]$ head /etc/passwd
root:x:0:0:root:/root:/bin/bash
daemon:x:1:1:daemon:/usr/sbin:/bin/sh
bin:x:2:2:bin:/bin:/bin/sh
sys:x:3:3:sys:/dev:/bin/sh
sync:x:4:65534:sync:/bin:/bin/sync
games:x:5:60:games:/usr/games:/bin/sh
man:x:6:12:man:/var/cache/man:/bin/sh
lp:x:7:7:lp:/var/spool/lpd:/bin/sh
mail:x:8:8:mail:/var/mail:/bin/sh
news:x:9:9:news:/var/spool/news:/bin/sh
The fields in this file are delimited with colons (:), so how would we
sort this file using a key field? sort provides the -t option to define the
field separator character. To sort the passwd file on the seventh field (the
account’s default shell), we could do this:
[me@linuxbox ~]$ sort -t ':' -k 7 /etc/passwd | head
me:x:1001:1001:Myself,,,:/home/me:/bin/bash
root:x:0:0:root:/root:/bin/bash
dhcp:x:101:102::/nonexistent:/bin/false
gdm:x:106:114:Gnome Display Manager:/var/lib/gdm:/bin/false
hplip:x:104:7:HPLIP system user,,,:/var/run/hplip:/bin/false
klog:x:103:104::/home/klog:/bin/false
messagebus:x:108:119::/var/run/dbus:/bin/false
polkituser:x:110:122:PolicyKit,,,:/var/run/PolicyKit:/bin/false
pulse:x:107:116:PulseAudio daemon,,,:/var/run/pulse:/bin/false
By specifying the colon character as the field separator, we can sort
on the seventh field.
uniq
Compared to sort, the uniq program is lightweight. uniq performs a
seemingly trivial task. When given a sorted file (or standard input), it
removes any duplicate lines and sends the results to standard output. It
is often used in conjunction with sort to clean the output of duplicates.
TIP
While uniq is a traditional Unix tool often used with sort, the GNU
version of sort supports a -u option, which removes duplicates from the
sorted output.</text:p>
      <text:p>Let’s make a text file to try this, as shown here:
[me@linuxbox ~]$ cat &gt; foo.txt
a
b
c
a
b
c
Remember to type CTRL-D to terminate standard input. Now, if we
run uniq on our text file, we get this:
[me@linuxbox ~]$ uniq foo.txt
a
b
c
a
b
c
The results are no different from our original file; the duplicates
were not removed. For uniq to do its job, the input must be sorted first.
[me@linuxbox ~]$ sort foo.txt | uniq
a
b
c
This is because uniq only removes duplicate lines that are adjacent to
each other.
uniq has several options. Table 20-2 lists the common ones.
Table 20-2: Common uniq Options
OptionLong
option
Description
-c
--count
Output a list of duplicate lines preceded by the
number of times the line occurs.
-d
--
repeated
Output only repeated lines, rather than unique lines.
-f n
--skip-
fields=n
Ignore n leading fields in each line. Fields are separated
by whitespace as they are in sort; however, unlike sort,</text:p>
      <text:p>OptionLong
option
Description
uniq has no option for setting an alternate field
separator.
-i
--ignore-
case
Ignore case during the line comparisons.
-s n
--skip-
chars=n
Skip (ignore) the leading n characters of each line.
-u
--unique
Output only unique lines. Lines with duplicates are
ignored.
Here we see uniq used to report the number of duplicates found in
our text file, using the -c option:
[me@linuxbox ~]$ sort foo.txt | uniq -c
      2 a
      2 b
      2 c
Slicing and Dicing
The next three programs we will discuss are used to peel columns of
text out of files and recombine them in useful ways.
cut—Remove Sections from Each Line of Files
The cut program is used to extract a section of text from a line and
output the extracted section to standard output. It can accept multiple
file arguments or input from standard input.
Specifying the section of the line to be extracted is somewhat
awkward and is specified using the options listed in Table 20-3.
Table 20-3: cut Selection Options</text:p>
      <text:p>OptionLong option Description
-c list
--
characters=list
Extract the portion of the line defined by list.
The list may consist of one or more comma-
separated numerical ranges.
-f list
--fields=list
Extract one or more fields from the line as
defined by list. The list may contain one or more
fields or field ranges separated by commas.
-d delim --
delimiter=delim
When -f is specified, use delim as the field
delimiting character. By default, fields must be
separated by a single tab character.
 
--complement
Extract the entire line of text, except for those
portions specified by -c and/or -f.
As we can see, the way cut extracts text is rather inflexible. cut is best
used to extract text from files that are produced by other programs,
rather than text directly typed by humans. We’ll take a look at our
distros.txt file to see whether it is “clean” enough to be a good specimen
for our cut examples. If we use cat with the -A option, we can see whether
the file meets our requirements of tab-separated fields.
[me@linuxbox ~]$ cat -A distros.txt
SUSE^I10.2^I12/07/2006$
Fedora^I10^I11/25/2008$
SUSE^I11.0^I06/19/2008$
Ubuntu^I8.04^I04/24/2008$
Fedora^I8^I11/08/2007$
SUSE^I10.3^I10/04/2007$
Ubuntu^I6.10^I10/26/2006$
Fedora^I7^I05/31/2007$
Ubuntu^I7.10^I10/18/2007$
Ubuntu^I7.04^I04/19/2007$
SUSE^I10.1^I05/11/2006$
Fedora^I6^I10/24/2006$
Fedora^I9^I05/13/2008$
Ubuntu^I6.06^I06/01/2006$
Ubuntu^I8.10^I10/30/2008$
Fedora^I5^I03/20/2006$
It looks good. There are no embedded spaces, just single tab
characters between the fields. Because the file uses tabs rather than</text:p>
      <text:p>spaces, we’ll use the -f option to extract a field.
[me@linuxbox ~]$ cut -f 3 distros.txt
12/07/2006
11/25/2008
06/19/2008
04/24/2008
11/08/2007
10/04/2007
10/26/2006
05/31/2007
10/18/2007
04/19/2007
05/11/2006
10/24/2006
05/13/2008
06/01/2006
10/30/2008
03/20/2006
Because our distros file is tab-delimited, it is best to use cut to extract
fields rather than characters. This is because when a file is tab-delimited,
it is unlikely that each line will contain the same number of characters,
which makes calculating character positions within the line difficult or
impossible. In our previous example, however, we now have extracted a
field that luckily contains data of identical length, so we can show how
character extraction works by extracting the year from each line.
[me@linuxbox ~]$ cut -f 3 distros.txt | cut -c 7-10
2006
2008
2008
2008
2007
2007
2006
2007
2007
2007
2006
2006
2008
2006
2008
2006
By running cut a second time on our list, we are able to extract
character positions 7 through 10, which corresponds to the year in our</text:p>
      <text:p>date field. The 7-10 notation is an example of a range. The cut man page
contains a complete description of how ranges can be specified.
When working with fields, it is possible to specify a different field
delimiter rather than the tab character. Here we will extract the first
field from the /etc/passwd file:
[me@linuxbox ~]$ cut -d ':' -f 1 /etc/passwd | head
root
daemon
bin
sys
sync
games
man
lp
mail
news
Using the -d option, we are able to specify the colon character as the
field delimiter.
EXPANDING TABS
Our distros.txt file is ideally formatted for extracting fields using
cut. But what if we wanted a file that could be fully manipulated
with cut by characters, rather than fields? This would require us to
replace the tab characters within the file with the corresponding
number of spaces. Fortunately, the GNU Coreutils package
includes a tool for that. Named expand, this program accepts either
one or more file arguments or standard input and outputs the
modified text to standard output.
If we process our distros.txt file with expand, we can use cut -c to
extract any range of characters from the file. For example, we
could use the following command to extract the year of release
from our list by expanding the file and using cut to extract every
character from the 23rd position to the end of the line:
[me@linuxbox ~]$ expand distros.txt | cut -c 23-</text:p>
      <text:p>Coreutils also provides the unexpand program to substitute tabs
for spaces.
paste—Merge Lines of Files
The paste command does the opposite of cut. Rather than extracting a
column of text from a file, it adds one or more columns of text to a file.
It does this by reading multiple files and combining the fields found in
each file into a single stream on standard output. Like cut, paste accepts
multiple file arguments and/or standard input. To demonstrate how
paste operates, we will perform some surgery on our distros.txt file to
produce a chronological list of releases.
From our earlier work with sort, we will first produce a list of distros
sorted by date and store the result in a file called distros-by-date.txt.
[me@linuxbox ~]$ sort -k 3.7nbr -k 3.1nbr -k 3.4nbr distros.txt &gt; distros-by-
date.txt
Next, we will use cut to extract the first two fields from the file (the
distro name and version) and store that result in a file named distro-
versions.txt.
[me@linuxbox ~]$ cut -f 1,2 distros-by-date.txt &gt; distros-versions.txt
[me@linuxbox ~]$ head distros-versions.txt
Fedora    10
Ubuntu    8.10
SUSE      11.0
Fedora    9
Ubuntu    8.04
Fedora    8
Ubuntu    7.10
SUSE      10.3
Fedora    7
Ubuntu    7.04
The final piece of preparation is to extract the release dates and store
them in a file named distro-dates.txt.
[me@linuxbox ~]$ cut -f 3 distros-by-date.txt &gt; distros-dates.txt
[me@linuxbox ~]$ head distros-dates.txt
11/25/2008
10/30/2008</text:p>
      <text:p>06/19/2008
05/13/2008
04/24/2008
11/08/2007
10/18/2007
10/04/2007
05/31/2007
04/19/2007
We now have the parts we need. To complete the process, use paste to
put the column of dates ahead of the distro names and versions, thus
creating a chronological list. This is done simply by using paste and
ordering its arguments in the desired arrangement.
[me@linuxbox ~]$ paste distros-dates.txt distros-versions.txt
11/25/2008    Fedora      10
10/30/2008    Ubuntu      8.10
06/19/2008    SUSE        11.0
05/13/2008    Fedora      9
04/24/2008    Ubuntu      8.04
11/08/2007    Fedora      8
10/18/2007    Ubuntu      7.10
10/04/2007    SUSE        10.3
05/31/2007    Fedora      7
04/19/2007    Ubuntu      7.04
12/07/2006    SUSE        10.2
10/26/2006    Ubuntu      6.10
10/24/2006    Fedora      6
06/01/2006    Ubuntu      6.06
05/11/2006    SUSE        10.1
03/20/2006    Fedora      5
join—Join Lines of Two Files on a Common Field
In some ways, join is like paste in that it adds columns to a file, but it uses
a unique way to do it. A join is an operation usually associated with
relational databases where data from multiple tables with a shared key
field is combined to form a desired result. The join program performs
the same operation. It joins data from multiple files based on a shared
key field.
To see how a join operation is used in a relational database, let’s
imagine a small database consisting of two tables, each containing a
single record. The first table, called CUSTOMERS, has three fields: a
customer number (CUSTNUM), the customer’s first name (FNAME),
and the customer’s last name (LNAME):</text:p>
      <text:p>CUSTNUM  FNAME LNAME
======== ===== ======
4681934  John  Smith
The second table is called ORDERS and contains four fields: an
order number (ORDERNUM), the customer number (CUSTNUM),
the quantity (QUAN), and the item ordered (ITEM).
ORDERNUM       CUSTNUM     QUAN  ITEM
========       =======     ====  ====
3014953305     4681934     1     Blue Widget
Note that both tables share the field CUSTNUM. This is important
because it allows a relationship between the tables.
Performing a join operation would allow us to combine the fields in
the two tables to achieve a useful result, such as preparing an invoice.
Using the matching values in the CUSTNUM fields of both tables, a
join operation could produce the following:
FNAME  LNAME  QUAN   ITEM
=====  =====  ====   ====
John   Smith  1      Blue Widget
To demonstrate the join program, we’ll need to make a couple of files
with a shared key. To do this, we will use our distros-by-date.txt file. From
this file, we will construct two additional files. One contains the release
dates (which will be our shared key for this demonstration) and the
release names, as shown here:
[me@linuxbox ~]$ cut -f 1,1 distros-by-date.txt &gt; distros-names.txt
[me@linuxbox ~]$ paste distros-dates.txt distros-names.txt &gt; distros-key-
names.txt
[me@linuxbox ~]$ head distros-key-names.txt
11/25/2008      Fedora
10/30/2008      Ubuntu
06/19/2008      SUSE
05/13/2008      Fedora
04/24/2008      Ubuntu
11/08/2007      Fedora
10/18/2007      Ubuntu
10/04/2007      SUSE
05/31/2007      Fedora
04/19/2007      Ubuntu</text:p>
      <text:p>The second file contains the release dates and the version numbers,
as shown here.
[me@linuxbox ~]$ cut -f 2,2 distros-by-date.txt &gt; distros-vernums.txt
[me@linuxbox ~]$ paste distros-dates.txt distros-vernums.txt &gt; distros-key-
vernums.txt
[me@linuxbox ~]$ head distros-key-vernums.txt
11/25/2008       10
10/30/2008       8.10
06/19/2008       11.0
05/13/2008       9
04/24/2008       8.04
11/08/2007       8
10/18/2007       7.10
10/04/2007       10.3
05/31/2007       7
04/19/2007       7.04
We now have two files with a shared key (the “release date” field). It
is important to point out that the files must be sorted on the key field
for join to work properly.
[me@linuxbox ~]$ join distros-key-names.txt distros-key-vernums.txt | head
11/25/2008 Fedora 10
10/30/2008 Ubuntu 8.10
06/19/2008 SUSE 11.0
05/13/2008 Fedora 9
04/24/2008 Ubuntu 8.04
11/08/2007 Fedora 8
10/18/2007 Ubuntu 7.10
10/04/2007 SUSE 10.3
05/31/2007 Fedora 7
04/19/2007 Ubuntu 7.04
Note also that, by default, join uses whitespace as the input field
delimiter and a single space as the output field delimiter. This behavior
can be modified by specifying options. See the join man page for details.
Comparing Text
It is often useful to compare versions of text files. For system
administrators and software developers, this is particularly important. A
system administrator may, for example, need to compare an existing
configuration file to a previous version to diagnose a system problem.</text:p>
      <text:p>Likewise, a programmer frequently needs to see what changes have
been made to programs over time.
comm—Compare Two Sorted Files Line by Line
The comm program compares two text files and displays the lines that are
unique to each one and the lines they have in common. To demonstrate,
we will create two nearly identical text files using cat.
[me@linuxbox ~]$ cat &gt; file1.txt
a
b
c
d
[me@linuxbox ~]$ cat &gt; file2.txt
b
c
d
e
Next, we will compare the two files using comm.
[me@linuxbox ~]$ comm file1.txt file2.txt
a
                b
                c
                d
       e
As we can see, comm produces three columns of output. The first
column contains lines unique to the first file argument, the second
column contains the lines unique to the second file argument, and the
third column contains the lines shared by both files. comm supports
options in the form -n, where n is either 1, 2, or 3. When used, these
options specify which columns to suppress. For example, if we wanted to
output only the lines shared by both files, we would suppress the output
of the first and second columns.
[me@linuxbox ~]$ comm -12 file1.txt file2.txt
b
c
d</text:p>
      <text:p>diff—Compare Files Line by Line
Like the comm program, diff is used to detect the differences between
files. However, diff is a much more complex tool, supporting many
output formats and the ability to process large collections of text files at
once. diff is often used by software developers to examine changes
between different versions of program source code and thus has the
ability to recursively examine directories of source code, often referred
to as source trees. One common use for diff is the creation of diff files or
patches that are used by programs such as patch (which we’ll discuss
shortly) to convert one version of a file (or files) to another version.
If we use diff to look at our previous example files:
[me@linuxbox ~]$ diff file1.txt file2.txt
1d0
&lt; a
4a4
&gt; e
we see its default style of output: a terse description of the differences
between the two files. In the default format, each group of changes is
preceded by a change command in the form of range operation range to
describe the positions and types of changes required to convert the first
file to the second file, as outlined in Table 20-4.
Table 20-4: diff Change Commands
ChangeDescription
r1ar2
Append the lines at the position r2 in the second file to the
position r1 in the first file.
r1cr2
Change (replace) the lines at position r1 with the lines at the
position r2 in the second file.
r1dr2
Delete the lines in the first file at position r1, which would have
appeared at range r2 in the second file
In this format, a range is a comma-separated list of the starting line
and the ending line. While this format is the default (mostly for POSIX</text:p>
      <text:p>compliance and backward compatibility with traditional Unix versions
of diff), it is not as widely used as other, optional formats. Two of the
more popular formats are the context format and the unified format.
When viewed using the context format (the -c option), we will see
this:
[me@linuxbox ~]$ diff -c file1.txt file2.txt
*** file1.txt    2008-12-23 06:40:13.000000000 -0500
--- file2.txt    2008-12-23 06:40:34.000000000 -0500
***************
*** 1,4 ****
- a
  b
  c
  d
--- 1,4 ----
  b
  c
  d
+ e
The output begins with the names of the two files and their
timestamps. The first file is marked with asterisks, and the second file is
marked with dashes. Throughout the remainder of the listing, these
markers will signify their respective files. Next, we see groups of
changes, including the default number of surrounding context lines. In
the first group, we see this:
*** 1,4 ***
which indicates lines 1 through 4 in the first file. Later we see this:
--- 1,4 ---
which indicates lines 1 through 4 in the second file. Within a change
group, lines begin with one of the four indicators described in Table 20-
5.
Table 20-5: diff Context Format Change Indicators
IndicatorMeaning
blank
A line shown for context. It does not indicate a difference
between the two files.</text:p>
      <text:p>IndicatorMeaning
-
A line deleted. This line will appear in the first file but not in
the second file.
+
A line added. This line will appear in the second file but not
in the first file.
!
A line changed. The two versions of the line will be displayed,
each in its respective section of the change group.
The unified format is similar to the context format but is more
concise. It is specified with the -u option.
[me@linuxbox ~]$ diff -u file1.txt file2.txt
--- file1.txt    2008-12-23 06:40:13.000000000 -0500
+++ file2.txt    2008-12-23 06:40:34.000000000 -0500
@@ -1,4 +1,4 @@
-a
 b
 c
 d
+e
The most notable difference between the context and unified
formats is the elimination of the duplicated lines of context, making the
results of the unified format shorter than those of the context format. In
our previous example, we see file timestamps like those of the context
format, followed by the string @@ -1,4 +1,4 @@. This indicates the lines in
the first file and the lines in the second file described in the change
group. Following this are the lines themselves, with the default three
lines of context. Each line starts with one of the three possible
characters described in Table 20-6.
Table 20-6: diff Unified Format Change Indicators
CharacterMeaning
blank
This line is shared by both files.
-
This line was removed from the first file.
+
This line was added to the first file.</text:p>
      <text:p>patch—Apply a diff to an Original
The patch program is used to apply changes to text files. It accepts
output from diff and is generally used to convert older-version files into
newer versions. Let’s consider a famous example. The Linux kernel is
developed by a large, loosely organized team of contributors who
submit a constant stream of small changes to the source code. The
Linux kernel consists of several million lines of code, while the changes
that are made by one contributor at one time are quite small. It makes
no sense for a contributor to send each developer an entire kernel
source tree each time a small change is made. Instead, a diff file is
submitted. The diff file contains the change from the previous version
of the kernel to the new version with the contributor’s changes. The
receiver then uses the patch program to apply the change to their own
source tree. Using diff/patch offers two significant advantages.
The diff file is small, compared to the full size of the source tree.
The diff file concisely shows the change being made, allowing
reviewers of the patch to quickly evaluate it.
Of course, diff/patch will work on any text file, not just source code. It
would be equally applicable to configuration files or any other text.
To prepare a diff file for use with patch, the GNU documentation
suggests using diff as follows:
diff -Naur old_file new_file &gt; diff_file
where old_file and new_file are either single files or directories
containing files. The r option supports recursion of a directory tree.
Once the diff file has been created, we can apply it to patch the old
file into the new file.
patch &lt; diff_file
We’ll demonstrate with our test file.
[me@linuxbox ~]$ diff -Naur file1.txt file2.txt &gt; patchfile.txt
[me@linuxbox ~]$ patch &lt; patchfile.txt</text:p>
      <text:p>patching file file1.txt
[me@linuxbox ~]$ cat file1.txt
b
c
d
e
In this example, we created a diff file named patchfile.txt and then
used the patch program to apply the patch. Note that we did not have to
specify a target file to patch, as the diff file (in unified format) already
contains the filenames in the header. Once the patch is applied, we can
see that file1.txt now matches file2.txt.
patch has a large number of options, and there are additional utility
programs that can be used to analyze and edit patches.
Editing on the Fly
Our experience with text editors has been largely interactive, meaning
that we manually move a cursor around and then type our changes.
However, there are non-interactive ways to edit text as well. It’s possible,
for example, to apply a set of changes to multiple files with a single
command.
tr—Transliterate or Delete Characters
The tr program is used to transliterate characters. We can think of this as
a sort of character-based search-and-replace operation. Transliteration
is the process of changing characters from one alphabet to another. For
example, converting characters from lowercase to uppercase is
transliteration. We can perform such a conversion with tr as follows:
[me@linuxbox ~]$ echo "lowercase letters" | tr a-z A-Z
LOWERCASE LETTERS
As we can see, tr operates on standard input and outputs its results
on standard output. tr accepts two arguments: a set of characters to
convert from and a corresponding set of characters to convert to.
Character sets may be expressed in one of three ways.</text:p>
      <text:p>An enumerated list. For example, ABCDEFGHIJKLMNOPQRSTUVWXYZ.
A character range. For example, A-Z. Note that this method is
sometimes subject to the same issues as other commands because of
the locale collation order and thus should be used with caution.
POSIX character classes. For example, [:upper:].
In most cases, both character sets should be of equal length; however,
it is possible for the first set to be larger than the second, particularly if
we want to convert multiple characters to a single character.
[me@linuxbox ~]$ echo "lowercase letters" | tr [:lower:] A
AAAAAAAAA AAAAAAA
In addition to transliteration, tr allows characters to simply be
deleted from the input stream. Earlier in this chapter, we discussed the
problem of converting MS-DOS text files to Unix-style text. To
perform this conversion, carriage return characters need to be removed
from the end of each line. This can be performed with tr as follows:
tr -d '\r' &lt; dos_file &gt; unix_file
where dos_file is the file to be converted and unix_file is the result. This
form of the command uses the escape sequence \r to represent the
carriage return character. To see a complete list of the sequences and
character classes tr supports, try the following:
[me@linuxbox ~]$ tr --help
tr can perform another trick, too. Using the -s option, tr can
“squeeze” (delete) repeated instances of a character.
[me@linuxbox ~]$ echo "aaabbbccc" | tr -s ab
abccc
Here we have a string containing repeated characters. By specifying
the set ab to tr, we eliminate the repeated instances of the letters in the
set, while leaving the character that is missing from the set (c)
unchanged. Note that the repeating characters must be adjoining. If
they are not, the squeezing will have no effect.</text:p>
      <text:p>[me@linuxbox ~]$ echo "abcabcabc" | tr -s ab
abcabcabc
ROT13: THE NOT-SO-SECRET DECODER RING
One amusing use of tr is to perform ROT13 encoding of text.
ROT13 is a trivial type of encryption based on a simple
substitution cipher. Calling ROT13 encryption is being generous;
text obfuscation is more accurate. It is used sometimes on text to
obscure potentially offensive content. The method simply moves
each character 13 places up the alphabet. Because this is halfway
up the possible 26 characters, performing the algorithm a second
time on the text restores it to its original form. Use the following
to perform this encoding with tr:
echo "secret text" | tr a-zA-Z n-za-mN-ZA-M
frperg grkg
Performing the same procedure a second time results in the
following translation:
echo "frperg grkg" | tr a-zA-Z n-za-mN-ZA-M
secret text
A number of email programs and Usenet news readers support
ROT13 encoding. Wikipedia contains a good article on the subject
at http://en.wikipedia.org/wiki/ROT13.
sed—Stream Editor for Filtering and Transforming
Text
The name sed is short for stream editor. It performs text editing on a
stream of text, either a set of specified files or standard input. sed is a
powerful and somewhat complex program (there are entire books about
it), so we will not cover it completely here.</text:p>
      <text:p>In general, the way sed works is that it is given either a single editing
command (on the command line) or the name of a script file containing
multiple commands, and it then performs these commands upon each
line in the stream of text. Here is a simple example of sed in action:
[me@linuxbox ~]$ echo "front" | sed 's/front/back/'
back
In this example, we produce a one-word stream of text using echo and
pipe it into sed. sed, in turn, carries out the instruction s/front/back/ upon
the text in the stream and produces the output back as a result. We can
also recognize this command as resembling the “substitution” (search-
and-replace) command in vi.
Commands in sed begin with a single letter. In the previous example,
the substitution command is represented by the letter s and is followed
by the search-and-replace strings, separated by the slash character as a
delimiter. The choice of the delimiter character is arbitrary. By
convention, the slash character is often used, but sed will accept any
character that immediately follows the command as the delimiter. We
could perform the same command this way:
[me@linuxbox ~]$ echo "front" | sed 's_front_back_'
back
By using the underscore character immediately after the command, it
becomes the delimiter. The ability to set the delimiter can be used to
make commands more readable, as we shall see.
Most commands in sed may be preceded by an address, which specifies
which line(s) of the input stream will be edited. If the address is omitted,
then the editing command is carried out on every line in the input
stream. The simplest form of address is a line number. We can add one
to our example.
[me@linuxbox ~]$ echo "front" | sed '1s/front/back/'
back
Adding the address 1 to our command causes our substitution to be
performed on the first line of our one-line input stream. If we specify</text:p>
      <text:p>another number, we see that the editing is not carried out since our
input stream does not have a line 2.
[me@linuxbox ~]$ echo "front" | sed '2s/front/back/'
front
Addresses may be expressed in many ways. Table 20-7 lists the most
common.
Table 20-7: sed Address Notation
Address Description
n
A line number where n is a positive integer.
$
The last line.
/regexp/
Lines matching a POSIX basic regular expression. Note that
the regular expression is delimited by slash characters.
Optionally, the regular expression may be delimited by an
alternate character, by specifying the expression with \cregexpc,
where c is the alternate character.
addr1,addr2A range of lines from addr1 to addr2, inclusive. Addresses may
be any of the single address forms listed earlier.
first~step Match the line represented by the number first and then each
subsequent line at step intervals. For example, 1~2 refers to
each odd numbered line, and 5~5 refers to the fifth line and
every fifth line thereafter.
addr1,+n
Match addr1 and the following n lines.
addr!
Match all lines except addr, which may be any of the forms
listed earlier.
We’ll demonstrate different kinds of addresses using the distros.txt
file from earlier in this chapter. First, here’s a range of line numbers:
[me@linuxbox ~]$ sed -n '1,5p' distros.txt
SUSE             10.2    12/07/2006
Fedora           10      11/25/2008
SUSE             11.0    06/19/2008</text:p>
      <text:p>Ubuntu           8.04    04/24/2008
Fedora           8       11/08/2007
In this example, we print a range of lines, starting with line 1 and
continuing to line 5. To do this, we use the p command, which simply
causes a matched line to be printed. For this to be effective, however, we
must include the option -n (the “no auto-print” option) to cause sed not
to print every line by default.
Next, we’ll try a regular expression.
[me@linuxbox ~]$ sed -n '/SUSE/p' distros.txt
SUSE             10.2    12/07/2006
SUSE             11.0    06/19/2008
SUSE             10.3    10/04/2007
SUSE             10.1    05/11/2006
By including the slash-delimited regular expression /SUSE/, we are
able to isolate the lines containing it in much the same manner as grep.
Finally, we’ll try negation by adding an exclamation point (!) to the
address.
[me@linuxbox ~]$ sed -n '/SUSE/!p' distros.txt
Fedora           10      11/25/2008
Ubuntu           8.04    04/24/2008
Fedora           8       11/08/2007
Ubuntu           6.10    10/26/2006
Fedora           7       05/31/2007
Ubuntu           7.10    10/18/2007
Ubuntu           7.04    04/19/2007
Fedora           6       10/24/2006
Fedora           9       05/13/2008
Ubuntu           6.06    06/01/2006
Ubuntu           8.10    10/30/2008
Fedora           5       03/20/2006
Here we see the expected result: all the lines in the file except the
ones matched by the regular expression.
So far, we’ve looked at two of the sed editing commands, s and p.
Table  20-8 provides a more complete list of the basic editing
commands.
Table 20-8: sed Basic Editing Commands</text:p>
      <text:p>Command
Description
=
Output the current line number.
a
Append text after the current line.
d
Delete the current line.
i
Insert text in front of the current line.
p
Print the current line. By default, sed prints every
line and only edits lines that match a specified
address within the file. The default behavior can be
overridden by specifying the -n option.
q
Exit sed without processing any more lines. If the -n
option is not specified, output the current line.
Q
Exit sed without processing any more lines.
s/regexp/replacement/Substitute the contents of replacement wherever regexp
is found. replacement may include the special character
&amp;, which is equivalent to the text matched by regexp.
In addition, replacement may include the sequences \1
through \9, which are the contents of the
corresponding subexpressions in regexp. For more
about this, see the following discussion of back
references. After the trailing slash following replacement,
an optional flag may be specified to modify the s
command’s behavior.
y/set1/set2
Perform transliteration by converting characters
from set1 to the corresponding characters in set2.
Note that unlike tr, sed requires that both sets be of
the same length.
The s command is by far the most commonly used editing
command. We will demonstrate just some of its power by performing an
edit on our distros.txt file. We discussed earlier how the date field in
distros.txt was not in a “computer-friendly” format. While the date is
formatted MM/DD/YYYY, it would be better (for ease of sorting) if the</text:p>
      <text:p>format were YYYY-MM-DD. Performing this change on the file by
hand would be both time-consuming and error-prone, but with sed, this
change can be performed in one step.
[me@linuxbox ~]$ sed 's/\([0-9]\{2\}\)\/\([0-9]\{2\}\)\/\([0-9]\{4\}\
)$/\3-\1-\2/' distros.txt
SUSE             10.2      2006-12-07
Fedora           10        2008-11-25
SUSE             11.0      2008-06-19
Ubuntu           8.04      2008-04-24
Fedora           8         2007-11-08
SUSE             10.3      2007-10-04
Ubuntu           6.10      2006-10-26
Fedora           7         2007-05-31
Ubuntu           7.10      2007-10-18
Ubuntu           7.04      2007-04-19
SUSE             10.1      2006-05-11
Fedora           6         2006-10-24
Fedora           9         2008-05-13
Ubuntu           6.06      2006-06-01
Ubuntu           8.10      2008-10-30
Fedora           5         2006-03-20
Wow! Now that is an ugly-looking command. But it works. In just
one step, we have changed the date format in our file. It is also a perfect
example of why regular expressions are sometimes jokingly referred to
as a write-only medium. We can write them, but we sometimes cannot
read them. Before we are tempted to run away in terror from this
command, let’s look at how it was constructed. First, we know that the
command will have this basic structure:
sed 's/regexp/replacement/' distros.txt
Our next step is to figure out a regular expression that will isolate the
date. Because it is in MM/DD/YYYY format and appears at the end of
the line, we can use an expression like this:
[0-9]{2}/[0-9]{2}/[0-9]{4}$
This matches two digits, a slash, two digits, a slash, four digits, and
the end of line. So that takes care of regexp, but what about replacement?
To handle that, we must introduce a new regular expression feature that
appears in some applications that use BRE. This feature is called back
references and works like this: if the sequence \n appears in replacement</text:p>
      <text:p>where n is a number from 1 to 9, the sequence will refer to the
corresponding subexpression in the preceding regular expression. To
create the subexpressions, we simply enclose them in parentheses like
so:
([0-9]{2})/([0-9]{2})/([0-9]{4})$
We now have three subexpressions. The first contains the month, the
second contains the day of the month, and the third contains the year.
Now we can construct replacement as follows:
\3-\1-\2
This gives us the year, a dash, the month, a dash, and the day.
Now, our command looks like this:
sed 's/([0-9]{2})/([0-9]{2})/([0-9]{4})$/\3-\1-\2/' distros.txt
We have two remaining problems. The first is that the extra slashes
in our regular expression will confuse sed when it tries to interpret the s
command. The second is that because sed, by default, accepts only basic
regular expressions, several of the characters in our regular expression
will be taken as literals, rather than as metacharacters. We can solve
both these problems with a liberal application of backslashes to escape
the offending characters.
sed 's/\([0-9]\{2\}\)\/\([0-9]\{2\}\)\/\([0-9]\{4\}\)$/\3-\1-\2/' distros.txt
And there you have it!
Another feature of the s command is the use of optional flags that
may follow the replacement string. The most important of these is the g
flag, which instructs sed to apply the search-and-replace globally to a
line, not just to the first instance, which is the default. Here is an
example:
[me@linuxbox ~]$ echo "aaabbbccc" | sed 's/b/B/'
aaaBbbccc</text:p>
      <text:p>We see that the replacement was performed, but only to the first
instance of the letter b, while the remaining instances were left
unchanged. By adding the g flag, we are able to change all the instances.
[me@linuxbox ~]$ echo "aaabbbccc" | sed 's/b/B/g'
aaaBBBccc
So far, we have only given sed single commands via the command
line. It is also possible to construct more complex commands in a script
file using the -f option. To demonstrate, we will use sed with our
distros.txt file to build a report. Our report will feature a title at the top,
our modified dates, and all the distribution names converted to
uppercase. To do this, we will need to write a script, so we’ll fire up our
text editor and enter the following:
# sed script to produce Linux distributions report
1 i\
\
Linux Distributions Report\
s/\([0-9]\{2\}\)\/\([0-9]\{2\}\)\/\([0-9]\{4\}\)$/\3-\1-\2/
y/abcdefghijklmnopqrstuvwxyz/ABCDEFGHIJKLMNOPQRSTUVWXYZ/
We will save our sed script as distros.sed and run it like this:
[me@linuxbox ~]$ sed -f distros.sed distros.txt
Linux Distributions Report
SUSE            10.2      2006-12-07
FEDORA          10        2008-11-25
SUSE            11.0      2008-06-19
UBUNTU          8.04      2008-04-24
FEDORA          8         2007-11-08
SUSE            10.3      2007-10-04
UBUNTU          6.10      2006-10-26
FEDORA          7         2007-05-31
UBUNTU          7.10      2007-10-18
UBUNTU          7.04      2007-04-19
SUSE            10.1      2006-05-11
FEDORA          6         2006-10-24
FEDORA          9         2008-05-13
UBUNTU          6.06      2006-06-01
UBUNTU          8.10      2008-10-30
FEDORA          5         2006-03-20</text:p>
      <text:p>As we can see, our script produces the desired results, but how does it
do it? Let’s take another look at our script. We’ll use cat to number the
lines.
[me@linuxbox ~]$ cat -n distros.sed
   1 # sed script to produce Linux distributions report
   2
   3 1 i\
   4 \
   5 Linux Distributions Report\
   6
   7 s/\([0-9]\{2\}\)\/\([0-9]\{2\}\)\/\([0-9]\{4\}\)$/\3-\1-\2/
   8 y/abcdefghijklmnopqrstuvwxyz/ABCDEFGHIJKLMNOPQRSTUVWXYZ/
Line 1 of our script is a comment. Like many configuration files and
programming languages on Linux systems, comments begin with the #
character and are followed by human-readable text. Comments can be
placed anywhere in the script (though not within commands
themselves) and are helpful to any humans who might need to identify
and/or maintain the script.
Line 2 is a blank line. Like comments, blank lines may be added to
improve readability.
Many sed commands support line addresses. These are used to
specify which lines of the input are to be acted upon. Line addresses
may be expressed as single line numbers, line number ranges, and the
special line number $, which indicates the last line of input.
Lines 3, 4, 5, and 6 contain text to be inserted at the address 1, the
first line of the input. The i command is followed by the sequence of a
backslash and then a carriage return to produce an escaped carriage
return, or what is called a line-continuation character. This sequence,
which can be used in many circumstances including shell scripts, allows
a carriage return to be embedded in a stream of text without signaling
the interpreter (in this case sed) that the end of the line has been
reached. The i and the a (which appends text, rather than inserting it)
and c (which replaces text) commands allow multiple lines of text as
long as each line, except the last, ends with a line-continuation
character. The sixth line of our script is actually the end of our inserted
text and ends with a plain carriage return rather than a line-
continuation character, signaling the end of the i command.</text:p>
      <text:p>NOTE
A line-continuation character is formed by a backslash followed immediately
by a carriage return. No intermediary spaces are permitted.
Line 7 is our search-and-replace command. Since it is not preceded
by an address, each line in the input stream is subject to its action.
Line 8 performs transliteration of the lowercase letters into
uppercase letters. Note that unlike tr, the y command in sed does not
support character ranges (for example, [a-z]), nor does it support
POSIX. Again, because the y command is not preceded by an address, it
applies to every line in the input stream.
PEOPLE WHO LIKE SED ALSO LIKE...
sed is a capable program, able to perform fairly complex editing
tasks to streams of text. It is most often used for simple, one-line
tasks rather than long scripts. Many users prefer other tools for
larger tasks. The most popular of these are awk and perl. These go
beyond mere tools like the programs covered here and extend into
the realm of complete programming languages. perl, in particular,
is often used instead of shell scripts for many system management
and administration tasks, as well as being a popular medium for
web development. awk is a little more specialized. Its specific
strength is its ability to manipulate tabular data. It resembles sed in
that awk programs normally process text files line by line, using a
scheme similar to the sed concept of an address followed by an
action. While both awk and perl are outside the scope of this book,
they are good skills for the Linux command line user to learn.
aspell—Interactive Spellchecker
The last tool we will look at is aspell, an interactive spelling checker.
The aspell program is the successor to an earlier program named ispell</text:p>
      <text:p>and can be used, for the most part, as a drop-in replacement. While the
aspell program is mostly used by other programs that require
spellchecking capability, it can also be used effectively as a stand-alone
tool from the command line. It has the ability to intelligently check
various types of text files, including HTML documents, C or C++
programs, email messages, and other kinds of specialized texts.
To spellcheck a text file containing simple prose, it could be used
like this:
aspell check textfile
where textfile is the name of the file to check. As a practical example,
let’s create a simple text file named foo.txt containing some deliberate
spelling errors.
[me@linuxbox ~]$ cat &gt; foo.txt
The quick brown fox jimped over the laxy dog.
Next we’ll check the file using aspell.
[me@linuxbox ~]$ aspell check foo.txt
As aspell is interactive in the check mode, we will see a screen like
this.
The quick brown fox jimped over the laxy dog.
                                                                      
1) jumped                               6) wimped
2) gimped                               7) camped
3) comped                               8) humped
4) limped                               9) impede
5) pimped                               0) umped
i) Ignore                               I) Ignore all
r) Replace                              R) Replace all
a) Add                                  l) Add Lower
b) Abort                                x) Exit
                                                                      
?
At the top of the display, we see our text with a suspiciously spelled
word highlighted. In the middle, we see 10 spelling suggestions
numbered 0 through 9, followed by a list of other possible actions.
Finally, at the bottom, we see a prompt ready to accept our choice.</text:p>
      <text:p>If we press the 1 key, aspell replaces the offending word with the
word jumped and moves on to the next misspelled word, which is laxy. If
we select the replacement lazy, aspell replaces it and terminates. Once
aspell has finished, we can examine our file and see that the misspellings
have been corrected.
[me@linuxbox ~]$ cat foo.txt
The quick brown fox jumped over the lazy dog.
Unless told otherwise via the command line option --dont-backup,
aspell creates a backup file containing the original text by appending the
extension .bak to the filename.
Showing off our sed editing prowess, we’ll put our spelling mistakes
back in so we can reuse our file.
[me@linuxbox ~]$ sed -i 's/lazy/laxy/; s/jumped/jimped/' foo.txt
The sed option -i tells sed to edit the file “in-place,” meaning that
rather than sending the edited output to standard output, it will rewrite
the file with the changes applied. We also see the ability to place more
than one editing command on the line by separating them with a
semicolon.
Next, we’ll look at how aspell can handle different kinds of text files.
Using a text editor such as vim (the adventurous may want to try sed), we
will add some HTML markup to our file.
&lt;html&gt;
      &lt;head&gt;
            &lt;title&gt;Mispelled HTML file&lt;/title&gt;
      &lt;/head&gt;
      &lt;body&gt;
            &lt;p&gt;The quick brown fox jimped over the laxy dog.&lt;/p&gt;
      &lt;/body&gt;
&lt;/html&gt;
Now, if we try to spellcheck our modified file, we run into a problem.
If we do it this way:
[me@linuxbox ~]$ aspell check foo.txt
we’ll get this:</text:p>
      <text:p>&lt; html&gt;
        &lt;head&gt;
                &lt;title&gt;Mispelled HTML file&lt;/title&gt;
        &lt;/head&gt;
        &lt;body&gt;
                &lt;p&gt;The quick brown fox jimped over the laxy dog.&lt;/p&gt;
        &lt;/body&gt;
&lt;/html&gt;                                                                          
     
                                                                      
1) HTML                                 4) Hamel
2) ht ml                                5) Hamil
3) ht-ml                                6) hotel
i) Ignore                               I) Ignore all
r) Replace                              R) Replace all
a) Add                                  l) Add Lower
b) Abort                                x) Exit
                                                                      
?
aspell will see the contents of the HTML tags as misspelled. This
problem can be overcome by including the -H (HTML) checking-mode
option, like this:
[me@linuxbox ~]$ aspell -H check foo.txt
which will result in this:
&lt;html&gt;
        &lt;head&gt;
                &lt;title&gt; Mispelled HTML file&lt;/title&gt;
        &lt;/head&gt;
        &lt;body&gt;
                &lt;p&gt;The quick brown fox jimped over the laxy dog.&lt;/p&gt;
        &lt;/body&gt;
&lt;/html&gt;
                                                                      
1) Mi spelled                           6) Misapplied
2) Mi-spelled                           7) Miscalled
3) Misspelled                           8) Respelled
4) Dispelled                            9) Misspell
5) Spelled                              0) Misled
i) Ignore                               I) Ignore all
r) Replace                              R) Replace all
a) Add                                  l) Add Lower
b) Abort                                x) Exit
                                                                      
?</text:p>
      <text:p>The HTML is ignored, and only the non-markup portions of the file
are checked. In this mode, the contents of HTML tags are ignored and
not checked for spelling. However, the contents of ALT tags, which
benefit from checking, are checked in this mode.
NOTE
By default, aspell will ignore URLs and email addresses in text. This
behavior can be overridden with command line options. It is also possible to
specify which markup tags are checked and skipped. See the aspell man page
for details.
Summing Up
In this chapter, we looked at a few of the many command line tools that
operate on text. In the next chapter, we will look at several more.
Admittedly, it may not seem immediately obvious how or why you
might use some of these tools on a day-to-day basis, though we have
tried to show some practical examples of their use. We will find in later
chapters that these tools form the basis of a tool set that is used to solve
a host of practical problems. This will be particularly true when we get
into shell scripting, where these tools will really show their worth.
Extra Credit
There are a few more interesting text-manipulation commands worth
investigating. Among these are split (split files into pieces), csplit (split
files into pieces based on context), and sdiff (side-by-side merge of file
differences).
OceanofPDF.com</text:p>
      <text:p>21
FORMATTING OUTPUT
In this chapter, we continue our look at text-related tools, focusing on
programs that are used to format text output, rather than changing the
text itself. These tools are often used to prepare text for eventual
printing, a subject that we will cover in the next chapter. We will cover
the following programs in this chapter:
nl Number lines
fold Wrap each line to a specified length
fmt A simple text formatter
pr Prepare text for printing
printf Format and print data
groff A document formatting system
Simple Formatting Tools
We’ll look at some of the simple formatting tools first. These are mostly
single-purpose programs and a bit unsophisticated in what they do, but
they can be used for small tasks and as parts of pipelines and scripts.
nl—Number Lines</text:p>
      <text:p>The nl program is a rather arcane tool used to perform a simple task. It
numbers lines. In its simplest use, it resembles cat -n.
[me@linuxbox ~]$ nl distros.txt | head
     1    SUSE           10.2     12/07/2006
     2    Fedora         10       11/25/2008
     3    SUSE           11.0     06/19/2008
     4    Ubuntu         8.04     04/24/2008
     5    Fedora         8        11/08/2007
     6    SUSE           10.3     10/04/2007
     7    Ubuntu         6.10     10/26/2006
     8    Fedora         7        05/31/2007
     9    Ubuntu         7.10     10/18/2007
    10    Ubuntu         7.04     04/19/2007
Like cat, nl can accept either multiple files as command line
arguments or standard input. However, nl has a number of options and
supports a primitive form of markup to allow more complex kinds of
numbering.
nl supports a concept called logical pages when numbering. This allows
nl to reset (start over) the numerical sequence when numbering. Using
options, it is possible to set the starting number to a specific value and, to
a limited extent, its format. A logical page is further broken down into a
header, body, and footer. Within each of these sections, line numbering
may be reset and/or be assigned a different style. If nl is given multiple
files, it treats them as a single stream of text. Sections in the text stream
are indicated by the presence of some rather odd-looking markup added
to the text, as described in Table 21-1.
Table 21-1: nl Markup
MarkupMeaning
\:\:\:
Start of logical page header
\:\:
Start of logical page body
\:
Start of logical page footer
Each of the markup elements listed in Table 21-1 must appear alone
on its own line. After processing a markup element, nl deletes it from the
text stream.</text:p>
      <text:p>Table 21-2 lists the common options for nl.
Table 21-2: Common nl Options
OptionMeaning
-b style Set body numbering to style, where style is one of the following:
a = Number all lines.
t = Number only non-blank lines. This is the default.
n = None.
pregexp = Number only lines matching basic regular expression
regexp.
-f style Set footer numbering to style. The default is n (none).
-h style Set header numbering to style. The default is n (none).
-i numberSet page numbering increment to number. The default is 1.
-n formatSets numbering format to format, where format is one of the
following:
ln = Left justified, without leading zeros.
rn = Right justified, without leading zeros. This is the default.
rz = Right justified, with leading zeros.
-p
Do not reset page numbering at the beginning of each logical
page.
-s stringAdd string to the end of each line number to create a separator.
The default is a single tab character.
-v numberSet the first line number of each logical page to number. The
default is 1.
-w width Set the width of the line number field to width. The default is 6.
Admittedly, we probably won’t be numbering lines that often, but we
can use nl to look at how we can combine multiple tools to perform
more complex tasks. We will build on our work in the previous chapter
to produce a Linux distributions report. Since we will be using nl, it will
be useful to include its header/body/footer markup. To do this, we will</text:p>
      <text:p>add it to the sed script from the previous chapter. Using our text editor,
we will change the script as follows and save it as distros-nl.sed:
# sed script to produce Linux distributions report
1 i\
\\:\\:\\:\
\
Linux Distributions Report\
\
Name        Ver.  Released\
----        ----  --------\
\\:\\:
s/\([0-9]\{2\}\)\/\([0-9]\{2\}\)\/\([0-9]\{4\}\)$/\3-\1-\2/
$ a\
\\:\
\
End Of Report
The script now inserts the nl logical page markup and adds a footer at
the end of the report. Note that we had to double up the backslashes in
our markup because they are normally interpreted as an escape character
by sed.
Next, we’ll produce our enhanced report by combining sort, sed, and
nl.
[me@linuxbox ~]$ sort -k 1,1 -k 2n distros.txt | sed -f distros-nl.sed | nl
       Linux Distributions Report
       
       Name     Ver.    Released
       ----     ----    --------
     1  Fedora  5       2006-03-20
     2  Fedora  6       2006-10-24
     3  Fedora  7       2007-05-31
     4  Fedora  8       2007-11-08
     5  Fedora  9       2008-05-13
     6  Fedora  10      2008-11-25
     7  SUSE    10.1    2006-05-11
     8  SUSE    10.2    2006-12-07
     9  SUSE    10.3    2007-10-04
    10  SUSE    11.0    2008-06-19
    11  Ubuntu  6.06    2006-06-01
    12  Ubuntu  6.10    2006-10-26
    13  Ubuntu  7.04    2007-04-19
    14  Ubuntu  7.10    2007-10-18
    15  Ubuntu  8.04    2008-04-24
    16  Ubuntu  8.10    2008-10-30</text:p>
      <text:p>End Of Report
Our report is the result of our pipeline of commands. First, we sort
the list by distribution name and version (fields 1 and 2), and then we
process the results with sed, adding the report header (including the
logical page markup for nl) and footer. Finally, we process the result with
nl, which, by default, only numbers the lines of the text stream that
belong to the body section of the logical page.
We can repeat the command and experiment with different options
for nl. Some interesting ones are the following:
nl -n rz
and the following:
nl -w 3 -s ' '
fold—Wrap Each Line to a Specified Length
Folding is the process of breaking lines of text at a specified width. Like
our other commands, fold accepts either one or more text files or
standard input. If we send fold a simple stream of text, we can see how it
works.
[me@linuxbox ~]$ echo "The quick brown fox jumped over the lazy dog." | fold -w
12
The quick br
own fox jump
ed over the
lazy dog.
Here we see fold in action. The text sent by the echo command is
broken into segments specified by the -w option. In this example, we
specify a line width of 12 characters. If no width is specified, the default
is 80 characters. Notice how the lines are broken regardless of word
boundaries. The addition of the -s option will cause fold to break the line
at the last available space before the line width is reached.
[me@linuxbox ~]$ echo "The quick brown fox jumped over the lazy dog." | fold -w
12 -s</text:p>
      <text:p>The quick
brown fox
jumped over
the lazy
dog.
fmt—A Simple Text Formatter
The fmt program also folds text, plus a lot more. It accepts either files or
standard input and performs paragraph formatting on the text stream.
Basically, it fills and joins lines in text while preserving blank lines and
indentation.
To demonstrate, we’ll need some text. Let’s lift some from the fmt
info page.
   `fmt' reads from the specified FILE arguments (or standard input if none
are given), and writes to standard output.
   By default, blank lines, spaces between words, and indentation are
preserved in the output; successive input lines with different
indentation are not joined; tabs are expanded on input and introduced on
output.
   `fmt' prefers breaking lines at the end of a sentence, and tries to avoid
line breaks after the first word of a sentence or before the last word of a
sentence.  A "sentence break" is defined as either the end of a paragraph
or a word ending in any of `.?!', followed by two spaces or end of line,
ignoring any intervening parentheses or quotes.  Like TeX, `fmt' reads entire
"paragraphs" before choosing line breaks; the algorithm is a variant of that
given by Donald E. Knuth and Michael F. Plass in "Breaking Paragraphs Into
Lines", `Software--Practice &amp; Experience' 11, 11 (November 1981), 1119-1184.
We’ll copy this text into our text editor and save the file as fmt-
info.txt. Now, let’s say we wanted to reformat this text to fit a 50-
character-wide column. We could do this by processing the file with fmt
and the -w option.
[me@linuxbox ~]$ fmt -w 50 fmt-info.txt | head
   `fmt' reads from the specified FILE arguments
   (or standard input if
none are given), and writes to standard output.
   By default, blank lines, spaces between words,
   and indentation are
preserved in the output; successive input lines
with different indentation are not joined; tabs
are expanded on input and introduced on output.</text:p>
      <text:p>Well, that’s an awkward result. Perhaps we should actually read this
text since it explains what’s going on.
By default, blank lines, spaces between words, and indentation
are preserved in the output; successive input lines with different
indentation are not joined; tabs are expanded on input and
introduced on output.
So, fmt is preserving the indentation of the first line. Fortunately, fmt
provides an option to correct this.
[me@linuxbox ~]$ fmt -cw 50 fmt-info.txt
   `fmt' reads from the specified FILE arguments
(or standard input if none are given), and writes
to standard output.
   By default, blank lines, spaces between words,
and indentation are preserved in the output;
successive input lines with different indentation
are not joined; tabs are expanded on input and
introduced on output.
   `fmt' prefers breaking lines at the end of a
sentence, and tries to avoid line breaks after
the first word of a sentence or before the
last word of a sentence.  A "sentence break"
is defined as either the end of a paragraph
or a word ending in any of `.?!', followed
by two spaces or end of line, ignoring any
intervening parentheses or quotes.  Like TeX,
`fmt' reads entire "paragraphs" before choosing
line breaks; the algorithm is a variant of
that given by Donald E. Knuth and Michael F.
Plass in "Breaking Paragraphs Into Lines",
`Software--Practice &amp; Experience' 11, 11
(November 1981), 1119-1184.
That’s much better. By adding the -c option, we now have the desired
result.
fmt has some interesting options, as described in Table 21-3.
Table 21-3: fmt Options
OptionDescription
-c
Operate in crown margin mode. This preserves the indentation of
the first two lines of a paragraph. Subsequent lines are aligned
with the indentation of the second line.</text:p>
      <text:p>OptionDescription
-p stringFormat only those lines beginning with the prefix string. After
formatting, the contents of string are prefixed to each
reformatted line. This option can be used to format text in
source code comments. For example, any programming
language or configuration file that uses a # character to delineate
a comment could be formatted by specifying -p ’# ’ so that only
the comments will be formatted. See the example that follows.
-s
Split-only mode. In this mode, lines will only be split to fit the
specified column width. Short lines will not be joined to fill lines.
This mode is useful when formatting text such as code where
joining is not desired.
-u
Perform uniform spacing. This will apply traditional
“typewriter-style” formatting to the text. This means a single
space between words and two spaces between sentences. This
mode is useful for removing justification, that is, text that has
been padded with spaces to force alignment on both the left and
right margins.
-w width Format text to fit within a column width characters wide. The
default is 75 characters. Note: fmt actually formats lines slightly
shorter than the specified width to allow for line balancing.
The -p option is particularly interesting. With it, we can format
selected portions of a file, provided that the lines to be formatted all
begin with the same sequence of characters. Many programming
languages use the pound sign (#) to indicate the beginning of a comment
and thus can be formatted using this option. Let’s create a file that
simulates a program that uses comments.
[me@linuxbox ~]$ cat &gt; fmt-code.txt
# This file contains code with comments.
# This line is a comment.
# Followed by another comment line.
# And another.
This, on the other hand, is a line of code.</text:p>
      <text:p>And another line of code.
And another.
Our sample file contains comments that begin with the string # (a #
followed by a space) and lines of “code” that do not. Now, using fmt, we
can format the comments and leave the code untouched.
[me@linuxbox ~]$ fmt -w 50 -p '# ' fmt-code.txt
# This file contains code with comments.
# This line is a comment. Followed by another
# comment line. And another.
This, on the other hand, is a line of code.
And another line of code.
And another.
Notice that the adjoining comment lines are joined, while the blank
lines and the lines that do not begin with the specified prefix are
preserved.
pr—Format Text for Printing
The pr program is used to paginate text. When printing text, it is often
desirable to separate the pages of output with several lines of whitespace
to provide a top margin and a bottom margin for each page. Further, this
whitespace can be used to insert a header and footer on each page.
We’ll demonstrate pr by formatting our distros.txt file into a series of
short pages (only the first two pages are shown).
[me@linuxbox ~]$ pr -l 15 -w 65 distros.txt
2016-12-11 18:27                distros.txt                Page 1
SUSE            10.2      12/07/2006
Fedora          10        11/25/2008
SUSE            11.0      06/19/2008
Ubuntu          8.04      04/24/2008
Fedora          8         11/08/2007
2016-12-11 18:27                distros.txt                Page 2</text:p>
      <text:p>SUSE            10.3      10/04/2007
Ubuntu          6.10      10/26/2006
Fedora          7         05/31/2007
Ubuntu          7.10      10/18/2007
Ubuntu          7.04      04/19/2007
In this example, we employ the -l option (for page length) and the -w
option (page width) to define a “page” that is 65 columns wide and 15
lines long. pr paginates the contents of the distros.txt file, separates each
page with several lines of whitespace, and creates a default header
containing the file modification time, filename, and page number. The pr
program provides many options to control page layout, which we’ll see
in Chapter 22.
printf—Format and Print Data
Unlike the other commands in this chapter, the printf command is not
used for pipelines (it does not accept standard input) nor does it find
frequent application directly on the command line (it’s mostly used in
scripts). So why is it important? Because it is so widely used.
printf (from the phrase print formatted) was originally developed for
the C programming language and has been implemented in many
programming languages including the shell. In fact, in bash, printf is a
builtin.
printf works like this:
printf "format" arguments
The command is given a string containing a format description,
which is then applied to a list of arguments. The formatted result is sent
to standard output. Here is a trivial example:
[me@linuxbox ~]$ printf "I formatted the string: %s\n" foo
I formatted the string: foo
The format string may contain literal text (like “I formatted the
string:”), escape sequences (such as \n, a newline character), and</text:p>
      <text:p>sequences beginning with the % character, which are called conversion
specifications. In the preceding example, the conversion specification %s is
used to format the string “foo” and place it in the command’s output.
Here it is again:
[me@linuxbox ~]$ printf "I formatted '%s' as a string.\n" foo
I formatted 'foo' as a string.
As we can see, the %s conversion specification is replaced by the string
“foo” in the command’s output. The s conversion is used to format string
data. There are other specifiers for other kinds of data. Table 21-4 lists
the commonly used data types.
Table 21-4: Common printf Data Type Specifiers
SpecifierDescription
d
Format a number as a signed decimal integer.
f
Format and output a floating-point number.
o
Format an integer as an octal number.
s
Format a string.
x
Format an integer as a hexadecimal number using lowercase a
to f where needed.
X
Same as x but use uppercase letters.
%
Print a literal % symbol (i.e., specify %%).
We’ll demonstrate the effect each of the conversion specifiers on the
string 380.
[me@linuxbox ~]$ printf "%d, %f, %o, %s, %x, %X\n" 380 380 380 380 380 380
380, 380.000000, 574, 380, 17c, 17C
Because we specified six conversion specifiers, we must also supply six
arguments for printf to process. The six results show the effect of each
specifier.
Several optional components may be added to the conversion
specifier to adjust its output. A complete conversion specification may</text:p>
      <text:p>consist of the following:
%[flags][width][.precision]conversion_specification
Multiple optional components, when used, must appear in the order
specified earlier to be properly interpreted. Table 21-5 describes each.
Table 21-5: printf Conversion Specification Components
ComponentDescription
flags
There are five different flags:
 
#: Use the alternate format for output. This varies by data
type. For o (octal number) conversion, the output is
prefixed with 0. For x and X (hexadecimal number)
conversions, the output is prefixed with 0x or 0X,
respectively.
 
0 (zero): Pad the output with zeros. This means that the
field will be filled with leading zeros, as in 000380.
 
- (dash): Left-align the output. By default, printf right-
aligns output.
 
’ ’ (space): Produce a leading space for positive numbers.
 
+ (plus sign): Sign positive numbers. By default, printf only
signs negative numbers.
width
A number specifying the minimum field width.
.precision
For floating-point numbers, specify the number of digits of
precision to be output after the decimal point. For string
conversion, precision specifies the number of characters to
output.
Table 21-6 lists some examples of different formats in action.
Table 21-6: printf Conversion Specification Examples
ArgumentFormat Result
Notes
380
"%d"
380
Simple formatting of an integer.</text:p>
      <text:p>ArgumentFormat Result
Notes
380
"%#x"
0x17c
Integer formatted as a hexadecimal number
using the “alternate format” flag.
380
"%05d"
00380
Integer formatted with leading zeros
(padding) and a minimum field width of
five characters.
380
"%05.5f" 380.00000
Number formatted as a floating-point
number with padding and five decimal
places of precision. Since the specified
minimum field width (5) is less than the
actual width of the formatted number, the
padding has no effect.
380
"%010.5f"0380.00000 By increasing the minimum field width to
10, the padding is now visible.
380
"%+d"
+380
The + flag signs a positive number.
380
"%-d"
380
The - flag left-aligns the formatting.
abcdefghijk
"%5s"
abcedfghijkA string formatted with a minimum field
width.
abcdefghijk
"%.5s"
abcde
By applying precision to a string, it is
truncated.
Again, printf is used mostly in scripts where it is employed to format
tabular data, rather than on the command line directly. But we can still
show how it can be used to solve various formatting problems. First, let’s
output some fields separated by tab characters.
[me@linuxbox ~]$ printf "%s\t%s\t%s\n" str1 str2 str3
str1    str2    str3
By inserting \t (the escape sequence for a tab), we achieve the desired
effect. Next, here are some numbers with neat formatting:
[me@linuxbox ~]$ printf "Line: %05d %15.3f Result: %+15d\n" 1071 3.14156295
32589</text:p>
      <text:p>Line: 01071           3.142 Result:          +32589
This shows the effect of minimum field width on the spacing of the
fields. Or how about formatting a tiny web page?
[me@linuxbox ~]$ printf "&lt;html&gt;\n\t&lt;head&gt;\n\t\t&lt;title&gt;%s&lt;/title&gt;\n\t&lt;/head&gt;\n\
t&lt;body&gt;\n\t\t&lt;p&gt;%s&lt;/p&gt;\n\t&lt;/body&gt;\n&lt;/html&gt;\n" "Page Title" "Page Content"
&lt;html&gt;
        &lt;head&gt;
               &lt;title&gt;Page Title&lt;/title&gt;
        &lt;/head&gt;
        &lt;body&gt;
               &lt;p&gt;Page Content&lt;/p&gt;
        &lt;/body&gt;
&lt;/html&gt;
Document Formatting Systems
So far, we have examined the simple text-formatting tools. These are
good for small, simple tasks, but what about larger jobs? One of the
reasons that Unix became a popular operating system among technical
and scientific users (aside from providing a powerful multitasking,
multiuser environment for all kinds of software development) is that it
offered tools that could be used to produce many types of documents,
particularly scientific and academic publications. In fact, as the GNU
documentation describes, document preparation was instrumental to the
development of Unix.
The first version of UNIX was developed on a PDP-7 which
was sitting around Bell Labs. In 1971 the developers wanted to
get a PDP-11 for further work on the operating system. In
order to justify the cost for this system, they proposed that they
would implement a document formatting system for the AT&amp;T
patents division. This first formatting program was a
reimplementation of McIllroy’s roff, written by J. F. Ossanna.
Two main families of document formatters dominate the field: those
descended from the original roff program, including nroff and troff, and
those based on Donald Knuth’s TEX (pronounced “tek”) typesetting
system. And yes, the dropped E in the middle is part of its name.</text:p>
      <text:p>The name roff is derived from the term run off as in, “I’ll run off a
copy for you.” The nroff program is used to format documents for output
to devices that use monospaced fonts, such as character terminals and
typewriter-style printers. At the time of its introduction, this included
nearly all printing devices attached to computers. The later troff
program formats documents for output on typesetters, devices used to
produce “camera-ready” type for commercial printing. Most computer
printers today are able to simulate the output of typesetters. The roff
family also includes some other programs that are used to prepare
portions of documents. These include eqn (for mathematical equations)
and tbl (for tables).
The TEX system (in stable form) first appeared in 1989 and has, to
some degree, displaced troff as the tool of choice for typesetter output.
We won’t be covering TEX here, both because of its complexity (there
are entire books about it) and because it is not installed by default on
most modern Linux systems.
TIP
For those interested in installing TEX, check out the texlive package, which
can be found in most distribution repositories, and the LyX graphical content
editor.
groff
groff is a suite of programs containing the GNU implementation of troff.
It also includes a script that is used to emulate nroff and the rest of the
roff family as well.
While roff and its descendants are used to make formatted
documents, they do it in a way that is rather foreign to modern users.
Most documents today are produced using word processors that are able
to perform both the composition and the layout of a document in a
single step. Prior to the advent of the graphical word processor,
documents were often produced in a two-step process involving the use
of a text editor to perform composition, and a processor, such as troff, to
apply the formatting. Instructions for the formatting program were</text:p>
      <text:p>embedded into the composed text through the use of a markup language.
The modern analog for such a process is the web page, which is
composed using a text editor of some kind and then rendered by a web
browser using HTML as the markup language to describe the final page
layout.
We’re not going to cover groff in its entirety, as many elements of its
markup language deal with rather arcane details of typography. Instead,
we will concentrate on one of its macro packages that remains in wide use.
These macro packages condense many of its low-level commands into a
smaller set of high-level commands that make using groff much easier.
For a moment, let’s consider the humble man page. It lives in the
/usr/share/man directory as a gzip-compressed text file. If we were to
examine its uncompressed contents, we would see the following (the man
page for ls in section 1 is shown):
[me@linuxbox ~]$ zcat /usr/share/man/man1/ls.1.gz | head
.\" DO NOT MODIFY THIS FILE!  It was generated by help2man 1.47.3.
.TH LS "1" "January 2018" "GNU coreutils 8.28" "User Commands"
.SH NAME
ls \- list directory contents
.SH SYNOPSIS
.B ls
[\fI\,OPTION\/\fR]... [\fI\,FILE\/\fR]...
.SH DESCRIPTION
.\" Add any additional description here
.PP
Compared to the man page in its normal presentation, we can begin
to see a correlation between the markup language and its results.
[me@linuxbox ~]$ man ls | head
LS(1)                     User Commands                      LS(1)
NAME
       ls - list directory contents
SYNOPSIS
       ls [OPTION]... [FILE]...
The reason this is of interest is that man pages are rendered by groff,
using the mandoc macro package. In fact, we can simulate the man command
with the following pipeline:</text:p>
      <text:p>[me@linuxbox ~]$ zcat /usr/share/man/man1/ls.1.gz | groff -mandoc -T ascii | head
LS(1)                     User Commands                      LS(1)
NAME
       ls - list directory contents
SYNOPSIS
       ls [OPTION]... [FILE]...
Here we use the groff program with the options set to specify the
mandoc macro package and the output driver for ASCII. groff can produce
output in several formats. If no format is specified, PostScript is output
by default.
[me@linuxbox ~]$ zcat /usr/share/man/man1/ls.1.gz | groff -mandoc | head
%!PS-Adobe-3.0
%%Creator: groff version 1.18.1
%%CreationDate: Thu Feb  5 13:44:37 2009
%%DocumentNeededResources: font Times-Roman
%%+ font Times-Bold
%%+ font Times-Italic
%%DocumentSuppliedResources: procset grops 1.18 1
%%Pages: 4
%%PageOrder: Ascend
%%Orientation: Portrait
We briefly mentioned PostScript in the previous chapter and will
again in the next chapter. PostScript is a page description language that is
used to describe the contents of a printed page to a typesetter-like
device. If we take the output of our command and store it to a file
(assuming that we are using a graphical desktop with a Desktop directory),
an icon for the output file should appear on the desktop.
[me@linuxbox ~]$ zcat /usr/share/man/man1/ls.1.gz | groff -mandoc &gt;
~/Desktop/ls.ps
By double-clicking the icon, a page viewer should start up and reveal
the file in its rendered form, as shown in Figure 21-1.
What we see is a nicely typeset man page for ls! In fact, it’s possible to
convert the PostScript file into a Portable Document Format (PDF) file
with this command:
[me@linuxbox ~]$ ps2pdf ~/Desktop/ls.ps ~/Desktop/ls.pdf</text:p>
      <text:p>The ps2pdf program is part of the ghostscript package, which is installed
on most Linux systems that support printing.
Figure 21-1: Viewing PostScript output with a page viewer in GNOME
TIP
Linux systems often include many command line programs for file format
conversion. They are often named using the convention of format2format.
Try using the command ls /usr/bin/*[[:alpha:]]2[[:alpha:]]* to identify
them. Also try searching for programs named formattoformat.
For our last exercise with groff, we will revisit our old friend distros.txt.
This time, we will use the tbl program, which is used to format tables to</text:p>
      <text:p>typeset our list of Linux distributions. To do this, we are going to use our
earlier sed script to add markup to a text stream that we will feed to groff.
First, we need to modify our sed script to add the necessary markup
elements (called requests in groff) that tbl requires. Using a text editor, we
will change distros.sed to the following:
# sed script to produce Linux distributions report
1 i\
.TS\
center box;\
cb s s\
cb cb cb\
l n c.\
Linux Distributions Report\
=\
Name    Version    Released\
_
s/\([0-9]\{2\}\)\/\([0-9]\{2\}\)\/\([0-9]\{4\}\)$/\3-\1-\2/
$ a\
.TE
Note that for the script to work properly, care must been taken to see
that the words Name Version Released are separated by tabs, not spaces.
We’ll save the resulting file as distros-tbl.sed. tbl uses the .TS and .TE
requests to start and end the table. The rows following the .TS request
define global properties of the table, which, for our example, are
centered horizontally on the page and surrounded by a box. The
remaining lines of the definition describe the layout of each table row.
Now, if we run our report-generating pipeline again with the new sed
script, we’ll get the following:
[me@linuxbox ~]$ sort -k 1,1 -k 2n distros.txt | sed -f distros-tbl.sed | groff -
t -T ascii
                 +------------------------------+
                 | Linux Distributions Report   |
                 +------------------------------+
                 | Name    Version    Released  |
                 +------------------------------+
                 |Fedora     5       2006-03-20 |
                 |Fedora     6       2006-10-24 |
                 |Fedora     7       2007-05-31 |
                 |Fedora     8       2007-11-08 |
                 |Fedora     9       2008-05-13 |
                 |Fedora    10       2008-11-25 |
                 |SUSE      10.1     2006-05-11 |
                 |SUSE      10.2     2006-12-07 |
                 |SUSE      10.3     2007-10-04 |</text:p>
      <text:p>|SUSE      11.0     2008-06-19 |
                 |Ubuntu     6.06    2006-06-01 |
                 |Ubuntu     6.10    2006-10-26 |
                 |Ubuntu     7.04    2007-04-19 |
                 |Ubuntu     7.10    2007-10-18 |
                 |Ubuntu     8.04    2008-04-24 |
                 |Ubuntu     8.10    2008-10-30 |
                 +------------------------------+
Adding the -t option to groff instructs it to preprocess the text stream
with tbl. Likewise, the -T option is used to output to ASCII rather than
the default output medium, PostScript.
The format of the output is the best we can expect if we are limited to
the capabilities of a terminal screen or typewriter-style printer. If we
specify PostScript output and graphically view the output, we get a much
more satisfying result, as shown in Figure 21-2.
[me@linuxbox ~]$ sort -k 1,1 -k 2n distros.txt | sed -f distros-tbl.sed |
groff -t &gt; ~/Desktop/distros.ps
Figure 21-2: Viewing the finished table
Summing Up</text:p>
      <text:p>Given that text is so central to the character of Unix-like operating
systems, it makes sense that there would be many tools that are used to
manipulate and format text. As we have seen, there are! The simple
formatting tools like fmt and pr will find many uses in scripts that produce
short documents, while groff (and friends) can be used to write books. We
may never write a technical paper using command line tools (though
there are some people who do!), but it’s good to know that we could.
OceanofPDF.com</text:p>
      <text:p>22
PRINTING
After spending the last couple of chapters manipulating text, it’s time to
put that text on paper. In this chapter, we’ll look at the command line
tools that are used to print files and control printer operation. We won’t
be looking
at how to configure printing because that varies from distribution to
distribution and is usually set up automatically during installation. Note
that we will need a working printer configuration to perform the
exercises in this chapter.
We will discuss the following commands:
pr Convert text files for printing
lpr Print files
a2ps Format files for printing on a PostScript printer
lpstat Show printer status information
lpq Show printer queue status
lprm Cancel print jobs
A Brief History of Printing
To fully understand the printing features found in Unix-like operating
systems, we must first learn some history. Printing on Unix-like systems</text:p>
      <text:p>goes way back to the beginning of the operating system. In those days,
printers and how they were used were much different from today.
Printing in the Dim Times
Like computers, printers in the pre-PC era tended to be large, expensive,
and centralized. The typical computer user of 1980 worked at a terminal
connected to a computer some distance away. The printer was located
near the computer and was under the watchful eyes of the computer’s
operators.
When printers were expensive and centralized, as they often were in
the early days of Unix, it was common practice for many users to share a
printer. To identify print jobs belonging to a particular user, a banner page
displaying the name of the user was often printed at the beginning of
each print job. The computer support staff would then load up a cart
containing the day’s print jobs and deliver them to the individual users.
Character-Based Printers
The printer technology of the 1980s was very different from today in
two respects. First, printers of that period were almost always impact
printers. Impact printers use a mechanical mechanism that strikes a
ribbon against the paper to form character impressions on the page. Two
of the popular technologies of that time were daisy-wheel printing and
dot-matrix printing.
The second, and more important, characteristic of early printers was
that printers used a fixed set of characters that were intrinsic to the
device. For example, a daisy-wheel printer could print only the
characters actually molded into the petals of the daisy wheel. This made
the printers much like high-speed typewriters. As with most typewriters,
they printed using monospaced (fixed-width) fonts. This means that each
character has the same width. Printing was done at fixed positions on the
page, and the printable area of a page contained a fixed number of
characters. Most printers printed 10 characters per inch (CPI)
horizontally and 6 lines per inch (LPI) vertically. Using this scheme, a
US-letter sheet of paper is 85 characters wide and 66 lines high. Taking</text:p>
      <text:p>into account a small margin on each side, 80 characters was considered
the maximum width of a print line. This explains why terminal displays
(and our terminal emulators) are normally 80 characters wide. Using a
monospaced font and an 80-character-wide terminal provides a what-
you-see-is-what-you-get (WYSIWYG, pronounced “whizzy-wig”) view
of printed output.
Data is sent to a typewriter-like printer in a simple stream of bytes
containing the characters to be printed. For example, to print an a, the
ASCII character code 97 is sent. In addition, the low-numbered ASCII
control codes provided a means of moving the printer’s carriage and
paper, using codes for carriage return, line feed, form feed, and so on.
Using the control codes, it’s possible to achieve some limited font effects,
such as boldface, by having the printer print a character, backspace, and
print the character again to get a darker print impression on the page.
We can actually witness this if we use nroff to render a man page and
examine the output using cat -A.
[me@linuxbox ~]$ zcat /usr/share/man/man1/ls.1.gz | nroff -man | cat -A | head
LS(1)                       User Commands                      LS(1)
$
$
$
N^HNA^HAM^HME^HE$
       ls - list directory contents$
$
S^HSY^HYN^HNO^HOP^HPS^HSI^HIS^HS$
       l^Hls^Hs [_^HO_^HP_^HT_^HI_^HO_^HN]... [_^HF_^HI_^HL_^HE]...$
The ^H (CTRL-H) characters are the backspaces used to create the
boldface effect. Likewise, we can also see a backspace/underscore
sequence used to produce underlining.
Graphical Printers
The development of GUIs led to major changes in printer technology.
As computers moved to more picture-based displays, printing moved
from character-based to graphical techniques. This was facilitated by the
advent of the low-cost laser printer, which, instead of printing fixed
characters, could print tiny dots anywhere in the printable area of the</text:p>
      <text:p>page. This made printing proportional fonts (like those used by
typesetters), and even photographs and high-quality diagrams, possible.
However, moving from a character-based scheme to a graphical
scheme presented a formidable technical challenge. Here’s why: the
number of bytes needed to fill a page using a character-based printer can
be calculated this way (assuming 60 lines per page each containing 80
characters):
60 × 80 = 4,800 bytes
In comparison, a 300 dot per inch (DPI) laser printer (assuming an 8-
by 10-inch print area per page) requires this many bytes:
(8 × 300) × (10 × 300) / 8 = 900,000 bytes
Many of the slow PC networks simply could not handle the nearly
1MB of data required to print a full page on a laser printer, so it was
clear that a clever invention was needed.
That invention turned out to be the page description language (PDL). A
page description language is a programming language that describes the
contents of a page. Basically it says, “Go to this position, draw the
character a in 10-point Helvetica, go to this position . . .” until
everything on the page is described. The first major PDL was PostScript
from Adobe Systems, which is still in wide use today. The PostScript
language is a complete programming language tailored for typography
and other kinds of graphics and imaging. It includes built-in support for
35 standard, high-quality fonts, plus the ability to accept additional font
definitions at runtime. At first, support for PostScript was built into the
printers themselves. This solved the data transmission problem. While
the typical PostScript program was very verbose in comparison to the
simple byte stream of character-based printers, it was much smaller than
the number of bytes required to represent the entire printed page.
A PostScript printer accepted a PostScript program as input. The
printer contained its own processor and memory (oftentimes making the
printer a more powerful computer than the computer to which it was
attached) and executed a special program called a PostScript interpreter,</text:p>
      <text:p>which read the incoming PostScript program and rendered the results
into the printer’s internal memory, thus forming the pattern of bits (dots)
that would be transferred to the paper. The generic name for this process
of rendering something into a large bit pattern (called a bitmap) is raster
image processor (RIP).
As the years went by, both computers and networks became much
faster. This allowed the RIP to move from the printer to the host
computer, which, in turn, permitted high-quality printers to be much less
expensive.
Many printers today still accept character-based streams, but many
low-cost printers do not. They rely on the host computer’s RIP to
provide a stream of bits to print as dots. There are still some PostScript
printers, too.
Printing with Linux
Modern Linux systems employ two software suites to perform and
manage printing. The first, the Common Unix Printing System (CUPS),
provides print drivers and print-job management, and the second,
Ghostscript, a PostScript interpreter, acts as a RIP.
CUPS manages printers by creating and maintaining print queues. As
we discussed in the earlier history lesson, Unix printing was originally
designed to manage a centralized printer shared by multiple users. Since
printers are slow by nature, compared to the computers that are feeding
them, printing systems need a way to schedule multiple print jobs and
keep things organized. CUPS also has the ability to recognize different
types of data (within reason) and can convert files to a printable form.
Preparing Files for Printing
As command line users, we are mostly interested in printing text, though
it is certainly possible to print other data formats as well.
pr—Convert Text Files for Printing</text:p>
      <text:p>We looked at pr a little in the previous chapter. Now we will examine
some of its many options used in conjunction with printing. In our
history of printing, we saw how character-based printers use monospaced
fonts, resulting in fixed numbers of characters per line and lines per page.
pr is used to adjust text to fit on a specific page size, with optional page
headers and margins. Table 22-1 summarizes its most commonly used
options.
Table 22-1: Common pr Options
Option
Description
+first[:last]Output a range of pages starting with first and, optionally,
ending with last.
-columns
Organize the content of the page into the number of
columns specified by columns.
-a
By default, multicolumn output is listed vertically. By adding
the -a (across) option, content is listed horizontally.
-d
Double-space output.
-D format
Format the date displayed in page headers using format. See
the man page for the date command for a description of the
format string.
-f
Use form feeds rather than carriage returns to separate
pages.
-h header
In the center portion of the page header, use header rather
than the name of the file being processed.
-l length
Set page length to length. The default is 66 (US letter at 6
lines per inch).
-n
Number lines.
-o offset
Create a left margin offset characters wide.
-w width
Set the page width to width. The default is 72.
pr is often used in pipelines as a filter. In this example, we will produce
a directory listing of /usr/bin and format it into paginated, three-column</text:p>
      <text:p>output using pr:
[me@linuxbox ~]$  ls /usr/bin | pr -3 -w 65 | head
2016-02-18 14:00                                                 Page 1
[                             apturl                bsd-write
411toppm                      ar                    bsh
a2p                           arecord               btcflash
a2ps                          arecordmidi           bug-buddy
a2ps-lpr-wrapper              ark                   buildhash
Sending a Print Job to a Printer
The CUPS printing suite supports two methods of printing historically
used on Unix-like systems. One method, called Berkeley or LPD (used
in the Berkeley Software Distribution version of Unix), uses the lpr
program, while the other method, called SysV (from the System V
version of Unix), uses the lp program. Both programs do roughly the
same thing. Choosing one over the other is a matter of personal taste.
lpr—Print Files (Berkeley Style)
The lpr program can be used to send files to the printer. It may also be
used in pipelines, as it accepts standard input. For example, to print the
results of our previous multicolumn directory listing, we could do this:
[me@linuxbox ~]$ ls /usr/bin | pr -3 | lpr
The report would be sent to the system’s default printer. To send the
file to a different printer, the -P option can be used like this:
lpr -P printer_name
Here, printer_name is the name of the desired printer. To see a list of
printers known to the system, use this:
[me@linuxbox ~]$ lpstat -a
TIP</text:p>
      <text:p>Many Linux distributions allow you to define a “printer” that outputs files
to PDF, rather than printing on the physical printer. This is handy for
experimenting with printing commands. Check your printer configuration
program to see whether it supports this configuration. On some distributions,
you may need to install additional packages (such as cups-pdf) to enable this
capability.
Table 22-2 describes some of the common options for lpr.
Table 22-2: Common lpr Options
Option Description
-# number Set number of copies to number.
-p
Print each page with a shaded header with the date, time, job
name, and page number. This so-called pretty-print option can
be used when printing text files.
-P
printer
Specify the name of the printer used for output. If no printer is
specified, the system’s default printer is used.
-r
Delete files after printing. This would be useful for programs
that produce temporary printer-output files.
lp—Print Files (System V Style)
Like lpr, lp accepts either files or standard input for printing. It differs
from lpr in that it supports a different (and slightly more sophisticated)
option set. Table 22-3 describes the common options.
Table 22-3: Common lp Options
Option
Description
-d printer
Set the destination (printer) to printer. If no d option is
specified, the system default printer is used.
-n number
Set the number of copies to number.
-o landscape
Set output to landscape orientation.</text:p>
      <text:p>Option
Description
-o fitplot
Scale the file to fit the page. This is useful when printing
images, such as JPEG files.
-o
scaling=number
Scale file to number. The value of 100 fills the page. Values
less than 100 are reduced, while values greater than 100
cause the file to be printed across multiple pages.
-o cpi=number
Set the output characters per inch to number. The default is
10.
-o lpi=number
Set the output lines per inch to number. The default is 6.
-o page-
bottom=points
-o page-
left=points
-o page-
right=points
-o page-
top=points
Set the page margins. Values are expressed in points, a unit
of typographic measurement. There are 72 points to an
inch.
-P pages
Specify the list of pages. pages may be expressed as a
comma-separated list and/or a range, for example, 1,3,5,7-
10.
We’ll produce our directory listing again, this time printing 12 CPI
and 8 LPI with a left margin of one-half inch. Note that we have to
adjust the pr options to account for the new page size.
[me@linuxbox ~]$ ls /usr/bin | pr -4 -w 90 -l 88 | lp -o page-left=36 -o cpi=12 -
o lpi=8
This pipeline produces a four-column listing using smaller type than
the default. The increased number of characters per inch allows us to fit
more columns on the page.
Another Option: a2ps</text:p>
      <text:p>The a2ps program (available in most distribution repositories) is
interesting. As we can surmise from its name, it’s a format conversion
program, but it’s also much more. Its name originally meant “ASCII to
PostScript,” and it was used to prepare text files for printing on
PostScript printers. Over the years, however, the capabilities of the
program have grown, and now its name means “Anything to PostScript.”
While its name suggests a format-conversion program, it is actually a
printing program. It sends its default output to the system’s default
printer rather than standard output. The program’s default behavior is
that of a “pretty printer,” meaning that it improves the appearance of
output. We can use the program to create a PostScript file on our
desktop.
[me@linuxbox ~]$ ls /usr/bin | pr -3 -t | a2ps -o ~/Desktop/ls.ps -L 66
[stdin (plain): 11 pages on 6 sheets]
[Total: 11 pages on 6 sheets] saved into the file `/home/me/Desktop/ls.ps'
Here we filter the stream with pr, using the -t option (omit headers
and footers), and then with a2ps, specifying an output file (-o option) and
66 lines per page (-L option) to match the output pagination of pr. If we
view the resulting file with a suitable file viewer, we will see the output in
Figure 22-1.</text:p>
      <text:p>Figure 22-1: Viewing a2ps output
As we can see, the default output layout is “two-up” format. This
causes the contents of two pages to be printed on each sheet of paper.
a2ps applies nice page headers and footers, too.
a2ps has a lot of options. Table 22-4 provides a summary.
Table 22-4: a2ps Options
Option
Description
--center-
title=text
Set center page title to text.
--columns=number Arrange pages into number columns. The default is 2.
--footer=text
Set page footer to text.
--guess
Report the types of files given as arguments. Since a2ps
tries to convert and format all types of data, this option
can be useful for predicting what a2ps will do when given
a particular file.
--left-
footer=text
Set the left-page footer to text.</text:p>
      <text:p>Option
Description
--left-title=text Set the left-page title to text.
--line-
numbers=interval
Number lines of output every interval lines.
--list=defaults
Display default settings.
--pages=range
Print pages in range.
--right-
footer=text
Set the right-page footer to text.
--right-
title=text
Set the right-page title to text.
--rows=number
Arrange pages into number rows. The default is 1.
-B
No page headers.
-b text
Set the page header to text.
-f size
Use size point font.
-l number
Set characters per line to number. This and the -L option
(see the next entry) can be used to make files paginated
with other programs, such as pr, fit correctly on the page.
-L number
Set lines per page to number.
-M name
Use a media name, such as A4.
-n number
Output number copies of each page.
-o file
Send output to file. If file is specified as -, use standard
output.
-P printer
Use printer. If a printer is not specified, the system
default printer is used.
-R
Portrait orientation.
-r
Landscape orientation.
-T number
Set tab stops to every number characters.
-u text
Underlay (watermark) pages with text.</text:p>
      <text:p>This is just a summary. a2ps has several more options.
NOTE
There is another output formatter that is useful for converting text into
PostScript. Called enscript, it can perform many of the same kinds of
formatting and printing tricks, but unlike a2ps, it accepts only text input.
Monitoring and Controlling Print Jobs
As Unix printing systems are designed to handle multiple print jobs from
multiple users, CUPS is designed to do the same. Each printer is given a
print queue, where jobs are parked until they can be spooled to the printer.
CUPS supplies several command line programs that are used to manage
printer status and print queues. Like the lpr and lp programs, these
management programs are modeled after the corresponding programs
from the Berkeley and System V printing systems.
lpstat—Display Print System Status
The lpstat program is useful for determining the names and availability
of printers on the system. For example, if we had a system with both a
physical printer (named printer) and a PDF virtual printer (named PDF),
we could check their status like this:
[me@linuxbox ~]$ lpstat -a
PDF accepting requests since Mon 08 Dec 2017 03:05:59 PM EST
printer accepting requests since Tue 24 Feb 2018 08:43:22 AM EST
Further, we could determine a more detailed description of the print
system configuration this way:
[me@linuxbox ~]$ lpstat -s
system default destination: printer
device for PDF: cups-pdf:/
device for printer: ipp://print-server:631/printers/printer
In this example, we see that printer is the system’s default printer and
that it is a network printer using Internet Printing Protocol (ipp://)</text:p>
      <text:p>attached to a system named print-server.
Table 22-5 describes some of the commonly useful options.
Table 22-5: Common lpstat Options
Option
Description
-a
[printer...]
Display the state of the printer queue for printer. Note that
this is the status of the printer queue’s ability to accept jobs,
not the status of the physical printers. If no printers are
specified, all print queues are shown.
-d
Display the name of the system’s default printer.
-p
[printer...]
Display the status of the specified printer. If no printers are
specified, all printers are shown.
-r
Display the status of the print server.
-s
Display a status summary.
-t
Display a complete status report.
lpq—Display Printer Queue Status
To see the status of a printer queue, the lpq program is used. This allows
us to view the status of the queue and the print jobs it contains. Here is
an example of an empty queue for a system default printer named printer:
[me@linuxbox ~]$ lpq
printer is ready
no entries
If we do not specify a printer (using the -P option), the system’s
default printer is shown. If we send a job to the printer and then look at
the queue, we will see it listed.
[me@linuxbox ~]$ ls *.txt | pr -3 | lp
request id is printer-603 (1 file(s))
[me@linuxbox ~]$ lpq
printer is ready and printing
Rank    Owner   Job     File(s)                         Total Size
active  me      603     (stdin)                         1024 bytes</text:p>
      <text:p>lprm/cancel—Cancel Print Jobs
CUPS supplies two programs used to terminate print jobs and remove
them from the print queue. One is Berkeley style (lprm), and the other is
System V (cancel). They differ slightly in the options they support but do
basically the same thing. Using our earlier print job as an example, we
could stop the job and remove it this way:
[me@linuxbox ~]$ cancel 603
[me@linuxbox ~]$ lpq
printer is ready
no entries
Each command has options for removing all the jobs belonging to a
particular user, particular printer, and multiple job numbers. Their
respective man pages have all the details.
Summing Up
In this chapter, we saw how the printers of the past influenced the design
of the printing systems on Unix-like machines. We also explored how
much control is available on the command line to control not only the
scheduling and execution of print jobs, but also the various output
options.
OceanofPDF.com</text:p>
      <text:p>23
COMPILING PROGRAMS
In this chapter, we will look at how to build programs by compiling
source code. The availability of source code is the essential freedom that
makes Linux possible. The entire ecosystem of Linux development
relies on free exchange between developers. For many desktop users,
compiling is a lost art. It used to be quite common, but today,
distribution providers maintain huge repositories of precompiled
binaries, ready to download and use. At press time, the Debian
repository (one of the largest of any of the distributions) contains more
than 68,000 packages.
So why compile software? There are two reasons.
Availability. Despite the number of precompiled programs in
distribution repositories, some distributions may not include all the
desired applications. In this case, the only way to get the desired
program is to compile it from source.
Timeliness. While some distributions specialize in cutting-edge
versions of programs, many do not. This means that to have the
latest version of a program, compiling is necessary.
Compiling software from source code can become quite complex and
technical and well beyond the reach of many users. However, many</text:p>
      <text:p>compiling tasks are easy and involve only a few steps. It all depends on
the package. We will look at a very simple case to provide an overview
of the process and as a starting point for those who want to undertake
further study.
We will introduce one new command.
make Utility to maintain programs
What Is Compiling?
Simply put, compiling is the process of translating source code (the
human-readable description of a program written by a programmer)
into the native language of the computer’s processor.
The computer’s processor (or CPU) works at an elemental level,
executing programs in what is called machine language. This is a numeric
code that describes extremely small operations, such as “add this byte,”
“point to this location in memory,” or “copy this byte.” Each of these
instructions is expressed in binary (ones and zeros). The earliest
computer programs were written using this numeric code, which may
explain why programmers who wrote it were said to smoke a lot, drink
gallons of coffee, and wear thick glasses.
This problem was overcome by the advent of assembly language,
which replaced the numeric codes with (slightly) easier-to-use character
mnemonics such as CPY (for copy) and MOV (for move). Programs
written in assembly language are processed into machine language by a
program called an assembler. Assembly language is still used today for
certain specialized programming tasks, such as device drivers and
embedded systems.
We next come to what are called high-level programming languages,
which allow the programmer to be less concerned with the details of
what the processor is doing and more with solving the problem at hand.
The early ones (developed during the 1950s) include FORTRAN
(designed for scientific and technical tasks) and COBOL (designed for
business applications). Both are still in limited use today.</text:p>
      <text:p>While there are many popular programming languages, two
predominate. Most programs written for modern systems are written in
either C or C++. In the examples to follow, we will be compiling a C
program.
Programs written in high-level programming languages are
converted into machine language by processing them with another
program, called a compiler. Some compilers translate high-level
instructions into assembly language and then use an assembler to
perform the final stage of translation into machine language.
A process often used in conjunction with compiling is called linking.
There are many common tasks performed by programs. Take, for
instance, opening a file. Many programs perform this task, but it would
be wasteful to have each program implement its own routine to open
files. It makes more sense to have a single piece of programming that
knows how to open files and to allow all programs that need it to share
it. Providing support for common tasks is accomplished by what are
called libraries. They contain multiple routines, each performing some
common task that multiple programs can share. If we look in the /lib
and /usr/lib directories, we can see where many of them live. A program
called a linker is used to form the connections between the output of the
compiler and the libraries that the compiled program requires. The final
result of this process is the executable program file, ready for use.
Are All Programs Compiled?
No. As we have seen, there are programs such as shell scripts that do not
require compiling. They are executed directly. These are written in what
are known as scripting or interpreted languages. These languages have
grown in popularity in recent years and include Perl, Python, PHP,
Ruby, and many others.
Scripted languages are executed by a special program called an
interpreter. An interpreter inputs the program file and reads and executes
each instruction contained within it. In general, interpreted programs
execute much more slowly than compiled programs. This is because
each source code instruction in an interpreted program is translated</text:p>
      <text:p>every time it is carried out, whereas with a compiled program, a source
code instruction is translated only once, and this translation is
permanently recorded in the final executable file.
Why are interpreted languages so popular? For many programming
chores, the results are “fast enough,” but the real advantage is that it is
generally faster and easier to develop interpreted programs than
compiled programs. Programs are usually developed in a repeating cycle
of code, compile, test. As a program grows in size, the compilation phase
of the cycle can become quite long. Interpreted languages remove the
compilation step and thus speed up program development.
Compiling a C Program
Let’s compile something. Before we do that, however, we’re going to
need some tools like the compiler, the linker, and make. The C compiler
used almost universally in the Linux environment is called gcc (GNU C
Compiler), originally written by Richard Stallman. Most distributions
do not install gcc by default. We can check to see whether the compiler
is present like this:
[me@linuxbox ~]$ which gcc
/usr/bin/gcc
The results in this example indicate that the compiler is installed.
TIP
Your distribution may have a meta-package (a collection of packages) for
software development. If so, consider installing it if you intend to compile
programs on your system. If your system does not provide a meta-package,
try installing the gcc and make packages. On many distributions, this is
sufficient to carry out the following exercise.
Obtaining the Source Code</text:p>
      <text:p>For our compiling exercise, we are going to compile a program from the
GNU Project called diction. This handy little program checks text files
for writing quality and style. As programs go, it is fairly small and easy
to build.
Following convention, we’re first going to create a directory for our
source code named src and then download the source code into it using
ftp.
[me@linuxbox ~]$ mkdir src
[me@linuxbox ~]$ cd src
[me@linuxbox src]$ ftp ftp.gnu.org
Connected to ftp.gnu.org.
220 GNU FTP server ready.
Name (ftp.gnu.org:me): anonymous
230 Login successful.
Remote system type is UNIX.
Using binary mode to transfer files.
ftp&gt; cd gnu/diction
250 Directory successfully changed.
ftp&gt; ls
200 PORT command successful. Consider using PASV.
150 Here comes the directory listing.
-rw-r--r--    1 1003  65534   68940 Aug 28  1998 diction-0.7.tar.gz
-rw-r--r--    1 1003  65534   90957 Mar 04  2002 diction-1.02.tar.gz
-rw-r--r--    1 1003  65534  141062 Sep 17  2007 diction-1.11.tar.gz
226 Directory send OK.
ftp&gt; get diction-1.11.tar.gz
local: diction-1.11.tar.gz remote: diction-1.11.tar.gz
200 PORT command successful. Consider using PASV.
150 Opening BINARY mode data connection for diction-1.11.tar.gz (141062
bytes).
226 File send OK.
141062 bytes received in 0.16 secs (847.4 kB/s)
ftp&gt; bye
221 Goodbye.
[me@linuxbox src]$ ls
diction-1.11.tar.gz
While we used ftp in the previous example, which is traditional, there
are other ways of downloading source code. For example, the GNU
Project also supports downloading using HTTPS. We can download
the diction source code using the wget program.
[me@linuxbox src]$ wget https://ftp.gnu.org/gnu/diction/diction-1.11.tar.gz
--2018-07-25 09:42:20--  https://ftp.gnu.org/gnu/diction/diction-1.11.tar.gz
Resolving ftp.gnu.org (ftp.gnu.org)... 208.118.235.20, 2001:4830:134:3::b
Connecting to ftp.gnu.org (ftp.gnu.org)|208.118.235.20|:443... connected.
HTTP request sent, awaiting response... 200 OK
Length: 141062 (138K) [application/x-gzip]</text:p>
      <text:p>Saving to: 'diction-1.11.tar.gz'
diction-1.11.tar.gz 100%[===================&gt;] 137.76K  
--.-KB/s in 0.09s   
2018-07-25 09:42:20 (1.43 MB/s) - 'diction-1.11.tar.gz.1' saved [141062/141062]
NOTE
Because we are the “maintainer” of this source code while we compile it, we
will keep it in ~/src. Source code installed by your distribution will be
installed in /usr/src, while source code we maintain that’s intended for use
by multiple users is usually installed in /usr/local/src.
As we can see, source code is usually supplied in the form of a
compressed tar file. Sometimes called a tarball, this file contains the
source tree, or hierarchy of directories and files that comprise the source
code. After arriving at the FTP site, we examine the list of tar files
available and select the newest version for download. Using the get
command within ftp, we copy the file from the FTP server to the local
machine.
Once the tar file is downloaded, it must be unpacked. This is done
with the tar program.
[me@linuxbox src]$ tar xzf diction-1.11.tar.gz
[me@linuxbox src]$ ls
diction-1.11        diction-1.11.tar.gz
TIP
The diction program, like all GNU Project software, follows certain
standards for source code packaging. Most other source code available in the
Linux ecosystem also follows this standard. One element of the standard is
that when the source code tar file is unpacked, a directory will be created
that contains the source tree, and this directory will be named project-x.xx,
thus containing both the project’s name and its version number. This scheme
allows easy installation of multiple versions of the same program. However,
it is often a good idea to examine the layout of the tree before unpacking it.
Some projects will not create the directory but instead will deliver the files</text:p>
      <text:p>directly into the current directory. This will make a mess in our otherwise
well-organized src directory. To avoid this, use the following command to
examine the contents of the tar file:
tar tzvf tarfile | head
Examining the Source Tree
Unpacking the tar file results in the creation of a new directory, named
diction-1.11. This directory contains the source tree. Let’s look inside.
[me@linuxbox src]$ cd diction-1.11
[me@linuxbox diction-1.11]$ ls
config.guess  diction.c        getopt.c      nl
config.h.in   diction.pot      getopt.h      nl.po
config.sub    diction.spec     getopt_int.h  README
configure     diction.spec.in  INSTALL       sentence.c
configure.in  diction.texi.in  install-sh    sentence.h
COPYING       en               Makefile.in   style.1.in
de            en_GB            misc.c        style.c
de.po         en_GB.po         misc.h        test
diction.1.in  getopt1.c        NEWS
In it, we see a number of files. Programs belonging to the GNU
Project, and many others, will supply the documentation files
README, INSTALL, NEWS, and COPYING. These files contain the
description of the program, information on how to build and install it,
and its licensing terms. It is always a good idea to carefully read the
README and INSTALL files before attempting to build the program.
The other interesting files in this directory are the ones ending with
.c and .h.
[me@linuxbox diction-1.11]$ ls *.c
diction.c  getopt1.c  getopt.c  misc.c  sentence.c  style.c
[me@linuxbox diction-1.11]$ ls *.h
getopt.h  getopt_int.h  misc.h  sentence.h
The .c files contain the two C programs supplied by the package
(style and diction), divided into modules. It is common practice for large
programs to be broken into smaller, easier-to-manage pieces. The
source code files are ordinary text and can be examined with less.</text:p>
      <text:p>[me@linuxbox diction-1.11]$ less diction.c
The .h files are known as header files. These, too, are ordinary text.
Header files contain descriptions of the routines included in a source
code file or library. For the compiler to connect the modules, it must
receive a description of all the modules needed to complete the entire
program. Near the beginning of the diction.c file, we see this line:
#include "getopt.h"
This instructs the compiler to read the file getopt.h as it reads the
source code in diction.c to “know” what’s in getopt.c. The getopt.c file
supplies routines that are shared by both the style and diction programs.
Before the include statement for getopt.h, we see some other include
statements such as these:
#include &lt;regex.h&gt;
#include &lt;stdio.h&gt;
#include &lt;stdlib.h&gt;
#include &lt;string.h&gt;
#include &lt;unistd.h&gt;
These also refer to header files, but they refer to header files that live
outside the current source tree. They are supplied by the system to
support the compilation of every program. If we look in /usr/include, we
can see them.
[me@linuxbox diction-1.11]$ ls /usr/include
The header files in this directory were installed when we installed
the compiler.
Building the Program
Most programs build with a simple, two-command sequence.
./configure
make</text:p>
      <text:p>The configure program is a shell script that is supplied with the source
tree. Its job is to analyze the build environment. Most source code is
designed to be portable. That is, it is designed to build on more than one
kind of Unix-like system. But to do that, the source code may need to
undergo slight adjustments during the build to accommodate
differences between systems. configure also checks to see that necessary
external tools and components are installed.
Let’s run configure. Because configure is not located where the shell
normally expects programs to be located, we must explicitly tell the
shell its location by prefixing the command with ./ to indicate that the
program is located in the current working directory.
[me@linuxbox diction-1.11]$ ./configure
configure will output a lot of messages as it tests and configures the
build. When it finishes, it will look something like this:
checking libintl.h presence... yes
checking for libintl.h... yes
checking for library containing gettext... none required
configure: creating ./config.status
config.status: creating Makefile
config.status: creating diction.1
config.status: creating diction.texi
config.status: creating diction.spec
config.status: creating style.1
config.status: creating test/rundiction
config.status: creating config.h
[me@linuxbox diction-1.11]$
What’s important here is that there are no error messages. If there
were, the configuration failed, and the program will not build until the
errors are corrected.
We see configure created several new files in our source directory. The
most important one is the makefile. The makefile is a configuration file
that instructs the make program exactly how to build the program.
Without it, make will refuse to run. The makefile is an ordinary text file,
so we can view it.
[me@linuxbox diction-1.11]$ less Makefile</text:p>
      <text:p>The make program takes as input a makefile (which is normally named
Makefile), which describes the relationships and dependencies among
the components that comprise the finished program.
The first part of the makefile defines variables that are substituted in
later sections of the makefile. For example we see the following line:
CC=             gcc
This defines the C compiler to be gcc. Later in the makefile, we see
one instance where it gets used.
diction:        diction.o sentence.o misc.o getopt.o getopt1.o
                $(CC) -o $@ $(LDFLAGS) diction.o sentence.o misc.o \
                getopt.o getopt1.o $(LIBS)
A substitution is performed here, and the value $(CC) is replaced by
gcc at runtime.
Most of the makefile consists of lines that define a target—in this
case, the executable file diction and the files on which it is dependent.
The remaining lines describe the commands needed to create the target
from its components. We see in this example that the executable file
diction (one of the end products) depends on the existence of diction.o,
sentence.o, misc.o, getopt.o, and getopt1.o. Later, in the makefile, we see
definitions of each of these as targets.
diction.o:      diction.c config.h getopt.h misc.h sentence.h
getopt.o:       getopt.c getopt.h getopt_int.h
getopt1.o:      getopt1.c getopt.h getopt_int.h
misc.o:         misc.c config.h misc.h
sentence.o:     sentence.c config.h misc.h sentence.h
style.o:        style.c config.h getopt.h misc.h sentence.h
However, we don’t see any command specified for them. This is
handled by a general target, earlier in the file, that describes the
command used to compile any .c file into an .o file.
.c.o:
                $(CC) -c $(CPPFLAGS) $(CFLAGS) $&lt;
This all seems very complicated. Why not simply list all the steps to
compile the parts and be done with it? The answer to this will become</text:p>
      <text:p>clear in a moment. In the meantime, let’s run make and build our
programs.
[me@linuxbox diction-1.11]$ make
The make program will run, using the contents of Makefile to guide its
actions. It will produce a lot of messages.
When it finishes, we will see that all the targets are now present in
our directory.
[me@linuxbox diction-1.11]$ ls
config.guess   de.po            en            install-sh   sentence.c
config.h       diction          en_GB         Makefile     sentence.h
config.h.in    diction.1        en_GB.mo      Makefile.in  sentence.o
config.log     diction.1.in     en_GB.po      misc.c       style
config.status  diction.c        getopt1.c     misc.h       style.1
config.sub     diction.o        getopt1.o     misc.o       style.1.in
configure      diction.pot      getopt.c      NEWS         style.c
configure.in   diction.spec     getopt.h      nl           style.o
COPYING        diction.spec.in  getopt_int.h  nl.mo        test
de             diction.texi     getopt.o      nl.po
de.mo          diction.texi.in  INSTALL       README
Among the files, we see diction and style, the programs that we set
out to build. Congratulations are in order! We just compiled our first
programs from source code!
But just out of curiosity, let’s run make again.
[me@linuxbox diction-1.11]$ make
make: Nothing to be done for `all'.
It only produces this strange message. What’s going on? Why didn’t
it build the program again? Ah, this is the magic of make. Rather than
simply building everything again, make only builds what needs building.
With all of the targets present, make determined that there was nothing
to do. We can demonstrate this by deleting one of the targets and
running make again to see what it does. Let’s get rid of one of the
intermediate targets.
[me@linuxbox diction-1.11]$ rm getopt.o
[me@linuxbox diction-1.11]$ make</text:p>
      <text:p>We see that make rebuilds it and relinks the diction and style programs
because they depend on the missing module. This behavior also points
out another important feature of make: it keeps targets up-to-date. make
insists that targets be newer than their dependencies. This makes perfect
sense because a programmer will often update a bit of source code and
then use make to build a new version of the finished product. make ensures
that everything that needs building based on the updated code is built. If
we use the touch program to “update” one of the source code files, we
can see this happen:
[me@linuxbox diction-1.11]$ ls -l diction getopt.c
-rwxr-xr-x 1 me      me      37164 2009-03-05 06:14 diction
-rw-r--r-- 1 me      me      33125 2007-03-30 17:45 getopt.c
[me@linuxbox diction-1.11]$ touch getopt.c
[me@linuxbox diction-1.11]$ ls -l diction getopt.c
-rwxr-xr-x 1 me      me      37164 2009-03-05 06:14 diction
-rw-r--r-- 1 me      me      33125 2009-03-05 06:23 getopt.c
[me@linuxbox diction-1.11]$ make
After make runs, we see that it has restored the target to being newer
than the dependency.
[me@linuxbox diction-1.11]$ ls -l diction getopt.c
-rwxr-xr-x 1 me      me      37164 2009-03-05 06:24 diction
-rw-r--r-- 1 me      me      33125 2009-03-05 06:23 getopt.c
The ability of make to intelligently build only what needs building is a
great benefit to programmers. While the time savings may not be
apparent with our small project, it is very significant with larger
projects. Remember, the Linux kernel (a program that undergoes
continuous modification and improvement) contains several million lines
of code.
Installing the Program
Well-packaged source code will often include a special make target called
install. This target will install the final product in a system directory for
use. Usually, this directory is /usr/local/bin, the traditional location for
locally built software. However, this directory is not normally writable</text:p>
      <text:p>by ordinary users, so we must become the superuser to perform the
installation.
[me@linuxbox diction-1.11]$ sudo make install
After we perform the installation, we can check that the program is
ready to go.
[me@linuxbox diction-1.11]$ which diction
/usr/local/bin/diction
[me@linuxbox diction-1.11]$ man diction
There we have it!
Summing Up
In this chapter, we saw how three simple commands—./configure, make,
and make install—can be used to build many source code packages. We
also saw the important role that make plays in the maintenance of
programs. The make program can be used for any task that needs to
maintain a target/dependency relationship, not just for compiling source
code.
OceanofPDF.com</text:p>
      <text:p>PART IV
WRITING SHELL SCRIPTS
OceanofPDF.com</text:p>
      <text:p>24
WRITING YOUR FIRST SCRIPT
In the preceding chapters, we assembled an arsenal of command line
tools. While these tools can solve many kinds of computing problems,
we are still limited to manually using them one by one on the command
line. Wouldn’t it be great if we could get the shell to do more of the
work? We can! By joining our tools together into programs of our own
design, the shell can carry out complex sequences of tasks all by itself.
We can enable it to do this by writing shell scripts.
What Are Shell Scripts?
In the simplest terms, a shell script is a file containing a series of
commands. The shell reads this file and carries out the commands as
though they have been entered directly on the command line.
The shell is somewhat unique, in that it is both a powerful command
line interface to the system and a scripting language interpreter. As we
will see, most of the things that can be done on the command line can
be done in scripts, and most of the things that can be done in scripts can
be done on the command line.
We have covered many shell features, but we have focused on those
features most often used directly on the command line. The shell also</text:p>
      <text:p>provides a set of features usually (but not always) used when writing
programs.
How to Write a Shell Script
To successfully create and run a shell script, we need to do three things.
1. Write a script. Shell scripts are ordinary text files. So, we need a
text editor to write them. The best text editors will provide syntax
highlighting, allowing us to see a color-coded view of the elements
of the script. Syntax highlighting will help us spot certain kinds of
common errors. vim, gedit, kate, and many other editors are good
candidates for writing scripts.
2. Make the script executable. The system is rather fussy about not
letting any old text file be treated as a program, and for good
reason! We need to set the script file’s permissions to allow
execution.
3. Put the script somewhere the shell can find it. The shell
automatically searches certain directories for executable files when
no explicit pathname is specified. For maximum convenience, we
will place our scripts in these directories.
Script File Format
In keeping with programming tradition, we’ll create a “Hello World”
program to demonstrate an extremely simple script. Let’s fire up our
text editors and enter the following script:
#!/bin/bash
# This is our first script.
echo 'Hello World!'
The last line of our script is pretty familiar; it’s just an echo command
with a string argument. The second line is also familiar. It looks like a
comment that we have seen used in many of the configuration files we</text:p>
      <text:p>have examined and edited. One thing about comments in shell scripts is
that they may also appear at the ends of lines provided they are
preceded by at least one whitespace character, like so:
echo 'Hello World!' # This is a comment too
Everything from the # symbol onward on the line is ignored.
Like many things, this works on the command line, too.
[me@linuxbox ~]$ echo 'Hello World!' # This is a comment too
Hello World!
Though comments are of little use on the command line, they will
work.
The first line of our script is a little mysterious. It looks as if it should
be a comment since it starts with #, but it looks too purposeful to be just
that. The #! character sequence is, in fact, a special construct called a
shebang. The shebang is used to tell the kernel the name of the
interpreter that should be used to execute the script that follows. Every
shell script should include this as its first line.
Let’s save our script file as hello_world.
Executable Permissions
The next thing we have to do is make our script executable. This is
easily done using chmod.
[me@linuxbox ~]$ ls -l hello_world
-rw-r--r-- 1 me      me      63 2018-03-07 10:10 hello_world
[me@linuxbox ~]$ chmod 755 hello_world
[me@linuxbox ~]$ ls -l hello_world
-rwxr-xr-x 1 me      me      63 2018-03-07 10:10 hello_world
There are two common permission settings for scripts: 755 for
scripts that everyone can execute and 700 for scripts that only the owner
can execute. Note that scripts must be readable to be executed.
Script File Location</text:p>
      <text:p>With the permissions set, we can now execute our script.
[me@linuxbox ~]$ ./hello_world
Hello World!
For the script to run, we must precede the script name with an
explicit path. If we don’t, we get this:
[me@linuxbox ~]$ hello_world
bash: hello_world: command not found
Why is this? What makes our script different from other programs?
As it turns out, nothing. Our script is fine. Its location is the problem. In
Chapter 11, we discussed the PATH environment variable and its effect on
how the system searches for executable programs. To recap, the system
searches a list of directories each time it needs to find an executable
program, if no explicit path is specified. This is how the system knows to
execute /bin/ls when we type ls at the command line. The /bin directory
is one of the directories that the system automatically searches. The list
of directories is held within an environment variable named PATH. The
PATH variable contains a colon-separated list of directories to be searched.
We can view the contents of PATH.
[me@linuxbox ~]$ echo $PATH
/home/me/bin:/usr/local/sbin:/usr/local/bin:/usr/sbin:/usr/bin:/sbin:/bin:/usr/ga
mes
Here we see our list of directories. If our script were located in any
of the directories in the list, our problem would be solved. Notice the
first directory in the list, /home/me/bin. Most Linux distributions
configure the PATH variable to contain a bin directory in the user’s home
directory to allow users to execute their own programs. So, if we create
the bin directory and place our script within it, it should start to work
like other programs.
[me@linuxbox ~]$ mkdir bin
[me@linuxbox ~]$ mv hello_world bin
[me@linuxbox ~]$ hello_world
Hello World!
And so it does.</text:p>
      <text:p>If the PATH variable does not contain the directory, we can easily add it
by including this line in our .bashrc file:
export PATH=~/bin:"$PATH"
After this change is made, it will take effect in each new terminal
session. To apply the change to the current terminal session, we must
have the shell reread the .bashrc file. This can be done by “sourcing” it.
[me@linuxbox ~]$ . .bashrc
The dot (.) command is a synonym for the source command, a shell
builtin that reads a specified file of shell commands and treats it like
input from the keyboard.
NOTE
Ubuntu (and most other Debian-based distributions) automatically adds
the ~/bin directory to the PATH variable if the ~/bin directory exists when
the user’s .bashrc file is executed. So, on Ubuntu systems, if we create the
~/bin directory and then log out and log in again, everything works.
Good Locations for Scripts
The ~/bin directory is a good place to put scripts intended for personal
use. If we write a script that everyone on a system is allowed to use, the
traditional location is /usr/local/bin. Scripts intended for use by the
system administrator are often located in /usr/local/sbin. In most cases,
locally supplied software, whether scripts or compiled programs, should
be placed in the /usr/local hierarchy and not in /bin or /usr/bin. These
directories are specified by the Linux Filesystem Hierarchy Standard to
contain only files supplied and maintained by the Linux distributor.
More Formatting Tricks</text:p>
      <text:p>One of the key goals of serious script writing is ease of maintenance;
that is, the ease with which a script may be modified by its author or
others to adapt it to changing needs. Making a script easy to read and
understand is one way to facilitate easy maintenance.
Long Option Names
Many of the commands we have studied feature both short and long
option names. For instance, the ls command has many options that can
be expressed in either short or long form. For example, the following:
[me@linuxbox ~]$ ls -ad
is equivalent to this:
[me@linuxbox ~]$ ls --all --directory
In the interests of reduced typing, short options are preferred when
entering options on the command line, but when writing scripts, long
options can provide improved readability.
Indentation and Line Continuation
When employing long commands, readability can be enhanced by
spreading the command over several lines. In Chapter 17, we looked at a
particularly long example of the find command.
[me@linuxbox ~]$ find playground \( -type f -not -perm 0600 -exec
chmod 0600 '{}' ';' \) -or \( -type d -not -perm 0700 -exec chmod
0700 '{}' ';' \)
Obviously, this command is a little hard to figure out at first glance.
In a script, this command might be easier to understand if written this
way:
find playground \
     \( \
          -type f \
          -not -perm 0600 \
          -exec chmod 0600 '{}' ';' \
     \) \</text:p>
      <text:p>-or \
     \( \
          -type d \
          -not -perm 0700 \
          -exec chmod 0700 '{}' ';' \
     \)
By using line continuations (backslash-linefeed sequences) and
indentation, the logic of this complex command is more clearly
described to the reader. This technique works on the command line,
though it is seldom used, as it is awkward to type and edit. One
difference between a script and a command line is that the script may
employ tab characters to achieve indentation, whereas the command
line cannot since tabs are used to activate completion.
CONFIGURING VIM FOR SCRIPT WRITING
The vim text editor has many, many configuration settings. There
are several common options that can facilitate script writing.
The following turns on syntax highlighting:
:syntax on
With this setting, different elements of shell syntax will be
displayed in different colors when viewing a script. This is helpful
for identifying certain kinds of programming errors. It looks cool,
too. Note that for this feature to work, you must have a complete
version of vim installed, and the file you are editing must have a
shebang indicating the file is a shell script. If you have difficulty
with the previous command, try :set syntax=sh instead.
This turns on the option to highlight search results:
:set hlsearch
Say we search for the word echo. With this option on, each
instance of the word will be highlighted.
The following sets the number of columns occupied by a tab
character:</text:p>
      <text:p>:set tabstop=4
The default is eight columns. Setting the value to 4 (which is a
common practice) allows long lines to fit more easily on the
screen.
The following turns on the “auto indent” feature:
:set autoindent
This causes vim to indent a new line the same amount as the line
just typed. This speeds up typing on many kinds of programming
constructs. To stop indentation, press CTRL-D.
These changes can be made permanent by adding these
commands (without the leading colon characters) to your ~/.vimrc
file.
Summing Up
In this first chapter of scripting, we looked at how scripts are written
and made to easily execute on our system. We also saw how we can use
various formatting techniques to improve the readability (and thus the
maintainability) of our scripts. In future chapters, ease of maintenance
will come up again and again as a central principle in good script
writing.
OceanofPDF.com</text:p>
      <text:p>25
STARTING A PROJECT
Starting with this chapter, we will begin to build a program. The
purpose of this project is to see how various shell features are used to
create programs and, more importantly, create good programs.
The program we will write is a report generator. It will present various
statistics about our system and its status and will produce this report in
HTML format so we can view it with a web browser such as Firefox or
Chrome.
Programs are usually built up in a series of stages, with each stage
adding features and capabilities. The first stage of our program will
produce a minimal HTML document that contains no system
information. That will come later.
First Stage: Minimal Document
The first thing we need to know is the format of a well-formed HTML
document. It looks like this:
&lt;html&gt;
      &lt;head&gt;
            &lt;title&gt;Page Title&lt;/title&gt;
      &lt;/head&gt;
      &lt;body&gt;</text:p>
      <text:p>Page body.
      &lt;/body&gt;
&lt;/html&gt;
If we enter this into our text editor and save the file as foo.html, we
can use the following URL in Firefox to view the file:
file:///home/username/foo.html.
The first stage of our program will be able to output this HTML file
to standard output. We can write a program to do this pretty easily. Let’s
start our text editor and create a new file named ~/bin/sys_info_page.
[me@linuxbox ~]$ vim ~/bin/sys_info_page
Enter the following program:
#!/bin/bash
# Program to output a system information page
echo "&lt;html&gt;"
echo "     &lt;head&gt;"
echo "          &lt;title&gt;Page Title&lt;/title&gt;"
echo "     &lt;/head&gt;"
echo "     &lt;body&gt;"
echo "          Page body."
echo "     &lt;/body&gt;"
echo "&lt;/html&gt;"
Our first attempt at this problem contains a shebang, a comment
(always a good idea), and a sequence of echo commands, one for each line
of output. After saving the file, we’ll make it executable and attempt to
run it.
[me@linuxbox ~]$ chmod 755 ~/bin/sys_info_page
[me@linuxbox ~]$ sys_info_page
When the program runs, we should see the text of the HTML
document displayed on the screen, because the echo commands in the
script send their output to standard output. We’ll run the program again
and redirect the output of the program to the file sys_info_page.html so
that we can view the result with a web browser.
[me@linuxbox ~]$ sys_info_page &gt; sys_info_page.html</text:p>
      <text:p>[me@linuxbox ~]$ firefox sys_info_page.html
So far, so good.
When writing programs, it’s always a good idea to strive for
simplicity and clarity. Maintenance is easier when a program is easy to
read and understand, not to mention that it can make the program
easier to write by reducing the amount of typing. Our current version of
the program works fine, but it could be simpler. We could actually
combine all the echo commands into one, which will certainly make it
easier to add more lines to the program’s output. So, let’s change our
program to this:
#!/bin/bash
# Program to output a system information page
echo "&lt;html&gt;
     &lt;head&gt;
          &lt;title&gt;Page Title&lt;/title&gt;
     &lt;/head&gt;
     &lt;body&gt;
          Page body.
     &lt;/body&gt;
&lt;/html&gt;"
A quoted string may include newlines and, therefore, contain
multiple lines of text. The shell will keep reading the text until it
encounters the closing quotation mark. It works this way on the
command line, too:
[me@linuxbox ~]$ echo "&lt;html&gt;
&gt;         &lt;head&gt;
&gt;                 &lt;title&gt;Page Title&lt;/title&gt;
&gt;         &lt;/head&gt;
&gt;         &lt;body&gt;
&gt;                 Page body.
&gt;         &lt;/body&gt;
&gt; &lt;/html&gt;"
The leading &gt; character is the shell prompt contained in the PS2 shell
variable. It appears whenever we type a multiline statement into the
shell. This feature is a little obscure right now, but later, when we cover
multiline programming statements, it will turn out to be quite handy.</text:p>
      <text:p>Second Stage: Adding a Little Data
Now that our program can generate a minimal document, let’s put some
data in the report. To do this, we will make the following changes:
#!/bin/bash
# Program to output a system information page
echo "&lt;html&gt;
        &lt;head&gt;
                &lt;title&gt;System Information Report&lt;/title&gt;
        &lt;/head&gt;
        &lt;body&gt;
                &lt;h1&gt;System Information Report&lt;/h1&gt;
        &lt;/body&gt;
&lt;/html&gt;"
We added a page title and a heading to the body of the report.
Variables and Constants
There is an issue with our script, however. Notice how the string System
Information Report is repeated? With our tiny script it’s not a problem, but
let’s imagine that our script was really long and we had multiple
instances of this string. If we wanted to change the title to something
else, we would have to change it in multiple places, which could be a lot
of work. What if we could arrange the script so that the string appeared
only once and not multiple times? That would make future maintenance
of the script much easier. Here’s how we could do that:
#!/bin/bash
# Program to output a system information page
title="System Information Report"
echo "&lt;html&gt;
        &lt;head&gt;
                &lt;title&gt;$title&lt;/title&gt;
        &lt;/head&gt;
        &lt;body&gt;
                &lt;h1&gt;$title&lt;/h1&gt;
        &lt;/body&gt;
&lt;/html&gt;"</text:p>
      <text:p>By creating a variable named title and assigning it the value System
Information Report, we can take advantage of parameter expansion and
place the string in multiple locations.
So, how do we create a variable? Simple, we just use it. When the
shell encounters a variable, it automatically creates it. This differs from
many programming languages in which variables must be explicitly
declared or defined before use. The shell is very lax about this, which can
lead to some problems. For example, consider this scenario played out
on the command line:
[me@linuxbox ~]$ foo="yes"
[me@linuxbox ~]$ echo $foo
yes
[me@linuxbox ~]$ echo $fool
[me@linuxbox ~]$
We first assign the value yes to the variable foo, and then we display
its value with echo. Next we display the value of the variable name
misspelled as fool and get a blank result. This is because the shell
happily created the variable fool when it encountered it and gave it the
default value of nothing, or empty. From this, we learn that we must pay
close attention to our spelling! It’s also important to understand what
really happened in this example. From our previous look at how the
shell performs expansions, we know that the following command:
[me@linuxbox ~]$ echo $foo
undergoes parameter expansion and results in the following:
[me@linuxbox ~]$ echo yes
By contrast, the following command:
[me@linuxbox ~]$ echo $fool
expands into this:
[me@linuxbox ~]$ echo</text:p>
      <text:p>The empty variable expands into nothing! This can play havoc with
commands that require arguments. Here’s an example:
[me@linuxbox ~]$ foo=foo.txt
[me@linuxbox ~]$ foo1=foo1.txt
[me@linuxbox ~]$ cp $foo $fool
cp: missing destination file operand after `foo.txt'
Try `cp --help' for more information.
We assign values to two variables, foo and foo1. We then perform a cp
but misspell the name of the second argument. After expansion, the cp
command is sent only one argument, though it requires two.
There are some rules about variable names:
Variable names may consist of alphanumeric characters (letters and
numbers) and underscore characters.
The first character of a variable name must be either a letter or an
underscore.
Spaces and punctuation symbols are not allowed.
The word variable implies a value that changes, and in many
applications, variables are used this way. However, the variable in our
application, title, is used as a constant. A constant is just like a variable in
that it has a name and contains a value. The difference is that the value
of a constant does not change. In an application that performs
geometric calculations, we might define PI as a constant and assign it the
value of 3.1415, instead of using the number literally throughout our
program. The shell makes no distinction between variables and
constants; they are mostly for the programmer’s convenience. A
common convention is to use uppercase letters to designate constants
and lowercase letters for true variables. We will modify our script to
comply with this convention:
#!/bin/bash
# Program to output a system information page
TITLE="System Information Report For $HOSTNAME"
echo "&lt;html&gt;
        &lt;head&gt;</text:p>
      <text:p>&lt;title&gt;$TITLE&lt;/title&gt;
        &lt;/head&gt;
        &lt;body&gt;
                &lt;h1&gt;$TITLE&lt;/h1&gt;
        &lt;/body&gt;
&lt;/html&gt;"
We also took the opportunity to jazz up our title by adding the value
of the shell variable HOSTNAME. This is the network name of the machine.
NOTE
The shell actually does provide a way to enforce the immutability of
constants, through the use of the declare built-in command with the -r
(read-only) option. Had we assigned TITLE this way:
declare -r TITLE="Page Title"
the shell would prevent any subsequent assignment to TITLE. This feature is
rarely used, but it exists for very formal scripts.
Assigning Values to Variables and Constants
Here is where our knowledge of expansion really starts to pay off. As we
have seen, variables are assigned values this way:
variable=value
where variable is the name of the variable and value is a string. Unlike
some other programming languages, the shell does not care about the
type of data assigned to a variable; it treats them all as strings. You can
force the shell to restrict the assignment to integers by using the declare
command with the -i option, but, like setting variables as read-only, this
is rarely done.
Note that in an assignment, there must be no spaces between the
variable name, the equal sign, and the value. So, what can the value
consist of? It can have anything that we can expand into a string.
a=z                     # Assign the string "z" to variable a.
b="a string"            # Embedded spaces must be within quotes.</text:p>
      <text:p>c="a string and $b"     # Other expansions such as variables can be
                        # expanded into the assignment.
d="$(ls -l foo.txt)"    # Results of a command.
e=$((5 * 7))            # Arithmetic expansion.
f="\t\ta string\n"      # Escape sequences such as tabs and newlines.
Multiple variable assignments may be done on a single line.
a=5 b="a string"
During expansion, variable names may be surrounded by optional
braces, {}. This is useful in cases where a variable name becomes
ambiguous because of its surrounding context. Here, we try to change
the name of a file from myfile to myfile1, using a variable:
[me@linuxbox ~]$ filename="myfile"
[me@linuxbox ~]$ touch "$filename"
[me@linuxbox ~]$ mv "$filename" "$filename1"
mv: missing destination file operand after `myfile'
Try `mv --help' for more information.
This attempt fails because the shell interprets the second argument
of the mv command as a new (and empty) variable. The problem can be
overcome this way:
[me@linuxbox ~]$ mv "$filename" "${filename}1"
By adding the surrounding braces, the shell no longer interprets the
trailing 1 as part of the variable name.
NOTE
It’s good practice is to enclose variables and command substitutions in double
quotes to limit the effects of word-splitting by the shell. Quoting is especially
important when a variable might contain a filename.
We’ll take this opportunity to add some data to our report: namely,
the date and time the report was created and the username of the
creator.
#!/bin/bash</text:p>
      <text:p># Program to output a system information page
TITLE="System Information Report For $HOSTNAME"
CURRENT_TIME="$(date +"%x %r %Z")"
TIMESTAMP="Generated $CURRENT_TIME, by $USER"
echo "&lt;html&gt;
        &lt;head&gt;
                &lt;title&gt;$TITLE&lt;/title&gt;
        &lt;/head&gt;
        &lt;body&gt;
                &lt;h1&gt;$TITLE&lt;/h1&gt;
                &lt;p&gt;$TIMESTAMP&lt;/p&gt;
        &lt;/body&gt;
&lt;/html&gt;"
Here Documents
We’ve looked at two different methods of outputting our text, both
using the echo command. There is a third way called a here document or
here script. A here document is an additional form of I/O redirection in
which we embed a body of text into our script and feed it into the
standard input of a command. It works like this:
command &lt;&lt; token
text
token
where command is the name of command that accepts standard input and
token is a string used to indicate the end of the embedded text. Here
we’ll modify our script to use a here document:
#!/bin/bash
# Program to output a system information page
TITLE="System Information Report For $HOSTNAME"
CURRENT_TIME="$(date +"%x %r %Z")"
TIMESTAMP="Generated $CURRENT_TIME, by $USER"
cat &lt;&lt; _EOF_
&lt;html&gt;
        &lt;head&gt;
                &lt;title&gt;$TITLE&lt;/title&gt;
        &lt;/head&gt;
        &lt;body&gt;
                &lt;h1&gt;$TITLE&lt;/h1&gt;
                &lt;p&gt;$TIMESTAMP&lt;/p&gt;</text:p>
      <text:p>&lt;/body&gt;
&lt;/html&gt;
_EOF_
Instead of using echo, our script now uses cat and a here document.
The string _EOF_ (meaning end of file, a common convention) was selected
as the token and marks the end of the embedded text. Note that the
token must appear alone and that there must not be trailing spaces on
the line.
So, what’s the advantage of using a here document? It’s mostly the
same as echo, except that, by default, single and double quotes within
here documents lose their special meaning to the shell. Here is a
command line example:
[me@linuxbox ~]$ foo="some text"
[me@linuxbox ~]$ cat &lt;&lt; _EOF_
&gt; $foo
&gt; "$foo"
&gt; '$foo'
&gt; \$foo
&gt; _EOF_
some text
"some text"
'some text'
$foo
As we can see, the shell pays no attention to the quotation marks. It
treats them as ordinary characters. This allows us to embed quotes
freely within a here document. This could turn out to be handy for our
report program.
Here documents can be used with any command that accepts
standard input. In this example, we use a here document to pass a series
of commands to the ftp program to retrieve a file from a remote FTP
server:
#!/bin/bash
# Script to retrieve a file via FTP
FTP_SERVER=ftp.nl.debian.org FTP_PATH=/debian/dists/stretch/main/installer-
amd64/current/images/cdrom REMOTE_FILE=debian-cd_info.tar.gz
ftp -n &lt;&lt; _EOF_
open $FTP_SERVER
user anonymous me@linuxbox</text:p>
      <text:p>cd $FTP_PATH
hash
get $REMOTE_FILE
bye
_EOF_
ls -l "$REMOTE_FILE"
If we change the redirection operator from &lt;&lt; to &lt;&lt;-, the shell will
ignore leading tab characters (but not spaces) in the here document.
This allows a here document to be indented, which can improve
readability.
#!/bin/bash
# Script to retrieve a file via FTP
FTP_SERVER=ftp.nl.debian.org
FTP_PATH=/debian/dists/stretch/main/installer-amd64/current/images/cdrom
REMOTE_FILE=debian-cd_info.tar.gz
ftp -n &lt;&lt;- _EOF_
      open $FTP_SERVER
      user anonymous me@linuxbox
      cd $FTP_PATH
      hash
      get $REMOTE_FILE
      bye
      _EOF_
ls -l "$REMOTE_FILE"
This feature can be somewhat problematic because many text editors
(and programmers themselves) will prefer to use spaces instead of tabs
to achieve indentation in their scripts.
Summing Up
In this chapter, we started a project that will carry us through the
process of building a successful script. We introduced the concept of
variables and constants and how they can be employed. They are the
first of many applications we will find for parameter expansion. We also
looked at how to produce output from our script and various methods
for embedding blocks of text.
OceanofPDF.com</text:p>
      <text:p>26
TOP-DOWN DESIGN
As programs get larger and more complex, they become more difficult
to design, code, and maintain. As with any large project, it is often a
good idea to break large, complex tasks into a series of small, simple
tasks. Let’s imagine we are trying to describe a common, everyday task,
going to the market to buy food, to a person from Mars. We might
describe the overall process as the following series of steps:
1. Get in car.
2. Drive to market.
3. Park car.
4. Enter market.
5. Purchase food.
6. Return to car.
7. Drive home.
8. Park car.
9. Enter house.
However, a person from Mars is likely to need more detail. We could
further break down the subtask “Park car” into this series of steps:</text:p>
      <text:p>1. Find parking space.
2. Drive car into space.
3. Turn off motor.
4. Set parking brake.
5. Exit car.
6. Lock car.
The “Turn off motor” subtask could further be broken down into
steps including “Turn off ignition,” “Remove ignition key,” and so on,
until every step of the entire process of going to the market has been
fully defined.
This process of identifying the top-level steps and developing
increasingly detailed views of those steps is called top-down design. This
technique allows us to break large complex tasks into many small,
simple tasks. Top-down design is a common method of designing
programs and one that is well suited to shell programming in particular.
In this chapter, we will use top-down design to further develop our
report-generator script.
Shell Functions
Our script currently performs the following steps to generate the
HTML document:
1. Open page.
2. Open page header.
3. Set page title.
4. Close page header.
5. Open page body.
6. Output page heading.
7. Output timestamp.
8. Close page body.
9. Close page.</text:p>
      <text:p>For our next stage of development, we will add some tasks between
steps 7 and 8. These will include the following:
System uptime and load. This is the amount of time since the last
shutdown or reboot and the average number of tasks currently
running on the processor over several time intervals.
Disk space. This is the overall use of space on the system’s storage
devices.
Home space. This is the amount of storage space being used by
each user.
If we had a command for each of these tasks, we could add them to
our script simply through command substitution.
#!/bin/bash
# Program to output a system information page
TITLE="System Information Report For $HOSTNAME"
CURRENT_TIME="$(date +"%x %r %Z")"
TIMESTAMP="Generated $CURRENT_TIME, by $USER"
cat &lt;&lt; _EOF_
&lt;html&gt;
        &lt;head&gt;
                &lt;title&gt;$TITLE&lt;/title&gt;
        &lt;/head&gt;
        &lt;body&gt;
                &lt;h1&gt;$TITLE&lt;/h1&gt;
                &lt;p&gt;$TIMESTAMP&lt;/p&gt;
                $(report_uptime)
                $(report_disk_space)
                $(report_home_space)
        &lt;/body&gt;
&lt;/html&gt;
_EOF_
We could create these additional commands in two ways. We could
write three separate scripts and place them in a directory listed in our
PATH, or we could embed the scripts within our program as shell functions.
As we have mentioned, shell functions are “mini-scripts” that are located
inside other scripts and can act as autonomous programs. Shell
functions have two syntactic forms. First, here is the more formal form:</text:p>
      <text:p>function name {
      commands
      return
}
Here is the simpler (and generally preferred) form:
name () {
      commands
      return
}
where name is the name of the function and commands is a series of
commands contained within the function. Both forms are equivalent
and may be used interchangeably. The following is a script that
demonstrates the use of a shell function:
 1    #!/bin/bash
 2     
 3    # Shell function demo
 4     
 5    function step2 {
 6        echo "Step 2"
 7        return
 8    }
 9     
10    # Main program starts here
11     
12    echo "Step 1"
13    step2
14    echo "Step 3"
As the shell reads the script, it passes over lines 1 through 11 because
those lines consist of comments and the function definition. Execution
begins at line 12, with an echo command. Line 13 calls the shell function
step2, and the shell executes the function just as it would any other
command. Program control then moves to line 6, and the second echo
command is executed. Line 7 is executed next. Its return command
terminates the function and returns control to the program at the line
following the function call (line 14), and the final echo command is
executed. Note that for function calls to be recognized as shell functions
and not interpreted as the names of external programs, shell function
definitions must appear in the script before they are called.</text:p>
      <text:p>We’ll add minimal shell function definitions to our script, shown
here:
#!/bin/bash
# Program to output a system information page
TITLE="System Information Report For $HOSTNAME"
CURRENT_TIME="$(date +"%x %r %Z")"
TIMESTAMP="Generated $CURRENT_TIME, by $USER"
report_uptime () {
      return
}
report_disk_space () {
      return
}
report_home_space () {
      return
}
cat &lt;&lt; _EOF_
&lt;html&gt;
      &lt;head&gt;
            &lt;title&gt;$TITLE&lt;/title&gt;
      &lt;/head&gt;
      &lt;body&gt;
            &lt;h1&gt;$TITLE&lt;/h1&gt;
            &lt;p&gt;$TIMESTAMP&lt;/p&gt;
            $(report_uptime)
            $(report_disk_space)
            $(report_home_space)
      &lt;/body&gt;
&lt;/html&gt;
_EOF_
Shell function names follow the same rules as variables. A function
must contain at least one command. The return command (which is
optional) satisfies the requirement.
Local Variables
In the scripts we have written so far, all the variables (including
constants) have been global variables. Global variables maintain their
existence throughout the program. This is fine for many things, but it
can sometimes complicate the use of shell functions. Inside shell</text:p>
      <text:p>functions, it is often desirable to have local variables. Local variables are
accessible only within the shell function in which they are defined and
cease to exist once the shell function terminates.
Having local variables allows the programmer to use variables with
names that may already exist, either in the script globally or in other
shell functions, without having to worry about potential name conflicts.
Here is an example script that demonstrates how local variables are
defined and used:
#!/bin/bash
# local-vars: script to demonstrate local variables
foo=0    # global variable foo
funct_1 () {
      local foo      # variable foo local to funct_1
      foo=1
      echo "funct_1: foo = $foo"
}
funct_2 () {
      local foo      # variable foo local to funct_2
      foo=2
      echo "funct_2: foo = $foo"
}
echo "global:  foo = $foo"
funct_1
echo "global:  foo = $foo"
funct_2
echo "global:  foo = $foo"
As we can see, local variables are defined by preceding the variable
name with the word local. This creates a variable that is local to the shell
function in which it is defined. Once outside the shell function, the
variable no longer exists. When we run this script, we see these results:
[me@linuxbox ~]$ local-vars
global:  foo = 0
funct_1: foo = 1
global:  foo = 0
funct_2: foo = 2
global:  foo = 0</text:p>
      <text:p>We see that the assignment of values to the local variable foo within
both shell functions has no effect on the value of foo defined outside the
functions.
This feature allows shell functions to be written so that they remain
independent of each other and of the script in which they appear. This
is valuable because it helps prevent one part of a program from
interfering with another. It also allows shell functions to be written so
that they can be portable. That is, they may be cut and pasted from
script to script, as needed.
Keep Scripts Running
While developing our program, it is useful to keep the program in a
runnable state. By doing this, and testing frequently, we can detect
errors early in the development process. This will make debugging
problems much easier. For example, if we run the program, make a
small change, then run the program again and find a problem, it’s likely
that the most recent change is the source of the problem. By adding the
empty functions, called stubs in programmer-speak, we can verify the
logical flow of our program at an early stage. When constructing a stub,
it’s a good idea to include something that provides feedback to the
programmer, which shows the logical flow is being carried out. If we
look at the output of our script now:
[me@linuxbox ~]$ sys_info_page
&lt;html&gt;
      &lt;head&gt;
            &lt;title&gt;System Information Report For twin2&lt;/title&gt;
      &lt;/head&gt;
      &lt;body&gt;
            &lt;h1&gt;System Information Report For linuxbox&lt;/h1&gt;
            &lt;p&gt;Generated 03/19/2018 04:02:10 PM EDT, by me&lt;/p&gt;
       &lt;/body&gt;
&lt;/html&gt;
we see that there are some blank lines in our output after the
timestamp, but we can’t be sure of the cause. If we change the functions</text:p>
      <text:p>to include some feedback:
report_uptime () {
        echo "Function report_uptime executed."
        return
}
report_disk_space () {
        echo "Function report_disk_space executed."
        return
}
report_home_space () {
        echo "Function report_home_space executed."
        return
}
and run the script again:
[me@linuxbox ~]$ sys_info_page
&lt;html&gt;
      &lt;head&gt;
            &lt;title&gt;System Information Report For linuxbox&lt;/title&gt;
       &lt;/head&gt;
      &lt;body&gt;
            &lt;h1&gt;System Information Report For linuxbox&lt;/h1&gt;
            &lt;p&gt;Generated 03/20/2018 05:17:26 AM EDT, by me&lt;/p&gt;
            Function report_uptime executed.
            Function report_disk_space executed.
            Function report_home_space executed.
      &lt;/body&gt;
&lt;/html&gt;
we now see that, in fact, our three functions are being executed.
With our function framework in place and working, it’s time to flesh
out some of the function code. First, here’s the report_uptime function:
report_uptime () {
      cat &lt;&lt;- _EOF_
              &lt;h2&gt;System Uptime&lt;/h2&gt;
              &lt;pre&gt;$(uptime)&lt;/pre&gt;
              _EOF_
      return
}
It’s pretty straightforward. We use a here document to output a
section header and the output of the uptime command, surrounded by
&lt;pre&gt; tags to preserve the formatting of the command. The
report_disk_space function is similar.</text:p>
      <text:p>report_disk_space () {
      cat &lt;&lt;- _EOF_
            &lt;h2&gt;Disk Space Utilization&lt;/h2&gt;
            &lt;pre&gt;$(df -h)&lt;/pre&gt;
            _EOF_
      return
}
This function uses the df -h command to determine the amount of
disk space. Lastly, we’ll build the report_home_space function.
report_home_space () {
      cat &lt;&lt;- _EOF_
            &lt;h2&gt;Home Space Utilization&lt;/h2&gt;
            &lt;pre&gt;$(du -sh /home/*)&lt;/pre&gt;
            _EOF_
      return
}
We use the du command with the -sh options to perform this task.
This, however, is not a complete solution to the problem. While it will
work on some systems (Ubuntu, for example), it will not work on
others. The reason is that many systems set the permissions of home
directories to prevent them from being world-readable, which is a
reasonable security measure. On these systems, the report_home_space
function, as written, will work only if our script is run with superuser
privileges. A better solution would be to have the script adjust its
behavior according to the privileges of the user. We will take this up in
the next chapter.
SHELL FUNCTIONS IN YOUR .BASHRC FILE
Shell functions make excellent replacements for aliases and are
actually the preferred method of creating small commands for
personal use. Aliases are limited in the kind of commands and shell
features they support, whereas shell functions allow anything that
can be scripted. For example, if we liked the report_disk_space shell
function that we developed for our script, we could create a similar
function named ds for our .bashrc file:</text:p>
      <text:p>ds () {
      echo "Disk Space Utilization For $HOSTNAME"
      df –h
}
Summing Up
In this chapter, we introduced a common method of program design
called top-down design, and we saw how shell functions are used to
build the stepwise refinement that it requires. We also saw how local
variables can be used to make shell functions independent from one
another and from the program in which they are placed. This makes it
possible for shell functions to be written in a portable manner and to be
reusable by allowing them to be placed in multiple programs; this is a
great time saver.
OceanofPDF.com</text:p>
      <text:p>27
FLOW CONTROL: BRANCHING WITH IF
In the previous chapter, we were presented with a problem. How can we
make our report-generator script adapt to the privileges of the user
running the script? The solution to this problem will require us to find
a way to “change directions” within our script, based on the results of a
test. In programming terms, we need the program to branch.
Let’s consider a simple example of logic expressed in pseudocode, a
simulation of a computer language intended for human consumption.
X = 5
If X = 5, then:
Say “X equals 5.”
Otherwise:
Say “X is not equal to 5.”
This is an example of a branch. Based on the condition “Does X =
5?” do one thing, “Say X equals 5,” and otherwise do another thing, “Say
X is not equal to 5.”
if Statements
Using the shell, we can code the previous logic as follows:</text:p>
      <text:p>x=5
if [ "$x" -eq 5 ]; then
      echo "x equals 5."
else
      echo "x does not equal 5."
fi
Or we can enter it directly at the command line (slightly shortened).
[me@linuxbox ~]$ x=5
[me@linuxbox ~]$ if [ "$x" -eq 5 ]; then echo "equals 5"; else echo "does not
equal 5";
fi
equals 5
[me@linuxbox ~]$ x=0
[me@linuxbox ~]$ if [ "$x" -eq 5 ]; then echo "equals 5"; else echo "does not
equal 5";
fi
does not equal 5
In this example, we execute the command twice: once, with the value
of x set to 5, which results in the string “equals 5” being output, and the
second time with the value of x set to 0, which results in the string “does
not equal 5” being output.
The if statement has the following syntax:
if commands; then
      commands
[elif commands; then
      commands...]
[else
      commands]
fi
where commands is a list of commands. This is a little confusing at first
glance. But before we can clear this up, we have to look at how the shell
evaluates the success or failure of a command.
Exit Status
Commands (including the scripts and shell functions we write) issue a
value to the system when they terminate, called an exit status. This value,
which is an integer in the range of 0 to 255, indicates the success or</text:p>
      <text:p>failure of the command’s execution. By convention, a value of zero
indicates success and any other value indicates failure. The shell
provides a parameter that we can use to examine the exit status. Here we
see it in action:
[me@linuxbox ~]$ ls -d /usr/bin
/usr/bin
[me@linuxbox ~]$ echo $?
0
[me@linuxbox ~]$ ls -d /bin/usr
ls: cannot access /bin/usr: No such file or directory
[me@linuxbox ~]$ echo $?
2
In this example, we execute the ls command twice. The first time, the
command executes successfully. If we display the value of the parameter
$?, we see that it is zero. We execute the ls command a second time
(specifying a nonexistent directory), producing an error, and examine
the parameter $? again. This time it contains a 2, indicating that the
command encountered an error. Some commands use different exit
status values to provide diagnostics for errors, while many commands
simply exit with a value of 1 when they fail. Man pages often include a
section entitled “Exit Status,” describing what codes are used. However,
a zero always indicates success.
The shell provides two extremely simple builtin commands that do
nothing except terminate with either a 0 or 1 exit status. The true
command always executes successfully, and the false command always
executes unsuccessfully.
[me@linuxbox ~]$ true
[me@linuxbox ~]$ echo $?
0
[me@linuxbox ~]$ false
[me@linuxbox ~]$ echo $?
1
We can use these commands to see how the if statement works.
What the if statement really does is evaluate the success or failure of
commands.
[me@linuxbox ~]$ if true; then echo "It's true."; fi
It's true.</text:p>
      <text:p>[me@linuxbox ~]$ if false; then echo "It's true."; fi
[me@linuxbox ~]$
The command echo "It’s true." is executed when the command
following if executes successfully and is not executed when the
command following if does not execute successfully. If a list of
commands follows if, the last command in the list is evaluated.
[me@linuxbox ~]$ if false; true; then echo "It's true."; fi
It's true.
[me@linuxbox ~]$ if true; false; then echo "It's true."; fi
[me@linuxbox ~]$
Using test
By far, the command used most frequently with if is test. The test
command performs a variety of checks and comparisons. It has two
equivalent forms. The first, shown here:
test expression
And the second, more popular form, here:
[ expression ]
where expression is an expression that is evaluated as either true or false.
The test command returns an exit status of 0 when the expression is
true and a status of 1 when the expression is false.
It is interesting to note that both test and [ are actually commands.
In bash they are builtins, but they also exist as programs in /usr/bin for
use with other shells. The expression is actually just its arguments with
the [ command requiring that the ] character be provided as its final
argument.
The test and [ commands support a wide range of useful expressions
and tests.
File Expressions</text:p>
      <text:p>Table 27-1 lists the expressions used to evaluate the status of files.
Table 27-1: test File Expressions
Expression Is true if:
file1 -ef
file2
file1 and file2 have the same inode numbers (the two
filenames refer to the same file by hard linking).
file1 -nt
file2
file1 is newer than file2.
file1 -ot
file2
file1 is older than file2.
-b file
file exists and is a block-special (device) file.
-c file
file exists and is a character-special (device) file.
-d file
file exists and is a directory.
-e file
file exists.
-f file
file exists and is a regular file.
-g file
file exists and is set-group-ID.
-G file
file exists and is owned by the effective group ID.
-k file
file exists and has its “sticky bit” set.
-L file
file exists and is a symbolic link.
-O file
file exists and is owned by the effective user ID.
-p file
file exists and is a named pipe.
-r file
file exists and is readable (has readable permission for the
effective user).
-s file
file exists and has a length greater than zero.
-S file
file exists and is a network socket.
-t fd
fd is a file descriptor directed to/from the terminal. This
can be used to determine whether standard
input/output/error is being redirected.
-u file
file exists and is setuid.</text:p>
      <text:p>Expression Is true if:
-w file
file exists and is writable (has write permission for the
effective user).
-x file
file exists and is executable (has execute/search permission
for the effective user).
Here we have a script that demonstrates some of the file expressions:
#!/bin/bash
# test-file: Evaluate the status of a file
FILE=~/.bashrc
if [ -e "$FILE" ]; then
      if [ -f "$FILE" ]; then
            echo "$FILE is a regular file."
      fi
      if [ -d "$FILE" ]; then
            echo "$FILE is a directory."
      fi
      if [ -r "$FILE" ]; then
            echo "$FILE is readable."
      fi
      if [ -w "$FILE" ]; then
            echo "$FILE is writable."
      fi
      if [ -x "$FILE" ]; then
            echo "$FILE is executable/searchable."
      fi
else
      echo "$FILE does not exist"
      exit 1
fi
exit
The script evaluates the file assigned to the constant FILE and displays
its results as the evaluation is performed. There are two interesting
things to note about this script. First, notice how the parameter $FILE is
quoted within the expressions. This is not required to syntactically
complete the expression; rather, it is a defense against the parameter
being empty or containing only whitespace. If the parameter expansion
of $FILE were to result in an empty value, it would cause an error (the
operators would be interpreted as non-null strings rather than</text:p>
      <text:p>operators). Using the quotes around the parameter ensures that the
operator is always followed by a string, even if the string is empty.
Second, notice the presence of the exit command near the end of the
script. The exit command accepts a single, optional argument, which
becomes the script’s exit status. When no argument is passed, the exit
status defaults to the exit status of the last command executed. Using
exit in this way allows the script to indicate failure if $FILE expands to the
name of a nonexistent file. The exit command appearing on the last line
of the script is there as a formality. When a script “runs off the end”
(reaches end of file), it terminates with an exit status of the last
command executed.
Similarly, shell functions can return an exit status by including an
integer argument to the return command. If we were to convert the
previous script to a shell function to include it in a larger program, we
could replace the exit commands with return statements and get the
desired behavior.
test_file () {
      # test-file: Evaluate the status of a file
      FILE=~/.bashrc
      if [ -e "$FILE" ]; then
            if [ -f "$FILE" ]; then
                  echo "$FILE is a regular file."
            fi
            if [ -d "$FILE" ]; then
                  echo "$FILE is a directory."
            fi
            if [ -r "$FILE" ]; then
                  echo "$FILE is readable."
            fi
            if [ -w "$FILE" ]; then
                  echo "$FILE is writable."
            fi
            if [ -x "$FILE" ]; then
                  echo "$FILE is executable/searchable."
            fi
      else
            echo "$FILE does not exist"
            return 1
      fi
}</text:p>
      <text:p>String Expressions
Table 27-2 lists the expressions used to evaluate strings.
Table 27-2: test String Expressions
Expression Is true if:
string
string is not null.
-n string
The length of string is greater than zero.
-z string
The length of string is zero.
string1 =
string2
string1 ==
string2
string1 and string2 are equal. Single or double equal signs
may be used. The use of double equal signs is greatly
preferred, but it is not POSIX compliant.
string1 !=
string2
string1 and string2 are not equal.
string1 &gt;
string2
string1 sorts after string2.
string1 &lt;
string2
string1 sorts before string2.
WARNING
The &gt; and &lt; expression operators must be quoted (or escaped with a
backslash) when used with test. If they are not, they will be interpreted by
the shell as redirection operators, with potentially destructive results. Also
note that while the bash documentation states that the sorting order
conforms to the collation order of the current locale, it does not. ASCII
(POSIX) order is used in versions of bash up to and including 4.0. This
problem was fixed in version 4.1.
Here is a script that incorporates string expressions:
#!/bin/bash</text:p>
      <text:p># test-string: evaluate the value of a string
ANSWER=maybe
if [ -z "$ANSWER" ]; then
      echo "There is no answer." &gt;&amp;2
      exit 1
fi
if [ "$ANSWER" = "yes" ]; then
      echo "The answer is YES."
elif [ "$ANSWER" = "no" ]; then
      echo "The answer is NO."
elif [ "$ANSWER" = "maybe" ]; then
      echo "The answer is MAYBE."
else
      echo "The answer is UNKNOWN."
fi
In this script, we evaluate the constant ANSWER. We first determine
whether the string is empty. If it is, we terminate the script and set the
exit status to 1. Notice the redirection that is applied to the echo
command. This redirects the error message “There is no answer.” to
standard error, which is the proper thing to do with error messages. If
the string is not empty, we evaluate the value of the string to see
whether it is equal to either “yes,” “no,” or “maybe.” We do this by using
elif, which is short for “else if.” By using elif, we are able to construct a
more complex logical test.
Integer Expressions
To compare values as integers rather than as strings, we can use the
expressions listed in Table 27-3.
Table 27-3: test Integer Expressions
Expression
Is true if:
integer1 -eq integer2integer1 is equal to integer2.
integer1 -ne integer2integer1 is not equal to integer2.
integer1 -le integer2integer1 is less than or equal to integer2.
integer1 -lt integer2integer1 is less than integer2.
integer1 -ge integer2integer1 is greater than or equal to integer2.</text:p>
      <text:p>Expression
Is true if:
integer1 -gt integer2integer1 is greater than integer2.
Here is a script that demonstrates them:
#!/bin/bash
# test-integer: evaluate the value of an integer.
INT=-5
if [ -z "$INT" ]; then
      echo "INT is empty." &gt;&amp;2
      exit 1
fi
if [ "$INT" -eq 0 ]; then
      echo "INT is zero."
else
      if [ "$INT" -lt 0 ]; then
            echo "INT is negative."
      else
            echo "INT is positive."
      fi
      if [ $((INT % 2)) -eq 0 ]; then
            echo "INT is even."
      else
            echo "INT is odd."
      fi
fi
The interesting part of the script is how it determines whether an
integer is even or odd. By performing a modulo 2 operation on the
number, which divides the number by 2 and returns the remainder, it
can tell whether the number is odd or even.
A More Modern Version of test
Modern versions of bash include a compound command that acts as an
enhanced replacement for test. It uses the following syntax:
[[ expression ]]</text:p>
      <text:p>where, like test, expression is an expression that evaluates to either a true
or false result. The [[ ]] command is similar to test (it supports all of its
expressions) but adds an important new string expression.
string1 =~ regex
This returns true if string1 is matched by the extended regular
expression regex. This opens up a lot of possibilities for performing such
tasks as data validation. In our earlier example of the integer
expressions, the script would fail if the constant INT contained anything
except an integer. The script needs a way to verify that the constant
contains an integer. Using [[ ]] with the =~ string expression operator,
we could improve the script this way:
#!/bin/bash
# test-integer2: evaluate the value of an integer.
INT=-5
if [[ "$INT" =~ ^-?[0-9]+$ ]]; then
      if [ "$INT" -eq 0 ]; then
            echo "INT is zero."
      else
            if [ "$INT" -lt 0 ]; then
                  echo "INT is negative."
            else
                  echo "INT is positive."
            fi
            if [ $((INT % 2)) -eq 0 ]; then
                  echo "INT is even."
            else
                  echo "INT is odd."
            fi
      fi
else
      echo "INT is not an integer." &gt;&amp;2
      exit 1
fi
By applying the regular expression, we are able to limit the value of
INT to only strings that begin with an optional minus sign, followed by
one or more numerals. This expression also eliminates the possibility of
empty values.
Another added feature of [[ ]] is that the == operator supports
pattern matching the same way pathname expansion does. Here’s an</text:p>
      <text:p>example:
[me@linuxbox ~]$ FILE=foo.bar
[me@linuxbox ~]$ if [[ $FILE == foo.* ]]; then
&gt; echo "$FILE matches pattern 'foo.*'"
&gt; fi
foo.bar matches pattern 'foo.*'
This makes [[ ]] useful for evaluating file and pathnames.
(( ))—Designed for Integers
In addition to the [[ ]] compound command, bash also provides the (( ))
compound command, which is useful for operating on integers. It
supports a full set of arithmetic evaluations, a subject we will cover fully
in Chapter 34.
(( )) is used to perform arithmetic truth tests. An arithmetic truth test
results in true if the result of the arithmetic evaluation is non-zero.
[me@linuxbox ~]$ if ((1)); then echo "It is true."; fi
It is true.
[me@linuxbox ~]$ if ((0)); then echo "It is true."; fi
[me@linuxbox ~]$
Using (( )), we can slightly simplify the test-integer2 script like this:
#!/bin/bash
# test-integer2a: evaluate the value of an integer.
INT=-5
if [[ "$INT" =~ ^-?[0-9]+$ ]]; then
      if ((INT == 0)); then
            echo "INT is zero."
      else
            if ((INT &lt; 0)); then
                  echo "INT is negative."
            else
                  echo "INT is positive."
            fi
            if (( ((INT % 2)) == 0)); then
                  echo "INT is even."
            else
                  echo "INT is odd."
            fi
      fi</text:p>
      <text:p>else
      echo "INT is not an integer." &gt;&amp;2
      exit 1
fi
Notice that we use less-than and greater-than signs and that == is
used to test for equivalence. This is a more natural-looking syntax for
working with integers. Notice too, that because the compound
command (( )) is part of the shell syntax rather than an ordinary
command and it deals only with integers, it is able to recognize variables
by name and does not require expansion to be performed. We’ll discuss
(( )) and the related arithmetic expansion further in Chapter 34.
Combining Expressions
It’s also possible to combine expressions to create more complex
evaluations. Expressions are combined by using logical operators. We
saw these in Chapter 17 when we learned about the find command.
There are three logical operations for test and [[ ]]. They are AND,
OR, and NOT. test and [[ ]] use different operators to represent these
operations, as shown in Table 27-4.
Table 27-4: Logical Operators
Operationtest[[ ]] and (( ))
AND
-a
&amp;&amp;
OR
-o
||
NOT
!
!
Here’s an example of an AND operation. The following script
determines whether an integer is within a range of values:
#!/bin/bash
# test-integer3: determine if an integer is within a
# specified range of values.
MIN_VAL=1
MAX_VAL=100</text:p>
      <text:p>INT=50
if [[ "$INT" =~ ^-?[0-9]+$ ]]; then
      if [[ "$INT" -ge "$MIN_VAL" &amp;&amp; "$INT" -le "$MAX_VAL" ]]; then
            echo "$INT is within $MIN_VAL to $MAX_VAL."
      else
            echo "$INT is out of range."
      fi
else
        echo "INT is not an integer." &gt;&amp;2
        exit 1
fi
In this script, we determine whether the value of integer INT lies
between the values of MIN_VAL and MAX_VAL. This is performed by a single
use of [[ ]], which includes two expressions separated by the &amp;&amp; operator.
We also could have coded this using test:
      if [ "$INT" -ge "$MIN_VAL" -a "$INT" -le "$MAX_VAL" ]; then
            echo "$INT is within $MIN_VAL to $MAX_VAL."
      else
            echo "$INT is out of range."
      fi
The ! negation operator reverses the outcome of an expression. It
returns true if an expression is false, and it returns false if an expression
is true. In the following script, we modify the logic of our evaluation to
find values of INT that are outside the specified range:
#!/bin/bash
# test-integer4: determine if an integer is outside a
# specified range of values.
MIN_VAL=1
MAX_VAL=100
INT=50
if [[ "$INT" =~ ^-?[0-9]+$ ]]; then
      if [[ ! ("$INT" -ge "$MIN_VAL" &amp;&amp; "$INT" -le "$MAX_VAL") ]]; then
            echo "$INT is outside $MIN_VAL to $MAX_VAL."
      else
            echo "$INT is in range."
      fi
else
        echo "INT is not an integer." &gt;&amp;2
        exit 1
fi</text:p>
      <text:p>We also include parentheses around the expression, for grouping. If
these were not included, the negation would only apply to the first
expression and not the combination of the two. Coding this with test
would be done this way:
      if [ ! \( "$INT" -ge "$MIN_VAL" -a "$INT" -le "$MAX_VAL" \) ]; then
            echo "$INT is outside $MIN_VAL to $MAX_VAL."
      else
            echo "$INT is in range."
      fi
Since all expressions and operators used by test are treated as
command arguments by the shell (unlike [[ ]] and (( )) ), characters that
have special meaning to bash, such as &lt;, &gt;, (, and ), must be quoted or
escaped.
Seeing that test and [[ ]] do roughly the same thing, which is
preferable? test is traditional (and part of the POSIX specification for
standard shells, which are often used for system startup scripts), whereas
[[ ]] is specific to bash (and a few other modern shells). It’s important to
know how to use test since it is widely used, but [[ ]] is clearly more
useful and is easier to code, so it is preferred for modern scripts.
PORTABILITY IS THE HOBGOBLIN OF LITTLE MINDS
If you talk to “real” Unix people, you quickly discover that many of
them don’t like Linux very much. They regard it as impure and
unclean. One tenet of Unix users is that everything should be
“portable.” This means that any script you write should be able to
run, unchanged, on any Unix-like system.
Unix people have good reason to believe this. Having seen what
proprietary extensions to commands and shells did to the Unix
world before POSIX, they are naturally wary of the effect of Linux
on their beloved OS.
But portability has a serious downside. It prevents progress. It
requires that things are always done using “lowest common
denominator” techniques. In the case of shell programming, it</text:p>
      <text:p>means making everything compatible with sh, the original Bourne
shell.
This downside is the excuse that proprietary software vendors
use to justify their proprietary extensions, only they call them
“innovations.” But they are really just lock-in devices for their
customers.
The GNU tools, such as bash, have no such restrictions. They
encourage portability by supporting standards and by being
universally available. You can install bash and the other GNU tools
on almost any kind of system, even Windows, without cost. So feel
free to use all the features of bash. It’s really portable.
Control Operators: Another Way to Branch
bash provides two control operators that can perform branching. The &amp;&amp;
(AND) and || (OR) operators work like the logical operators in the [[ ]]
compound command. Here is the syntax for &amp;&amp;:
command1 &amp;&amp; command2
Here is the syntax for ||:
command1 || command2
It is important to understand the behavior of these. With the &amp;&amp;
operator, command1 is executed, and command2 is executed if, and only if,
command1 is successful. With the || operator, command1 is executed and
command2 is executed if, and only if, command1 is unsuccessful.
In practical terms, it means that we can do something like this:
[me@linuxbox ~]$ mkdir temp &amp;&amp; cd temp
This will create a directory named temp, and if it succeeds, the
current working directory will be changed to temp. The second</text:p>
      <text:p>command is attempted only if the mkdir command is successful.
Likewise, a command like this:
[me@linuxbox ~]$ [[ -d temp ]] || mkdir temp
will test for the existence of the directory temp, and only if the test fails
will the directory be created. This type of construct is handy for
handling errors in scripts, a subject we will discuss more in later
chapters. For example, we could do this in a script:
[ -d temp ] || exit 1
If the script requires the directory temp and it does not exist, then the
script will terminate with an exit status of 1.
Summing Up
We started this chapter with a question. How could we make our
sys_info_page script detect whether the user had permission to read all the
home directories? With our knowledge of if, we can solve the problem
by adding this code to the report_home_space function:
report_home_space () {
      if [[ "$(id -u)" -eq 0 ]]; then
            cat &lt;&lt;- _EOF_
                  &lt;h2&gt;Home Space Utilization (All Users)&lt;/h2&gt;
                  &lt;pre&gt;$(du -sh /home/*)&lt;/pre&gt;
                  _EOF_
      else
            cat &lt;&lt;- _EOF_
                  &lt;h2&gt;Home Space Utilization ($USER)&lt;/h2&gt;
                  &lt;pre&gt;$(du -sh $HOME)&lt;/pre&gt;
                  _EOF_
      fi
      return
}
We evaluate the output of the id command. With the -u option, id
outputs the numeric user ID number of the effective user. The
superuser is always ID zero, and every other user is a number greater
than zero. Knowing this, we can construct two different here</text:p>
      <text:p>documents, one taking advantage of superuser privileges and the other
restricted to the user’s own home directory.
We are going to take a break from the sys_info_page program, but
don’t worry. It will be back. In the meantime, we’ll cover some topics
that we’ll need when we resume our work.
OceanofPDF.com</text:p>
      <text:p>28
READING KEYBOARD INPUT
The scripts we have written so far lack a feature common in most
computer programs : interactivity, or the capability of the program to
interact with the user. While many programs don’t need to be
interactive, some programs benefit from being able to accept input
directly from the user. Take, for example, this script from the previous
chapter:
#!/bin/bash
# test-integer2: evaluate the value of an integer.
INT=-5
if [[ "$INT" =~ ^-?[0-9]+$ ]]; then
      if [ "$INT" -eq 0 ]; then
            echo "INT is zero."
      else
            if [ "$INT" -lt 0 ]; then
                  echo "INT is negative."
            else
                  echo "INT is positive."
            fi
            if [ $((INT % 2)) -eq 0 ]; then
                  echo "INT is even."
            else
                  echo "INT is odd."
            fi
      fi
else
      echo "INT is not an integer." &gt;&amp;2</text:p>
      <text:p>exit 1
fi
Each time we want to change the value of INT, we have to edit the
script. It would be much more useful if the script could ask the user for
a value. In this chapter, we will begin to look at how we can add
interactivity to our programs.
read—Read Values from Standard Input
The read builtin command is used to read a single line of standard input.
This command can be used to read keyboard input or, when redirection
is employed, a line of data from a file. The command has the following
syntax:
read [-options] [variable...]
where options is one or more of the available options listed later in
Table  28-1 and variable is the name of one or more variables used to
hold the input value. If no variable name is supplied, the shell variable
REPLY contains the line of data.
Basically, read assigns fields from standard input to the specified
variables. If we modify our integer evaluation script to use read, it might
look like this:
#!/bin/bash
# read-integer: evaluate the value of an integer.
echo -n "Please enter an integer -&gt; "
read int
if [[ "$int" =~ ^-?[0-9]+$ ]]; then
      if [ "$int" -eq 0 ]; then
            echo "$int is zero."
      else
            if [ "$int" -lt 0 ]; then
                  echo "$int is negative."
            else
                  echo "$int is positive."
            fi
            if [ $((int % 2)) -eq 0 ]; then
                  echo "$int is even."
            else</text:p>
      <text:p>echo "$int is odd."
            fi
      fi
else
      echo "Input value is not an integer." &gt;&amp;2
      exit 1
fi
We use echo with the -n option (which suppresses the trailing newline
on output) to display a prompt, and then we use read to input a value for
the variable int. Running this script results in this:
[me@linuxbox ~]$ read-integer
Please enter an integer -&gt; 5
5 is positive.
5 is odd.
read can assign input to multiple variables, as shown in this script:
#!/bin/bash
# read-multiple: read multiple values from keyboard
echo -n "Enter one or more values &gt; "
read var1 var2 var3 var4 var5
echo "var1 = '$var1'"
echo "var2 = '$var2'"
echo "var3 = '$var3'"
echo "var4 = '$var4'"
echo "var5 = '$var5'"
In this script, we assign and display up to five values. Notice how read
behaves when given different numbers of values, shown here:
[me@linuxbox ~]$ read-multiple
Enter one or more values &gt; a b c d e
var1 = 'a'
var2 = 'b'
var3 = 'c'
var4 = 'd'
var5 = 'e'
[me@linuxbox ~]$ read-multiple
Enter one or more values &gt; a
var1 = 'a'
var2 = ''
var3 = ''
var4 = ''
var5 = ''
[me@linuxbox ~]$ read-multiple
Enter one or more values &gt; a b c d e f g</text:p>
      <text:p>var1 = 'a'
var2 = 'b'
var3 = 'c'
var4 = 'd'
var5 = 'e f g'
If read receives fewer than the expected number, the extra variables
are empty, while an excessive amount of input results in the final
variable containing all of the extra input.
If no variables are listed after the read command, a shell variable,
REPLY, will be assigned all the input.
#!/bin/bash
# read-single: read multiple values into default variable
echo -n "Enter one or more values &gt; "
read
echo "REPLY = '$REPLY'"
Running this script results in this:
[me@linuxbox ~]$ read-single
Enter one or more values &gt; a b c d
REPLY = 'a b c d'
Options
read supports the options described in Table 28-1.
Table 28-1: read Options
Option Description
-a array
Assign the input to array, starting with index zero. We will
cover arrays in Chapter 35.
-d
delimiter
The first character in the string delimiter is used to indicate the
end of input, rather than a newline character.
-e
Use Readline to handle input. This permits input editing in
the same manner as the command line.</text:p>
      <text:p>Option Description
-i string Use string as a default reply if the user simply presses ENTER.
Requires the -e option.
-n num
Read num characters of input, rather than an entire line.
-p prompt Display a prompt for input using the string prompt.
-r
Raw mode. Do not interpret backslash characters as escapes.
-s
Silent mode. Do not echo characters to the display as they are
typed. This is useful when inputting passwords and other
confidential information.
-t seconds Timeout. Terminate input after seconds. read returns a non-zero
exit status if an input times out.
-u fd
Use input from file descriptor fd, rather than standard input.
Using the various options, we can do interesting things with read. For
example, with the -p option, we can provide a prompt string.
#!/bin/bash
# read-single: read multiple values into default variable
read -p "Enter one or more values &gt; "
echo "REPLY = '$REPLY'"
With the -t and -s options, we can write a script that reads “secret”
input and times out if the input is not completed in a specified time.
#!/bin/bash
# read-secret: input a secret passphrase
if read -t 10 -sp "Enter secret passphrase &gt; " secret_pass; then
      echo -e "\nSecret passphrase = '$secret_pass'"
else
      echo -e "\nInput timed out" &gt;&amp;2
      exit 1
fi</text:p>
      <text:p>The script prompts the user for a secret passphrase and waits ten
seconds for input. If the entry is not completed within the specified
time, the script exits with an error. Because the -s option is included, the
characters of the passphrase are not echoed to the display as they are
typed.
It’s possible to supply the user with a default response using the -e
and -i options together.
#!/bin/bash
# read-default: supply a default value if user presses Enter key.
read -e -p "What is your user name? " -i $USER
echo "You answered: '$REPLY'"
In this script, we prompt the user to enter a username and use the
environment variable USER to provide a default value. When the script is
run, it displays the default string, and if the user simply presses ENTER,
read will assign the default string to the REPLY variable.
[me@linuxbox ~]$ read-default
What is your user name? me
You answered: 'me'
IFS
Normally, the shell performs word-splitting on the input provided to
read. As we have seen, this means that multiple words separated by one
or more spaces become separate items on the input line and are assigned
to separate variables by read. This behavior is configured by a shell
variable named IFS (for Internal Field Separator). The default value of
IFS contains a space, a tab, and a newline character, each of which will
separate items from one another.
We can adjust the value of IFS to control the separation of fields input
to read. For example, the /etc/passwd file contains lines of data that use
the colon character as a field separator. By changing the value of IFS to a
single colon, we can use read to input the contents of /etc/passwd and
successfully separate fields into different variables. Here we have a script
that does just that:</text:p>
      <text:p>#!/bin/bash
# read-ifs: read fields from a file
FILE=/etc/passwd
read -p "Enter a username &gt; " user_name
file_info="$(grep "^$user_name:" $FILE)"
if [ -n "$file_info" ]; then
      IFS=":" read user pw uid gid name home shell &lt;&lt;&lt; "$file_info"
      echo "User =      '$user'"
      echo "UID =       '$uid'"
      echo "GID =       '$gid'"
      echo "Full Name = '$name'"
      echo "Home Dir. = '$home'"
      echo "Shell =     '$shell'"
else
      echo "No such user '$user_name'" &gt;&amp;2
      exit 1
fi
This script prompts the user to enter the username of an account on
the system and then displays the different fields found in the user’s
record in the /etc/passwd file. The script contains two interesting lines.
The first is as follows:
file_info=$(grep "^$user_name:" $FILE)
This line assigns the results of a grep command to the variable
file_info. The regular expression used by grep assures that the username
will match only a single line in the /etc/passwd file.
The second interesting line is this one:
IFS=":" read user pw uid gid name home shell &lt;&lt;&lt; "$file_info"
The line consists of three parts: a variable assignment, a read
command with a list of variable names as arguments, and a strange new
redirection operator. We’ll look at the variable assignment first.
The shell allows one or more variable assignments to take place
immediately before a command. These assignments alter the
environment for the command that follows. The effect of the
assignment is temporary, changing the environment only for the</text:p>
      <text:p>duration of the command. In our case, the value of IFS is changed to a
colon character. Alternately, we could have coded it this way:
OLD_IFS="$IFS"
IFS=":"
read user pw uid gid name home shell &lt;&lt;&lt; "$file_info"
IFS="$OLD_IFS"
where we store the value of IFS, assign a new value, perform the read
command, and then restore IFS to its original value. Clearly, placing the
variable assignment in front of the command is a more concise way of
doing the same thing.
The &lt;&lt;&lt; operator indicates a here string. A here string is like a here
document, only shorter, consisting of a single string. In our example, the
line of data from the /etc/passwd file is fed to the standard input of the
read command. We might wonder why this rather oblique method was
chosen rather than this:
echo "$file_info" | IFS=":" read user pw uid gid name home shell
Well, there’s a reason . . .
YOU CAN’T PIPE READ
While the read command normally takes input from standard
input, you cannot do this:
echo "foo" | read
We would expect this to work, but it does not. The command
will appear to succeed, but the REPLY variable will always be empty.
Why is this?
The explanation has to do with the way the shell handles
pipelines. In bash (and other shells such as sh), pipelines create
subshells. These are copies of the shell and its environment that are
used to execute the command in the pipeline. In the previous
example, read is executed in a subshell.</text:p>
      <text:p>Subshells in Unix-like systems create copies of the environment
for the processes to use while they execute. When the processes
finishes, the copy of the environment is destroyed. This means that
a subshell can never alter the environment of its parent process. read
assigns variables, which then become part of the environment. In
the previous example, read assigns the value foo to the variable REPLY
in its subshell’s environment, but when the command exits, the
subshell and its environment are destroyed, and the effect of the
assignment is lost.
Using here strings is one way to work around this behavior.
Another method is discussed in Chapter 36.
Validating Input
With our new ability to have keyboard input comes an additional
programming challenge: validating input. Often the difference between
a well-written program and a poorly written one lies in the program’s
ability to deal with the unexpected. Frequently, the unexpected appears
in the form of bad input. We’ve done a little of this with our evaluation
programs in the previous chapter, where we checked the values of
integers and screened out empty values and non-numeric characters. It
is important to perform these kinds of programming checks every time
a program receives input to guard against invalid data. This is especially
important for programs that are shared by multiple users. Omitting
these safeguards in the interests of economy might be excused if a
program is to be used once and only by the author to perform some
special task. Even then, if the program performs dangerous tasks such as
deleting files, it would be wise to include data validation, just in case.
Here we have an example program that validates various kinds of
input:
#!/bin/bash
# read-validate: validate input
invalid_input () {</text:p>
      <text:p>echo "Invalid input '$REPLY'" &gt;&amp;2
      exit 1
}
read -p "Enter a single item &gt; "
# input is empty (invalid)
[[ -z "$REPLY" ]] &amp;&amp; invalid_input
# input is multiple items (invalid)
(( "$(echo "$REPLY" | wc -w)" &gt; 1 )) &amp;&amp; invalid_input
# is input a valid filename?
if [[ "$REPLY" =~ ^[-[:alnum:]\._]+$ ]]; then
      echo "'$REPLY' is a valid filename."
      if [[ -e "$REPLY" ]]; then
            echo "And file '$REPLY' exists."
      else
            echo "However, file '$REPLY' does not exist."
      fi
      # is input a floating point number?
      if [[ "$REPLY" =~ ^-?[[:digit:]]*\.[[:digit:]]+$ ]]; then
            echo "'$REPLY' is a floating point number."
      else
            echo "'$REPLY' is not a floating point number."
      fi
      # is input an integer?
      if [[ "$REPLY" =~ ^-?[[:digit:]]+$ ]]; then
            echo "'$REPLY' is an integer."
      else
            echo "'$REPLY' is not an integer."
      fi
else
      echo "The string '$REPLY' is not a valid filename."
fi
This script prompts the user to enter an item. The item is
subsequently analyzed to determine its contents. As we can see, the
script makes use of many of the concepts that we have covered thus far,
including shell functions, [[ ]], (( )), the control operator &amp;&amp;, and if, as
well as a healthy dose of regular expressions.
Menus
A common type of interactivity is called menu-driven. In menu-driven
programs, the user is presented with a list of choices and is asked to</text:p>
      <text:p>choose one. For example, we could imagine a program that presented
the following:
Please Select:
1. Display System Information
2. Display Disk Space
3. Display Home Space Utilization
0. Quit
Enter selection [0-3] &gt;
Using what we learned from writing our sys_info_page program, we
can construct a menu-driven program to perform the tasks on the
previous menu.
#!/bin/bash
# read-menu: a menu driven system information program
clear
echo "
Please Select:
1. Display System Information
2. Display Disk Space
3. Display Home Space Utilization
0. Quit
"
read -p "Enter selection [0-3] &gt; "
if [[ "$REPLY" =~ ^[0-3]$ ]]; then
      if [[ "$REPLY" == 0 ]]; then
            echo "Program terminated."
            exit
      fi
      if [[ "$REPLY" == 1 ]]; then
            echo "Hostname: $HOSTNAME"
            uptime
            exit
      fi
      if [[ "$REPLY" == 2 ]]; then
            df -h
            exit
      fi
      if [[ "$REPLY" == 3 ]]; then
            if [[ "$(id -u)" -eq 0 ]]; then
                  echo "Home Space Utilization (All Users)"
                  du -sh /home/*
            else
                  echo "Home Space Utilization ($USER)"
                  du -sh "$HOME"</text:p>
      <text:p>fi
            exit
      fi
else
      echo "Invalid entry." &gt;&amp;2
      exit 1
fi
This script is logically divided into two parts. The first part displays
the menu and inputs the response from the user. The second part
identifies the response and carries out the selected action. Notice the
use of the exit command in this script. It is used here to prevent the
script from executing unnecessary code after an action has been carried
out. The presence of multiple exit points in a program is generally a bad
idea (it makes program logic harder to understand), but it works in this
script.
Summing Up
In this chapter, we took our first steps toward interactivity, allowing
users to input data into our programs via the keyboard. Using the
techniques presented thus far, it is possible to write many useful
programs, such as specialized calculation programs and easy-to-use
front ends for arcane command line tools. In the next chapter, we will
build on the menu-driven program concept to make it even better.
Extra Credit
It is important to study the programs in this chapter carefully and have a
complete understanding of the way they are logically structured, as the
programs to come will be increasingly complex. As an exercise, rewrite
the programs in this chapter using the test command rather than the
[[  ]] compound command. Hint: Use grep to evaluate the regular
expressions and evaluate the exit status. This will be good practice.
OceanofPDF.com</text:p>
      <text:p>29
FLOW CONTROL: LOOPING WITH
WHILE/UNTIL
In the previous chapter, we developed a menu-driven program to
produce various kinds of system information. The program works, but it
still has a significant usability problem. It executes only a single choice
and then terminates. Even worse, if an invalid selection is made,
the program terminates with an error, without giving the user an
opportunity to try again. It would be better if we could somehow
construct the program so that it could repeat the menu display and
selection over and over, until the user chooses to exit the program.
In this chapter, we will look at a programming concept called looping,
which can be used to make portions of programs repeat. The shell
provides three compound commands for looping. We will look at two of
them in this chapter and the third in a later chapter.
Looping
Daily life is full of repeated activities. Going to work each day, walking
the dog, and slicing a carrot are all tasks that involve repeating a series</text:p>
      <text:p>of steps. Let’s consider slicing a carrot. If we express this activity in
pseudocode, it might look something like this:
1. Get cutting board.
2. Get knife.
3. Place carrot on cutting board.
4. Lift knife.
5. Advance carrot.
6. Slice carrot.
7. If entire carrot sliced, then quit; else go to step 4.
Steps 4 through 7 form a loop. The actions within the loop are
repeated until the condition, “entire carrot sliced,” is reached.
while
bash can express a similar idea. Let’s say we wanted to display five
numbers in sequential order from 1 to 5. A bash script could be
constructed as follows:
#!/bin/bash
# while-count: display a series of numbers
count=1
while [[ "$count" -le 5 ]]; do
      echo "$count"
      count=$((count + 1))
done
echo "Finished."
When executed, this script displays the following:
[me@linuxbox ~]$ while-count
1
2
3
4
5
Finished.</text:p>
      <text:p>The syntax of the while command is as follows:
while commands; do commands; done
Like if, while evaluates the exit status of a list of commands. As long
as the exit status is zero, it performs the commands inside the loop. In
the previous script, the variable count is created and assigned an initial
value of 1. The while command evaluates the exit status of the [[]]
compound command. As long as the [[]] command returns an exit status
of zero, the commands within the loop are executed. At the end of each
cycle, the [[]] command is repeated. After 5 iterations of the loop, the
value of count has increased to 6, the [[]] command no longer returns an
exit status of zero, and the loop terminates. The program continues with
the next statement following the loop.
We can use a while loop to improve the read-menu program from the
previous chapter.
#!/bin/bash
# while-menu: a menu driven system information program
DELAY=3 # Number of seconds to display results
while [[ "$REPLY" != 0 ]]; do
      clear
      cat &lt;&lt;- _EOF_
            Please Select:
            1. Display System Information
            2. Display Disk Space
            3. Display Home Space Utilization
            0. Quit
      _EOF_
      read -p "Enter selection [0-3] &gt; "
      if [[ "$REPLY" =~ ^[0-3]$ ]]; then
            if [[ $REPLY == 1 ]]; then
                  echo "Hostname: $HOSTNAME"
                  uptime
                  sleep "$DELAY"
            fi
            if [[ "$REPLY" == 2 ]]; then
                  df -h
                  sleep "$DELAY"
            fi
            if [[ "$REPLY" == 3 ]]; then
                  if [[ "$(id -u)" -eq 0 ]]; then</text:p>
      <text:p>echo "Home Space Utilization (All Users)"
                        du -sh /home/*
                  else
                        echo "Home Space Utilization ($USER)"
                        du -sh "$HOME"
                  fi
                  sleep "$DELAY"
            fi
      else
            echo "Invalid entry."
            sleep "$DELAY"
      fi
done
echo "Program terminated."
By enclosing the menu in a while loop, we are able to have the
program repeat the menu display after each selection. The loop
continues as long as REPLY is not equal to 0 and the menu is displayed
again, giving the user the opportunity to make another selection. At the
end of each action, a sleep command is executed, so the program will
pause for a few seconds to allow the results of the selection to be seen
before the screen is cleared and the menu is redisplayed. Once REPLY is
equal to 0, indicating the “quit” selection, the loop terminates, and
execution continues with the line following done.
Breaking Out of a Loop
bash provides two builtin commands that can be used to control program
flow inside loops. The break command immediately terminates a loop,
and program control resumes with the next statement following the
loop. The continue command causes the remainder of the loop to be
skipped, and program control resumes with the next iteration of the
loop. Here we see a version of the while-menu program incorporating both
break and continue:
#!/bin/bash
# while-menu2: a menu driven system information program
DELAY=3 # Number of seconds to display results
while true; do
      clear
      cat &lt;&lt;- _EOF_</text:p>
      <text:p>Please Select:
            1. Display System Information
            2. Display Disk Space
            3. Display Home Space Utilization
            0. Quit
      _EOF_
      read -p "Enter selection [0-3] &gt; "
      if [[ "$REPLY" =~ ^[0-3]$ ]]; then
            if [[ "$REPLY" == 1 ]]; then
                  echo "Hostname: $HOSTNAME"
                  uptime
                  sleep "$DELAY"
                  continue
            fi
            if [[ "$REPLY" == 2 ]]; then
                  df -h
                  sleep "$DELAY"
                  continue
            fi
            if [[ "$REPLY" == 3 ]]; then
                  if [[ "$(id -u)" -eq 0 ]]; then
                        echo "Home Space Utilization (All Users)"
                        du -sh /home/*
                  else
                        echo "Home Space Utilization ($USER)"
                        du -sh "$HOME"
                  fi
                  sleep "$DELAY"
                  continue
            fi
            if [[ "$REPLY" == 0 ]]; then
                  break
            fi
      else
            echo "Invalid entry."
            sleep "$DELAY"
      fi
done
echo "Program terminated."
In this version of the script, we set up an endless loop (one that never
terminates on its own) by using the true command to supply an exit
status to while. Since true will always exit with an exit status of zero, the
loop will never end. This is a surprisingly common scripting technique.
Since the loop will never end on its own, it’s up to the programmer to
provide some way to break out of the loop when the time is right. In
this script, the break command is used to exit the loop when the 0
selection is chosen. The continue command has been included at the end</text:p>
      <text:p>of the other script choices to allow for more efficient execution. By
using continue, the script will skip over code that is not needed when a
selection is identified. For example, if the 1 selection is chosen and
identified, there is no reason to test for the other selections.
until
The until compound command is much like while, except instead of
exiting a loop when a non-zero exit status is encountered, it does the
opposite. An until loop continues until it receives a zero exit status. In our
while-count script, we continued the loop as long as the value of the count
variable was less than or equal to 5. We could get the same result by
coding the script with until.
#!/bin/bash
# until-count: display a series of numbers
count=1
until [[ "$count" -gt 5 ]]; do
      echo "$count"
      count=$((count + 1))
done
echo "Finished."
By changing the test expression to $count -gt 5, until will terminate
the loop at the correct time. The decision of whether to use the while or
until loop is usually a matter of choosing the one that allows the clearest
test to be written.
Reading Files with Loops
while and until can process standard input. This allows files to be
processed with while and until loops. In the following example, we will
display the contents of the distros.txt file used in earlier chapters:
#!/bin/bash
# while-read: read lines from a file</text:p>
      <text:p>while read distro version release; do
      printf "Distro: %s\tVersion: %s\tReleased: %s\n" \
            "$distro" \
            "$version" \
            "$release"
done &lt; distros.txt
To redirect a file to the loop, we place the redirection operator after
the done statement. The loop will use read to input the fields from the
redirected file. The read command will exit after each line is read, with a
zero exit status until the end-of-file is reached. At that point, it will exit
with a non-zero exit status, thereby terminating the loop. It is also
possible to pipe standard input into a loop.
#!/bin/bash
# while-read2: read lines from a file
sort -k 1,1 -k 2n distros.txt | while read distro version release; do
      printf "Distro: %s\tVersion: %s\tReleased: %s\n" \
            "$distro" \
            "$version" \
            "$release"
done
Here we take the output of the sort command and display the stream
of text. However, it is important to remember that since a pipe will
execute the loop in a subshell, any variables created or assigned within
the loop will be lost when the loop terminates.
Summing Up
With the introduction of loops and our previous encounters with
branching, subroutines, and sequences, we have covered the major types
of flow control used in programs. bash has some more tricks up its sleeve,
but they are refinements on these basic concepts.
OceanofPDF.com</text:p>
      <text:p>30
TROUBLESHOOTING
Now that our scripts become more complex, it’s time to look at what
happens when things go wrong. In this chapter, we’ll look at some of the
common kinds of errors that occur in scripts and examine a few useful
techniques that can be used to track down and eradicate problems.
Syntactic Errors
One general class of errors is syntactic. Syntactic errors involve
mistyping some element of shell syntax. The shell will stop executing a
script when it encounters this type of error.
In the following discussions, we will use this script to demonstrate
common types of errors.
#!/bin/bash
# trouble: script to demonstrate common errors
number=1
if [ $number = 1 ]; then
      echo "Number is equal to 1."
else
      echo "Number is not equal to 1."
fi</text:p>
      <text:p>As written, this script runs successfully.
[me@linuxbox ~]$ trouble
Number is equal to 1.
Missing Quotes
Let’s edit our script and remove the trailing quote from the argument
following the first echo command.
#!/bin/bash
# trouble: script to demonstrate common errors
number=1
if [ $number = 1 ]; then
      echo "Number is equal to 1.
else
      echo "Number is not equal to 1."
fi
Here is what happens:
[me@linuxbox ~]$ trouble
/home/me/bin/trouble: line 10: unexpected EOF while looking for matching `"'
/home/me/bin/trouble: line 13: syntax error: unexpected end of file
It generates two errors. Interestingly, the line numbers reported by
the error messages are not where the missing quote was removed but
rather much later in the program. If we follow the program after the
missing quote, we can see why. bash will continue looking for the closing
quote until it finds one, which it does, immediately after the second echo
command. After that, bash becomes very confused. The syntax of the
subsequent if command is broken because the fi statement is now inside
a quoted (but open) string.
In long scripts, this kind of error can be quite hard to find. Using an
editor with syntax highlighting will help since, in most cases, it will
display quoted strings in a distinctive manner from other kinds of shell
syntax. If a complete version of vim is installed, syntax highlighting can
be enabled by entering this command:</text:p>
      <text:p>:syntax on
Missing or Unexpected Tokens
Another common mistake is forgetting to complete a compound
command, such as if or while. Let’s look at what happens if we remove
the semicolon after test in the if command:
#!/bin/bash
# trouble: script to demonstrate common errors
number=1
if [ $number = 1 ] then
      echo "Number is equal to 1."
else
      echo "Number is not equal to 1."
fi
The result is this:
[me@linuxbox ~]$ trouble
/home/me/bin/trouble: line 9: syntax error near unexpected token `else'
/home/me/bin/trouble: line 9: `else'
Again, the error message points to an error that occurs later than the
actual problem. What happens is really pretty interesting. As we recall,
if accepts a list of commands and evaluates the exit code of the last
command in the list. In our program, we intend this list to consist of a
single command, [, a synonym for test. The [ command takes what
follows it as a list of arguments; in our case, that’s four arguments:
$number, 1, =, and ]. With the semicolon removed, the word then is added
to the list of arguments, which is syntactically legal. The following echo
command is legal, too. It’s interpreted as another command in the list of
commands that if will evaluate for an exit code. The else is encountered
next, but it’s out of place since the shell recognizes it as a reserved word (a
word that has special meaning to the shell) and not the name of a
command, which is the reason for the error message.</text:p>
      <text:p>Unanticipated Expansions
It’s possible to have errors that occur only intermittently in a script.
Sometimes the script will run fine, and other times it will fail because of
the results of an expansion. If we return our missing semicolon and
change the value of number to an empty variable, we can demonstrate.
#!/bin/bash
# trouble: script to demonstrate common errors
number=
if [ $number = 1 ]; then
      echo "Number is equal to 1."
else
      echo "Number is not equal to 1."
fi
Running the script with this change results in the following output:
[me@linuxbox ~]$ trouble
/home/me/bin/trouble: line 7: [: =: unary operator expected
Number is not equal to 1.
We get this rather cryptic error message, followed by the output of
the second echo command. The problem is the expansion of the number
variable within the test command. When the following command:
[ $number = 1 ]
undergoes expansion with number being empty, the result is this:
[  = 1 ]
which is invalid and the error is generated. The = operator is a binary
operator (it requires a value on each side), but the first value is missing,
so the test command expects a unary operator (such as -z) instead.
Further, since the test failed (because of the error), the if command
receives a non-zero exit code and acts accordingly, and the second echo
command is executed.
This problem can be corrected by adding quotes around the first
argument in the test command.</text:p>
      <text:p>[ "$number" = 1 ]
Then when expansion occurs, the result will be this:
[ "" = 1 ]
This yields the correct number of arguments. In addition to empty
strings, quotes should be used in cases where a value could expand into
multiword strings, as with filenames containing embedded spaces.
NOTE
Make it a rule to always enclose variables and command substitutions in
double quotes unless word splitting is needed.
Logical Errors
Unlike syntactic errors, logical errors do not prevent a script from
running. The script will run, but it will not produce the desired result
because of a problem with its logic. There are countless numbers of
possible logical errors, but here are a few of the most common kinds
found in scripts:
Incorrect conditional expressions. It’s easy to incorrectly code an
if/then/else expression and have the wrong logic carried out.
Sometimes the logic will be reversed, or it will be incomplete.
“Off by one” errors. When coding loops that employ counters, it
is possible to overlook that the loop may require that the counting
start with zero, rather than one, for the count to conclude at the
correct point. These kinds of errors result in either a loop “going
off the end” by counting too far or a loop missing the last iteration
by terminating one iteration too soon.
Unanticipated situations. Most logic errors result from a
program encountering data or situations that were unforeseen by
the programmer. As we have seen, this can also include
unanticipated expansions, such as a filename that contains</text:p>
      <text:p>embedded spaces that expands into multiple command arguments
rather than a single filename.
Defensive Programming
It is important to verify assumptions when programming. This means a
careful evaluation of the exit status of programs and commands that are
used by a script. Here is an example, based on a true story. An
unfortunate system administrator wrote a script to perform a
maintenance task on an important server. The script contained the
following two lines of code:
cd $dir_name
rm *
There is nothing intrinsically wrong with these two lines, as long as
the directory named in the variable, dir_name, exists. But what happens if
it does not? In that case, the cd command fails, and the script continues
to the next line and deletes the files in the current working directory.
Not the desired outcome at all! The hapless administrator destroyed an
important part of the server because of this design decision.
Let’s look at some ways this design could be improved. First, it might
be wise to ensure that the dir_name variable expands into only one word
by quoting it and make the execution of rm contingent on the success of
cd.
cd "$dir_name" &amp;&amp; rm *
This way, if the cd command fails, the rm command is not carried out.
This is better but still leaves open the possibility that the variable,
dir_name, is unset or empty, which would result in the files in the user’s
home directory being deleted. This could also be avoided by checking
to see that dir_name actually contains the name of an existing directory.
[[ -d "$dir_name" ]] &amp;&amp; cd "$dir_name" &amp;&amp; rm *
Often, it is best to include logic to terminate the script and report an
error when a situation such as the one shown previously occurs.</text:p>
      <text:p># Delete files in directory $dir_name
if [[ ! -d "$dir_name" ]]; then
      echo "No such directory: '$dir_name'" &gt;&amp;2
      exit 1
fi
if ! cd "$dir_name"; then
      echo "Cannot cd to '$dir_name'" &gt;&amp;2
      exit 1
fi
if ! rm *; then
      echo "File deletion failed. Check results" &gt;&amp;2
      exit 1
fi
Here, we check both the name, to see that it is an existing directory,
and the success of the cd command. If either fails, a descriptive error
message is sent to standard error, and the script terminates with an exit
status of one to indicate a failure.
Watch Out for Filenames
There is another problem with this file deletion script that is more
obscure but could be very dangerous. Unix (and Unix-like operating
systems) has, in the opinion of many, a serious design flaw when it
comes to filenames. Unix is extremely permissive about them. In fact,
there are only two characters that cannot be included in a filename. The
first is the / character since it is used to separate elements of a
pathname, and the second is the null character (a zero byte), which is
used internally to mark the ends of strings. Everything else is legal
including spaces, tabs, line feeds, leading hyphens, carriage returns, and
so on.
Of particular concern are leading hyphens. For example, it’s perfectly
legal to have a file named -rf ~. Consider for a moment what happens
when that filename is passed to rm.
To defend against this problem, we want to change our rm command
in the file deletion script from this:
rm *
to the following:</text:p>
      <text:p>rm ./*
This will prevent a filename starting with a hyphen from being
interpreted as a command option. As a general rule, always precede
wildcards (such as * and ?) with ./ to prevent misinterpretation by
commands. This includes things like *.pdf and ???.mp3, for example.
PORTABLE FILENAMES
To ensure that a filename is portable between multiple platforms
(i.e., different types of computers and operating systems), care
must be taken to limit which characters are included in a filename.
There is a standard called the POSIX Portable Filename
Character Set that can be used to maximize the chances that a
filename will work across different systems. The standard is pretty
simple. The only characters allowed are the uppercase letters A–Z,
the lowercase letters a–z, the numerals 0–9, period (.), hyphen (-),
and underscore (_). The standard further suggests that filenames
not begin with a hyphen.
Verifying Input
A general rule of good programming is that if a program accepts input,
it must be able to deal with anything it receives. This usually means that
input must be carefully screened to ensure that only valid input is
accepted for further processing. We saw an example of this in the
previous chapter when we studied the read command. One script
contained the following test to verify a menu selection:
[[ $REPLY =~ ^[0-3]$ ]]
This test is very specific. It will return a zero exit status only if the
string entered by the user is a numeral in the range of zero to three.
Nothing else will be accepted. Sometimes these kinds of tests can be</text:p>
      <text:p>challenging to write, but the effort is necessary to produce a high-
quality script.
DESIGN IS A FUNCTION OF TIME
When I was a college student studying industrial design, a wise
professor stated that the amount of design on a project was
determined by the amount of time given to the designer. If you
were given five minutes to design a device “that kills flies,” you
designed a flyswatter. If you were given five months, you might
come up with a laser-guided “antifly system” instead.
The same principle applies to programming. Sometimes a
“quick-and-dirty” script will do if it’s going to be used once and
only by the programmer. That kind of script is common and
should be developed quickly to make the effort economical. Such
scripts don’t need a lot of comments and defensive checks. On the
other hand, if a script is intended for production use, that is, a script
that will be used over and over for an important task or by
multiple users, it needs much more careful development.
Testing
Testing is an important step in every kind of software development,
including scripts. There is a saying in the open source world, “release
early, release often,” that reflects this fact. By releasing early and often,
software gets more exposure to use and testing. Experience has shown
that bugs are much easier to find, and much less expensive to fix, if they
are found early in the development cycle.
In Chapter 26, we saw how stubs can be used to verify program flow.
From the earliest stages of script development, they are a valuable
technique to check the progress of our work.
Let’s look at the file-deletion problem shown previously and see how
this could be coded for easy testing. Testing the original fragment of</text:p>
      <text:p>code would be dangerous since its purpose is to delete files, but we
could modify the code to make the test safe.
if [[ -d $dir_name ]]; then
      if cd $dir_name; then
            echo rm * # TESTING
      else
            echo "cannot cd to '$dir_name'" &gt;&amp;2
            exit 1
      fi
else
      echo "no such directory: '$dir_name'" &gt;&amp;2
      exit 1
fi
exit # TESTING
Because the error conditions already output useful messages, we
don’t have to add any. The most important change is placing an echo
command just before the rm command to allow the command and its
expanded argument list to be displayed, rather than the command
actually being executed. This change allows safe execution of the code.
At the end of the code fragment, we place an exit command to conclude
the test and prevent any other part of the script from being carried out.
The need for this will vary according to the design of the script.
We also include some comments that act as “markers” for our test-
related changes. These can be used to help find and remove the changes
when testing is complete.
Test Cases
To perform useful testing, it’s important to develop and apply good test
cases. This is done by carefully choosing input data or operating
conditions that reflect edge and corner cases. In our code fragment
(which is simple), we want to know how the code performs under three
specific conditions.
dir_name contains the name of an existing directory.
dir_name contains the name of a nonexistent directory.
dir_name is empty.</text:p>
      <text:p>By performing the test with each of these conditions, good test
coverage is achieved.
Just as with design, testing is a function of time, as well. Not every
script feature needs to be extensively tested. It’s really a matter of
determining what is most important. Since it could be so potentially
destructive if it malfunctioned, our code fragment deserves careful
consideration during both its design and testing.
Debugging
If testing reveals a problem with a script, the next step is debugging. “A
problem” usually means that the script is, in some way, not performing
to the programmer’s expectations. If this is the case, we need to carefully
determine exactly what the script is actually doing and why. Finding
bugs can sometimes involve a lot of detective work.
A well-designed script will try to help. It should be programmed
defensively to detect abnormal conditions and provide useful feedback
to the user. Sometimes, however, problems are quite strange and
unexpected, and more involved techniques are required.
Finding the Problem Area
In some scripts, particularly long ones, it is sometimes useful to isolate
the area of the script that is related to the problem. This won’t always be
the actual error, but isolation will often provide insights into the actual
cause. One technique that can be used to isolate code is “commenting
out” sections of a script. For example, our file deletion fragment could
be modified to determine whether the removed section was related to
an error.
if [[ -d $dir_name ]]; then
      if cd $dir_name; then
            rm *
      else
            echo "cannot cd to '$dir_name'" &gt;&amp;2
            exit 1
      fi
# else</text:p>
      <text:p>#      echo "no such directory: '$dir_name'" &gt;&amp;2
#      exit 1
fi
By placing comment symbols at the beginning of each line in a
logical section of a script, we prevent that section from being executed.
Testing can then be performed again to see whether the removal of the
code has any impact on the behavior of the bug.
Tracing
Bugs are often cases of unexpected logical flow within a script. That is,
portions of the script either are never being executed or are being
executed in the wrong order or at the wrong time. To view the actual
flow of the program, we use a technique called tracing.
One tracing method involves placing informative messages in a script
that display the location of execution. We can add messages to our code
fragment.
echo "preparing to delete files" &gt;&amp;2
if [[ -d $dir_name ]]; then
      if cd $dir_name; then
echo "deleting files" &gt;&amp;2
            rm *
      else
            echo "cannot cd to '$dir_name'" &gt;&amp;2
            exit 1
      fi
else
      echo "no such directory: '$dir_name'" &gt;&amp;2
      exit 1
fi
echo "file deletion complete" &gt;&amp;2
We send the messages to standard error to separate them from
normal output. We also do not indent the lines containing the messages,
so it is easier to find when it’s time to remove them.
Now when the script is executed, it’s possible to see that the file
deletion has been performed.
[me@linuxbox ~]$ deletion-script
preparing to delete files
deleting files</text:p>
      <text:p>file deletion complete
[me@linuxbox ~]$
bash also provides a method of tracing, implemented by the -x option
and the set command with the -x option. Using our earlier trouble script,
we can activate tracing for the entire script by adding the -x option to
the first line.
#!/bin/bash -x
# trouble: script to demonstrate common errors
number=1
if [ $number = 1 ]; then
      echo "Number is equal to 1."
else
      echo "Number is not equal to 1."
fi
When executed, the results look like this:
[me@linuxbox ~]$ trouble
+ number=1
+ '[' 1 = 1 ']'
+ echo 'Number is equal to 1.'
Number is equal to 1.
With tracing enabled, we see the commands performed with
expansions applied. The leading plus signs indicate the display of the
trace to distinguish them from lines of regular output. The plus sign is
the default character for trace output. It is contained in the PS4 (prompt
string 4) shell variable. The contents of this variable can be adjusted to
make the prompt more useful. Here, we modify the contents of the
variable to include the current line number in the script where the trace
is performed. Note that single quotes are required to prevent expansion
until the prompt is actually used.
[me@linuxbox ~]$ export PS4='$LINENO + '
[me@linuxbox ~]$ trouble
5 + number=1
7 + '[' 1 = 1 ']'
8 + echo 'Number is equal to 1.'
Number is equal to 1.</text:p>
      <text:p>To perform a trace on a selected portion of a script, rather than the
entire script, we can use the set command with the -x option.
#!/bin/bash
# trouble: script to demonstrate common errors
number=1
set -x # Turn on tracing
if [ $number = 1 ]; then
      echo "Number is equal to 1."
else
      echo "Number is not equal to 1."
fi
set +x # Turn off tracing
We use the set command with the -x option to activate tracing and
the +x option to deactivate tracing. This technique can be used to
examine multiple portions of a troublesome script.
Examining Values During Execution
It is often useful, along with tracing, to display the content of variables
to see the internal workings of a script while it is being executed.
Applying additional echo statements will usually do the trick.
#!/bin/bash
# trouble: script to demonstrate common errors
number=1
echo "number=$number" # DEBUG
set -x # Turn on tracing
if [ $number = 1 ]; then
      echo "Number is equal to 1."
else
      echo "Number is not equal to 1."
fi
set +x # Turn off tracing
In this trivial example, we simply display the value of the variable
number and mark the added line with a comment to facilitate its later
identification and removal. This technique is particularly useful when
watching the behavior of loops and arithmetic within scripts.</text:p>
      <text:p>Summing Up
In this chapter, we looked at just a few of the problems that can crop up
during script development. Of course, there are many more. The
techniques described here will enable finding most common bugs.
Debugging is a fine art that is developed through experience, both in
knowing 
how 
to 
avoid 
bugs 
(testing 
constantly 
throughout
development) and in finding bugs (effective use of tracing).
OceanofPDF.com</text:p>
      <text:p>31
FLOW CONTROL: BRANCHING WITH CASE
In this chapter, we will continue our look at flow control. In Chapter 28,
we constructed some simple menus and built the logic used to act on a
user’s selection. To do this, we used a series of if commands to identify
which of the possible choices had been selected. This type of logical
construct appears frequently in programs—so much so that many
programming languages (including the shell) provide a special flow
control mechanism for multiple-choice decisions.
The case Command
In bash, the multiple-choice compound command is called case. It has the
following syntax.
case word in
        [pattern [| pattern]...) commands ;;]...
esac
If we look at the read-menu program from Chapter 28, we see the logic
used to act on a user’s selection.
#!/bin/bash
# read-menu: a menu driven system information program</text:p>
      <text:p>clear
echo "
Please Select:
1. Display System Information
2. Display Disk Space
3. Display Home Space Utilization
0. Quit
"
read -p "Enter selection [0-3] &gt; "
if [[ "$REPLY" =~ ^[0-3]$ ]]; then
      if [[ "$REPLY" == 0 ]]; then
            echo "Program terminated."
            exit
      fi
      if [[ "$REPLY" == 1 ]]; then
            echo "Hostname: $HOSTNAME"
            uptime
            exit
      fi
      if [[ "$REPLY" == 2 ]]; then
            df -h
            exit
      fi
      if [[ "$REPLY" == 3 ]]; then
            if [[ "$(id -u)" -eq 0 ]]; then
                  echo "Home Space Utilization (All Users)"
                  du -sh /home/*
            else
                  echo "Home Space Utilization ($USER)"
                  du -sh "$HOME"
            fi
            exit
      fi
else
      echo "Invalid entry." &gt;&amp;2
      exit 1
fi
Using case, we can replace this logic with something simpler.
#!/bin/bash
# case-menu: a menu driven system information program
clear
echo "
Please Select:
1. Display System Information
2. Display Disk Space
3. Display Home Space Utilization
0. Quit</text:p>
      <text:p>"
read -p "Enter selection [0-3] &gt; "
case "$REPLY" in
    0)      echo "Program terminated."
            exit
            ;;
    1)      echo "Hostname: $HOSTNAME"
            uptime
            ;;
    2)      df -h
            ;;
    3)      if [[ "$(id -u)" -eq 0 ]]; then
                echo "Home Space Utilization (All Users)"
                du -sh /home/*
            else
                echo "Home Space Utilization ($USER)"
                du -sh "$HOME"
            fi
            ;;
    *)      echo "Invalid entry" &gt;&amp;2
            exit 1
            ;;
esac
The case command looks at the value of word, which in our example is
the value of the REPLY variable, and then attempts to match it against one
of the specified patterns. When a match is found, the commands
associated with the specified pattern are executed. After a match is
found, no further matches are attempted.
Patterns
The patterns used by case are the same as those used by pathname
expansion. Patterns are terminated with a ) character. Table 31-1
describes some valid patterns.
Table 31-1: case Pattern Examples
Pattern
Description
a)
Matches if word equals a.
[[:alpha:]])Matches if word is a single alphabetic character.
???)
Matches if word is exactly three characters long.
*.txt)
Matches if word ends with the characters .txt.</text:p>
      <text:p>Pattern
Description
*)
Matches any value of word. It is good practice to include this
as the last pattern in a case command to catch any values of
word that did not match a previous pattern, that is, to catch
any possible invalid values.
Here is an example of patterns at work:
#!/bin/bash
read -p "enter word &gt; "
case "$REPLY" in
    [[:alpha:]])   echo "is a single alphabetic character." ;;
    [ABC][0-9])    echo "is A, B, or C followed by a digit." ;;
    ???)           echo "is three characters long." ;;
    *.txt)         echo "is a word ending in '.txt'" ;;
    *)             echo "is something else." ;;
esac
It is also possible to combine multiple patterns using the vertical bar
character as a separator. This creates an “or” conditional pattern. This is
useful for such things as handling both uppercase and lowercase
characters. Here’s an example:
#!/bin/bash
# case-menu: a menu driven system information program
clear
echo "
Please Select:
A. Display System Information
B. Display Disk Space
C. Display Home Space Utilization
Q. Quit
"
read -p "Enter selection [A, B, C or Q] &gt; "
case "$REPLY" in
    q|Q)    echo "Program terminated."
            exit
            ;;
    a|A)    echo "Hostname: $HOSTNAME"
            uptime
            ;;</text:p>
      <text:p>b|B)    df -h
            ;;
    c|C)    if [[ "$(id -u)" -eq 0 ]]; then
                echo "Home Space Utilization (All Users)"
                du -sh /home/*
            else
                echo "Home Space Utilization ($USER)"
                du -sh "$HOME"
            fi
            ;;
    *)      echo "Invalid entry" &gt;&amp;2
            exit 1
            ;;
esac
Here, we modify the case-menu program to use letters instead of digits
for menu selection. Notice how the new patterns allow for entry of both
uppercase and lowercase letters.
Performing Multiple Actions
In versions of bash prior to 4.0, case allowed only one action to be
performed on a successful match. After a successful match, the
command would terminate. Here we see a script that tests a character:
#!/bin/bash
# case4-1: test a character
read -n 1 -p "Type a character &gt; "
echo
case "$REPLY" in
    [[:upper:]])    echo "'$REPLY' is upper case." ;;
    [[:lower:]])    echo "'$REPLY' is lower case." ;;
    [[:alpha:]])    echo "'$REPLY' is alphabetic." ;;
    [[:digit:]])    echo "'$REPLY' is a digit." ;;
    [[:graph:]])    echo "'$REPLY' is a visible character." ;;
    [[:punct:]])    echo "'$REPLY' is a punctuation symbol." ;;
    [[:space:]])    echo "'$REPLY' is a whitespace character." ;;
    [[:xdigit:]])   echo "'$REPLY' is a hexadecimal digit." ;;
esac
Running this script produces this:
[me@linuxbox ~]$ case4-1
Type a character &gt; a
'a' is lower case.</text:p>
      <text:p>The script works for the most part but fails if a character matches
more than one of the POSIX character classes. For example, the
character a is both lowercase and alphabetic, as well as a hexadecimal
digit. In bash prior to version 4.0, there was no way for case to match
more than one test. Modern versions of bash add the ;;&amp; notation to
terminate each action, so now we can do this:
#!/bin/bash
# case4-2: test a character
read -n 1 -p "Type a character &gt; "
echo
case "$REPLY" in
    [[:upper:]])    echo "'$REPLY' is upper case." ;;&amp;
    [[:lower:]])    echo "'$REPLY' is lower case." ;;&amp;
    [[:alpha:]])    echo "'$REPLY' is alphabetic." ;;&amp;
    [[:digit:]])    echo "'$REPLY' is a digit." ;;&amp;
    [[:graph:]])    echo "'$REPLY' is a visible character." ;;&amp;
    [[:punct:]])    echo "'$REPLY' is a punctuation symbol." ;;&amp;
    [[:space:]])    echo "'$REPLY' is a whitespace character." ;;&amp;
    [[:xdigit:]])   echo "'$REPLY' is a hexadecimal digit." ;;&amp;
esac
When we run this script, we get this:
[me@linuxbox ~]$ case4-2
Type a character &gt; a
'a' is lower case.
'a' is alphabetic.
'a' is a visible character.
'a' is a hexadecimal digit.
The addition of the ;;&amp; syntax allows case to continue to the next test
rather than simply terminating.
Summing Up
The case command is a handy addition to our bag of programming
tricks. As we will see in the next chapter, it’s the perfect tool for
handling certain types of problems.
OceanofPDF.com</text:p>
      <text:p>32
POSITIONAL PARAMETERS
One feature that has been missing from our programs so far is the
ability to accept and process command line options and arguments. In
this chapter, we will examine the shell features that allow our programs
to get access to the contents of the command line.
Accessing the Command Line
The shell provides a set of variables called positional parameters that
contain the individual words on the command line. The variables are
named 0 through 9. They can be demonstrated this way:
#!/bin/bash
# posit-param: script to view command line parameters
echo "
\$0 = $0
\$1 = $1
\$2 = $2
\$3 = $3
\$4 = $4
\$5 = $5
\$6 = $6
\$7 = $7
\$8 = $8</text:p>
      <text:p>\$9 = $9
"
This is a simple script that displays the values of the variables $0–$9.
When executed with no command line arguments, the result is this:
[me@linuxbox ~]$ posit-param
$0 = /home/me/bin/posit-param
$1 =
$2 =
$3 =
$4 =
$5 =
$6 =
$7 =
$8 =
$9 =
Even when no arguments are provided, $0 will always contain the
first item appearing on the command line, which is the pathname of the
program being executed. When arguments are provided, we see these
results:
[me@linuxbox ~]$ posit-param a b c d
$0 = /home/me/bin/posit-param
$1 = a
$2 = b
$3 = c
$4 = d
$5 =
$6 =
$7 =
$8 =
$9 =
NOTE
You can actually access more than nine parameters using parameter
expansion. To specify a number greater than nine, surround the number in
braces, as in ${10}, ${55}, ${211}, and so on.
Determining the Number of Arguments</text:p>
      <text:p>The shell also provides a variable, $#, that contains the number of
arguments on the command line.
#!/bin/bash
# posit-param: script to view command line parameters
echo "
Number of arguments: $#
\$0 = $0
\$1 = $1
\$2 = $2
\$3 = $3
\$4 = $4
\$5 = $5
\$6 = $6
\$7 = $7
\$8 = $8
\$9 = $9
"
This is the result:
[me@linuxbox ~]$ posit-param a b c d
Number of arguments: 4
$0 = /home/me/bin/posit-param
$1 = a
$2 = b
$3 = c
$4 = d
$5 =
$6 =
$7 =
$8 =
$9 =
shift—Getting Access to Many Arguments
But what happens when we give the program a large number of
arguments such as the following?
[me@linuxbox ~]$ posit-param *
Number of arguments: 82
$0 = /home/me/bin/posit-param
$1 = addresses.ldif
$2 = bin
$3 = bookmarks.html
$4 = debian-500-i386-netinst.iso</text:p>
      <text:p>$5 = debian-500-i386-netinst.jigdo
$6 = debian-500-i386-netinst.template
$7 = debian-cd_info.tar.gz
$8 = Desktop
$9 = dirlist-bin.txt
On this example system, the wildcard * expands into 82 arguments.
How can we process that many? The shell provides a method, albeit a
clumsy one, to do this. The shift command causes all the parameters to
“move down one” each time it is executed. In fact, by using shift, it is
possible to get by with only one parameter (in addition to $0, which
never changes).
#!/bin/bash
# posit-param2: script to display all arguments
count=1
while [[ $# -gt 0 ]]; do
      echo "Argument $count = $1"
      count=$((count + 1))
      shift
done
Each time shift is executed, the value of $2 is moved to $1, the value of
$3 is moved to $2, and so on. The value of $# is also reduced by one.
In the posit-param2 program, we create a loop that evaluates the
number of arguments remaining and continues as long as there is at
least one. We display the current argument, increment the variable count
with each iteration of the loop to provide a running count of the
number of arguments processed, and, finally, execute a shift to load $1
with the next argument. Here is the program at work:
[me@linuxbox ~]$ posit-param2 a b c d
Argument 1 = a
Argument 2 = b
Argument 3 = c
Argument 4 = d
Simple Applications</text:p>
      <text:p>Even without shift, it’s possible to write useful applications using
positional parameters. By way of example, here is a simple file
information program:
#!/bin/bash
# file-info: simple file information program
PROGNAME="$(basename "$0")"
if [[ -e "$1" ]]; then
      echo -e "\nFile Type:"
      file "$1"
      echo -e "\nFile Status:"
      stat "$1"
else
      echo "$PROGNAME: usage: $PROGNAME file" &gt;&amp;2
      exit 1
fi
This program displays the file type (determined by the file
command) and the file status (from the stat command) of a specified file.
One interesting feature of this program is the PROGNAME variable. It is
given the value that results from the basename "$0" command. The basename
command removes the leading portion of a pathname, leaving only the
base name of a file. In our example, basename removes the leading portion
of the pathname contained in the $0 parameter, the full pathname of our
example program. This value is useful when constructing messages such
as the usage message at the end of the program. By coding it this way,
the script can be renamed, and the message automatically adjusts to
contain the name of the program.
Using Positional Parameters with Shell Functions
Just as positional parameters are used to pass arguments to shell scripts,
they can also be used to pass arguments to shell functions. To
demonstrate, we will convert the file_info script into a shell function.
file_info () {
      # file_info: function to display file information
      if [[ -e "$1" ]]; then
            echo -e "\nFile Type:"</text:p>
      <text:p>file "$1"
            echo -e "\nFile Status:"
            stat "$1"
      else
            echo "$FUNCNAME: usage: $FUNCNAME file" &gt;&amp;2
            return 1
      fi
}
Now, if a script that incorporates the file_info shell function calls the
function with a filename argument, the argument will be passed to the
function.
With this capability, we can write many useful shell functions that
not only can be used in scripts but also can be used within our .bashrc
files.
Notice that the PROGNAME variable was changed to the shell variable
FUNCNAME. The shell automatically updates this variable to keep track of
the currently executed shell function. Note that $0 always contains the
full pathname of the first item on the command line (i.e., the name of
the program) and does not contain the name of the shell function as we
might expect.
Handling Positional Parameters en Masse
It is sometimes useful to manage all the positional parameters as a
group. For example, we might want to write a “wrapper” around
another program. This means we create a script or shell function that
simplifies the invocation of another program. The wrapper, in this case,
supplies a list of arcane command line options and then passes a list of
arguments to the lower-level program.
The shell provides two special parameters for this purpose. They
both expand into the complete list of positional parameters but differ in
rather subtle ways. Table 32-1 describes these parameters.
Table 32-1: The * and @ Special Parameters</text:p>
      <text:p>ParameterDescription
$*
Expands into the list of positional parameters, starting with
1. When surrounded by double quotes, it expands into a
double-quoted string containing all of the positional
parameters, each separated by the first character of the IFS
shell variable (by default a space character).
$@
Expands into the list of positional parameters, starting with
1. When surrounded by double quotes, it expands each
positional parameter into a separate word as if it was
surrounded by double quotes.
Here is a script that shows these special parameters in action:
#!/bin/bash
# posit-params3: script to demonstrate $* and $@
print_params () {
      echo "\$1 = $1"
      echo "\$2 = $2"
      echo "\$3 = $3"
      echo "\$4 = $4"
}
pass_params () {
      echo -e "\n" '$* :';   print_params $*
      echo -e "\n" '"$*" :'; print_params "$*"
      echo -e "\n" '$@ :';   print_params $@
      echo -e "\n" '"$@" :'; print_params "$@"
}
pass_params "word" "words with spaces"
In this rather convoluted program, we create two arguments, called
word and words with spaces, and pass them to the pass_params function. That
function, in turn, passes them on to the print_params function, using each
of the four methods available with the special parameters $* and $@.
When executed, the script reveals the differences.
[me@linuxbox ~]$ posit-param3
 $* :
$1 = word</text:p>
      <text:p>$2 = words
$3 = with
$4 = spaces
 "$*" :
$1 = word words with spaces
$2 =
$3 =
$4 =
 $@ :
$1 = word
$2 = words
$3 = with
$4 = spaces
 "$@" :
$1 = word
$2 = words with spaces
$3 =
$4 =
With our arguments, both $* and $@ produce a four-word result.
word words with spaces
"$*" produces a one-word result.
"word words with spaces"
"$@" produces a two-word result.
"word" "words with spaces"
This matches our actual intent. The lesson to take from this is that
even though the shell provides four different ways of getting the list of
positional parameters, "$@" is by far the most useful for most situations
because it preserves the integrity of each positional parameter. To
ensure safety, it should always be used, unless we have a compelling
reason not to use it.
A More Complete Application
After a long hiatus, we are going to resume work on our sys_info_page
program, last seen in Chapter 27. Our next addition will add several</text:p>
      <text:p>command line options to the program as follows:
Output file We will add an option to specify a name for a file to
contain the program’s output. It will be specified as either -f file or --
file file.
Interactive mode This option will prompt the user for an output
filename and will determine whether the specified file already exists.
If it does, the user will be prompted before the existing file is
overwritten. This option will be specified by either -i or --interactive.
Help Either -h or --help may be specified to cause the program to
output an informative usage message.
Here is the code needed to implement the command line processing:
usage () {
      echo "$PROGNAME: usage: $PROGNAME [-f file | -i]"
      return
}
# process command line options
interactive=
filename=
while [[ -n "$1" ]]; do
      case "$1" in
            -f | --file)            shift
                                    filename="$1"
                                    ;;
            -i | --interactive)     interactive=1
                                    ;;
            -h | --help)            usage
                                    exit
                                    ;;
            *)                      usage &gt;&amp;2
                                    exit 1
                                    ;;
      esac
      shift
done
First, we add a shell function called usage to display a message when
the help option is invoked or an unknown option is attempted.
Next, we begin the processing loop. This loop continues while the
positional parameter $1 is not empty. At the end of the loop, we have a
shift command to advance the positional parameters to ensure that the
loop will eventually terminate.</text:p>
      <text:p>Within the loop, we have a case statement that examines the current
positional parameter to see whether it matches any of the supported
choices. If a supported parameter is found, it is acted upon. If an
unknown choice is found, the usage message is displayed, and the script
terminates with an error.
The -f parameter is handled in an interesting way. When detected, it
causes an additional shift to occur, which advances the positional
parameter $1 to the filename argument supplied to the -f option.
We next add the code to implement the interactive mode.
# interactive mode
if [[ -n "$interactive" ]]; then
      while true; do
            read -p "Enter name of output file: " filename
            if [[ -e "$filename" ]]; then
                  read -p "'$filename' exists. Overwrite? [y/n/q] &gt; "
                  case "$REPLY" in
                      Y|y)    break
                              ;;
                      Q|q)    echo "Program terminated."
                              exit
                              ;;
                      *)      continue
                              ;;
                  esac
            elif [[ -z "$filename" ]]; then
                  continue
            else
                  break
            fi
      done
fi
If the interactive variable is not empty, an endless loop is started,
which contains the filename prompt and subsequent existing file-
handling code. If the desired output file already exists, the user is
prompted to overwrite, choose another filename, or quit the program. If
the user chooses to overwrite an existing file, a break is executed to
terminate the loop. Notice how the case statement detects only whether
the user chooses to overwrite or quit. Any other choice causes the loop
to continue and prompts the user again.
To implement the output filename feature, we must first convert the
existing page-writing code into a shell function, for reasons that will</text:p>
      <text:p>become clear in a moment.
write_html_page () {
      cat &lt;&lt;- _EOF_
      &lt;html&gt;
            &lt;head&gt;
                  &lt;title&gt;$TITLE&lt;/title&gt;
            &lt;/head&gt;
            &lt;body&gt;
                  &lt;h1&gt;$TITLE&lt;/h1&gt;
                  &lt;p&gt;$TIMESTAMP&lt;/p&gt;
                  $(report_uptime)
                  $(report_disk_space)
                  $(report_home_space)
            &lt;/body&gt;
      &lt;/html&gt;
      _EOF_
      return
}
# output html page
if [[ -n "$filename" ]]; then
      if touch "$filename" &amp;&amp; [[ -f "$filename" ]]; then
            write_html_page &gt; "$filename"
      else
            echo "$PROGNAME: Cannot write file '$filename'" &gt;&amp;2
            exit 1
      fi
else
      write_html_page
fi
The code that handles the logic of the -f option appears at the end of
the previous listing. In it, we test for the existence of a filename, and if
one is found, a test is performed to see whether the file is indeed
writable. To do this, a touch is performed, followed by a test to determine
whether the resulting file is a regular file. These two tests take care of
situations where an invalid pathname is input (touch will fail), and, if the
file already exists, that it’s a regular file.
As we can see, the write_html_page function is called to perform the
actual generation of the page. Its output is either directed to standard
output (if the variable filename is empty) or redirected to the specified
file. Since we have two possible destinations for the HTML code, it
makes sense to convert the write_html_page routine to a shell function to
avoid redundant code.</text:p>
      <text:p>Summing Up
With the addition of positional parameters, we can now write fairly
functional scripts. For simple, repetitive tasks, positional parameters
make it possible to write very useful shell functions that can be placed in
a user’s .bashrc file.
Our 
sys_info_page 
program 
has 
grown 
in 
complexity 
and
sophistication. Here is a complete listing, with the most recent changes
highlighted:
#!/bin/bash
# sys_info_page: program to output a system information page
PROGNAME="$(basename "$0")"
TITLE="System Information Report For $HOSTNAME"
CURRENT_TIME="$(date +"%x %r %Z")"
TIMESTAMP="Generated $CURRENT_TIME, by $USER"
report_uptime () {
      cat &lt;&lt;- _EOF_
            &lt;h2&gt;System Uptime&lt;/h2&gt;
            &lt;pre&gt;$(uptime)&lt;/pre&gt;
            _EOF_
      return
}
report_disk_space () {
      cat &lt;&lt;- _EOF_
            &lt;h2&gt;Disk Space Utilization&lt;/h2&gt;
            &lt;pre&gt;$(df -h)&lt;/PRE&gt;
            _EOF_
      return
}
report_home_space () {
      if [[ "$(id -u)" -eq 0 ]]; then
            cat &lt;&lt;- _EOF_
                  &lt;h2&gt;Home Space Utilization (All Users)&lt;/h2&gt;
                  &lt;pre&gt;$(du -sh /home/*)&lt;/pre&gt;
                  _EOF_
      else
            cat &lt;&lt;- _EOF_
                  &lt;h2&gt;Home Space Utilization ($USER)&lt;/h2&gt;
                  &lt;pre&gt;$(du -sh "$HOME")&lt;/pre&gt;
                  _EOF_
      fi
      return
}
usage () {</text:p>
      <text:p>echo "$PROGNAME: usage: $PROGNAME [-f file | -i]"
      return
}
write_html_page () {
      cat &lt;&lt;- _EOF_
      &lt;html&gt;
            &lt;head&gt;
                  &lt;title&gt;$TITLE&lt;/title&gt;
            &lt;/head&gt;
            &lt;body&gt;
                  &lt;h1&gt;$TITLE&lt;/h1&gt;
                  &lt;p&gt;$TIMESTAMP&lt;/p&gt;
                  $(report_uptime)
                  $(report_disk_space)
                  $(report_home_space)
            &lt;/body&gt;
      &lt;/html&gt;
      _EOF_
      return
}
# process command line options
interactive=
filename=
while [[ -n "$1" ]]; do
    case "$1" in
        -f | --file)        shift
                            filename="$1"
                            ;;
        -i | --interactive) interactive=1
                            ;;
        -h | --help)        usage
                            exit
                            ;;
        *)                  usage &gt;&amp;2
                            exit 1
                            ;;
    esac
    shift
done
# interactive mode
if [[ -n "$interactive" ]]; then
    while true; do
        read -p "Enter name of output file: " filename
        if [[ -e "$filename" ]]; then
            read -p "'$filename' exists. Overwrite? [y/n/q] &gt; "
            case "$REPLY" in
                Y|y)    break
                        ;;
                Q|q)    echo "Program terminated."
                        exit
                        ;;</text:p>
      <text:p>*)      continue
                        ;;
            esac
        elif [[ -z "$filename" ]]; then
            continue
        else
            break  
        fi
    done
fi
# output html page
if [[ -n "$filename" ]]; then
      if touch "$filename" &amp;&amp; [[ -f "$filename" ]]; then
            write_html_page &gt; "$filename"
      else
            echo "$PROGNAME: Cannot write file '$filename'" &gt;&amp;2
            exit 1
      fi
else
      write_html_page
fi
We’re not done yet. There are still a few more things we can do and
improvements we can make.
OceanofPDF.com</text:p>
      <text:p>33
FLOW CONTROL: LOOPING WITH FOR
In this final chapter on flow control, we will look at another of the
shell’s looping constructs. The for loop differs from the while and until
loops in that it provides a means of processing sequences during a loop.
This turns out to be very useful when programming. Accordingly, the
for loop is a popular construct in bash scripting.
A for loop is implemented, naturally enough, with the for compound
command. In bash, for is available in two forms.
for: Traditional Shell Form
The original for command’s syntax is as follows:
for variable [in words]; do
      commands
done
where variable is the name of a variable that will increment during the
execution of the loop, words is an optional list of items that will be
sequentially assigned to variable, and commands are the commands that are
to be executed on each iteration of the loop.</text:p>
      <text:p>The for command is useful on the command line. We can easily
demonstrate how it works.
[me@linuxbox ~]$ for i in A B C D; do echo $i; done
A
B
C
D
In this example, for is given a list of four words: A, B, C, and D. With
a list of four words, the loop is executed four times. Each time the loop
is executed, a word is assigned to the variable i. Inside the loop, we have
an echo command that displays the value of i to show the assignment. As
with the while and until loops, the done keyword closes the loop.
The really powerful feature of for is the number of interesting ways
we can create the list of words. For example, we can do it through brace
expansion, like so:
[me@linuxbox ~]$ for i in {A..D}; do echo $i; done
A
B
C
D
or we could use a pathname expansion, as follows:
[me@linuxbox ~]$ for i in distros*.txt; do echo "$i"; done
distros-by-date.txt
distros-dates.txt
distros-key-names.txt
distros-key-vernums.txt
distros-names.txt  
distros.txt
distros-vernums.txt
distros-versions.txt
Pathname expansion provides a nice, clean list of pathnames that can
be processed in the loop. The one precaution needed is to check that
the expansion actually matched something. By default, if the expansion
fails to match any files, the wildcards themselves (distros*.txt in the
preceding example) will be returned. To guard against this, we would
code the preceding example in a script this way:</text:p>
      <text:p>for i in distros*.txt; do
      if [[ -e "$i" ]]; then
            echo "$i"
      fi
done
By adding a test for file existence, we will ignore a failed expansion.
Another common method of word production is command
substitution.
#!/bin/bash
# longest-word: find longest string in a file
while [[ -n "$1" ]]; do
      if [[ -r "$1" ]]; then
            max_word=
            max_len=0
            for i in $(strings "$1"); do
                  len="$(echo -n "$i" | wc -c)"
                  if (( len &gt; max_len )); then
                        max_len="$len"
                        max_word="$i"
                  fi
            done
            echo "$1: '$max_word' ($max_len characters)"
      fi
      shift
done
In this example, we look for the longest string found within a file.
When given one or more filenames on the command line, this program
uses the strings program (which is included in the GNU binutils
package) to generate a list of readable text “words” in each file. The for
loop processes each word in turn and determines whether the current
word is the longest found so far. When the loop concludes, the longest
word is displayed.
One thing to note here is that, contrary to our usual practice, we do
not surround the command substitution $(strings "$1") with double
quotes. This is because we actually want word splitting to occur to give
us our list. If we had surrounded the command substitution with quotes,
it would produce only a single word containing every string in the file.
That’s not exactly what we are looking for.</text:p>
      <text:p>If the optional in words portion of the for command is omitted, for
defaults to processing the positional parameters. We will modify our
longest-word script to use this method:
#!/bin/bash
# longest-word2: find longest string in a file
for i; do
      if [[ -r "$i" ]]; then
            max_word=
            max_len=0
            for j in $(strings "$i"); do
                  len="$(echo -n "$j" | wc -c)"
                  if (( len &gt; max_len )); then
                        max_len="$len"
                        max_word="$j"
                  fi
            done
            echo "$i: '$max_word' ($max_len characters)"
      fi
done
As we can see, we have changed the outermost loop to use for in
place of while. By omitting the list of words in the for command, the
positional parameters are used instead. Inside the loop, previous
instances of the variable i have been changed to the variable j. The use
of shift has also been eliminated.
WHY I?
You may have noticed that the variable i was chosen for each of
the previous for loop examples. Why? No specific reason actually
besides tradition. The variable used with for can be any valid
variable, but i is the most common, followed by j and k.
The basis of this tradition comes from the Fortran
programming language. In Fortran, undeclared variables starting
with the letters I, J, K, L, and M are automatically typed as
integers, while variables beginning with any other letter are typed
as reals (numbers with decimal fractions). This behavior led
programmers to use the variables I, J, and K for loop variables</text:p>
      <text:p>since it was less work to use them when a temporary variable (as
loop variables often are) was needed.
It also led to the following Fortran-based witticism: “GOD is
real, unless declared integer.”
for: C Language Form
Recent versions of bash have added a second form of the for command
syntax, one that resembles the form found in the C programming
language. Many other languages support this form, as well.
for (( expression1; expression2; expression3 )); do
      commands
done
Here, 
expression1, 
expression2, 
and 
expression3 
are 
arithmetic
expressions, and commands are the commands to be performed during each
iteration of the loop.
In terms of behavior, this form is equivalent to the following
construct.
(( expression1 ))
while (( expression2 )); do
      commands
      (( expression3 ))
done
expression1 is used to initialize conditions for the loop, expression2 is
used to determine when the loop is finished, and expression3 is carried
out at the end of each iteration of the loop.
Here is a typical application:
#!/bin/bash
# simple_counter: demo of C style for command
for (( i=0; i&lt;5; i=i+1 )); do
      echo $i
done</text:p>
      <text:p>When executed, it produces the following output:
[me@linuxbox ~]$ simple_counter
0
1
2
3
4
In this example, expression1 initializes the variable i with the value of
zero, expression2 allows the loop to continue as long as the value of i
remains less than 5, and expression3 increments the value of i by 1 each
time the loop repeats.
The C language form of for is useful anytime a numeric sequence is
needed. We will see several applications for this in the next two
chapters.
Summing Up
With our knowledge of the for command, we will now apply the final
improvements to our sys_info_page script. Currently, the report_home_space
function looks like this:
report_home_space () {
      if [[ "$(id -u)" -eq 0 ]]; then
            cat &lt;&lt;- _EOF_
                  &lt;h2&gt;Home Space Utilization (All Users)&lt;/h2&gt;
                  &lt;pre&gt;$(du -sh /home/*)&lt;/pre&gt;
                  _EOF_
      else
            cat &lt;&lt;- _EOF_
                  &lt;h2&gt;Home Space Utilization ($USER)&lt;/h2&gt;
                  &lt;pre&gt;$(du -sh "$HOME")&lt;/pre&gt;
                  _EOF_
      fi
      return
}
Next, we will rewrite it to provide more detail for each user’s home
directory and include the total number of files and subdirectories in
each.
report_home_space () {</text:p>
      <text:p>local format="%8s%10s%10s\n"
      local i dir_list total_files total_dirs total_size user_name
      if [[ "$(id -u)" -eq 0 ]]; then
            dir_list=/home/*
            user_name="All Users"
      else
            dir_list="$HOME"
            user_name="$USER"
      fi
      echo "&lt;h2&gt;Home Space Utilization ($user_name)&lt;/h2&gt;"
      for i in $dir_list; do
            total_files="$(find "$i" -type f | wc -l)"
            total_dirs="$(find "$i" -type d | wc -l)"
            total_size="$(du -sh "$i" | cut -f 1)"
            echo "&lt;h3&gt;$i&lt;/h3&gt;"
            echo "&lt;pre&gt;"
            printf "$format" "Dirs" "Files" "Size"
            printf "$format" "----" "-----" "----"
            printf "$format" "$total_dirs" "$total_files" "$total_size"
            echo "&lt;/pre&gt;"
      done
      return
}
This rewrite applies much of what we have learned so far. We still
test for the superuser, but instead of performing the complete set of
actions as part of the if, we set some variables used later in a for loop.
We have added several local variables to the function and made use of
printf to format some of the output.
OceanofPDF.com</text:p>
      <text:p>34
STRINGS AND NUMBERS
Computer programs are all about working with data. In past chapters,
we have focused on processing data at the file level. However, many
programming problems need to be solved using smaller units of data
such as strings and numbers.
In this chapter, we will look at several shell features that are used to
manipulate strings and numbers. The shell provides a variety of
parameter expansions that perform string operations. In addition to
arithmetic expansion (which we touched upon in Chapter 7), there is a
well-known command line program called bc, which performs higher-
level math.
Parameter Expansion
Though parameter expansion came up in Chapter 7, we did not cover it
in detail because most parameter expansions are used in scripts rather
than on the command line. We have already worked with some forms of
parameter expansion, for example, shell variables. The shell provides
many more.
NOTE</text:p>
      <text:p>It’s always good practice to enclose parameter expansions in double quotes to
prevent unwanted word splitting, unless there is a specific reason not to.
This is especially true when dealing with filenames since they can often
include embedded spaces and other assorted nastiness.
Basic Parameters
The simplest form of parameter expansion is reflected in the ordinary
use of variables. Here’s an example:
$a
When expanded, this becomes whatever the variable a contains.
Simple parameters may also be surrounded by braces.
${a}
This has no effect on the expansion but is required if the variable is
adjacent to other text, which may confuse the shell. In this example, we
attempt to create a filename by appending the string _file to the
contents of the variable a:
[me@linuxbox ~]$ a="foo"
[me@linuxbox ~]$ echo "$a_file"
If we perform this sequence of commands, the result will be nothing
because the shell will try to expand a variable named a_file rather than a.
This problem can be solved by adding braces around the “real” variable
name.
[me@linuxbox ~]$ echo "${a}_file"
foo_file
We have also seen that positional parameters greater than nine can
be accessed by surrounding the number in braces. For example, to
access the eleventh positional parameter, we can do this:
${11}</text:p>
      <text:p>Expansions to Manage Empty Variables
Several parameter expansions are intended to deal with nonexistent and
empty variables. These expansions are handy for handling missing
positional parameters and assigning default values to parameters. Here
is one such expansion:
${parameter:-word}
If parameter is unset (i.e., does not exist) or is empty, this expansion
results in the value of word. If parameter is not empty, the expansion results
in the value of parameter.
[me@linuxbox ~]$ foo=
[me@linuxbox ~]$ echo ${foo:-"substitute value if unset"}
substitute value if unset
[me@linuxbox ~]$ echo $foo
[me@linuxbox ~]$ foo=bar
[me@linuxbox ~]$ echo ${foo:-"substitute value if unset"}
bar
[me@linuxbox ~]$ echo $foo
bar
Here is another expansion, in which we use the equal sign instead of
a dash:
${parameter:=word}
If parameter is unset or empty, this expansion results in the value of
word. In addition, the value of word is assigned to parameter. If parameter is
not empty, the expansion results in the value of parameter.
[me@linuxbox ~]$ foo=
[me@linuxbox ~]$ echo ${foo:="default value if unset"}
default value if unset
[me@linuxbox ~]$ echo $foo
default value if unset
[me@linuxbox ~]$ foo=bar
[me@linuxbox ~]$ echo ${foo:="default value if unset"}
bar
[me@linuxbox ~]$ echo $foo
bar
NOTE</text:p>
      <text:p>Positional and other special parameters cannot be assigned this way.
Here we use a question mark:
${parameter:?word}
If parameter is unset or empty, this expansion causes the script to exit
with an error, and the contents of word are sent to standard error. If
parameter is not empty, the expansion results in the value of parameter.
[me@linuxbox ~]$ foo=
[me@linuxbox ~]$ echo ${foo:?"parameter is empty"}
bash: foo: parameter is empty
[me@linuxbox ~]$ echo $?
1
[me@linuxbox ~]$ foo=bar
[me@linuxbox ~]$ echo ${foo:?"parameter is empty"}
bar
[me@linuxbox ~]$ echo $?
0
Here we use a plus sign:
${parameter:+word}
If parameter is unset or empty, the expansion results in nothing. If
parameter is not empty, the value of word is substituted for parameter;
however, the value of parameter is not changed.
[me@linuxbox ~]$ foo=
[me@linuxbox ~]$ echo ${foo:+"substitute value if set"}
[me@linuxbox ~]$ foo=bar
[me@linuxbox ~]$ echo ${foo:+"substitute value if set"}
substitute value if set
Expansions That Return Variable Names
The shell has the ability to return the names of variables. This is used in
some rather exotic situations.
${!prefix*}
${!prefix@}</text:p>
      <text:p>This expansion returns the names of existing variables with names
beginning with prefix. According to the bash documentation, both forms
of the expansion perform identically. Here, we list all the variables in the
environment with names that begin with BASH:
[me@linuxbox ~]$ echo ${!BASH*}
BASH BASH_ARGC BASH_ARGV BASH_COMMAND BASH_COMPLETION BASH_COMPLETION_DIR
BASH_LINENO BASH_SOURCE BASH_SUBSHELL BASH_VERSINFO BASH_VERSION
String Operations
There is a large set of expansions that can be used to operate on strings.
Many of these expansions are particularly well suited for operations on
pathnames. The following expansion:
${#parameter}
expands into the length of the string contained by parameter. Normally,
parameter is a string; however, if parameter is either @ or *, then the
expansion results in the number of positional parameters.
[me@linuxbox ~]$ foo="This string is long."
[me@linuxbox ~]$ echo "'$foo' is ${#foo} characters long."
'This string is long.' is 20 characters long.
The following expansions are used to extract a portion of the string
contained in parameter:
${parameter:offset}
${parameter:offset:length}
The extraction begins at offset characters from the beginning of the
string and continues until the end of the string, unless length is specified.
[me@linuxbox ~]$ foo="This string is long."
[me@linuxbox ~]$ echo ${foo:5}
string is long.
[me@linuxbox ~]$ echo ${foo:5:6}
string
If the value of offset is negative, it is taken to mean it starts from the
end of the string rather than the beginning. Note that negative values</text:p>
      <text:p>must be preceded by a space to prevent confusion with the ${parameter:-
word} expansion. length, if present, must not be less than zero.
If parameter is @, the result of the expansion is length positional
parameters, starting at offset.
[me@linuxbox ~]$ foo="This string is long."
[me@linuxbox ~]$ echo ${foo: -5}
long.
[me@linuxbox ~]$ echo ${foo: -5:2}
lo
The following expansions remove a leading portion of the string
contained in parameter defined by pattern.
${parameter#pattern}
${parameter##pattern}
pattern is a wildcard pattern like those used in pathname expansion.
The difference in the two forms is that the # form removes the shortest
match, while the ## form removes the longest match.
[me@linuxbox ~]$ foo=file.txt.zip
[me@linuxbox ~]$ echo ${foo#*.}
txt.zip
[me@linuxbox ~]$ echo ${foo##*.}
zip
The following are the same as the previous # and ## expansions,
except they remove text from the end of the string contained in parameter
rather than from the beginning.
${parameter%pattern}
${parameter%%pattern}
Here is an example:
[me@linuxbox ~]$ foo=file.txt.zip
[me@linuxbox ~]$ echo ${foo%.*}
file.txt
[me@linuxbox ~]$ echo ${foo%%.*}
file
The following expansions perform a search-and-replace operation
upon the contents of parameter:</text:p>
      <text:p>${parameter/pattern/string}
${parameter//pattern/string}
${parameter/#pattern/string}
${parameter/%pattern/string}
If text is found matching wildcard pattern, it is replaced with the
contents of string. In the normal form, only the first occurrence of
pattern is replaced. In the // form, all occurrences are replaced. The /#
form requires that the match occur at the beginning of the string, and
the /% form requires the match to occur at the end of the string. In every
form, /string may be omitted, causing the text matched by pattern to be
deleted.
[me@linuxbox ~]$ foo=JPG.JPG
[me@linuxbox ~]$ echo ${foo/JPG/jpg}
jpg.JPG
[me@linuxbox ~]$ echo ${foo//JPG/jpg}
jpg.jpg
[me@linuxbox ~]$ echo ${foo/#JPG/jpg}
jpg.JPG
[me@linuxbox ~]$ echo ${foo/%JPG/jpg}
JPG.jpg
Parameter expansion is a good thing to know. The string
manipulation expansions can be used as substitutes for other common
commands such as sed and cut. Expansions can improve the efficiency of
scripts by eliminating the use of external programs. As an example, we
will modify the longest-word program discussed in the previous chapter to
use the parameter expansion ${#j} in place of the command substitution
$(echo -n $j | wc -c) and its resulting subshell, like so:
#!/bin/bash
# longest-word3: find longest string in a file
for i; do
      if [[ -r "$i" ]]; then
            max_word=
            max_len=0
            for j in $(strings $i); do
                  len="${#j}"
                  if (( len &gt; max_len )); then
                        max_len="$len"
                        max_word="$j"
                  fi
            done
            echo "$i: '$max_word' ($max_len characters)"</text:p>
      <text:p>fi
done
Next, we will compare the efficiency of the two versions by using the
time command.
[me@linuxbox ~]$ time longest-word2 dirlist-usr-bin.txt
dirlist-usr-bin.txt: 'scrollkeeper-get-extended-content-list' (38 characters)
real      0m3.618s
user      0m1.544s
sys       0m1.768s
[me@linuxbox ~]$ time longest-word3 dirlist-usr-bin.txt
dirlist-usr-bin.txt: 'scrollkeeper-get-extended-content-list' (38 characters)
real      0m0.060s
user      0m0.056s
sys       0m0.008s
The original version of the script takes 3.618 seconds to scan the text
file, while the new version, using parameter expansion, takes only 0.06
seconds , which is  a significant improvement.
Case Conversion
bash has four parameter expansions and two declare command options to
support the uppercase/lowercase conversion of strings.
So, what is case conversion good for? Aside from the obvious
aesthetic value, it has an important role in programming. Let’s consider
the case of a database lookup. Imagine that a user has entered a string
into a data input field that we want to look up in a database. It’s possible
the user will enter the value in all uppercase letters or lowercase letters
or a combination of both. We certainly don’t want to populate our
database with every possible permutation of uppercase and lowercase
spellings. What to do?
A common approach to this problem is to normalize the user’s input.
That is, convert it into a standardized form before we attempt the
database lookup. We can do this by converting all the characters in the
user’s input to either lower or uppercase and ensure that the database
entries are normalized the same way.</text:p>
      <text:p>The declare command can be used to normalize strings to either
uppercase or lowercase. Using declare, we can force a variable to always
contain the desired format no matter what is assigned to it.
#!/bin/bash
# ul-declare: demonstrate case conversion via declare
declare -u upper
declare -l lower
if [[ $1 ]]; then
        upper="$1"
        lower="$1"
        echo "$upper"
        echo "$lower"
fi
In the preceding script, we use declare to create two variables, upper
and lower. We assign the value of the first command line argument
(positional parameter 1) to each of the variables and then display them
on the screen.
[me@linuxbox ~]$ ul-declare aBc
ABC
abc
As we can see, the command line argument (aBc) has been
normalized.
In addition to declare, there are four parameter expansions that
perform upper/lowercase conversion, as described in Table 34-1.
Table 34-1: Case Conversion Parameter Expansions
Format
Result
${parameter,,pattern}Expand the value of parameter into all lowercase.
pattern is an optional shell pattern that will limit
which characters (for example, [A-F]) will be
converted. See the bash man page for a full
description of patterns.
${parameter,pattern} Expand the value of parameter, changing only the first
character to lowercase.</text:p>
      <text:p>Format
Result
${parameter^^pattern}Expand the value of parameter into all uppercase
letters.
${parameter^pattern} Expand the value of parameter, changing only the first
character to uppercase (capitalization).
Here is a script that demonstrates these expansions:
#!/bin/bash
# ul-param: demonstrate case conversion via parameter expansion
if [[ "$1" ]]; then
        echo "${1,,}"
        echo "${1,}"
        echo "${1^^}"
        echo "${1^}"
fi
Here is the script in action:
[me@linuxbox ~]$ ul-param aBc
abc
aBc
ABC
ABc
Again, we process the first command line argument and output the
four variations supported by the parameter expansions. While this script
uses the first positional parameter, parameter may be any string, variable,
or string expression.
Arithmetic Evaluation and Expansion
We looked at arithmetic expansion in Chapter 7. It is used to perform
various arithmetic operations on integers. Its basic form is as follows:
$((expression))
where expression is a valid arithmetic expression.</text:p>
      <text:p>This is related to the compound command (( )) used for arithmetic
evaluation (truth tests) we encountered in Chapter 27.
In previous chapters, we saw some of the common types of
expressions and operators. Here, we will look at a more complete list.
Number Bases
In Chapter 9, we got a look at octal (base 8) and hexadecimal (base 16)
numbers. In arithmetic expressions, the shell supports integer constants
in any base. Table 34-2 shows the notations used to specify the bases.
Table 34-2: Specifying Different Number Bases
NotationDescription
number
By default, numbers without any notation are treated as
decimal (base 10) integers.
0number
In arithmetic expressions, numbers with a leading zero are
considered octal.
0xnumber
Hexadecimal notation.
base#numbernumber is in base.
Here are some examples:
[me@linuxbox ~]$ echo $((0xff))
255
[me@linuxbox ~]$ echo $((2#11111111))
255
In the previous examples, we print the value of the hexadecimal
number ff (the largest two-digit number) and the largest eight-digit
binary (base 2) number.
Unary Operators
There are two unary operators, + and -, which are used to indicate
whether a number is positive or negative, respectively. An example is -5.</text:p>
      <text:p>Simple Arithmetic
Table 34-3 lists the ordinary arithmetic operators.
Table 34-3: Arithmetic Operators
OperatorDescription
+
Addition
-
Subtraction
*
Multiplication
/
Integer division
**
Exponentiation
%
Modulo (remainder)
Most of these are self-explanatory, but integer division and modulo
require further discussion.
Since the shell’s arithmetic operates only on integers, the results of
division are always whole numbers.
[me@linuxbox ~]$ echo $(( 5 / 2 ))
2
This makes the determination of a remainder in a division operation
more important.
[me@linuxbox ~]$ echo $(( 5 % 2 ))
1
By using the division and modulo operators, we can determine that 5
divided by 2 results in 2, with a remainder of 1.
Calculating the remainder is useful in loops. It allows an operation to
be performed at specified intervals during the loop’s execution. In the
following example, we display a line of numbers, highlighting each
multiple of 5:
#!/bin/bash</text:p>
      <text:p># modulo: demonstrate the modulo operator
for ((i = 0; i &lt;= 20; i = i + 1)); do
      remainder=$((i % 5))
      if (( remainder == 0 )); then
            printf "&lt;%d&gt; " "$i"
      else
            printf "%d " "$i"
      fi
done
printf "\n"
When executed, the results look like this:
[me@linuxbox ~]$ modulo
&lt;0&gt; 1 2 3 4 &lt;5&gt; 6 7 8 9 &lt;10&gt; 11 12 13 14 &lt;15&gt; 16 17 18 19 &lt;20&gt;
Assignment
Although its uses may not be immediately apparent, arithmetic
expressions may perform assignment. We have performed assignment
many times, though in a different context. Each time we give a variable
a value, we are performing assignment. We can also do it within
arithmetic expressions.
[me@linuxbox ~]$ foo=
[me@linuxbox ~]$ echo $foo
[me@linuxbox ~]$ if (( foo = 5 )); then echo "It is true."; fi
It is true.
[me@linuxbox ~]$ echo $foo
5
In the preceding example, we first assign an empty value to the
variable foo and verify that it is indeed empty. Next, we perform an if
with the compound command (( foo = 5 )). This process does two
interesting things: it assigns the value of 5 to the variable foo, and it
evaluates to true because foo was assigned a non-zero value.
NOTE
It is important to remember the exact meaning of = in the previous
expression. A single = performs assignment. foo = 5 says “make foo equal to
5,” while == evaluates equivalence. foo == 5 says “does foo equal 5?”  This is</text:p>
      <text:p>a common feature in many programming languages. In the shell, this can
be a little confusing because the test command accepts a single = for string
equivalence. This is yet another reason to use the more modern [[ ]] and ((
)) compound commands in place of test.
In addition to the = notation, the shell also provides notations that
perform some very useful assignments, as described in Table 34-4.
Table 34-4: Assignment Operators
Notation
Description
parameter =
value
Simple assignment. Assigns value to parameter.
parameter +=
value
Addition. Equivalent to parameter = parameter + value.
parameter -=
value
Subtraction. Equivalent to parameter = parameter – value.
parameter *=
value
Multiplication. Equivalent to parameter = parameter * value.
parameter /=
value
Integer division. Equivalent to parameter = parameter / value.
parameter %=
value
Modulo. Equivalent to parameter = parameter % value.
parameter++
Variable post-increment. Equivalent to parameter = parameter +
1 (however, see the following discussion).
parameter––
Variable post-decrement. Equivalent to parameter = parameter
– 1.
++parameter
Variable pre-increment. Equivalent to parameter = parameter +
1.
--parameter
Variable pre-decrement. Equivalent to parameter = parameter –
1.</text:p>
      <text:p>These assignment operators provide a convenient shorthand for
many common arithmetic tasks. Of special interest are the increment
(++) and decrement (––) operators, which increase or decrease the value
of their parameters by one. This style of notation is taken from the C
programming language and has been incorporated into a number of
other programming languages, including bash.
The operators may appear either at the front of a parameter or at the
end. While they both either increment or decrement the parameter by
one, the two placements have a subtle difference. If placed at the front
of the parameter, the parameter is incremented (or decremented) before
the parameter is returned. If placed after, the operation is performed
after the  parameter is returned. This is rather strange, but it is the
intended behavior. Here is a demonstration:
[me@linuxbox ~]$ foo=1
[me@linuxbox ~]$ echo $((foo++))
1
[me@linuxbox ~]$ echo $foo
2
If we assign the value of one to the variable foo and then increment it
with the ++ operator placed after the parameter name, foo is returned
with the value of one. However, if we look at the value of the variable a
second time, we see the incremented value. If we place the ++ operator in
front of the parameter, we get the more expected behavior.
[me@linuxbox ~]$ foo=1
[me@linuxbox ~]$ echo $((++foo))
2
[me@linuxbox ~]$ echo $foo
2
For most shell applications, prefixing the operator will be the most
useful.
The ++ and -- operators are often used in conjunction with loops. We
will make some improvements to our modulo script to tighten it up a
bit.
#!/bin/bash
# modulo2: demonstrate the modulo operator</text:p>
      <text:p>for ((i = 0; i &lt;= 20; ++i )); do
      if (((i % 5) == 0 )); then
            printf "&lt;%d&gt; " "$i"
      else
            printf "%d " "$i"
      fi
done
printf "\n"
Bit Operations
One class of operators manipulates numbers in an unusual way. These
operators work at the bit level. They are used for certain kinds of low-
level tasks, often involving setting or reading bit flags (see Table 34-5).
Table 34-5: Bit Operators
OperatorDescription
~
Bitwise negation. Negate all the bits in a number.
&lt;&lt;
Left bitwise shift. Shift all the bits in a number to the left.
&gt;&gt;
Right bitwise shift. Shift all the bits in a number to the right.
&amp;
Bitwise AND. Perform an AND operation on all the bits in
two numbers.
|
Bitwise OR. Perform an OR operation on all the bits in two
numbers.
^
Bitwise XOR. Perform an exclusive OR operation on all the
bits in two numbers.
Note that there are also corresponding assignment operators (for
example, &lt;&lt;=) for all but bitwise negation.
Here we will demonstrate producing a list of powers of 2, using the
left bitwise shift operator:
[me@linuxbox ~]$ for ((i=0;i&lt;8;++i)); do echo $((1&lt;&lt;i)); done
1
2
4
8</text:p>
      <text:p>16
32
64
128
Logic
As we discovered in Chapter 27, the (( )) compound command supports
a variety of comparison operators. There are a few more that can be
used to evaluate logic. Table 34-6 provides the complete list.
Table 34-6: Comparison Operators
Operator
Description
&lt;=
Less than or equal to.
&gt;=
Greater than or equal to.
&lt;
Less than.
&gt;
Greater than.
==
Equal to.
!=
Not equal to.
&amp;&amp;
Logical AND.
||
Logical OR.
expr1?
expr2:expr3
Comparison (ternary) operator. If expression expr1 evaluates
to be nonzero (arithmetic true), then expr2; else expr3.
When used for logical operations, expressions follow the rules of
arithmetic logic; that is, expressions that evaluate as zero are considered
false, while non-zero expressions are considered true. The (( ))
compound command maps the results into the shell’s normal exit codes.
[me@linuxbox ~]$ if ((1)); then echo "true"; else echo "false"; fi
true
[me@linuxbox ~]$ if ((0)); then echo "true"; else echo "false"; fi
false</text:p>
      <text:p>The strangest of the logical operators is the ternary operator. This
operator (which is modeled after the one in the C programming
language) performs a stand-alone logical test. It can be used as a kind of
if/then/else statement. It acts on three arithmetic expressions (strings
won’t work), and if the first expression is true (or non-zero), the second
expression is performed. Otherwise, the third expression is performed.
We can try this on the command line:
[me@linuxbox ~]$ a=0
[me@linuxbox ~]$ ((a&lt;1?++a:--a))
[me@linuxbox ~]$ echo $a
1
[me@linuxbox ~]$ ((a&lt;1?++a:--a))
[me@linuxbox ~]$ echo $a
0
Here we see a ternary operator in action. This example implements a
toggle. Each time the operator is performed, the value of the variable a
switches from zero to one or vice versa.
Please note that performing assignment within the expressions is not
straightforward. When attempted, bash will declare an error.
[me@linuxbox ~]$ a=0
[me@linuxbox ~]$ ((a&lt;1?a+=1:a-=1))
bash: ((: a&lt;1?a+=1:a-=1: attempted assignment to non-variable (error token is "-
=1")
This problem can be mitigated by surrounding the assignment
expression with parentheses.
[me@linuxbox ~]$ ((a&lt;1?(a+=1):(a-=1)))
Next is a more complete example of using arithmetic operators in a
script that produces a simple table of numbers:
#!/bin/bash
# arith-loop: script to demonstrate arithmetic operators
finished=0
a=0
printf "a\ta**2\ta**3\n"
printf "=\t====\t====\n"</text:p>
      <text:p>until ((finished)); do
      b=$((a**2))
      c=$((a**3))
      printf "%d\t%d\t%d\n" "$a" "$b" "$c"
      ((a&lt;10?++a:(finished=1)))       
done
In this script, we implement an until loop based on the value of the
finished variable. Initially, the variable is set to zero (arithmetic false),
and we continue the loop until it becomes non-zero. Within the loop,
we calculate the square and cube of the counter variable a. At the end of
the loop, the value of the counter variable is evaluated. If it is less than
10 (the maximum number of iterations), it is incremented by one, or
else the variable finished is given the value of one, making finished
arithmetically true, thereby terminating the loop. Running the script
gives this result:
[me@linuxbox ~]$ arith-loop
a      a**2      a**3
=      ====      ====
0      0      0
1      1      1
2      4      8
3      9      27
4      16     64
5      25     125
6      36     216
7      49     343
8      64     512
9      81     729
10     100    1000
bc—An Arbitrary Precision Calculator Language
We have seen how the shell can handle many types of integer
arithmetic, but what if we need to perform higher math or even just use
floating-point numbers? The answer is, we can’t. At least not directly
with the shell. To do this, we need to use an external program. There are
several approaches we can take. Embedding Perl or AWK programs is
one possible solution, but unfortunately, it’s outside the scope of this
book.</text:p>
      <text:p>Another approach is to use a specialized calculator program. One
such program found on many Linux systems is called bc.
The bc program reads a file written in its own C-like language and
executes it. A bc script may be a separate file, or it may be read from
standard input. The bc language supports quite a few features including
variables, loops, and programmer-defined functions. We won’t cover bc
entirely here, just enough to get a taste. bc is well documented by its
man page.
Let’s start with a simple example. We’ll write a bc script to add 2 plus
2.
/* A very simple bc script */
2 + 2
The first line of the script is a comment. bc uses the same syntax for
comments as the C programming language. Comments, which may
span multiple lines, begin with /* and end with */.
Using bc
If we save the previous bc script as foo.bc, we can run it this way:
[me@linuxbox ~]$ bc foo.bc
bc 1.06.94
Copyright 1991-1994, 1997, 1998, 2000, 2004, 2006 Free Software Foundation, Inc.
This is free software with ABSOLUTELY NO WARRANTY.
For details type `warranty'.
4
If we look carefully, we can see the result at the very bottom, after
the copyright message. This message can be suppressed with the -q
(quiet) option.
bc can also be used interactively.
[me@linuxbox ~]$ bc –q
2 + 2
4
quit</text:p>
      <text:p>When using bc interactively, we simply type the calculations we want
to perform, and the results are immediately displayed. The bc command
quit ends the interactive session.
It is also possible to pass a script to bc via standard input.
[me@linuxbox ~]$ bc &lt; foo.bc
4
The ability to take standard input means that we can use here
documents, here strings, and pipes to pass scripts. This is a here string
example:
[me@linuxbox ~]$ bc &lt;&lt;&lt; "2+2"
4
An Example Script
As a real-world example, we will construct a script that performs a
common calculation, monthly loan payments. In the script that follows,
we use a here document to pass a script to bc:
#!/bin/bash
# loan-calc: script to calculate monthly loan payments
PROGNAME="${0##*/}" # Use parameter expansion to get basename
usage () {
      cat &lt;&lt;- EOF
      Usage: $PROGNAME PRINCIPAL INTEREST MONTHS
      Where:
      PRINCIPAL is the amount of the loan.
      INTEREST is the APR as a number (7% = 0.07).
      MONTHS is the length of the loan's term.
      EOF
}
if (($# != 3)); then
      usage
      exit 1
fi
principal=$1</text:p>
      <text:p>interest=$2
months=$3
bc &lt;&lt;- EOF
      scale = 10
      i = $interest / 12
      p = $principal
      n = $months
      a = p * ((i * ((1 + i) ^ n)) / (((1 + i) ^ n) - 1))
      print a, "\n"
EOF
When executed, the results look like this:
[me@linuxbox ~]$ loan-calc 135000 0.0775 180
1270.7222490000
This example calculates the monthly payment for a $135,000 loan at
7.75 percent APR for 180 months (15 years). Notice the precision of the
answer. This is determined by the value given to the special scale
variable in the bc script. A full description of the bc scripting language is
provided by the bc man page. While its mathematical notation is slightly
different from that of the shell (bc more closely resembles C), most of it
will be quite familiar, based on what we have learned so far.
Summing Up
In this chapter, we learned about many of the little things that can be
used to get the “real work” done in scripts. As our experience with
scripting grows, the ability to effectively manipulate strings and
numbers 
will 
prove 
extremely 
valuable. 
Our 
loan-calc 
script
demonstrates that even simple scripts can be created to do some really
useful things.
Extra Credit
While the basic functionality of the loan-calc script is in place, the script
is far from complete. For extra credit, try improving the loan-calc script
with the following features:</text:p>
      <text:p>Full verification of the command line arguments
A command line option to implement an “interactive” mode that
will prompt the user to input the principal, interest rate, and term
of the loan
A better format for the output
OceanofPDF.com</text:p>
      <text:p>35
ARRAYS
In the previous chapter, we looked at how the shell can manipulate
strings and numbers. The data types we have looked at so far are known
in computer science circles as scalar variables; that is, they are variables
that contain a single value.
In this chapter, we will look at another kind of data structure called
an array, which holds multiple values. Arrays are a feature of virtually
every programming language. The shell supports them, too, though in a
rather limited fashion. Even so, they can be very useful for solving some
types of programming problems.
What Are Arrays?
Arrays are variables that hold more than one value at a time. Arrays are
organized like a table. Let’s consider a spreadsheet as an example. A
spreadsheet acts like a two-dimensional array. It has both rows and
columns, and an individual cell in the spreadsheet can be located
according to its row and column address. An array behaves the same
way. An array has cells, which are called elements, and each element
contains data. An individual array element is accessed using an address
called an index or subscript.</text:p>
      <text:p>Most programming languages support multidimensional arrays. A
spreadsheet is an example of a multidimensional array with two
dimensions, width and height. Many languages support arrays with an
arbitrary number of dimensions, though two- and three-dimensional
arrays are probably the most commonly used.
Arrays in bash are limited to a single dimension. We can think of
them as a spreadsheet with a single column. Even with this limitation,
there are many applications for them. Array support first appeared in
bash version 2. The original Unix shell program, sh, did not support
arrays at all.
Creating an Array
Array variables are named just like other bash variables and are created
automatically when they are accessed. Here is an example:
[me@linuxbox ~]$ a[1]=foo
[me@linuxbox ~]$ echo ${a[1]}
foo
Here we see an example of both the assignment and access of an
array element. With the first command, element 1 of array a is assigned
the value foo. The second command displays the stored value of element
1. The use of braces in the second command is required to prevent the
shell from attempting pathname expansion on the name of the array
element.
An array can also be created with the declare command.
[me@linuxbox ~]$ declare -a a
Using the -a option, this example of declare creates the array a.
Assigning Values to an Array
Values may be assigned in one of two ways. Single values may be
assigned using the following syntax:</text:p>
      <text:p>name[subscript]=value
where name is the name of the array and subscript is an integer (or
arithmetic expression) greater than or equal to zero. Note that an array’s
first element is subscript zero, not one. value is a string or integer
assigned to the array element.
Multiple values may be assigned using the following syntax:
name=(value1 value2 ...)
where name is the name of the array and the value placeholders are values
assigned sequentially to elements of the array, starting with element
zero. For example, if we wanted to assign abbreviated days of the week
to the array days, we could do this:
[me@linuxbox ~]$ days=(Sun Mon Tue Wed Thu Fri Sat)
It is also possible to assign values to a specific element by specifying a
subscript for each value.
[me@linuxbox ~]$ days=([0]=Sun [1]=Mon [2]=Tue [3]=Wed [4]=Thu [5]=Fri [6]=Sat)
Accessing Array Elements
So, what are arrays good for? Just as many data-management tasks can
be performed with a spreadsheet program, many programming tasks can
be performed with arrays.
Let’s consider a simple data-gathering and presentation example. We
will construct a script that examines the modification times of the files
in a specified directory. From this data, our script will output a table
showing at what hour of the day the files were last modified. Such a
script could be used to determine when a system is most active. This
script, called hours, produces this result:
[me@linuxbox ~]$ hours .
Hour  Files  Hour  Files
----  -----  ----  -----
00    0      12    11</text:p>
      <text:p>01    1      13    7
02    0      14    1
03    0      15    7
04    1      16    6
05    1      17    5
06    6      18    4
07    3      19    4
08    1      20    1
09    14     21    0
10    2      22    0
11    5      23    0
Total files = 80
We execute the hours program, specifying the current directory as the
target. It produces a table showing, for each hour of the day (0–23), how
many files were last modified. The code to produce this is as follows:
#!/bin/bash
# hours: script to count files by modification time
usage () {
      echo "usage: ${0##*/} directory" &gt;&amp;2
}
# Check that argument is a directory
if [[ ! -d "$1" ]]; then
      usage
      exit 1
fi
# Initialize array
for i in {0..23}; do hours[i]=0; done
# Collect data
for i in $(stat -c %y "$1"/* | cut -c 12-13); do
      j="${i#0}"
      ((++hours[j]))
      ((++count))
done
# Display data
echo -e "Hour\tFiles\tHour\tFiles"
echo -e "----\t-----\t----\t-----"
for i in {0..11}; do
      j=$((i + 12))
      printf "%02d\t%d\t%02d\t%d\n" \
            "$i" \
            "${hours[i]}" \
            "$j" \
            "${hours[j]}"
done
printf "\nTotal files = %d\n" $count</text:p>
      <text:p>The script consists of one function (usage) and a main body with four
sections. In the first section, we check that there is a command line
argument and that it is a directory. If it is not, we display the usage
message and exit.
The second section initializes the array hours. It does this by assigning
each element a value of zero. There is no special requirement to prepare
arrays prior to use, but our script needs to ensure that no element is
empty. Note the interesting way the loop is constructed. By employing
brace expansion ({0..23}), we are able to easily generate a sequence of
words for the for command.
The next section gathers the data by running the stat program on
each file in the directory. We use cut to extract the two-digit hour from
the result. Inside the loop, we need to remove leading zeros from the
hour field since the shell will try (and ultimately fail) to interpret values
00 through 09 as octal numbers (see Table 34-2). Next, we increment
the value of the array element corresponding with the hour of the day.
Finally, we increment a counter (count) to track the total number of files
in the directory.
The last section of the script displays the contents of the array. We
first output a couple of header lines and then enter a loop that produces
four columns of output. Lastly, we output the final tally of files.
Array Operations
There are many common array operations. Such things as deleting
arrays, determining their size, sorting, and so on, have many
applications in scripting.
Outputting the Entire Contents of an Array
The subscripts * and @ can be used to access every element in an array.
As with positional parameters, the @ notation is the more useful of the
two. Here is a demonstration:</text:p>
      <text:p>[me@linuxbox ~]$ animals=("a dog" "a cat" "a fish")
[me@linuxbox ~]$ for i in ${animals[*]}; do echo $i; done
a
dog
a
cat
a
fish
[me@linuxbox ~]$ for i in ${animals[@]}; do echo $i; done
a
dog
a
cat
a
fish
[me@linuxbox ~]$ for i in "${animals[*]}"; do echo $i; done
a dog a cat a fish
[me@linuxbox ~]$ for i in "${animals[@]}"; do echo $i; done
a dog
a cat
a fish
We create the array animals and assign it three two-word strings. We
then execute four loops to see the effect of word splitting on the array
contents. The behavior of notations ${animals[*]} and ${animals[@]} is
identical until they are quoted. The * notation results in a single word
containing the array’s contents, while the @ notation results in three two-
word strings, which matches the array’s “real” contents.
Determining the Number of Array Elements
Using parameter expansion, we can determine the number of elements
in an array in much the same way as finding the length of a string. Here
is an example:
[me@linuxbox ~]$ a[100]=foo
[me@linuxbox ~]$ echo ${#a[@]}  # number of array elements
1
[me@linuxbox ~]$ echo ${#a[100]}  # length of element 100
3
We create array a and assign the string foo to element 100. Next, we
use parameter expansion to examine the length of the array, using the @
notation. Finally, we look at the length of element 100, which contains
the string foo. It is interesting to note that while we assigned our string</text:p>
      <text:p>to element 100, bash reports only one element in the array. This differs
from the behavior of some other languages in which the unused
elements of the array (elements 0–99) would be initialized with empty
values and counted. In bash, array elements exist only if they have been
assigned a value regardless of their subscript.
Finding the Subscripts Used by an Array
As bash allows arrays to contain “gaps” in the assignment of subscripts, it
is sometimes useful to determine which elements actually exist. This can
be done with a parameter expansion using the following forms:
${!array[*]}
${!array[@]}
where array is the name of an array variable. Like the other expansions
that use * and @, the @ form enclosed in quotes is the most useful, as it
expands into separate words.
[me@linuxbox ~]$ foo=([2]=a [4]=b [6]=c)
[me@linuxbox ~]$ for i in "${foo[@]}"; do echo $i; done
a
b
c
[me@linuxbox ~]$ for i in "${!foo[@]}"; do echo $i; done
2
4
6
Adding Elements to the End of an Array
Knowing the number of elements in an array is no help if we need to
append values to the end of an array since the values returned by the *
and @ notations do not tell us the maximum array index in use.
Fortunately, the shell provides us with a solution. By using the +=
assignment operator, we can automatically append values to the end of
an array. Here, we assign three values to the array foo and then append
three more:
[me@linuxbox ~]$ foo=(a b c)
[me@linuxbox ~]$ echo ${foo[@]}</text:p>
      <text:p>a b c
[me@linuxbox ~]$ foo+=(d e f)
[me@linuxbox ~]$ echo ${foo[@]}
a b c d e f
Sorting an Array
Just as with spreadsheets, it is often necessary to sort the values in a
column of data. The shell has no direct way of doing this, but it’s not
hard to do with a little coding.
#!/bin/bash
# array-sort: Sort an array
a=(f e d c b a)
echo "Original array: ${a[@]}"
a_sorted=($(for i in "${a[@]}"; do echo $i; done | sort))
echo "Sorted array:   ${a_sorted[@]}"
When executed, the script produces this:
[me@linuxbox ~]$ array-sort
Original array: f e d c b a
Sorted array:   a b c d e f
The script operates by copying the contents of the original array (a)
into a second array (a_sorted) with a tricky piece of command
substitution. This basic technique can be used to perform many kinds of
operations on the array by changing the design of the pipeline.
Deleting an Array
To delete an array, use the unset command.
[me@linuxbox ~]$ foo=(a b c d e f)
[me@linuxbox ~]$ echo ${foo[@]}
a b c d e f
[me@linuxbox ~]$ unset foo
[me@linuxbox ~]$ echo ${foo[@]}
[me@linuxbox ~]$
unset may also be used to delete single array elements.</text:p>
      <text:p>[me@linuxbox ~]$ foo=(a b c d e f)
[me@linuxbox ~]$ echo ${foo[@]}
a b c d e f
[me@linuxbox ~]$ unset 'foo[2]'
[me@linuxbox ~]$ echo ${foo[@]}
a b d e f
In this example, we delete the third element of the array, subscript 2.
Remember, arrays start with subscript zero, not one! Notice also that
the array element must be quoted to prevent the shell from performing
pathname expansion.
Interestingly, the assignment of an empty value to an array does not
empty its contents.
[me@linuxbox ~]$ foo=(a b c d e f)
[me@linuxbox ~]$ foo=
[me@linuxbox ~]$ echo ${foo[@]}
b c d e f
Any reference to an array variable without a subscript refers to
element zero of the array.
[me@linuxbox ~]$ foo=(a b c d e f)
[me@linuxbox ~]$ echo ${foo[@]}
a b c d e f
[me@linuxbox ~]$ foo=A
[me@linuxbox ~]$ echo ${foo[@]}
A b c d e f
Associative Arrays
bash versions 4.0 and greater support associative arrays. Associative arrays
use strings rather than integers as array indexes. This capability allows
interesting new approaches to managing data. For example, we can
create an array called colors and use color names as indexes.
declare -A colors
colors["red"]="#ff0000"
colors["green"]="#00ff00"
colors["blue"]="#0000ff"</text:p>
      <text:p>Unlike integer indexed arrays, which are created by merely
referencing them, associative arrays must be created with the declare
command using the new -A option. Associative array elements are
accessed in much the same way as integer-indexed arrays.
echo ${colors["blue"]}
In the next chapter, we will look at a script that makes good use of
associative arrays to produce an interesting report.
Summing Up
If we search the bash man page for the word array, we find many
instances of where bash makes use of array variables. Most of these are
rather obscure, but they may provide occasional utility in some special
circumstances. In fact, the entire topic of arrays is rather under-utilized
in shell programming owing largely to the fact that the traditional Unix
shell programs (such as sh) lacked any support for arrays. This lack of
popularity is unfortunate because arrays are widely used in other
programming languages and provide a powerful tool for solving many
kinds of programming problems.
Arrays and loops have a natural affinity and are often used together.
The following form of loop is particularly well-suited to calculating
array subscripts:
for ((expr; expr; expr))
OceanofPDF.com</text:p>
      <text:p>36
EXOTICA
In this, the final chapter of our journey, we will look at some odds and
ends. While we have certainly covered a lot of ground in the previous
chapters, there are many bash features that we have not covered. Most
are fairly obscure and useful mainly to those integrating bash into a
Linux distribution. However, there are a few that, while not in common
use, are helpful for certain programming problems. We will cover them
here.
Group Commands and Subshells
bash allows commands to be grouped together. This can be done in one
of two ways, either with a group command or with a subshell.
Here is the syntax of a group command:
{ command1; command2; [command3; ...] }
Here is the syntax of a subshell:
(command1; command2; [command3;...])</text:p>
      <text:p>The two forms differ in that a group command surrounds its
commands with braces and a subshell uses parentheses. It is important
to note that because of the way bash implements group commands, the
braces must be separated from the commands by a space and the last
command must be terminated with either a semicolon or a newline
prior to the closing brace.
So, what are group commands and subshells good for? While they
have an important difference (which we will get to in a moment), they
are both used to manage redirection. Let’s consider a script segment
that performs redirections on multiple commands.
ls -l &gt; output.txt
echo "Listing of foo.txt" &gt;&gt; output.txt
cat foo.txt &gt;&gt; output.txt
This is pretty straightforward. Three commands have their output
redirected to a file named output.txt. Using a group command, we could
code this as follows:
{ ls -l; echo "Listing of foo.txt"; cat foo.txt; } &gt; output.txt
Using a subshell is similar.
(ls -l; echo "Listing of foo.txt"; cat foo.txt) &gt; output.txt
Using this technique we have saved ourselves some typing, but where
a group command or subshell really shines is with pipelines. When
constructing a pipeline of commands, it is often useful to combine the
results of several commands into a single stream. Group commands and
subshells make this easy.
{ ls -l; echo "Listing of foo.txt"; cat foo.txt; } | lpr
Here we have combined the output of our three commands and
piped them into the input of lpr to produce a printed report.
In the script that follows, we will use groups commands and look at
several programming techniques that can be employed in conjunction
with associative arrays. This script, called array-2, when given the name</text:p>
      <text:p>of a directory, prints a listing of the files in the directory along with the
names of the file’s owner and group owner. At the end of the listing, the
script prints a tally of the number of files belonging to each owner and
group. Here we see the results (condensed for brevity) when the script is
given the directory /usr/bin:
[me@linuxbox ~]$ array-2 /usr/bin
/usr/bin/2to3-2.6                        root       root      
/usr/bin/2to3                            root       root      
/usr/bin/a2p                             root       root      
/usr/bin/abrowser                        root       root      
/usr/bin/aconnect                        root       root      
/usr/bin/acpi_fakekey                    root       root      
/usr/bin/acpi_listen                     root       root      
/usr/bin/add-apt-repository              root       root
--snip--
/usr/bin/zipgrep                         root       root      
/usr/bin/zipinfo                         root       root      
/usr/bin/zipnote                         root       root      
/usr/bin/zip                             root       root      
/usr/bin/zipsplit                        root       root      
/usr/bin/zjsdecode                       root       root      
/usr/bin/zsoelim                         root       root      
File owners:
daemon    :     1 file(s)
root      :  1394 file(s)
File group owners:
crontab   :     1 file(s)
daemon    :     1 file(s)
lpadmin   :     1 file(s)
mail      :     4 file(s)
mlocate   :     1 file(s)
root      :  1380 file(s)
shadow    :     2 file(s)
ssh       :     1 file(s)
tty       :     2 file(s)
utmp      :     2 file(s)
Here is a listing (with line numbers) of the script:
     1    #!/bin/bash
     2    
     3    # array-2: Use arrays to tally file owners
     4    
     5    declare -A files file_group file_owner groups owners
     6    
     7    if [[ ! -d "$1" ]]; then
     8        echo "Usage: array-2 dir" &gt;&amp;2
     9        exit 1
    10    fi</text:p>
      <text:p>11    
    12    for i in "$1"/*; do
    13        owner="$(stat -c %U "$i")"
    14        group="$(stat -c %G "$i")"
    15        files["$i"]="$i"
    16        file_owner["$i"]="$owner"
    17        file_group["$i"]="$group"
    18        ((++owners[$owner]))
    19        ((++groups[$group]))
    20    done
    21    
    22    # List the collected files
    23    { for i in "${files[@]}"; do
    24        printf "%-40s %-10s %-10s\n" \
    25            "$i" "${file_owner["$i"]}" "${file_group["$i"]}"
    26    done } | sort
    27    echo
    28    
    29    # List owners
    30    echo "File owners:"
    31    { for i in "${!owners[@]}"; do
    32        printf "%-10s: %5d file(s)\n" "$i" "${owners["$i"]}"
    33    done } | sort
    34    echo
    35    
    36    # List groups
    37    echo "File group owners:"
    38    { for i in "${!groups[@]}"; do
    39        printf "%-10s: %5d file(s)\n" "$i" "${groups["$i"]}"
    40    done } | sort
Let’s take a look at the mechanics of this script.
Line 5: Associative arrays must be created with the declare command
using the -A option. In this script, we create five arrays as follows:
files contains the names of the files in the directory, indexed by
filename.
file_group contains the group owner of each file, indexed by
filename.
file_owner contains the owner of each file, indexed by filename.
groups contains the number of files belonging to the indexed group.
owners contains the number of files belonging to the indexed owner.
Lines 7–10: These lines check to see that a valid directory name was
passed as a positional parameter. If not, a usage message is displayed,
and the script exits with an exit status of 1.</text:p>
      <text:p>Lines 12–20: These lines loop through the files in the directory.
Using the stat command, lines 13 and 14 extract the names of the file
owner and group owner and assign the values to their respective
arrays (lines 16 and 17) using the name of the file as the array index.
Likewise, the filename itself is assigned to the files array (line 15).
Lines 18–19: The total number of files belonging to the file owner
and group owner are incremented by one.
Lines 22–27: The list of files is output. This is done using the
"${array[@]}" parameter expansion, which expands into the entire list
of array elements with each element treated as a separate word. This
allows for the possibility that a filename may contain embedded
spaces. Also note that the entire loop is enclosed in braces thus
forming a group command. This permits the entire output of the
loop to be piped into the sort command. This is necessary because
the expansion of the array elements is not sorted.
Lines 29–40: These two loops are similar to the file list loop except
that they use the "${!array[@]}" expansion, which expands into the list
of array indexes rather than the list of array elements.
Process Substitution
While they look similar and can both be used to combine streams for
redirection, there is an important difference between group commands
and subshells. Whereas a group command executes all of its commands
in the current shell, a subshell (as the name suggests) executes its
commands in a child copy of the current shell. This means the
environment is copied and given to a new instance of the shell. When
the subshell exits, the copy of the environment is lost, so any changes
made to the subshell’s environment (including variable assignment) are
lost as well. Therefore, in most cases, unless a script requires a subshell,
group commands are preferable to subshells. Group commands are both
faster and require less memory.
We saw an example of the subshell environment problem in Chapter
28, when we discovered that a read command in a pipeline does not work</text:p>
      <text:p>as we might intuitively expect. To recap, if we construct a pipeline like
this:
echo "foo" | read
echo $REPLY
the content of the REPLY variable is always empty because the read
command is executed in a subshell, and its copy of REPLY is destroyed
when the subshell terminates.
Because commands in pipelines are always executed in subshells, any
command that assigns variables will encounter this issue. Fortunately,
the shell provides an exotic form of expansion called process substitution
that can be used to work around this problem.
Process substitution is expressed in two ways.
For processes that produce standard output, it looks like this:
&lt;(list)
For processes that intake standard input, it looks like this:
&gt;(list)
where list is a list of commands.
To solve our problem with read, we can employ process substitution
like this.
read &lt; &lt;(echo "foo")
echo $REPLY
Process substitution allows us to treat the output of a subshell as an
ordinary file for purposes of redirection. In fact, since it is a form of
expansion, we can examine its real value.
[me@linuxbox ~]$ echo &lt;(echo "foo")
/dev/fd/63
By using echo to view the result of the expansion, we see that the
output of the subshell is being provided by a file named /dev/fd/63.</text:p>
      <text:p>Process substitution is often used with loops containing read. Here is
an example of a read loop that processes the contents of a directory
listing created by a subshell:
#!/bin/bash
# pro-sub: demo of process substitution
while read attr links owner group size date time filename; do
      cat &lt;&lt; EOF
            Filename:   $filename
            Size:       $size
            Owner:      $owner
            Group:      $group
            Modified:   $date $time
            Links:      $links
            Attributes: $attr
EOF
done &lt; &lt;(ls -l | tail -n +2)
The loop executes read for each line of a directory listing. The listing
itself is produced on the final line of the script. This line redirects the
output of the process substitution into the standard input of the loop.
The tail command is included in the process substitution pipeline to
eliminate the first line of the listing, which is not needed.
When executed, the script produces output like this:
[me@linuxbox ~]$ pro-sub | head -n 20
Filename:   addresses.ldif
Size:       14540
Owner:      me
Group:      me
Modified:   2009-04-02 11:12
Links:      1
Attributes: -rw-r--r—
Filename:   bin
Size:       4096
Owner:      me
Group:      me
Modified:   2009-07-10 07:31
Links:      2
Attributes: drwxr-xr-x
Filename:   bookmarks.html
Size:       394213
Owner:      me
Group:      me</text:p>
      <text:p>Traps
In Chapter 10, we saw how programs can respond to signals. We can
add this capability to our scripts, too. While the scripts we have written
so far have not needed this capability (because they have very short
execution times and do not create temporary files), larger and more
complicated scripts may benefit from having a signal handling routine.
When we design a large, complicated script, it is important to
consider what happens if the user logs off or shuts down the computer
while the script is running. When such an event occurs, a signal will be
sent to all affected processes. In turn, the programs representing those
processes can perform actions to ensure a proper and orderly
termination of the program. Let’s say, for example, that we wrote a
script that created a temporary file during its execution. In the course of
good design, we would have the script delete the file when the script
finishes its work. It would also be smart to have the script delete the file
if a signal is received indicating that the program was going to be
terminated prematurely.
bash provides a mechanism for this purpose known as a trap. Traps are
implemented with the appropriately named builtin command, trap. trap
uses the following syntax:
trap argument signal [signal...]
where argument is a string that will be read and treated as a command and
signal is the specification of a signal that will trigger the execution of the
interpreted command.
Here is a simple example:
#!/bin/bash
# trap-demo: simple signal handling demo
trap "echo 'I am ignoring you.'" SIGINT SIGTERM
for i in {1..5}; do
      echo "Iteration $i of 5"
      sleep 5
done</text:p>
      <text:p>This script defines a trap that will execute an echo command each
time either the SIGINT or SIGTERM signal is received while the script is
running.
Execution of the program looks like this when the user attempts to stop
the script by pressing CTRL-C:
[me@linuxbox ~]$ trap-demo
Iteration 1 of 5
Iteration 2 of 5
^CI am ignoring you.
Iteration 3 of 5
^CI am ignoring you.
Iteration 4 of 5
Iteration 5 of 5
As we can see, each time the user attempts to interrupt the program,
the message is printed instead.
Constructing a string to form a useful sequence of commands can be
awkward, so it is common practice to specify a shell function as the
command. In this example, a separate shell function is specified for each
signal to be handled:
#!/bin/bash
# trap-demo2: simple signal handling demo
exit_on_signal_SIGINT () {
      echo "Script interrupted." 2&gt;&amp;1
      exit 0
}
exit_on_signal_SIGTERM () {
      echo "Script terminated." 2&gt;&amp;1
      exit 0
}
trap exit_on_signal_SIGINT SIGINT
trap exit_on_signal_SIGTERM SIGTERM
for i in {1..5}; do
      echo "Iteration $i of 5"
      sleep 5
done
This script features two trap commands, one for each signal. Each
trap, in turn, specifies a shell function to be executed when the
particular signal is received. Note the inclusion of an exit command in</text:p>
      <text:p>each of the signal-handling functions. Without an exit, the script would
continue after completing the function.
When the user presses CTRL-C during the execution of this script,
the results look like this:
[me@linuxbox ~]$ trap-demo2
Iteration 1 of 5
Iteration 2 of 5
^CScript interrupted.
TEMPORARY FILES
One reason signal handlers are included in scripts is to remove
temporary files that the script may create to hold intermediate
results during execution. There is something of an art to naming
temporary files. Traditionally, programs on Unix-like systems
create their temporary files in the /tmp directory, a shared
directory intended for such files. However, since the directory is
shared, this poses certain security concerns, particularly for
programs running with superuser privileges. Aside from the
obvious step of setting proper permissions for files exposed to all
users of the system, it is important to give temporary files
nonpredictable filenames. This avoids an exploit known as a temp
race attack. One way to create a nonpredictable (but still
descriptive) name is to do something like this:
tempfile=/tmp/$(basename $0).$$.$RANDOM
This will create a filename consisting of the program’s name,
followed by its process ID (PID), followed by a random integer.
Note, however, that the $RANDOM shell variable returns a value only
in the range of 1–32767, which is not a large range in computer
terms, so a single instance of the variable is not sufficient to
overcome a determined attacker.
A better way is to use the mktemp program (not to be confused
with the mktemp standard library function) to both name and create
the temporary file. The mktemp program accepts a template as an</text:p>
      <text:p>argument that is used to build the filename. The template should
include a series of X characters, which are replaced by a
corresponding number of random letters and numbers. The longer
the series of X characters, the longer the series of random
characters. Here is an example:
tempfile=$(mktemp /tmp/foobar.$$.XXXXXXXXXX)
This creates a temporary file and assigns its name to the
variable tempfile. The X characters in the template are replaced with
random letters and numbers so that the final filename (which, in
this example, also includes the expanded value of the special
parameter $$ to obtain the PID) might be something like this:
/tmp/foobar.6593.UOZuvM6654
For scripts that are executed by regular users, it may be wise to
avoid the use of the /tmp directory and create a directory for
temporary files within the user’s home directory, with a line of
code such as this:
[[ -d $HOME/tmp ]] || mkdir $HOME/tmp
Asynchronous Execution with wait
It is sometimes desirable to perform more than one task at the same
time. We have seen how all modern operating systems are at least
multitasking if not multiuser as well. Scripts can be constructed to
behave in a multitasking fashion.
Usually this involves launching a script that, in turn, launches one or
more child scripts to perform an additional task while the parent script
continues to run. However, when a series of scripts runs this way, there
can be problems keeping the parent and child coordinated. That is, what
if the parent or child is dependent on the other and one script must wait
for the other to finish its task before finishing its own?</text:p>
      <text:p>bash has a builtin command to help manage asynchronous execution
such as this. The wait command causes a parent script to pause until a
specified process (i.e., the child script) finishes. To demonstrate this, we
will need two scripts. The first is a parent script.
#!/bin/bash
# async-parent: Asynchronous execution demo (parent)
echo "Parent: starting..."
echo "Parent: launching child script..."
async-child &amp;
pid=$!
echo "Parent: child (PID= $pid) launched."
echo "Parent: continuing..."
sleep 2
echo "Parent: pausing to wait for child to finish..."
wait "$pid"
echo "Parent: child is finished. Continuing..."
echo "Parent: parent is done. Exiting."
This second is a child script.
#!/bin/bash
# async-child: Asynchronous execution demo (child)
echo "Child: child is running..."
sleep 5
echo "Child: child is done. Exiting."
In this example, we see that the child script is simple. The real action
is being performed by the parent. In the parent script, the child script is
launched and put into the background. The process ID of the child
script is recorded by assigning the pid variable with the value of the $!
shell parameter, which will always contain the process ID of the last job
put into the background.
The parent script continues and then executes a wait command with
the PID of the child process. This causes the parent script to pause until
the child script exits, at which point the parent script concludes.</text:p>
      <text:p>When executed, the parent and child scripts produce the following
output:
[me@linuxbox ~]$ async-parent
Parent: starting...
Parent: launching child script...
Parent: child (PID= 6741) launched.
Parent: continuing...
Child: child is running...
Parent: pausing to wait for child to finish...
Child: child is done. Exiting.
Parent: child is finished. Continuing...
Parent: parent is done. Exiting.
Named Pipes
In most Unix-like systems, it is possible to create a special type of file
called a named pipe. Named pipes are used to create a connection
between two processes and can be used just like other types of files.
They are not that popular, but they’re good to know about.
There is a common programming architecture called client-server,
which can make use of a communication method such as named pipes,
as well as other kinds of interprocess communication such as network
connections.
The most widely used type of client-server system is, of course, a
web browser communicating with a web server. The web browser acts as
the client, making requests to the server, and the server responds to the
browser with web pages.
Named pipes behave like files but actually form first-in first-out
(FIFO) buffers. As with ordinary (unnamed) pipes, data goes in one end
and emerges out the other. With named pipes, it is possible to set up
something like this:
process1 &gt; named_pipe
and this:
process2 &lt; named_pipe</text:p>
      <text:p>and it will behave like this:
process1 | process2
Setting Up a Named Pipe
First, we must create a named pipe. This is done using the mkfifo
command.
[me@linuxbox ~]$ mkfifo pipe1
[me@linuxbox ~]$ ls -l pipe1
prw-r--r-- 1 me   me    0 2018-07-17 06:41 pipe1
Here we use mkfifo to create a named pipe called pipe1. Using ls, we
examine the file and see that the first letter in the attributes field is p,
indicating that it is a named pipe.
Using Named Pipes
To demonstrate how the named pipe works, we will need two terminal
windows (or alternately, two virtual consoles). In the first terminal, we
enter a simple command and redirect its output to the named pipe.
[me@linuxbox ~]$ ls -l &gt; pipe1
After we press ENTER, the command will appear to hang. This is
because there is nothing receiving data from the other end of the pipe
yet. When this occurs, it is said that the pipe is blocked. This condition
will clear once we attach a process to the other end and it begins to read
input from the pipe. Using the second terminal window, we enter this
command:
[me@linuxbox ~]$ cat &lt; pipe1
The directory listing produced from the first terminal window
appears in the second terminal as the output from the cat command.
The ls command in the first terminal successfully completes once it is
no longer blocked.</text:p>
      <text:p>Summing Up
Well, we have completed our journey. The only thing left to do now is
practice, practice, practice. Even though we covered a lot of ground in
our trek, we barely scratched the surface as far as the command line
goes. There are still thousands of command line programs left to be
discovered and enjoyed. Start digging around in /usr/bin and you’ll see!
OceanofPDF.com</text:p>
      <text:p>INDEX
Symbols
$*, 406
$@, 406
${!array[*]}, 442
${!array[@]}, 442
${!prefix*}, 422
${!prefix@}, 422
${#parameter}, 422
${parameter^}, 426
${parameter^^}, 426
${parameter:-word}, 420
:?word}, 421
:+word}, 422
:word}, 421
${parameter,}, 426
${parameter,,}, 426
${parameter/pattern/string}, 424
${parameter//pattern/string}, 424
${parameter/#pattern/string}, 424
${parameter/%pattern/string}, 424
${parameter#pattern}, 423
${parameter##pattern}, 423
${parameter%pattern}, 424
${parameter%%pattern}, 424
$!, 457</text:p>
      <text:p>$#, 402
$((expression)), 427
$0, 405
/, 19
(( )) compound command, 427, 432
[ command, 385
[[ ]] compound command, 377
A
a2ps command, 303
absolute pathnames, 9
alias command, 46, 117
aliases, 40, 46
American National Standards Institute (ANSI), 148
American Standard Code for Information Interchange. See ASCII
anchors, 228
anonymous FTP servers, 186
ANSI (American National Standards Institute), 148
ANSI escape codes, 148
ANSI.SYS, 148
Apache web server, 108
apropos command, 44
apt-cache command, 158
apt-get command, 158
aptitude command, 158
Arch, 156
arithmetic expansion, 64, 68, 335, 419, 427
arithmetic expressions, 64, 416, 427–429
arithmetic operators, 64, 428
arithmetic truth tests, 358, 427</text:p>
      <text:p>arrays
append values to the end, 442
assigning values, 438
associative, 448
creating, 438
deleting, 443
determine number of elements, 441
finding used subscripts, 442
index, 438
multidimensional, 438
reading variables into, 366
sorting, 443
subscript, 438
two-dimensional, 437
ASCII (American Standard Code for Information Interchange), 70, 75,
206, 232, 303
bell character, 146
collation order, 232
control codes, 70, 232, 298
groff output driver, 292
null character, 206
text, 17
aspell command, 275
assembler, 310
assembly language, 310
assignment operators, 430
associative arrays, 444
asynchronous execution, 456
audio CDs, 178
AWK programming language, 275, 434</text:p>
      <text:p>B
back references, 271
backslash-escaped special characters, 146
backslash escape sequences, 70
backups, incremental, 216
basename command, 405
.bash_history, 77
.bash_login, 119
.bash_profile, 119
.bashrc, 119–121, 326, 347, 405
bash (shell), 3, 116
man page, 44
basic regular expressions, 234, 242–243, 273
bc command, 434
Berkeley Software Distribution (BSD), 301
bg command, 106
/bin, 19
binary, 85, 86, 90, 310, 428
bit mask, 89
bit operators, 431
/boot, 19
/boot/grub/grub.conf, 19
/boot/vmlinuz, 19
Bourne, Steve, 3
brace expansion, 65, 68, 414
branching, 349
break command, 378, 409
broken links, 36
BSD (Berkeley Software Distribution), 301
BSD style, 102</text:p>
      <text:p>buffering, 170
bugs, 390–391
build environment, 315
bzip2 command, 212
C
C++, 310
cal command, 5
cancel command, 307
carriage return, 17, 70, 146, 232–233, 247, 274–275, 301
case compound command, 396
case conversion, 425
cat command, 53, 247
cd command, 9, 11
cdrecord command, 178
CD-ROMs, 168–169, 177
cdrtools package, 178
character classes, 24–26, 230–231, 237, 267, 275
character ranges, 26, 230–231, 275
chgrp command, 95
child process, 100
chmod command, 85, 96, 325
chown command, 94–96
Chrome, 329
chronological sorting, 253
cleartext, 186, 188
client-server architecture, 457
COBOL programming language, 310
collation order, 118, 234, 267
ASCII, 234, 355</text:p>
      <text:p>traditional, 234
command history, 4, 77
command line
arguments, 402
editing, 4, 74
expansion, 61
history, 4, 77
interfaces, xxvi, 25
command options, 14
commands
arguments, 14, 402
determining type, 40
documentation, 41
executable program files, 40, 311
executing as another user, 92
long options, 14
options, 14
command substitution, 67, 68, 415
comm command, 262
comments, 120, 124, 274, 324, 392
Common Unix Printing System (CUPS), 300
comparison operators, 432
compiler, 311
compiling, 310
compound commands
(( )), 358, 371, 427
[[ ]], 357, 371
case, 396
for, 413
if, 350
until, 379
while, 376</text:p>
      <text:p>compression algorithms, 210
conditional expressions, 387
configuration files, 17, 20, 115
./configure, 315
configure command, 315
constants, 333
continue command, 378
control characters, 146, 247
controlling terminal, 100
control operators
&amp;&amp;, 361, 371
||, 361
COPYING (documentation file), 314
copying and pasting
in vim, 135
on the command line, 75
with X Windows System, 5
coreutils package, 45, 258
counting words in a file, 57
cp command, 26, 31, 122, 192
C programming language, 310, 416, 430, 432
CPU, 99–100, 310
cron job, 197
crossword puzzles, 229
csplit command, 278
CUPS (Common Unix Printing System), 300
cursor movement, 74
cut command, 256, 424
cutting and pasting on the command line, 75</text:p>
      <text:p>D
daemon programs, 100, 108
data compression, 210
data redundancy, 210
data validation, 357
date command, 5
date formats, 253
dd command, 177
Debian, 156
Debian Style (.deb), 156
debugging, 344, 391
declare command, 426
defensive programming, 387, 391
delimiters, 69, 251, 254
dependencies, 157, 318
design, 390–391
/dev/cdrom, 171
/dev/dvd, 171
/dev/floppy, 171
device drivers, 163, 310
device names, 170
device nodes, 19
/dev/null, 53
df command, 6, 346
DHCP (Dynamic Host Configuration Protocol), 184
dictionary collation order, 232
diction program, 312
diff command, 263
Digital Restrictions Management (DRM), 157
directories, 91</text:p>
      <text:p>copying, 26
creating, 26, 31
current working, 8
deleting, 28, 35
hierarchical, 7
home, 20, 346
listing, 13
moving, 27, 33
navigating, 7
OLDPWD variable, 118
parent, 8
PATH variable, 118
PWD variable, 118
removing, 28, 35
renaming, 27, 33
root, 7
shared, 95
synchronizing, 219
transferring over a network, 219
viewing contents, 9
disk partitions, 167
DISPLAY variable, 118
Dolphin, 25, 88
dos2unix command, 248
dot-matrix printing, 298
dpkg command, 158
DRM (Digital Restrictions Management), 157
du command, 250, 346
Dynamic Host Configuration Protocol (DHCP), 184
E</text:p>
      <text:p>echo command, 62, 117, 330
-e option, 71
-n option, 365
edge and corner cases, 391
EDITOR variable, 118
elif statement, 356
email, 246
embedded systems, 310
empty variables, 420
encrypted tunnels, 191
encryption, 268
end of file, 54, 336
enscript command, 305
environment, 115–116, 370
aliases, 116
establishing, 118
examining, 116
shell functions, 116
subshells, 451
variables, 116
eqn command, 290
/etc, 20
/etc/bash.bashrc, 119
/etc/crontab, 20
/etc/fstab, 20, 166, 176
/etc/group, 83
/etc/passwd, 20, 254, 258, 369
/etc/profile, 119–120
/etc/shadow, 83
/etc/sudoers, 92
executable files, 316</text:p>
      <text:p>executable programs, 40, 311
determining location, 41
PATH variable, 118
exit command, 6, 354, 373
exit status, 350–351, 354
expand command, 258
expansions, 61
arithmetic, 64, 335, 419, 427
brace, 65, 68, 414
command substitution, 67
errors resulting from, 386
history, 78–79
parameter, 66, 333, 338
pathname, 68, 414
tilde, 63, 68
word-splitting, 68
expressions
arithmetic, 64, 427, 438
ext4 filesystem, 175
extended regular expressions, 234
Extensible Markup Language (XML), 246
F
false command, 351
fg command, 106
FIFO (first-in, first-out), 457
file command, 16
file descriptor, 52
filenames, 206
case sensitive, 11
embedded spaces in, 11, 240</text:p>
      <text:p>leading hyphens, 389
POSIX Portable Filename Character Set, 389
problems with, 388
files
access, 82
archiving, 217
attributes, 83
block special, 84
block special device, 198
changing file mode, 85
changing owner and group owner, 94
character special, 84
character special device, 198
configuration, 17, 246
copying, 31
copying over a network, 185
creating empty, 51
.deb, 156
deleting, 28, 35, 203
determining contents, 16
device nodes, 19
execution access, 83
expressions, 352
finding, 195
hidden, 11
ISO image, 177–179
listing, 13
mode, 84
moving, 27, 32
owner, 85
permissions, 82
read access, 83
regular, 198</text:p>
      <text:p>removing, 28, 35
renaming, 27, 32
.rpm, 156
shared library, 20
symbolic links, 198
synchronizing, 219
temporary, 455
text, 17
transferring over a network, 185, 217, 219
truncating, 51
type, 83
viewing contents, 17
write access, 83
file system corruption, 170
File Transfer Protocol (FTP), 186
filters, 55
find command, 197, 216
Firefox, 329
first-in, first-out (FIFO), 457
floppy disks, 171
flow control
branching, 349
case compound command, 396
elif statement, 356
endless loop, 379
for compound command, 413
for loop, 413
function statement, 342
if compound command, 350
menu-driven, 372
reading files with while and until loops, 380
terminating a loop, 378</text:p>
      <text:p>traps, 453
until loop, 379
while loop, 377
fmt command, 283
focus policy, 5
fold command, 282
for compound command, 413
Fortran programming language, 310, 416
free command, 6, 170
Free Software Foundation, xxix
fsck command, 176
FTP (File Transfer Protocol), 186
ftp command, 186, 192, 312, 337
FTP servers, 186, 337
FUNCNAME variable, 405
function statement, 341
G
gcc (compiler), 311
gedit command, 104, 121
genisoimage command, 178
Ghostscript, 300
gid (primary group ID), 83
global variables, 343
globbing, 24
GNOME, 3, 25, 37, 88, 121, 192
gnome-terminal, 4
GNU binutils package, 415
GNU C Compiler, 311
GNU coreutils package, 42, 45, 258</text:p>
      <text:p>GNU/Linux, xxix
GNU Project, xxix, 14, 312–313
info command, 45
graphical user interface (GUI), xxvi, 5, 25, 37, 74, 88, 118
grep command, 57, 226, 369
groff command, 290
group commands, 447
groups, 82
effective group ID (gid), 91
setgid, 91
GUI (graphical user interface), xxvi, 5, 25, 37, 74, 88, 118
gunzip command, 211
gzip command, 46, 210
H
halt command, 110
hard disks, 165
hard links, 22, 30, 33
creating, 33
listing, 34
hash mark (#), 4
head command, 58
header files, 314
“hello world” program, 324
help command, 41
here documents, 336
here strings, 369
hexadecimal, 86, 427
hidden files, 11, 63
high-level programming languages, 310</text:p>
      <text:p>history
expansion, 78–79
searching, 78
history command, 77
/home, 20
home directories, 20, 83
root account, 20
home directory, 8, 11, 63, 92, 118
HOME variable, 118
hostname, 146
Hypertext Markup Language (HTML), 246, 275, 291, 329, 340
I
ICMP ECHO_REQUEST, 182
id command, 82
IDE, 171
if compound command, 120, 385, 395
ifconfig command, 184
IFS (Internal Field Separator) variable, 368
incremental backups, 216
info files, 45
init program, 100
init scripts, 100
inodes, 34
INSTALL (documentation file), 314
installation wizard, 156
integers
arithmetic, 64, 434
division, 65, 428
expressions, 356</text:p>
      <text:p>interactivity, 363
Internal Field Separator (IFS) variable, 368
interpreted languages, 311
interpreted programs, 311
interpreter, 311
I/O redirection, 49. See also redirection
ip command, 184
iso9660 (device type), 168, 179
ISO images, 177–179
J
job numbers, 105
jobspec, 106
join command, 260
Joliet extensions, 178
Joy, Bill, 128
K
kate command, 121
KDE, 3, 25, 37, 88, 121, 192
kedit command, 121
kernel, xxix, 19, 108, 171
key fields, 251
killall command, 109
kill command, 107
killing text, 75
kill-ring, 75
Knuth, Donald, 290
Konqueror, 25</text:p>
      <text:p>konsole (terminal emulator), 3
kwrite command, 104, 121
L
LANG variable, 118, 232, 234
less command, 17, 55, 219, 241
lftp command, 187
/lib, 20
libraries, 311
LibreOffice Writer, 17
line continuation character, 327
line-continuation character, 274
line editors, 128
linker (program), 311
linking (process), 311
links
broken, 36
creating, 30
hard, 22, 30
symbolic, 21, 31
Linux community, 155
Linux distributions, 155
Arch, 156
CentOS, 156
Debian, 156, 309
Fedora, xxviii, 83, 156
Gentoo, 156
Linux Mint, 156
OpenSUSE, xxviii, 156
packaging systems, 155
Raspbian, 156</text:p>
      <text:p>Red Hat Enterprise Linux, 156
Ubuntu, xxviii, 156
Linux Filesystem Hierarchy Standard, 18, 326
Linux kernel, xxv, 19, 108, 163, 171, 265, 318
device drivers, 163
literal characters, 227
live CDs, xxviii
ln command, 30
locale, 232, 234, 267, 355
locale command, 234
localhost, 189
local variables, 343
locate command, 196, 241
logical errors, 387
logical operations, 359
logical operators, 200
logical relationships, 200–203
Logical Volume Manager (LVM), 165
login prompt, 187
login shell, 83
long options, 14
loopback interface, 184
looping, 375
loops, 387, 429, 431, 445
lossless compression, 210
lossy compression, 210
/lost+found, 20
lowercase to uppercase conversion, 426
lp command, 302
lpq command, 306
lpr command, 302</text:p>
      <text:p>lprm command, 307
lpstat command, 306
ls command, 9, 13
long format, 15
viewing file attributes, 83
Lukyanov, Alexander, 187
LVM (Logical Volume Manager), 165
M
machine language, 310
maintenance, 327, 331, 332, 339
make command, 316
Makefile, 316
man command, 42
man pages, 42, 291
markup languages, 246, 291
/media, 20
memory
assigned to each process, 100
displaying free, 6
Resident Set Size (RSS), 102
segmentation violation, 109
usage, 102
viewing usage, 111
virtual, 102
metacharacters, 228
metadata, 157–158
meta key, 75
meta sequences, 228
mkdir command, 26, 31</text:p>
      <text:p>mkfifo command, 458
mkfs command, 175
mkisofs command, 178
mktemp command, 455
mnemonics, 310
/mnt, 20
modal editor, 130
monospaced fonts, 300
Moolenaar, Bram, 128
more command, 18
mount command, 167, 179
mounting, 166
mount points, 20, 167–169
MP3 files, 95
multiple-choice decisions, 395
multitasking, 81, 99, 456
multiuser systems, 81
mv command, 27, 32
N
named pipes, 457
nano command, 128
Nautilus, 25, 88
netstat command, 184
networking, 181
default route, 185
Dynamic Host Configuration Protocol (DHCP), 184
encrypted tunnels, 191
examine network settings and statistics, 184
File Transfer Protocol (FTP), 186</text:p>
      <text:p>firewalls, 182
Local Area Network (LAN), 185
man-in-the-middle attacks, 188
routers, 183
tracing the route to a host, 183
transferring files, 219
transporting files, 185
Virtual Private Network (VPN), 191
newline character, 146
newlines, 69
NEWS (documentation file), 314
nl command, 280
nroff command, 290
null character, 206
number bases, 427
O
octal, 86, 427, 440
Ogg Vorbis, 95
OLDPWD variable, 118
OpenOffice.org Writer, xxiii
OpenSSH, 189
operators
assignment, 430
binary, 386
comparison, 432
/opt, 20
owning files, 82
P</text:p>
      <text:p>package files, 156
package maintainers, 157
package management, 155
Debian style (.deb), 156
finding packages, 158
high-level tools, 158
installing packages, 159
low-level tools, 158
package repositories, 157
Red Hat Style (.rpm), 156
removing packages, 160
updating packages , 160
packaging systems, 155
page description language, 246, 292, 299
pagers, 18
PAGER variable, 118
parameter expansion, 66, 68, 419
parent process, 100
passwd command, 97
passwords, 97
paste command, 258
PATA hard drives, 171
patch command, 265
patches, 263
pathname expansion, 62, 68, 414
pathnames, 240
completion, 76
PATH variable, 118, 120, 325, 341
PDF (Portable Document Format), 292, 302
Perl programming language, 40, 226, 275, 311, 434
permissions, 324</text:p>
      <text:p>PHP programming language, 311
PID (process ID), 100
ping command, 182
pipelines, 55, 370
in command substitution, 67
portability, 315, 361
portable, 347
Portable Document Format (PDF), 292, 302
Portable Operating System Interface (POSIX). See POSIX (Portable
Operating System Interface)
positional parameters, 401, 420–423
POSIX (Portable Operating System Interface), 178, 232–235, 361
character classes, 24–26, 231–233
PostScript, 246, 292, 299, 303
poweroff command, 110
pr command, 286, 300
primary group ID (gid), 83
printable characters, 232
printenv command, 66, 116
printer buffers, 170
printers, 170, 171
buffering output, 170
control codes, 298
daisy-wheel, 298
device names, 171
dot-matrix, 298
drivers, 300
graphical, 299
impact, 298
laser, 299
printf command, 287, 418</text:p>
      <text:p>printing
determining system status, 306
history of, 298
Internet Printing Protocol, 306
monospaced fonts, 298
preparing text, 300
pretty, 303
proportional fonts, 299
queue, 305–306
spooling, 305
terminate print jobs, 307
viewing jobs, 306
/proc, 20
processes, 99
background, 105
controlling, 104
foreground, 105
interrupting, 105
job control, 105
killing, 107
nice, 101
PID (process ID), 100
SIGINT, 453
signals, 107
SIGTERM, 453
sleeping, 101
state, 101
stopping, 106
viewing, 100, 102
zombie, 101
process substitution, 451
production use, 390</text:p>
      <text:p>.profile, 119
programmable completion, 77
PS1 variable, 118, 145
ps2pdf command, 292
PS2 variable, 331
PS4 variable, 393
ps command, 100
pseudocode, 349, 376
pstree command, 111
PuTTY, 193
pwd command, 8
PWD variable, 118
Python programming language, 311
Q
quoting, 67
double quotes, 68
escape character, 70
missing quote, 384
R
RAID (Redundant Array of Independent Disks), 165
raster image processor (RIP), 300
read command, 364, 380, 389
Readline, 74
README (documentation file), 46, 314
reboot command, 110
redirection
blocked pipe, 458</text:p>
      <text:p>group commands and subshells, 448
here documents, 336
here strings, 369
standard error, 52
standard input, 53
standard output, 50
redirection operators
&amp;&gt;, 53
&amp;&gt;&gt;, 53
&lt;, 55
&lt;&lt;, 336–337
&lt;&lt;-, 337
&lt;&lt;&lt;, 369
&gt;, 50
&gt;&gt;, 51
|, 55
&lt;(list), 451
&gt;(list), 451
Redundant Array of Independent Disks (RAID), 165
regular expressions, 57, 225, 272, 357, 369
back references, 243
basic, 269, 281
relational databases, 260
relative pathnames, 9
“release early, release often,” 390
removing duplicate lines in a file, 56
REPLY variable, 364, 451
report generator, 329
repositories, 157
reset command, 19
return command, 342, 354
reusable, 347</text:p>
      <text:p>RIP (raster image processor), 300
rlogin command, 188
rm command, 28, 35
Rock Ridge extensions, 178
roff command, 290
/root, 20, 92
ROT13 encoding, 268
rpm command, 158
rsync command, 219
rsync remote-update protocol, 220
Ruby programming language, 311
S
/sbin, 20
scalar variables, 437
Schilling, Jörg, 178
scp command, 192
script command, 80
scripting languages, 40, 311
sdiff command, 278
searching a file for patterns, 57
searching history, 78
Secure Shell (SSH), 188
sed command, 268, 293, 424
set command, 116, 393
setuid, 90, 353
Seward, Julian, 212
sftp command, 192
shared libraries, 20, 157
shebang, 325</text:p>
      <text:p>shell builtins, 40
shell functions, 40, 341, 405
shell prompts, 4, 9, 79, 92, 104, 118, 145, 189, 331
shell scripts, 323
SHELL variable, 118
shift command, 404, 408
shutdown command, 110
signals, 453
single quotes, 69
Slackware, 156
sleep command, 378
soft link, 21
sort command, 56, 248
sort keys, 251
source code, 156, 162, 247, 309
source command, 125, 326
source tree, 313
special parameters, 406, 421
split command, 278
SSH (secure shell), 188
ssh command, 189, 217
.ssh/known_hosts, 190
ssh program, 81
Stallman, Richard, xxv, xxix, 122, 235, 312
standard error, 50–52
disposing of, 53
redirecting to a file, 52
standard input, 50, 337, 364
redirecting, 53
standard output, 50
appending to a file, 51</text:p>
      <text:p>disposing of, 53
redirecting standard error to, 52
redirecting to a file, 50
startup files, 118
stat command, 207
storage devices, 165
audio CDs, 169, 178
CD-ROMs, 168, 177
creating file systems, 173
device names, 170
disk partitions, 167
FAT32, 173
floppy disks, 171
formatting, 173
LVM (Logical Volume Manager), 168
mount points, 167–169
partitions, 173
reading and writing directly, 177
repairing file systems, 176
unmounting, 169
USB flash drives, 177
stream editor, 268
strings
${parameter:offset}, 423
${parameter:offset:length}, 423
expressions, 354
extract a portion of, 423
length of, 422
perform search and replace upon, 424
remove leading portion of, 423
remove trailing portion of, 424
strings command, 415</text:p>
      <text:p>stubs, 344, 390
style (program file), 314
subshells, 370, 447
su command, 92
sudo command, 92–93
Sun Microsystems, 128
superuser, 4, 83, 92, 110
symbolic links, 21, 31, 34
creating, 34, 37
symlink, 21
syntax errors, 383
syntax highlighting, 324
T
tables, 260
tabular data, 251, 289
tail command, 58
tape archive, 213
tarballs, 313
tar command, 213
targets, 316
Task Manager, 104
Tatham, Simon, 193
tbl command, 290, 293
tee command, 59
Teletype, 100
telnet command, 188
terminals, 75, 80, 82, 148, 290, 298
terminal sessions, 118
effect of .bashrc, 326</text:p>
      <text:p>environment, 92
exiting, 6
login shell, 92
TERM variable, 118
using named pipes, 458
virtual, 6
with remote systems, 81
TERM variable, 118
ternary operator, 432
test cases, 391
test command, 352, 357, 386
test coverage, 391
testing, 390–391
TEX, 290
text, 17
adjusting line length, 282–283
ASCII, 17
carriage return, 248
comparing, 262
converting MS-DOS to Unix, 267
counting words, 57
cutting, 256
deleting duplicate lines, 254
deleting multiple blank lines, 248
detecting differences, 263
displaying common lines, 262
DOS format, 248
editors, 121
EDITOR variable, 118
expanding tabs, 258
files, 17
filtering, 55</text:p>
      <text:p>folding, 282–283
formatting, 280
formatting for typesetters, 290
formatting tables, 293
joining, 260
linefeed character, 248
lowercase to uppercase conversion, 266
numbering lines, 248, 280
paginating, 286
preparing for printing, 300
removing duplicate lines, 56
searching for patterns, 57
sorting, 56, 248
spell checking, 275
substituting, 271
substituting tabs for spaces, 258
tab-delimited, 257
transliterating characters, 266
Unix format, 248
viewing with less, 17, 55
text editors, 121, 246, 266
emacs, 122
gedit, 121, 324
interactive, 266
kate, 121, 324
kedit, 121
kwrite, 121
line, 128
nano, 121, 128
pico, 121
syntax highlighting, 328
vi, 121
vim, 122, 324, 328</text:p>
      <text:p>visual, 128
for writing shell scripts, 324
tilde expansion, 63, 68
tload command, 111
/tmp, 20
top command, 102
top-down design, 340
Torvalds, Linus, xxvii
touch command, 206–207, 221, 318, 410
traceroute command, 183
tracing, 392
transliterating characters, 266
traps, 453
tr command, 266
troff command, 290
true command, 351
TTY, 100
type command, 40
typesetters, 290, 299
TZ variable, 118
U
Ubuntu, 83, 94, 155, 232, 326
umask command, 89, 96
umount command, 169
unalias command, 47
unary operator expected (error message), 386
unary operators, 428
unexpand command, 258
unexpected token, 385</text:p>
      <text:p>uniq command, 56, 254
Unix, xxvi
unix2dos command, 248
Unix System V, 301
unset command, 443
until compound command, 379
unzip command, 218
updatedb command, 197
upstream providers, 157
uptime, 341
uptime command, 346
USB flash drives, 165, 177
Usenet, 268
users
accounts, 82
changing identity, 91
changing passwords, 97
effective user ID, 90, 100
home directory, 83
identity, 82
password, 83
setting default permissions, 89
superuser, 85, 90, 91, 98
USER variable, 117, 118
/usr, 20
/usr/bin, 20
/usr/lib, 20
/usr/local, 21
/usr/local/bin, 21, 318, 326
/usr/local/sbin, 326
/usr/sbin, 21</text:p>
      <text:p>/usr/share, 21
/usr/share/dict, 229
/usr/share/doc, 21, 46
UUID, 167
V
validating input, 370
/var, 21
variables, 66, 332, 420
assigning values, 334, 429
constants, 333
declaring, 332, 334
environment, 116
names, 333, 422
/var/log, 21
/var/log/messages, 21, 58, 171
/var/log/syslog, 21, 58, 171
vfat filesystem, 175
vi command, 127
vim command, 242, 328
virtual private network (VPN), 191
virtual terminals, 6
visual editors, 128
vmstat command, 111
VPN (virtual private network), 191
W
wc command, 57
web pages, 246</text:p>
      <text:p>wget command, 188
whatis command, 44
What You See Is What You Get (WYSIWYG), 298
which command, 41, 67
while compound command, 376
wildcards, 24, 54, 62, 226, 231
wodim command, 179
word-splitting, 69
world, 82
WYSIWYG (What You See Is What You Get), 298
X
xargs command, 205
xload command, 111
xlogo command, 104
XML (Extensible Markup Language), 246
X Window System, 5, 81, 191
Y
yanking text, 75
yum command, 158
Z
zgrep command, 243
zip command, 217
zless command, 46
OceanofPDF.com</text:p>
      <text:p>RESOURCES
Visit https://www.nostarch.com/tlcl2/ for resources, errata, and more
information.
More no-nonsense books from 
 NO STARCH PRESS
HOW LINUX WORKS, 2ND EDITION
What Every Superuser Should Know
by BRIAN WARD
NOVEMBER 2014, 392 PP., $39.95
ISBN 978-1-59327-567-9</text:p>
      <text:p>LEARN ROBOTICS WITH RASPBERRY PI
Build and Code Your Own Moving, Sensing, Thinking Robots
by MATT TIMMONS-BROWN
JANUARY 2019, 240 PP., $24.95
ISBN 978-1-59327-920-2
full color
WICKED COOL SHELL SCRIPTS, 2ND EDITION
101 Scripts for Linux, OS X, and UNIX Systems
by DAVE TAYLOR and brandon perry
OCTOBER 2016, 392 PP., $34.95
ISBN 978-1-59327-602-7</text:p>
      <text:p>ELOQUENT JAVASCRIPT, 3RD EDITION
A Modern Introduction to Programming
by MARIJN HAVERBEKE
DECEMBER 2018, 472 PP., $39.95
ISBN 978-1-59327-950-9
C++ CRASH COURSE
A Hands-On Introduction to C++ Programming
by JOSH LOSPINOSO
SPRING 2019, 800 PP., $59.95
ISBN 978-1-59327-888-5</text:p>
      <text:p>LINUX BASICS FOR HACKERS
Getting Started with Networking, Scripting, and Security in
Kali
by OCCUPYTHEWEB
DECEMBER 2018, 248 PP., $34.95
ISBN 978-1-59327-855-7
PHONE:
800.420.7240 OR
415.863.9900
EMAIL:
SALES@NOSTARCH.COM
WEB:
WWW.NOSTARCH.COM
OceanofPDF.com</text:p>
      <text:p>BANISH YOUR MOUSE
OVER 100,000 COPIES SOLD
The Linux Command Line will take you from your first terminal
keystrokes to writing full programs in the latest version of bash, the
most popular Linux shell.
The second edition of this worldwide best seller includes coverage of
bash 4.x features like new redirection operators and shell expansions. An
updated shell scripting section discusses modern, robust shell scripting
practices and ways of avoiding common types of potentially dangerous
failures.
As with the first edition, you’ll learn timeless command line skills like
file navigation, environment configuration, command chaining, and
pattern matching with regular expressions. You’ll even explore the
philosophy behind the many command line tools and the rich heritage
that your Linux machine inherits from Unix supercomputers of yore—
all handed down by generations of mouse-shunning gurus.
As you work through the book’s short, easily digestible chapters, you’ll
learn how to:</text:p>
      <text:p>Create and delete files, directories, and symlinks
Administer your system, from networking and package installation
to process management
Use standard input and output, redirection, and pipelines
Edit files with vi, the world’s most popular text editor
Write shell scripts to automate common or boring tasks
Slice and dice text files with cut, paste, grep, patch, and sed
Once you’ve overcome your initial “shell shock,” you’ll find that the
command line is a natural and expressive way to communicate with your
computer.
ABOUT THE AUTHOR
William Shotts has been a software professional and avid Linux user for
more than 15 years. He has an extensive background in software
development, including technical support, quality assurance, and
documentation. He is also the creator of LinuxCommand.org, a Linux
education and advocacy site featuring news, reviews, and extensive
support for using the Linux command line.
THE FINEST IN GEEK ENTERTAINMENT™
www.nostarch.com
OceanofPDF.com</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